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serif" svg:font-family="serif"/>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4.8472in" style:rel-width="70%" table:align="left"/>
    </style:style>
    <style:style style:name="Table1.A" style:family="table-column">
      <style:table-column-properties style:column-width="0.8792in" style:rel-column-width="8320*"/>
    </style:style>
    <style:style style:name="Table1.B" style:family="table-column">
      <style:table-column-properties style:column-width="0.7813in" style:rel-column-width="7391*"/>
    </style:style>
    <style:style style:name="Table1.C" style:family="table-column">
      <style:table-column-properties style:column-width="0.8264in" style:rel-column-width="7823*"/>
    </style:style>
    <style:style style:name="Table1.D" style:family="table-column">
      <style:table-column-properties style:column-width="1.1924in" style:rel-column-width="11284*"/>
    </style:style>
    <style:style style:name="Table1.E" style:family="table-column">
      <style:table-column-properties style:column-width="1.1674in" style:rel-column-width="11050*"/>
    </style:style>
    <style:style style:name="Table1.A1" style:family="table-cell">
      <style:table-cell-properties fo:padding="0.0417in" fo:border="none"/>
    </style:style>
    <style:style style:name="P1" style:family="paragraph" style:parent-style-name="Standard">
      <style:text-properties fo:font-variant="normal" fo:text-transform="none" fo:color="#527bbd" style:font-name="sans-serif" fo:letter-spacing="normal" fo:font-style="normal" fo:font-weight="bold"/>
    </style:style>
    <style:style style:name="P2" style:family="paragraph" style:parent-style-name="Standard">
      <style:paragraph-properties fo:margin-left="0in" fo:margin-right="0in" fo:margin-top="0in" fo:margin-bottom="0.1965in" fo:text-align="start" style:justify-single-word="false" fo:orphans="2" fo:widows="2" fo:text-indent="0in" style:auto-text-indent="false"/>
      <style:text-properties fo:font-variant="normal" fo:text-transform="none" fo:color="#527bbd" style:font-name="sans-serif" fo:letter-spacing="normal" fo:font-style="normal" fo:font-weight="bold"/>
    </style:style>
    <style:style style:name="P3" style:family="paragraph" style:parent-style-name="Standard">
      <style:paragraph-properties fo:margin-left="0in" fo:margin-right="0in" fo:margin-top="0in" fo:margin-bottom="0.1965in" fo:text-align="start" style:justify-single-word="false" fo:orphans="2" fo:widows="2" fo:text-indent="0in" style:auto-text-indent="false"/>
    </style:style>
    <style:style style:name="P4"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style:font-name="serif" fo:letter-spacing="normal" fo:font-style="normal" fo:font-weight="normal"/>
    </style:style>
    <style:style style:name="P5" style:family="paragraph" style:parent-style-name="Preformatted_20_Text">
      <style:paragraph-properties fo:margin-left="0in" fo:margin-right="0in" fo:margin-top="0in" fo:margin-bottom="0in" fo:orphans="2" fo:widows="2" fo:text-indent="0in" style:auto-text-indent="false" fo:padding="0in" fo:border="none"/>
    </style:style>
    <style:style style:name="P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527bbd" style:font-name="sans-serif" fo:letter-spacing="normal" fo:font-style="normal" fo:font-weight="bold"/>
    </style:style>
    <style:style style:name="P7" style:family="paragraph" style:parent-style-name="Text_20_body">
      <style:text-properties fo:font-variant="normal" fo:text-transform="none" fo:color="#000000" style:font-name="serif" fo:letter-spacing="normal" fo:font-style="normal" fo:font-weight="normal"/>
    </style:style>
    <style:style style:name="P8" style:family="paragraph" style:parent-style-name="Preformatted_20_Text">
      <style:paragraph-properties fo:margin-top="0in" fo:margin-bottom="0in" fo:orphans="2" fo:widows="2" fo:padding="0in" fo:border="none"/>
    </style:style>
    <style:style style:name="P9" style:family="paragraph" style:parent-style-name="Standard" style:list-style-name="L4"/>
    <style:style style:name="P10" style:family="paragraph" style:parent-style-name="Standard">
      <style:text-properties fo:font-variant="normal" fo:text-transform="none" fo:color="#000000" style:font-name="serif" fo:letter-spacing="normal" fo:font-style="normal" fo:font-weight="normal"/>
    </style:style>
    <style:style style:name="P11" style:family="paragraph" style:parent-style-name="Standard" style:list-style-name="L4">
      <style:text-properties fo:font-variant="normal" fo:text-transform="none" fo:color="#000000" style:font-name="serif" fo:letter-spacing="normal" fo:font-style="normal" fo:font-weight="normal"/>
    </style:style>
    <style:style style:name="P12" style:family="paragraph" style:parent-style-name="Standard" style:list-style-name="L5">
      <style:text-properties fo:font-variant="normal" fo:text-transform="none" fo:color="#000000" style:font-name="serif" fo:letter-spacing="normal" fo:font-style="normal" fo:font-weight="normal"/>
    </style:style>
    <style:style style:name="P13" style:family="paragraph" style:parent-style-name="Standard">
      <style:text-properties fo:font-variant="normal" fo:text-transform="none" fo:color="#527bbd" style:font-name="sans-serif" fo:letter-spacing="normal" fo:font-style="normal" fo:font-weight="bold"/>
    </style:style>
    <style:style style:name="P14" style:family="paragraph" style:parent-style-name="Standard" style:list-style-name="L5"/>
    <style:style style:name="P15" style:family="paragraph" style:parent-style-name="Standard" style:list-style-name="L7"/>
    <style:style style:name="P16" style:family="paragraph" style:parent-style-name="Standard" style:list-style-name="L10"/>
    <style:style style:name="P17" style:family="paragraph" style:parent-style-name="Standard" style:list-style-name="L7">
      <style:paragraph-properties fo:break-before="page"/>
    </style:style>
    <style:style style:name="P18" style:family="paragraph" style:parent-style-name="Standard">
      <style:paragraph-properties fo:break-before="page"/>
      <style:text-properties fo:font-variant="normal" fo:text-transform="none" fo:color="#527bbd" style:font-name="sans-serif" fo:letter-spacing="normal" fo:font-style="normal" fo:font-weight="bold"/>
    </style:style>
    <style:style style:name="P19" style:family="paragraph" style:parent-style-name="Standard">
      <style:paragraph-properties fo:margin-left="0in" fo:margin-right="0in" fo:orphans="2" fo:widows="2" fo:text-indent="0in" style:auto-text-indent="false"/>
    </style:style>
    <style:style style:name="P20" style:family="paragraph" style:parent-style-name="Standard">
      <style:paragraph-properties fo:margin-left="0in" fo:margin-right="0in" fo:margin-top="0in" fo:margin-bottom="0.1965in" fo:text-align="start" style:justify-single-word="false" fo:orphans="2" fo:widows="2" fo:text-indent="0in" style:auto-text-indent="false"/>
    </style:style>
    <style:style style:name="P21" style:family="paragraph" style:parent-style-name="Standard">
      <style:paragraph-properties fo:margin-left="0in" fo:margin-right="0in" fo:margin-top="0in" fo:margin-bottom="0.1965in" fo:text-align="start" style:justify-single-word="false" fo:orphans="2" fo:widows="2" fo:text-indent="0in" style:auto-text-indent="false"/>
      <style:text-properties fo:font-variant="normal" fo:text-transform="none" fo:color="#527bbd" style:font-name="sans-serif" fo:letter-spacing="normal" fo:font-style="normal" fo:font-weight="bold"/>
    </style:style>
    <style:style style:name="P22" style:family="paragraph" style:parent-style-name="Standard">
      <style:paragraph-properties fo:margin-left="0in" fo:margin-right="0in" fo:margin-top="0in" fo:margin-bottom="0in" fo:orphans="2" fo:widows="2" fo:text-indent="0in" style:auto-text-indent="false"/>
      <style:text-properties fo:font-variant="normal" fo:text-transform="none" fo:color="#527bbd" style:font-name="sans-serif" fo:letter-spacing="normal" fo:font-style="normal" fo:font-weight="bold"/>
    </style:style>
    <style:style style:name="P23" style:family="paragraph" style:parent-style-name="Standard">
      <style:paragraph-properties fo:margin-top="0in" fo:margin-bottom="0in" fo:orphans="2" fo:widows="2" fo:padding="0in" fo:border="none"/>
    </style:style>
    <style:style style:name="P24" style:family="paragraph" style:parent-style-name="Text_20_body">
      <style:text-properties fo:font-variant="normal" fo:text-transform="none" fo:color="#000000" style:font-name="serif" fo:letter-spacing="normal" fo:font-style="normal" fo:font-weight="normal"/>
    </style:style>
    <style:style style:name="P25" style:family="paragraph" style:parent-style-name="Text_20_body" style:list-style-name="L1">
      <style:text-properties fo:font-variant="normal" fo:text-transform="none" fo:color="#000000" style:font-name="serif" fo:letter-spacing="normal" fo:font-style="normal" fo:font-weight="normal"/>
    </style:style>
    <style:style style:name="P26" style:family="paragraph" style:parent-style-name="Text_20_body" style:list-style-name="L17">
      <style:text-properties fo:font-variant="normal" fo:text-transform="none" fo:color="#000000" style:font-name="serif" fo:letter-spacing="normal" fo:font-style="normal" fo:font-weight="normal"/>
    </style:style>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6"/>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style:font-name="serif" fo:letter-spacing="normal" fo:font-style="normal" fo:font-weight="normal"/>
    </style:style>
    <style:style style:name="P42" style:family="paragraph" style:parent-style-name="Text_20_body">
      <style:paragraph-properties fo:margin-left="0in" fo:margin-right="0in" fo:margin-top="0in" fo:margin-bottom="0in" fo:orphans="2" fo:widows="2" fo:text-indent="0in" style:auto-text-indent="false"/>
    </style:style>
    <style:style style:name="P4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527bbd" style:font-name="sans-serif" fo:letter-spacing="normal" fo:font-style="normal" fo:font-weight="bold"/>
    </style:style>
    <style:style style:name="P44" style:family="paragraph" style:parent-style-name="Text_20_body">
      <style:paragraph-properties fo:margin-left="0in" fo:margin-right="0in" fo:orphans="2" fo:widows="2" fo:text-indent="0in" style:auto-text-indent="false"/>
      <style:text-properties fo:font-variant="normal" fo:text-transform="none" fo:color="#000000" style:font-name="serif" fo:letter-spacing="normal" fo:font-style="normal" fo:font-weight="normal"/>
    </style:style>
    <style:style style:name="P45" style:family="paragraph" style:parent-style-name="Text_20_body">
      <style:paragraph-properties fo:margin-left="0in" fo:margin-right="0in" fo:orphans="2" fo:widows="2" fo:text-indent="0in" style:auto-text-indent="false"/>
    </style:style>
    <style:style style:name="P46" style:family="paragraph" style:parent-style-name="Preformatted_20_Text">
      <style:paragraph-properties fo:margin-left="0in" fo:margin-right="0in" fo:margin-top="0in" fo:margin-bottom="0in" fo:orphans="2" fo:widows="2" fo:text-indent="0in" style:auto-text-indent="false" fo:padding="0in" fo:border="none"/>
    </style:style>
    <style:style style:name="P47" style:family="paragraph" style:parent-style-name="Preformatted_20_Text">
      <style:paragraph-properties fo:margin-top="0in" fo:margin-bottom="0in" fo:orphans="2" fo:widows="2" fo:padding="0in" fo:border="none"/>
    </style:style>
    <style:style style:name="P48" style:family="paragraph" style:parent-style-name="Table_20_Heading">
      <style:paragraph-properties fo:text-align="start" style:justify-single-word="false"/>
    </style:style>
    <style:style style:name="P49" style:family="paragraph" style:parent-style-name="Table_20_Contents">
      <style:paragraph-properties fo:margin-top="0in" fo:margin-bottom="0in" fo:text-align="start" style:justify-single-word="false"/>
    </style:style>
    <style:style style:name="T1" style:family="text">
      <style:text-properties fo:font-variant="normal" fo:text-transform="none" fo:color="#000080" style:font-name="serif" fo:letter-spacing="normal" fo:font-style="italic" fo:font-weight="normal" fo:background-color="#f4f4f4"/>
    </style:style>
    <style:style style:name="T2" style:family="text">
      <style:text-properties fo:font-variant="normal" fo:text-transform="none" fo:color="#000080" style:font-name="serif" fo:letter-spacing="normal" fo:font-style="normal" fo:font-weight="normal" fo:background-color="#f4f4f4"/>
    </style:style>
    <style:style style:name="T3" style:family="text">
      <style:text-properties fo:font-variant="normal" fo:text-transform="none" fo:color="#000080" fo:letter-spacing="normal" fo:background-color="#f4f4f4"/>
    </style:style>
    <style:style style:name="T4" style:family="text">
      <style:text-properties fo:font-variant="normal" fo:text-transform="none" fo:color="#083194" style:font-name="serif" fo:letter-spacing="normal" fo:font-style="normal" fo:font-weight="bold" fo:background-color="#f4f4f4"/>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style:font-name="serif" fo:letter-spacing="normal" fo:font-style="normal" fo:font-weight="normal"/>
    </style:style>
    <style:style style:name="T7" style:family="text">
      <style:text-properties fo:font-variant="normal" fo:text-transform="none" fo:color="#527bbd" style:font-name="sans-serif" fo:letter-spacing="normal" fo:font-style="normal" fo:font-weight="bold"/>
    </style:style>
    <style:style style:name="T8" style:family="text">
      <style:text-properties fo:font-variant="normal" fo:text-transform="none" fo:color="#527bbd" style:font-name="sans-serif" fo:letter-spacing="normal" fo:font-style="normal" fo:font-weight="bold" fo:background-color="#f4f4f4"/>
    </style:style>
    <style:style style:name="T9" style:family="text">
      <style:text-properties fo:color="#000000" style:font-name="serif"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ibevent note</text:p>
      <text:h text:style-name="Heading_20_2" text:outline-level="2">brief overview</text:h>
      <text:p text:style-name="Text_20_body">Select 方案在socket数目很多时，性能下降严重（除了1024限制外，主要是由于select采用轮循方案）。不同的操作系统会用不同的函数替代select，比如poll(),epoll(),kqueue(),evport和/dev/poll。这些都比select性能更好，除了poll()其他在添加，删除socket以及查询socket是否IO就绪时性能为O(1)。但是并不是所有系统都有一个标准的解决方案，比如linux用epoll()，BSD用kqueue()，Solaries用evport和/dev/poll，如果要写一个可移植性强的高性能异步非阻塞库，就需要将库接口抽象，并在不同系统上实现他们。libevent的底层接口就是做这个工作的。它提供了各个系统替代select()的统一实现。例如下面用libevent 2实现的服务器例子，可以注意到已经没有fd_set存在，取而代之的是struct event_base，此结构在不同系统上被用poll(),epoll(),kqueue()等实现。</text:p>
      <text:p text:style-name="P1">Example: A low-level ROT13 server with Libevent</text:p>
      <text:p text:style-name="P5"><text:span text:style-name="Teletype"><text:span text:style-name="T1">/* For sockaddr_in */</text:span></text:span></text:p>
      <text:p text:style-name="P8"><text:span text:style-name="Teletype"><text:span text:style-name="T2">#include &lt;netinet/in.h&gt;</text:span></text:span></text:p>
      <text:p text:style-name="P8"><text:span text:style-name="Teletype"><text:span text:style-name="T1">/* For socket functions */</text:span></text:span></text:p>
      <text:p text:style-name="P8"><text:span text:style-name="Teletype"><text:span text:style-name="T2">#include &lt;sys/socket.h&gt;</text:span></text:span></text:p>
      <text:p text:style-name="P8"><text:span text:style-name="Teletype"><text:span text:style-name="T1">/* For fcntl */</text:span></text:span></text:p>
      <text:p text:style-name="P8"><text:span text:style-name="Teletype"><text:span text:style-name="T2">#include &lt;fcntl.h&gt;</text:span></text:span></text:p>
      <text:p text:style-name="P8"/>
      <text:p text:style-name="P8"><text:span text:style-name="Teletype"><text:span text:style-name="T2">#include &lt;event2/event.h&gt;</text:span></text:span></text:p>
      <text:p text:style-name="P8"/>
      <text:p text:style-name="P8"><text:span text:style-name="Teletype"><text:span text:style-name="T2">#include &lt;assert.h&gt;</text:span></text:span></text:p>
      <text:p text:style-name="P8"><text:span text:style-name="Teletype"><text:span text:style-name="T2">#include &lt;unistd.h&gt;</text:span></text:span></text:p>
      <text:p text:style-name="P8"><text:span text:style-name="Teletype"><text:span text:style-name="T2">#include &lt;string.h&gt;</text:span></text:span></text:p>
      <text:p text:style-name="P8"><text:span text:style-name="Teletype"><text:span text:style-name="T2">#include &lt;stdlib.h&gt;</text:span></text:span></text:p>
      <text:p text:style-name="P8"><text:span text:style-name="Teletype"><text:span text:style-name="T2">#include &lt;stdio.h&gt;</text:span></text:span></text:p>
      <text:p text:style-name="P8"><text:span text:style-name="Teletype"><text:span text:style-name="T2">#include &lt;errno.h&gt;</text:span></text:span></text:p>
      <text:p text:style-name="P8"/>
      <text:p text:style-name="P8"><text:span text:style-name="Teletype"><text:span text:style-name="T2">#define MAX_LINE 16384</text:span></text:span></text:p>
      <text:p text:style-name="P8"/>
      <text:p text:style-name="P8"><text:span text:style-name="Teletype"><text:span text:style-name="Strong_20_Emphasis"><text:span text:style-name="T4">void</text:span></text:span></text:span><text:span text:style-name="Teletype"><text:span text:style-name="T2"> do_read(evutil_socket_t fd, </text:span></text:span><text:span text:style-name="Teletype"><text:span text:style-name="Strong_20_Emphasis"><text:span text:style-name="T4">short</text:span></text:span></text:span><text:span text:style-name="Teletype"><text:span text:style-name="T2"> events, </text:span></text:span><text:span text:style-name="Teletype"><text:span text:style-name="Strong_20_Emphasis"><text:span text:style-name="T4">void</text:span></text:span></text:span><text:span text:style-name="Teletype"><text:span text:style-name="T2"> *arg);</text:span></text:span></text:p>
      <text:p text:style-name="P8"><text:span text:style-name="Teletype"><text:span text:style-name="Strong_20_Emphasis"><text:span text:style-name="T4">void</text:span></text:span></text:span><text:span text:style-name="Teletype"><text:span text:style-name="T2"> do_write(evutil_socket_t fd, </text:span></text:span><text:span text:style-name="Teletype"><text:span text:style-name="Strong_20_Emphasis"><text:span text:style-name="T4">short</text:span></text:span></text:span><text:span text:style-name="Teletype"><text:span text:style-name="T2"> events, </text:span></text:span><text:span text:style-name="Teletype"><text:span text:style-name="Strong_20_Emphasis"><text:span text:style-name="T4">void</text:span></text:span></text:span><text:span text:style-name="Teletype"><text:span text:style-name="T2"> *arg);</text:span></text:span></text:p>
      <text:p text:style-name="P8"/>
      <text:p text:style-name="P8"><text:span text:style-name="Strong_20_Emphasis"><text:span text:style-name="T4">char</text:span></text:span></text:p>
      <text:p text:style-name="P8"><text:span text:style-name="Teletype"><text:span text:style-name="T2">rot13_char(</text:span></text:span><text:span text:style-name="Teletype"><text:span text:style-name="Strong_20_Emphasis"><text:span text:style-name="T4">char</text:span></text:span></text:span><text:span text:style-name="Teletype"><text:span text:style-name="T2"> c)</text:span></text:span></text:p>
      <text:p text:style-name="P8"><text:span text:style-name="Teletype"><text:span text:style-name="T2">{</text:span></text:span></text:p>
      <text:p text:style-name="P8"><text:span text:style-name="Teletype"><text:span text:style-name="T3"><text:s text:c="4"/></text:span></text:span><text:span text:style-name="Teletype"><text:span text:style-name="T1">/* We don't want to use isalpha here; setting the locale would change</text:span></text:span></text:p>
      <text:p text:style-name="P8"><text:span text:style-name="Teletype"><text:span text:style-name="T3"><text:s text:c="5"/></text:span></text:span><text:span text:style-name="Teletype"><text:span text:style-name="T1">* which characters are considered alphabetical. */</text:span></text:span></text:p>
      <text:p text:style-name="P8"><text:span text:style-name="Teletype"><text:span text:style-name="T3"><text:s text:c="4"/></text:span></text:span><text:span text:style-name="Teletype"><text:span text:style-name="Strong_20_Emphasis"><text:span text:style-name="T4">if</text:span></text:span></text:span><text:span text:style-name="Teletype"><text:span text:style-name="T2"> ((c &gt;= 'a' &amp;&amp; c &lt;= 'm') || (c &gt;= 'A' &amp;&amp; c &lt;= 'M'))</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 c + 13;</text:span></text:span></text:p>
      <text:p text:style-name="P8"><text:span text:style-name="Teletype"><text:span text:style-name="T3"><text:s text:c="4"/></text:span></text:span><text:span text:style-name="Teletype"><text:span text:style-name="Strong_20_Emphasis"><text:span text:style-name="T4">else</text:span></text:span></text:span><text:span text:style-name="Teletype"><text:span text:style-name="T2"> </text:span></text:span><text:span text:style-name="Teletype"><text:span text:style-name="Strong_20_Emphasis"><text:span text:style-name="T4">if</text:span></text:span></text:span><text:span text:style-name="Teletype"><text:span text:style-name="T2"> ((c &gt;= 'n' &amp;&amp; c &lt;= 'z') || (c &gt;= 'N' &amp;&amp; c &lt;= 'Z'))</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 c - 13;</text:span></text:span></text:p>
      <text:p text:style-name="P8"><text:span text:style-name="Teletype"><text:span text:style-name="T3"><text:s text:c="4"/></text:span></text:span><text:span text:style-name="Teletype"><text:span text:style-name="Strong_20_Emphasis"><text:span text:style-name="T4">else</text:span></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 c;</text:span></text:span></text:p>
      <text:p text:style-name="P8"><text:span text:style-name="Teletype"><text:span text:style-name="T2">}</text:span></text:span></text:p>
      <text:p text:style-name="P8"/>
      <text:p text:style-name="P8"><text:span text:style-name="Teletype"><text:span text:style-name="Strong_20_Emphasis"><text:span text:style-name="T4">struct</text:span></text:span></text:span><text:span text:style-name="Teletype"><text:span text:style-name="T2"> fd_state {</text:span></text:span></text:p>
      <text:p text:style-name="P8"><text:span text:style-name="Teletype"><text:span text:style-name="T3"><text:s text:c="4"/></text:span></text:span><text:span text:style-name="Teletype"><text:span text:style-name="Strong_20_Emphasis"><text:span text:style-name="T4">char</text:span></text:span></text:span><text:span text:style-name="Teletype"><text:span text:style-name="T2"> buffer[MAX_LINE];</text:span></text:span></text:p>
      <text:p text:style-name="P8"><text:span text:style-name="Teletype"><text:span text:style-name="T3"><text:s text:c="4"/></text:span></text:span><text:span text:style-name="Teletype"><text:span text:style-name="T2">size_t buffer_used;</text:span></text:span></text:p>
      <text:p text:style-name="P8"/>
      <text:p text:style-name="P8"><text:span text:style-name="Teletype"><text:span text:style-name="T3"><text:s text:c="4"/></text:span></text:span><text:span text:style-name="Teletype"><text:span text:style-name="T2">size_t n_written;</text:span></text:span></text:p>
      <text:p text:style-name="P8"><text:span text:style-name="Teletype"><text:span text:style-name="T3"><text:s text:c="4"/></text:span></text:span><text:span text:style-name="Teletype"><text:span text:style-name="T2">size_t write_upto;</text:span></text:span></text:p>
      <text:p text:style-name="P8"><text:soft-page-break/></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event *read_event;</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event *write_event;</text:span></text:span></text:p>
      <text:p text:style-name="P8"><text:span text:style-name="Teletype"><text:span text:style-name="T2">};</text:span></text:span></text:p>
      <text:p text:style-name="P8"/>
      <text:p text:style-name="P8"><text:span text:style-name="Teletype"><text:span text:style-name="Strong_20_Emphasis"><text:span text:style-name="T4">struct</text:span></text:span></text:span><text:span text:style-name="Teletype"><text:span text:style-name="T2"> fd_state *</text:span></text:span></text:p>
      <text:p text:style-name="P8"><text:span text:style-name="Teletype"><text:span text:style-name="T2">alloc_fd_state(</text:span></text:span><text:span text:style-name="Teletype"><text:span text:style-name="Strong_20_Emphasis"><text:span text:style-name="T4">struct</text:span></text:span></text:span><text:span text:style-name="Teletype"><text:span text:style-name="T2"> event_base *base, evutil_socket_t fd)</text:span></text:span></text:p>
      <text:p text:style-name="P8"><text:span text:style-name="Teletype"><text:span text:style-name="T2">{</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fd_state *state = malloc(</text:span></text:span><text:span text:style-name="Teletype"><text:span text:style-name="Strong_20_Emphasis"><text:span text:style-name="T4">sizeof</text:span></text:span></text:span><text:span text:style-name="Teletype"><text:span text:style-name="T2">(</text:span></text:span><text:span text:style-name="Teletype"><text:span text:style-name="Strong_20_Emphasis"><text:span text:style-name="T4">struct</text:span></text:span></text:span><text:span text:style-name="Teletype"><text:span text:style-name="T2"> fd_state));</text:span></text:span></text:p>
      <text:p text:style-name="P8"><text:span text:style-name="Teletype"><text:span text:style-name="T3"><text:s text:c="4"/></text:span></text:span><text:span text:style-name="Teletype"><text:span text:style-name="Strong_20_Emphasis"><text:span text:style-name="T4">if</text:span></text:span></text:span><text:span text:style-name="Teletype"><text:span text:style-name="T2"> (!state)</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 NULL;</text:span></text:span></text:p>
      <text:p text:style-name="P8"><text:span text:style-name="Teletype"><text:span text:style-name="T3"><text:s text:c="4"/></text:span></text:span><text:span text:style-name="Teletype"><text:span text:style-name="T2">state-&gt;read_event = event_new(base, fd, EV_READ|EV_PERSIST, do_read, state);</text:span></text:span></text:p>
      <text:p text:style-name="P8"><text:span text:style-name="Teletype"><text:span text:style-name="T3"><text:s text:c="4"/></text:span></text:span><text:span text:style-name="Teletype"><text:span text:style-name="Strong_20_Emphasis"><text:span text:style-name="T4">if</text:span></text:span></text:span><text:span text:style-name="Teletype"><text:span text:style-name="T2"> (!state-&gt;read_event) {</text:span></text:span></text:p>
      <text:p text:style-name="P8"><text:span text:style-name="Teletype"><text:span text:style-name="T3"><text:s text:c="8"/></text:span></text:span><text:span text:style-name="Teletype"><text:span text:style-name="T2">free(state);</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 NULL;</text:span></text:span></text:p>
      <text:p text:style-name="P8"><text:span text:style-name="Teletype"><text:span text:style-name="T3"><text:s text:c="4"/></text:span></text:span><text:span text:style-name="Teletype"><text:span text:style-name="T2">}</text:span></text:span></text:p>
      <text:p text:style-name="P8"><text:span text:style-name="Teletype"><text:span text:style-name="T3"><text:s text:c="4"/></text:span></text:span><text:span text:style-name="Teletype"><text:span text:style-name="T2">state-&gt;write_event =</text:span></text:span></text:p>
      <text:p text:style-name="P8"><text:span text:style-name="Teletype"><text:span text:style-name="T3"><text:s text:c="8"/></text:span></text:span><text:span text:style-name="Teletype"><text:span text:style-name="T2">event_new(base, fd, EV_WRITE|EV_PERSIST, do_write, state);</text:span></text:span></text:p>
      <text:p text:style-name="P8"/>
      <text:p text:style-name="P8"><text:span text:style-name="Teletype"><text:span text:style-name="T3"><text:s text:c="4"/></text:span></text:span><text:span text:style-name="Teletype"><text:span text:style-name="Strong_20_Emphasis"><text:span text:style-name="T4">if</text:span></text:span></text:span><text:span text:style-name="Teletype"><text:span text:style-name="T2"> (!state-&gt;write_event) {</text:span></text:span></text:p>
      <text:p text:style-name="P8"><text:span text:style-name="Teletype"><text:span text:style-name="T3"><text:s text:c="8"/></text:span></text:span><text:span text:style-name="Teletype"><text:span text:style-name="T2">event_free(state-&gt;read_event);</text:span></text:span></text:p>
      <text:p text:style-name="P8"><text:span text:style-name="Teletype"><text:span text:style-name="T3"><text:s text:c="8"/></text:span></text:span><text:span text:style-name="Teletype"><text:span text:style-name="T2">free(state);</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 NULL;</text:span></text:span></text:p>
      <text:p text:style-name="P8"><text:span text:style-name="Teletype"><text:span text:style-name="T3"><text:s text:c="4"/></text:span></text:span><text:span text:style-name="Teletype"><text:span text:style-name="T2">}</text:span></text:span></text:p>
      <text:p text:style-name="P8"/>
      <text:p text:style-name="P8"><text:span text:style-name="Teletype"><text:span text:style-name="T3"><text:s text:c="4"/></text:span></text:span><text:span text:style-name="Teletype"><text:span text:style-name="T2">state-&gt;buffer_used = state-&gt;n_written = state-&gt;write_upto = 0;</text:span></text:span></text:p>
      <text:p text:style-name="P8"/>
      <text:p text:style-name="P8"><text:span text:style-name="Teletype"><text:span text:style-name="T3"><text:s text:c="4"/></text:span></text:span><text:span text:style-name="Teletype"><text:span text:style-name="T2">assert(state-&gt;write_event);</text:span></text:span></text:p>
      <text:p text:style-name="P8"><text:span text:style-name="Teletype"><text:span text:style-name="T3"><text:s text:c="4"/></text:span></text:span><text:span text:style-name="Teletype"><text:span text:style-name="Strong_20_Emphasis"><text:span text:style-name="T4">return</text:span></text:span></text:span><text:span text:style-name="Teletype"><text:span text:style-name="T2"> state;</text:span></text:span></text:p>
      <text:p text:style-name="P8"><text:span text:style-name="Teletype"><text:span text:style-name="T2">}</text:span></text:span></text:p>
      <text:p text:style-name="P8"/>
      <text:p text:style-name="P8"><text:span text:style-name="Strong_20_Emphasis"><text:span text:style-name="T4">void</text:span></text:span></text:p>
      <text:p text:style-name="P8"><text:span text:style-name="Teletype"><text:span text:style-name="T2">free_fd_state(</text:span></text:span><text:span text:style-name="Teletype"><text:span text:style-name="Strong_20_Emphasis"><text:span text:style-name="T4">struct</text:span></text:span></text:span><text:span text:style-name="Teletype"><text:span text:style-name="T2"> fd_state *state)</text:span></text:span></text:p>
      <text:p text:style-name="P8"><text:span text:style-name="Teletype"><text:span text:style-name="T2">{</text:span></text:span></text:p>
      <text:p text:style-name="P8"><text:span text:style-name="Teletype"><text:span text:style-name="T3"><text:s text:c="4"/></text:span></text:span><text:span text:style-name="Teletype"><text:span text:style-name="T2">event_free(state-&gt;read_event);</text:span></text:span></text:p>
      <text:p text:style-name="P8"><text:span text:style-name="Teletype"><text:span text:style-name="T3"><text:s text:c="4"/></text:span></text:span><text:span text:style-name="Teletype"><text:span text:style-name="T2">event_free(state-&gt;write_event);</text:span></text:span></text:p>
      <text:p text:style-name="P8"><text:span text:style-name="Teletype"><text:span text:style-name="T3"><text:s text:c="4"/></text:span></text:span><text:span text:style-name="Teletype"><text:span text:style-name="T2">free(state);</text:span></text:span></text:p>
      <text:p text:style-name="P8"><text:span text:style-name="Teletype"><text:span text:style-name="T2">}</text:span></text:span></text:p>
      <text:p text:style-name="P8"/>
      <text:p text:style-name="P8"><text:span text:style-name="Strong_20_Emphasis"><text:span text:style-name="T4">void</text:span></text:span></text:p>
      <text:p text:style-name="P8"><text:span text:style-name="Teletype"><text:span text:style-name="T2">do_read(evutil_socket_t fd, </text:span></text:span><text:span text:style-name="Teletype"><text:span text:style-name="Strong_20_Emphasis"><text:span text:style-name="T4">short</text:span></text:span></text:span><text:span text:style-name="Teletype"><text:span text:style-name="T2"> events, </text:span></text:span><text:span text:style-name="Teletype"><text:span text:style-name="Strong_20_Emphasis"><text:span text:style-name="T4">void</text:span></text:span></text:span><text:span text:style-name="Teletype"><text:span text:style-name="T2"> *arg)</text:span></text:span></text:p>
      <text:p text:style-name="P8"><text:span text:style-name="Teletype"><text:span text:style-name="T2">{</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fd_state *state = arg;</text:span></text:span></text:p>
      <text:p text:style-name="P8"><text:span text:style-name="Teletype"><text:span text:style-name="T3"><text:s text:c="4"/></text:span></text:span><text:span text:style-name="Teletype"><text:span text:style-name="Strong_20_Emphasis"><text:span text:style-name="T4">char</text:span></text:span></text:span><text:span text:style-name="Teletype"><text:span text:style-name="T2"> buf[1024];</text:span></text:span></text:p>
      <text:p text:style-name="P8"><text:span text:style-name="Teletype"><text:span text:style-name="T3"><text:s text:c="4"/></text:span></text:span><text:span text:style-name="Teletype"><text:span text:style-name="Strong_20_Emphasis"><text:span text:style-name="T4">int</text:span></text:span></text:span><text:span text:style-name="Teletype"><text:span text:style-name="T2"> i;</text:span></text:span></text:p>
      <text:p text:style-name="P8"><text:span text:style-name="Teletype"><text:span text:style-name="T3"><text:s text:c="4"/></text:span></text:span><text:span text:style-name="Teletype"><text:span text:style-name="T2">ssize_t result;</text:span></text:span></text:p>
      <text:p text:style-name="P8"><text:span text:style-name="Teletype"><text:span text:style-name="T3"><text:s text:c="4"/></text:span></text:span><text:span text:style-name="Teletype"><text:span text:style-name="Strong_20_Emphasis"><text:span text:style-name="T4">while</text:span></text:span></text:span><text:span text:style-name="Teletype"><text:span text:style-name="T2"> (1) {</text:span></text:span></text:p>
      <text:p text:style-name="P8"><text:span text:style-name="Teletype"><text:span text:style-name="T3"><text:s text:c="8"/></text:span></text:span><text:span text:style-name="Teletype"><text:span text:style-name="T2">assert(state-&gt;write_event);</text:span></text:span></text:p>
      <text:p text:style-name="P8"><text:span text:style-name="Teletype"><text:span text:style-name="T3"><text:s text:c="8"/></text:span></text:span><text:span text:style-name="Teletype"><text:span text:style-name="T2">result = recv(fd, buf, </text:span></text:span><text:span text:style-name="Teletype"><text:span text:style-name="Strong_20_Emphasis"><text:span text:style-name="T4">sizeof</text:span></text:span></text:span><text:span text:style-name="Teletype"><text:span text:style-name="T2">(buf), 0);</text:span></text:span></text:p>
      <text:p text:style-name="P8"><text:span text:style-name="Teletype"><text:span text:style-name="T3"><text:s text:c="8"/></text:span></text:span><text:span text:style-name="Teletype"><text:span text:style-name="Strong_20_Emphasis"><text:span text:style-name="T4">if</text:span></text:span></text:span><text:span text:style-name="Teletype"><text:span text:style-name="T2"> (result &lt;= 0)</text:span></text:span></text:p>
      <text:p text:style-name="P8"><text:span text:style-name="Teletype"><text:span text:style-name="T3"><text:s text:c="12"/></text:span></text:span><text:span text:style-name="Teletype"><text:span text:style-name="Strong_20_Emphasis"><text:span text:style-name="T4">break</text:span></text:span></text:span><text:span text:style-name="Teletype"><text:span text:style-name="T2">;</text:span></text:span></text:p>
      <text:p text:style-name="P8"/>
      <text:p text:style-name="P8"><text:span text:style-name="Teletype"><text:span text:style-name="T3"><text:s text:c="8"/></text:span></text:span><text:span text:style-name="Teletype"><text:span text:style-name="Strong_20_Emphasis"><text:span text:style-name="T4">for</text:span></text:span></text:span><text:span text:style-name="Teletype"><text:span text:style-name="T2"> (i=0; i &lt; result; ++i) <text:s/>{</text:span></text:span></text:p>
      <text:p text:style-name="P8"><text:span text:style-name="Teletype"><text:span text:style-name="T3"><text:s text:c="12"/></text:span></text:span><text:span text:style-name="Teletype"><text:span text:style-name="Strong_20_Emphasis"><text:span text:style-name="T4">if</text:span></text:span></text:span><text:span text:style-name="Teletype"><text:span text:style-name="T2"> (state-&gt;buffer_used &lt; </text:span></text:span><text:span text:style-name="Teletype"><text:span text:style-name="Strong_20_Emphasis"><text:span text:style-name="T4">sizeof</text:span></text:span></text:span><text:span text:style-name="Teletype"><text:span text:style-name="T2">(state-&gt;buffer))</text:span></text:span></text:p>
      <text:p text:style-name="P8"><text:span text:style-name="Teletype"><text:span text:style-name="T3"><text:s text:c="16"/></text:span></text:span><text:span text:style-name="Teletype"><text:span text:style-name="T2">state-&gt;buffer[state-&gt;buffer_used++] = rot13_char(buf[i]);</text:span></text:span></text:p>
      <text:p text:style-name="P8"><text:span text:style-name="Teletype"><text:span text:style-name="T3"><text:s text:c="12"/></text:span></text:span><text:span text:style-name="Teletype"><text:span text:style-name="Strong_20_Emphasis"><text:span text:style-name="T4">if</text:span></text:span></text:span><text:span text:style-name="Teletype"><text:span text:style-name="T2"> (buf[i] == '\n') {</text:span></text:span></text:p>
      <text:p text:style-name="P8"><text:span text:style-name="Teletype"><text:span text:style-name="T3"><text:s text:c="16"/></text:span></text:span><text:span text:style-name="Teletype"><text:span text:style-name="T2">assert(state-&gt;write_event);</text:span></text:span></text:p>
      <text:p text:style-name="P8"><text:span text:style-name="Teletype"><text:span text:style-name="T3"><text:s text:c="16"/></text:span></text:span><text:span text:style-name="Teletype"><text:span text:style-name="T2">event_add(state-&gt;write_event, NULL);</text:span></text:span></text:p>
      <text:p text:style-name="P8"><text:soft-page-break/><text:span text:style-name="Teletype"><text:span text:style-name="T3"><text:s text:c="16"/></text:span></text:span><text:span text:style-name="Teletype"><text:span text:style-name="T2">state-&gt;write_upto = state-&gt;buffer_used;</text:span></text:span></text:p>
      <text:p text:style-name="P8"><text:span text:style-name="Teletype"><text:span text:style-name="T3"><text:s text:c="12"/></text:span></text:span><text:span text:style-name="Teletype"><text:span text:style-name="T2">}</text:span></text:span></text:p>
      <text:p text:style-name="P8"><text:span text:style-name="Teletype"><text:span text:style-name="T3"><text:s text:c="8"/></text:span></text:span><text:span text:style-name="Teletype"><text:span text:style-name="T2">}</text:span></text:span></text:p>
      <text:p text:style-name="P8"><text:span text:style-name="Teletype"><text:span text:style-name="T3"><text:s text:c="4"/></text:span></text:span><text:span text:style-name="Teletype"><text:span text:style-name="T2">}</text:span></text:span></text:p>
      <text:p text:style-name="P8"/>
      <text:p text:style-name="P8"><text:span text:style-name="Teletype"><text:span text:style-name="T3"><text:s text:c="4"/></text:span></text:span><text:span text:style-name="Teletype"><text:span text:style-name="Strong_20_Emphasis"><text:span text:style-name="T4">if</text:span></text:span></text:span><text:span text:style-name="Teletype"><text:span text:style-name="T2"> (result == 0) {</text:span></text:span></text:p>
      <text:p text:style-name="P8"><text:span text:style-name="Teletype"><text:span text:style-name="T3"><text:s text:c="8"/></text:span></text:span><text:span text:style-name="Teletype"><text:span text:style-name="T2">free_fd_state(state);</text:span></text:span></text:p>
      <text:p text:style-name="P8"><text:span text:style-name="Teletype"><text:span text:style-name="T3"><text:s text:c="4"/></text:span></text:span><text:span text:style-name="Teletype"><text:span text:style-name="T2">} </text:span></text:span><text:span text:style-name="Teletype"><text:span text:style-name="Strong_20_Emphasis"><text:span text:style-name="T4">else</text:span></text:span></text:span><text:span text:style-name="Teletype"><text:span text:style-name="T2"> </text:span></text:span><text:span text:style-name="Teletype"><text:span text:style-name="Strong_20_Emphasis"><text:span text:style-name="T4">if</text:span></text:span></text:span><text:span text:style-name="Teletype"><text:span text:style-name="T2"> (result &lt; 0) {</text:span></text:span></text:p>
      <text:p text:style-name="P8"><text:span text:style-name="Teletype"><text:span text:style-name="T3"><text:s text:c="8"/></text:span></text:span><text:span text:style-name="Teletype"><text:span text:style-name="Strong_20_Emphasis"><text:span text:style-name="T4">if</text:span></text:span></text:span><text:span text:style-name="Teletype"><text:span text:style-name="T2"> (errno == EAGAIN) </text:span></text:span><text:span text:style-name="Teletype"><text:span text:style-name="T1">// XXXX use evutil macro</text:span></text:span></text:p>
      <text:p text:style-name="P8"><text:span text:style-name="Teletype"><text:span text:style-name="T3"><text:s text:c="12"/></text:span></text:span><text:span text:style-name="Teletype"><text:span text:style-name="Strong_20_Emphasis"><text:span text:style-name="T4">return</text:span></text:span></text:span><text:span text:style-name="Teletype"><text:span text:style-name="T2">;</text:span></text:span></text:p>
      <text:p text:style-name="P8"><text:span text:style-name="Teletype"><text:span text:style-name="T3"><text:s text:c="8"/></text:span></text:span><text:span text:style-name="Teletype"><text:span text:style-name="T2">perror("recv");</text:span></text:span></text:p>
      <text:p text:style-name="P8"><text:span text:style-name="Teletype"><text:span text:style-name="T3"><text:s text:c="8"/></text:span></text:span><text:span text:style-name="Teletype"><text:span text:style-name="T2">free_fd_state(state);</text:span></text:span></text:p>
      <text:p text:style-name="P8"><text:span text:style-name="Teletype"><text:span text:style-name="T3"><text:s text:c="4"/></text:span></text:span><text:span text:style-name="Teletype"><text:span text:style-name="T2">}</text:span></text:span></text:p>
      <text:p text:style-name="P8"><text:span text:style-name="Teletype"><text:span text:style-name="T2">}</text:span></text:span></text:p>
      <text:p text:style-name="P8"/>
      <text:p text:style-name="P8"><text:span text:style-name="Strong_20_Emphasis"><text:span text:style-name="T4">void</text:span></text:span></text:p>
      <text:p text:style-name="P8"><text:span text:style-name="Teletype"><text:span text:style-name="T2">do_write(evutil_socket_t fd, </text:span></text:span><text:span text:style-name="Teletype"><text:span text:style-name="Strong_20_Emphasis"><text:span text:style-name="T4">short</text:span></text:span></text:span><text:span text:style-name="Teletype"><text:span text:style-name="T2"> events, </text:span></text:span><text:span text:style-name="Teletype"><text:span text:style-name="Strong_20_Emphasis"><text:span text:style-name="T4">void</text:span></text:span></text:span><text:span text:style-name="Teletype"><text:span text:style-name="T2"> *arg)</text:span></text:span></text:p>
      <text:p text:style-name="P8"><text:span text:style-name="Teletype"><text:span text:style-name="T2">{</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fd_state *state = arg;</text:span></text:span></text:p>
      <text:p text:style-name="P8"/>
      <text:p text:style-name="P8"><text:span text:style-name="Teletype"><text:span text:style-name="T3"><text:s text:c="4"/></text:span></text:span><text:span text:style-name="Teletype"><text:span text:style-name="Strong_20_Emphasis"><text:span text:style-name="T4">while</text:span></text:span></text:span><text:span text:style-name="Teletype"><text:span text:style-name="T2"> (state-&gt;n_written &lt; state-&gt;write_upto) {</text:span></text:span></text:p>
      <text:p text:style-name="P8"><text:span text:style-name="Teletype"><text:span text:style-name="T3"><text:s text:c="8"/></text:span></text:span><text:span text:style-name="Teletype"><text:span text:style-name="T2">ssize_t result = send(fd, state-&gt;buffer + state-&gt;n_written,</text:span></text:span></text:p>
      <text:p text:style-name="P8"><text:span text:style-name="Teletype"><text:span text:style-name="T3"><text:s text:c="30"/></text:span></text:span><text:span text:style-name="Teletype"><text:span text:style-name="T2">state-&gt;write_upto - state-&gt;n_written, 0);</text:span></text:span></text:p>
      <text:p text:style-name="P8"><text:span text:style-name="Teletype"><text:span text:style-name="T3"><text:s text:c="8"/></text:span></text:span><text:span text:style-name="Teletype"><text:span text:style-name="Strong_20_Emphasis"><text:span text:style-name="T4">if</text:span></text:span></text:span><text:span text:style-name="Teletype"><text:span text:style-name="T2"> (result &lt; 0) {</text:span></text:span></text:p>
      <text:p text:style-name="P8"><text:span text:style-name="Teletype"><text:span text:style-name="T3"><text:s text:c="12"/></text:span></text:span><text:span text:style-name="Teletype"><text:span text:style-name="Strong_20_Emphasis"><text:span text:style-name="T4">if</text:span></text:span></text:span><text:span text:style-name="Teletype"><text:span text:style-name="T2"> (errno == EAGAIN) </text:span></text:span><text:span text:style-name="Teletype"><text:span text:style-name="T1">// XXX use evutil macro</text:span></text:span></text:p>
      <text:p text:style-name="P8"><text:span text:style-name="Teletype"><text:span text:style-name="T3"><text:s text:c="16"/></text:span></text:span><text:span text:style-name="Teletype"><text:span text:style-name="Strong_20_Emphasis"><text:span text:style-name="T4">return</text:span></text:span></text:span><text:span text:style-name="Teletype"><text:span text:style-name="T2">;</text:span></text:span></text:p>
      <text:p text:style-name="P8"><text:span text:style-name="Teletype"><text:span text:style-name="T3"><text:s text:c="12"/></text:span></text:span><text:span text:style-name="Teletype"><text:span text:style-name="T2">free_fd_state(state);</text:span></text:span></text:p>
      <text:p text:style-name="P8"><text:span text:style-name="Teletype"><text:span text:style-name="T3"><text:s text:c="12"/></text:span></text:span><text:span text:style-name="Teletype"><text:span text:style-name="Strong_20_Emphasis"><text:span text:style-name="T4">return</text:span></text:span></text:span><text:span text:style-name="Teletype"><text:span text:style-name="T2">;</text:span></text:span></text:p>
      <text:p text:style-name="P8"><text:span text:style-name="Teletype"><text:span text:style-name="T3"><text:s text:c="8"/></text:span></text:span><text:span text:style-name="Teletype"><text:span text:style-name="T2">}</text:span></text:span></text:p>
      <text:p text:style-name="P8"><text:span text:style-name="Teletype"><text:span text:style-name="T3"><text:s text:c="8"/></text:span></text:span><text:span text:style-name="Teletype"><text:span text:style-name="T2">assert(result != 0);</text:span></text:span></text:p>
      <text:p text:style-name="P8"/>
      <text:p text:style-name="P8"><text:span text:style-name="Teletype"><text:span text:style-name="T3"><text:s text:c="8"/></text:span></text:span><text:span text:style-name="Teletype"><text:span text:style-name="T2">state-&gt;n_written += result;</text:span></text:span></text:p>
      <text:p text:style-name="P8"><text:span text:style-name="Teletype"><text:span text:style-name="T3"><text:s text:c="4"/></text:span></text:span><text:span text:style-name="Teletype"><text:span text:style-name="T2">}</text:span></text:span></text:p>
      <text:p text:style-name="P8"/>
      <text:p text:style-name="P8"><text:span text:style-name="Teletype"><text:span text:style-name="T3"><text:s text:c="4"/></text:span></text:span><text:span text:style-name="Teletype"><text:span text:style-name="Strong_20_Emphasis"><text:span text:style-name="T4">if</text:span></text:span></text:span><text:span text:style-name="Teletype"><text:span text:style-name="T2"> (state-&gt;n_written == state-&gt;buffer_used)</text:span></text:span></text:p>
      <text:p text:style-name="P8"><text:span text:style-name="Teletype"><text:span text:style-name="T3"><text:s text:c="8"/></text:span></text:span><text:span text:style-name="Teletype"><text:span text:style-name="T2">state-&gt;n_written = state-&gt;write_upto = state-&gt;buffer_used = 1;</text:span></text:span></text:p>
      <text:p text:style-name="P8"/>
      <text:p text:style-name="P8"><text:span text:style-name="Teletype"><text:span text:style-name="T3"><text:s text:c="4"/></text:span></text:span><text:span text:style-name="Teletype"><text:span text:style-name="T2">event_del(state-&gt;write_event);</text:span></text:span></text:p>
      <text:p text:style-name="P8"><text:span text:style-name="Teletype"><text:span text:style-name="T2">}</text:span></text:span></text:p>
      <text:p text:style-name="P8"/>
      <text:p text:style-name="P8"><text:span text:style-name="Strong_20_Emphasis"><text:span text:style-name="T4">void</text:span></text:span></text:p>
      <text:p text:style-name="P8"><text:span text:style-name="Teletype"><text:span text:style-name="T2">do_accept(evutil_socket_t listener, </text:span></text:span><text:span text:style-name="Teletype"><text:span text:style-name="Strong_20_Emphasis"><text:span text:style-name="T4">short</text:span></text:span></text:span><text:span text:style-name="Teletype"><text:span text:style-name="T2"> event, </text:span></text:span><text:span text:style-name="Teletype"><text:span text:style-name="Strong_20_Emphasis"><text:span text:style-name="T4">void</text:span></text:span></text:span><text:span text:style-name="Teletype"><text:span text:style-name="T2"> *arg)</text:span></text:span></text:p>
      <text:p text:style-name="P8"><text:span text:style-name="Teletype"><text:span text:style-name="T2">{</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event_base *base = arg;</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sockaddr_storage ss;</text:span></text:span></text:p>
      <text:p text:style-name="P8"><text:span text:style-name="Teletype"><text:span text:style-name="T3"><text:s text:c="4"/></text:span></text:span><text:span text:style-name="Teletype"><text:span text:style-name="T2">socklen_t slen = </text:span></text:span><text:span text:style-name="Teletype"><text:span text:style-name="Strong_20_Emphasis"><text:span text:style-name="T4">sizeof</text:span></text:span></text:span><text:span text:style-name="Teletype"><text:span text:style-name="T2">(ss);</text:span></text:span></text:p>
      <text:p text:style-name="P8"><text:span text:style-name="Teletype"><text:span text:style-name="T3"><text:s text:c="4"/></text:span></text:span><text:span text:style-name="Teletype"><text:span text:style-name="Strong_20_Emphasis"><text:span text:style-name="T4">int</text:span></text:span></text:span><text:span text:style-name="Teletype"><text:span text:style-name="T2"> fd = accept(listener, (</text:span></text:span><text:span text:style-name="Teletype"><text:span text:style-name="Strong_20_Emphasis"><text:span text:style-name="T4">struct</text:span></text:span></text:span><text:span text:style-name="Teletype"><text:span text:style-name="T2"> sockaddr*)&amp;ss, &amp;slen);</text:span></text:span></text:p>
      <text:p text:style-name="P8"><text:span text:style-name="Teletype"><text:span text:style-name="T3"><text:s text:c="4"/></text:span></text:span><text:span text:style-name="Teletype"><text:span text:style-name="Strong_20_Emphasis"><text:span text:style-name="T4">if</text:span></text:span></text:span><text:span text:style-name="Teletype"><text:span text:style-name="T2"> (fd &lt; 0) { </text:span></text:span><text:span text:style-name="Teletype"><text:span text:style-name="T1">// XXXX eagain??</text:span></text:span></text:p>
      <text:p text:style-name="P8"><text:span text:style-name="Teletype"><text:span text:style-name="T3"><text:s text:c="8"/></text:span></text:span><text:span text:style-name="Teletype"><text:span text:style-name="T2">perror("accept");</text:span></text:span></text:p>
      <text:p text:style-name="P8"><text:span text:style-name="Teletype"><text:span text:style-name="T3"><text:s text:c="4"/></text:span></text:span><text:span text:style-name="Teletype"><text:span text:style-name="T2">} </text:span></text:span><text:span text:style-name="Teletype"><text:span text:style-name="Strong_20_Emphasis"><text:span text:style-name="T4">else</text:span></text:span></text:span><text:span text:style-name="Teletype"><text:span text:style-name="T2"> </text:span></text:span><text:span text:style-name="Teletype"><text:span text:style-name="Strong_20_Emphasis"><text:span text:style-name="T4">if</text:span></text:span></text:span><text:span text:style-name="Teletype"><text:span text:style-name="T2"> (fd &gt; FD_SETSIZE) {</text:span></text:span></text:p>
      <text:p text:style-name="P8"><text:span text:style-name="Teletype"><text:span text:style-name="T3"><text:s text:c="8"/></text:span></text:span><text:span text:style-name="Teletype"><text:span text:style-name="T2">close(fd); </text:span></text:span><text:span text:style-name="Teletype"><text:span text:style-name="T1">// XXX replace all closes with EVUTIL_CLOSESOCKET */</text:span></text:span></text:p>
      <text:p text:style-name="P8"><text:span text:style-name="Teletype"><text:span text:style-name="T3"><text:s text:c="4"/></text:span></text:span><text:span text:style-name="Teletype"><text:span text:style-name="T2">} </text:span></text:span><text:span text:style-name="Teletype"><text:span text:style-name="Strong_20_Emphasis"><text:span text:style-name="T4">else</text:span></text:span></text:span><text:span text:style-name="Teletype"><text:span text:style-name="T2"> {</text:span></text:span></text:p>
      <text:p text:style-name="P8"><text:span text:style-name="Teletype"><text:span text:style-name="T3"><text:s text:c="8"/></text:span></text:span><text:span text:style-name="Teletype"><text:span text:style-name="Strong_20_Emphasis"><text:span text:style-name="T4">struct</text:span></text:span></text:span><text:span text:style-name="Teletype"><text:span text:style-name="T2"> fd_state *state;</text:span></text:span></text:p>
      <text:p text:style-name="P8"><text:span text:style-name="Teletype"><text:span text:style-name="T3"><text:s text:c="8"/></text:span></text:span><text:span text:style-name="Teletype"><text:span text:style-name="T2">evutil_make_socket_nonblocking(fd);</text:span></text:span></text:p>
      <text:p text:style-name="P8"><text:span text:style-name="Teletype"><text:span text:style-name="T3"><text:s text:c="8"/></text:span></text:span><text:span text:style-name="Teletype"><text:span text:style-name="T2">state = alloc_fd_state(base, fd);</text:span></text:span></text:p>
      <text:p text:style-name="P8"><text:span text:style-name="Teletype"><text:span text:style-name="T3"><text:s text:c="8"/></text:span></text:span><text:span text:style-name="Teletype"><text:span text:style-name="T2">assert(state); /*XXX err*/</text:span></text:span></text:p>
      <text:p text:style-name="P8"><text:span text:style-name="Teletype"><text:span text:style-name="T3"><text:s text:c="8"/></text:span></text:span><text:span text:style-name="Teletype"><text:span text:style-name="T2">assert(state-&gt;write_event);</text:span></text:span></text:p>
      <text:p text:style-name="P8"><text:span text:style-name="Teletype"><text:span text:style-name="T3"><text:s text:c="8"/></text:span></text:span><text:span text:style-name="Teletype"><text:span text:style-name="T2">event_add(state-&gt;read_event, NULL);</text:span></text:span></text:p>
      <text:p text:style-name="P8"><text:soft-page-break/><text:span text:style-name="Teletype"><text:span text:style-name="T3"><text:s text:c="4"/></text:span></text:span><text:span text:style-name="Teletype"><text:span text:style-name="T2">}</text:span></text:span></text:p>
      <text:p text:style-name="P8"><text:span text:style-name="Teletype"><text:span text:style-name="T2">}</text:span></text:span></text:p>
      <text:p text:style-name="P8"/>
      <text:p text:style-name="P8"><text:span text:style-name="Strong_20_Emphasis"><text:span text:style-name="T4">void</text:span></text:span></text:p>
      <text:p text:style-name="P8"><text:span text:style-name="Teletype"><text:span text:style-name="T2">run(</text:span></text:span><text:span text:style-name="Teletype"><text:span text:style-name="Strong_20_Emphasis"><text:span text:style-name="T4">void</text:span></text:span></text:span><text:span text:style-name="Teletype"><text:span text:style-name="T2">)</text:span></text:span></text:p>
      <text:p text:style-name="P8"><text:span text:style-name="Teletype"><text:span text:style-name="T2">{</text:span></text:span></text:p>
      <text:p text:style-name="P8"><text:span text:style-name="Teletype"><text:span text:style-name="T3"><text:s text:c="4"/></text:span></text:span><text:span text:style-name="Teletype"><text:span text:style-name="T2">evutil_socket_t listener;</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sockaddr_in sin;</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event_base *base;</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event *listener_event;</text:span></text:span></text:p>
      <text:p text:style-name="P8"/>
      <text:p text:style-name="P8"><text:span text:style-name="Teletype"><text:span text:style-name="T3"><text:s text:c="4"/></text:span></text:span><text:span text:style-name="Teletype"><text:span text:style-name="T2">base = event_base_new();</text:span></text:span></text:p>
      <text:p text:style-name="P8"><text:span text:style-name="Teletype"><text:span text:style-name="T3"><text:s text:c="4"/></text:span></text:span><text:span text:style-name="Teletype"><text:span text:style-name="Strong_20_Emphasis"><text:span text:style-name="T4">if</text:span></text:span></text:span><text:span text:style-name="Teletype"><text:span text:style-name="T2"> (!base)</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 /*XXXerr*/</text:span></text:span></text:p>
      <text:p text:style-name="P8"/>
      <text:p text:style-name="P8"><text:span text:style-name="Teletype"><text:span text:style-name="T3"><text:s text:c="4"/></text:span></text:span><text:span text:style-name="Teletype"><text:span text:style-name="T2">sin.sin_family = AF_INET;</text:span></text:span></text:p>
      <text:p text:style-name="P8"><text:span text:style-name="Teletype"><text:span text:style-name="T3"><text:s text:c="4"/></text:span></text:span><text:span text:style-name="Teletype"><text:span text:style-name="T2">sin.sin_addr.s_addr = 0;</text:span></text:span></text:p>
      <text:p text:style-name="P8"><text:span text:style-name="Teletype"><text:span text:style-name="T3"><text:s text:c="4"/></text:span></text:span><text:span text:style-name="Teletype"><text:span text:style-name="T2">sin.sin_port = htons(40713);</text:span></text:span></text:p>
      <text:p text:style-name="P8"/>
      <text:p text:style-name="P8"><text:span text:style-name="Teletype"><text:span text:style-name="T3"><text:s text:c="4"/></text:span></text:span><text:span text:style-name="Teletype"><text:span text:style-name="T2">listener = socket(AF_INET, SOCK_STREAM, 0);</text:span></text:span></text:p>
      <text:p text:style-name="P8"><text:span text:style-name="Teletype"><text:span text:style-name="T3"><text:s text:c="4"/></text:span></text:span><text:span text:style-name="Teletype"><text:span text:style-name="T2">evutil_make_socket_nonblocking(listener);</text:span></text:span></text:p>
      <text:p text:style-name="P8"/>
      <text:p text:style-name="P8"><text:span text:style-name="Teletype"><text:span text:style-name="T2">#ifndef WIN32</text:span></text:span></text:p>
      <text:p text:style-name="P8"><text:span text:style-name="Teletype"><text:span text:style-name="T3"><text:s text:c="4"/></text:span></text:span><text:span text:style-name="Teletype"><text:span text:style-name="T2">{</text:span></text:span></text:p>
      <text:p text:style-name="P8"><text:span text:style-name="Teletype"><text:span text:style-name="T3"><text:s text:c="8"/></text:span></text:span><text:span text:style-name="Teletype"><text:span text:style-name="Strong_20_Emphasis"><text:span text:style-name="T4">int</text:span></text:span></text:span><text:span text:style-name="Teletype"><text:span text:style-name="T2"> one = 1;</text:span></text:span></text:p>
      <text:p text:style-name="P8"><text:span text:style-name="Teletype"><text:span text:style-name="T3"><text:s text:c="8"/></text:span></text:span><text:span text:style-name="Teletype"><text:span text:style-name="T2">setsockopt(listener, SOL_SOCKET, SO_REUSEADDR, &amp;one, </text:span></text:span><text:span text:style-name="Teletype"><text:span text:style-name="Strong_20_Emphasis"><text:span text:style-name="T4">sizeof</text:span></text:span></text:span><text:span text:style-name="Teletype"><text:span text:style-name="T2">(one));</text:span></text:span></text:p>
      <text:p text:style-name="P8"><text:span text:style-name="Teletype"><text:span text:style-name="T3"><text:s text:c="4"/></text:span></text:span><text:span text:style-name="Teletype"><text:span text:style-name="T2">}</text:span></text:span></text:p>
      <text:p text:style-name="P8"><text:span text:style-name="Teletype"><text:span text:style-name="T2">#endif</text:span></text:span></text:p>
      <text:p text:style-name="P8"/>
      <text:p text:style-name="P8"><text:span text:style-name="Teletype"><text:span text:style-name="T3"><text:s text:c="4"/></text:span></text:span><text:span text:style-name="Teletype"><text:span text:style-name="Strong_20_Emphasis"><text:span text:style-name="T4">if</text:span></text:span></text:span><text:span text:style-name="Teletype"><text:span text:style-name="T2"> (bind(listener, (</text:span></text:span><text:span text:style-name="Teletype"><text:span text:style-name="Strong_20_Emphasis"><text:span text:style-name="T4">struct</text:span></text:span></text:span><text:span text:style-name="Teletype"><text:span text:style-name="T2"> sockaddr*)&amp;sin, </text:span></text:span><text:span text:style-name="Teletype"><text:span text:style-name="Strong_20_Emphasis"><text:span text:style-name="T4">sizeof</text:span></text:span></text:span><text:span text:style-name="Teletype"><text:span text:style-name="T2">(sin)) &lt; 0) {</text:span></text:span></text:p>
      <text:p text:style-name="P8"><text:span text:style-name="Teletype"><text:span text:style-name="T3"><text:s text:c="8"/></text:span></text:span><text:span text:style-name="Teletype"><text:span text:style-name="T2">perror("bind");</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text:span></text:span></text:p>
      <text:p text:style-name="P8"><text:span text:style-name="Teletype"><text:span text:style-name="T3"><text:s text:c="4"/></text:span></text:span><text:span text:style-name="Teletype"><text:span text:style-name="T2">}</text:span></text:span></text:p>
      <text:p text:style-name="P8"/>
      <text:p text:style-name="P8"><text:span text:style-name="Teletype"><text:span text:style-name="T3"><text:s text:c="4"/></text:span></text:span><text:span text:style-name="Teletype"><text:span text:style-name="Strong_20_Emphasis"><text:span text:style-name="T4">if</text:span></text:span></text:span><text:span text:style-name="Teletype"><text:span text:style-name="T2"> (listen(listener, 16)&lt;0) {</text:span></text:span></text:p>
      <text:p text:style-name="P8"><text:span text:style-name="Teletype"><text:span text:style-name="T3"><text:s text:c="8"/></text:span></text:span><text:span text:style-name="Teletype"><text:span text:style-name="T2">perror("listen");</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text:span></text:span></text:p>
      <text:p text:style-name="P8"><text:span text:style-name="Teletype"><text:span text:style-name="T3"><text:s text:c="4"/></text:span></text:span><text:span text:style-name="Teletype"><text:span text:style-name="T2">}</text:span></text:span></text:p>
      <text:p text:style-name="P8"/>
      <text:p text:style-name="P8"><text:span text:style-name="Teletype"><text:span text:style-name="T3"><text:s text:c="4"/></text:span></text:span><text:span text:style-name="Teletype"><text:span text:style-name="T2">listener_event = event_new(base, listener, EV_READ|EV_PERSIST, do_accept, (</text:span></text:span><text:span text:style-name="Teletype"><text:span text:style-name="Strong_20_Emphasis"><text:span text:style-name="T4">void</text:span></text:span></text:span><text:span text:style-name="Teletype"><text:span text:style-name="T2">*)base);</text:span></text:span></text:p>
      <text:p text:style-name="P8"><text:span text:style-name="Teletype"><text:span text:style-name="T3"><text:s text:c="4"/></text:span></text:span><text:span text:style-name="Teletype"><text:span text:style-name="T1">/*XXX check it */</text:span></text:span></text:p>
      <text:p text:style-name="P8"><text:span text:style-name="Teletype"><text:span text:style-name="T3"><text:s text:c="4"/></text:span></text:span><text:span text:style-name="Teletype"><text:span text:style-name="T2">event_add(listener_event, NULL);</text:span></text:span></text:p>
      <text:p text:style-name="P8"/>
      <text:p text:style-name="P8"><text:span text:style-name="Teletype"><text:span text:style-name="T3"><text:s text:c="4"/></text:span></text:span><text:span text:style-name="Teletype"><text:span text:style-name="T2">event_base_dispatch(base);</text:span></text:span></text:p>
      <text:p text:style-name="P8"><text:span text:style-name="Teletype"><text:span text:style-name="T2">}</text:span></text:span></text:p>
      <text:p text:style-name="P8"/>
      <text:p text:style-name="P8"><text:span text:style-name="Strong_20_Emphasis"><text:span text:style-name="T4">int</text:span></text:span></text:p>
      <text:p text:style-name="P8"><text:span text:style-name="Teletype"><text:span text:style-name="T2">main(</text:span></text:span><text:span text:style-name="Teletype"><text:span text:style-name="Strong_20_Emphasis"><text:span text:style-name="T4">int</text:span></text:span></text:span><text:span text:style-name="Teletype"><text:span text:style-name="T2"> c, </text:span></text:span><text:span text:style-name="Teletype"><text:span text:style-name="Strong_20_Emphasis"><text:span text:style-name="T4">char</text:span></text:span></text:span><text:span text:style-name="Teletype"><text:span text:style-name="T2"> **v)</text:span></text:span></text:p>
      <text:p text:style-name="P8"><text:span text:style-name="Teletype"><text:span text:style-name="T2">{</text:span></text:span></text:p>
      <text:p text:style-name="P8"><text:span text:style-name="Teletype"><text:span text:style-name="T3"><text:s text:c="4"/></text:span></text:span><text:span text:style-name="Teletype"><text:span text:style-name="T2">setvbuf(stdout, NULL, _IONBF, 0);</text:span></text:span></text:p>
      <text:p text:style-name="P8"/>
      <text:p text:style-name="P8"><text:span text:style-name="Teletype"><text:span text:style-name="T3"><text:s text:c="4"/></text:span></text:span><text:span text:style-name="Teletype"><text:span text:style-name="T2">run();</text:span></text:span></text:p>
      <text:p text:style-name="P8"><text:span text:style-name="Teletype"><text:span text:style-name="T3"><text:s text:c="4"/></text:span></text:span><text:span text:style-name="Teletype"><text:span text:style-name="Strong_20_Emphasis"><text:span text:style-name="T4">return</text:span></text:span></text:span><text:span text:style-name="Teletype"><text:span text:style-name="T2"> 0;</text:span></text:span></text:p>
      <text:p text:style-name="P8"><text:span text:style-name="Teletype"><text:span text:style-name="T2">}</text:span></text:span></text:p>
      <text:p text:style-name="P4"/>
      <text:p text:style-name="Text_20_body">注意到上述代码做了以下替换</text:p>
      <text:list xml:id="list1903981683" text:style-name="L1">
        <text:list-item>
          <text:p text:style-name="P25"><text:soft-page-break/>evutil_socket_t替换socket的类型int</text:p>
        </text:list-item>
        <text:list-item>
          <text:p text:style-name="P25">evutil_make_socket_nonblockin替换fcntl(O_NONBLOCK)</text:p>
        </text:list-item>
        <text:list-item>
          <text:p text:style-name="P25">增加#ifdef WIN32...#endif保证windows版本可编译</text:p>
        </text:list-item>
      </text:list>
      <text:p text:style-name="P7">上述代码对操作做了很大简化，但是windows系统上最快速的IO操作不是select式的，它采用IOCP进行操作，IOCP并不是在socket端口就绪通知相关事件（select方式），而是直接调用windows底层网络操作以及相应的回调函数，当所有操作完成时IOCP通知程序操作完成。Libevent2以及利用”bufferevent”解决了这两个的兼容问题，并且使得程序编写简单。使其在windows以及unix类系统中均能达到高性能。下面的例子是用”bufferevent”编写的服务器示例</text:p>
      <text:p text:style-name="P1">Example: A simpler ROT13 server with Libevent</text:p>
      <text:p text:style-name="P5"><text:span text:style-name="Teletype"><text:span text:style-name="T1">/* For sockaddr_in */</text:span></text:span></text:p>
      <text:p text:style-name="P8"><text:span text:style-name="Teletype"><text:span text:style-name="T2">#include &lt;netinet/in.h&gt;</text:span></text:span></text:p>
      <text:p text:style-name="P8"><text:span text:style-name="Teletype"><text:span text:style-name="T1">/* For socket functions */</text:span></text:span></text:p>
      <text:p text:style-name="P8"><text:span text:style-name="Teletype"><text:span text:style-name="T2">#include &lt;sys/socket.h&gt;</text:span></text:span></text:p>
      <text:p text:style-name="P8"><text:span text:style-name="Teletype"><text:span text:style-name="T1">/* For fcntl */</text:span></text:span></text:p>
      <text:p text:style-name="P8"><text:span text:style-name="Teletype"><text:span text:style-name="T2">#include &lt;fcntl.h&gt;</text:span></text:span></text:p>
      <text:p text:style-name="P8"/>
      <text:p text:style-name="P8"><text:span text:style-name="Teletype"><text:span text:style-name="T2">#include &lt;event2/event.h&gt;</text:span></text:span></text:p>
      <text:p text:style-name="P8"><text:span text:style-name="Teletype"><text:span text:style-name="T2">#include &lt;event2/buffer.h&gt;</text:span></text:span></text:p>
      <text:p text:style-name="P8"><text:span text:style-name="Teletype"><text:span text:style-name="T2">#include &lt;event2/bufferevent.h&gt;</text:span></text:span></text:p>
      <text:p text:style-name="P8"/>
      <text:p text:style-name="P8"><text:span text:style-name="Teletype"><text:span text:style-name="T2">#include &lt;assert.h&gt;</text:span></text:span></text:p>
      <text:p text:style-name="P8"><text:span text:style-name="Teletype"><text:span text:style-name="T2">#include &lt;unistd.h&gt;</text:span></text:span></text:p>
      <text:p text:style-name="P8"><text:span text:style-name="Teletype"><text:span text:style-name="T2">#include &lt;string.h&gt;</text:span></text:span></text:p>
      <text:p text:style-name="P8"><text:span text:style-name="Teletype"><text:span text:style-name="T2">#include &lt;stdlib.h&gt;</text:span></text:span></text:p>
      <text:p text:style-name="P8"><text:span text:style-name="Teletype"><text:span text:style-name="T2">#include &lt;stdio.h&gt;</text:span></text:span></text:p>
      <text:p text:style-name="P8"><text:span text:style-name="Teletype"><text:span text:style-name="T2">#include &lt;errno.h&gt;</text:span></text:span></text:p>
      <text:p text:style-name="P8"/>
      <text:p text:style-name="P8"><text:span text:style-name="Teletype"><text:span text:style-name="T2">#define MAX_LINE 16384</text:span></text:span></text:p>
      <text:p text:style-name="P8"/>
      <text:p text:style-name="P8"><text:span text:style-name="Teletype"><text:span text:style-name="Strong_20_Emphasis"><text:span text:style-name="T4">void</text:span></text:span></text:span><text:span text:style-name="Teletype"><text:span text:style-name="T2"> do_read(evutil_socket_t fd, </text:span></text:span><text:span text:style-name="Teletype"><text:span text:style-name="Strong_20_Emphasis"><text:span text:style-name="T4">short</text:span></text:span></text:span><text:span text:style-name="Teletype"><text:span text:style-name="T2"> events, </text:span></text:span><text:span text:style-name="Teletype"><text:span text:style-name="Strong_20_Emphasis"><text:span text:style-name="T4">void</text:span></text:span></text:span><text:span text:style-name="Teletype"><text:span text:style-name="T2"> *arg);</text:span></text:span></text:p>
      <text:p text:style-name="P8"><text:span text:style-name="Teletype"><text:span text:style-name="Strong_20_Emphasis"><text:span text:style-name="T4">void</text:span></text:span></text:span><text:span text:style-name="Teletype"><text:span text:style-name="T2"> do_write(evutil_socket_t fd, </text:span></text:span><text:span text:style-name="Teletype"><text:span text:style-name="Strong_20_Emphasis"><text:span text:style-name="T4">short</text:span></text:span></text:span><text:span text:style-name="Teletype"><text:span text:style-name="T2"> events, </text:span></text:span><text:span text:style-name="Teletype"><text:span text:style-name="Strong_20_Emphasis"><text:span text:style-name="T4">void</text:span></text:span></text:span><text:span text:style-name="Teletype"><text:span text:style-name="T2"> *arg);</text:span></text:span></text:p>
      <text:p text:style-name="P8"/>
      <text:p text:style-name="P8"><text:span text:style-name="Strong_20_Emphasis"><text:span text:style-name="T4">char</text:span></text:span></text:p>
      <text:p text:style-name="P8"><text:span text:style-name="Teletype"><text:span text:style-name="T2">rot13_char(</text:span></text:span><text:span text:style-name="Teletype"><text:span text:style-name="Strong_20_Emphasis"><text:span text:style-name="T4">char</text:span></text:span></text:span><text:span text:style-name="Teletype"><text:span text:style-name="T2"> c)</text:span></text:span></text:p>
      <text:p text:style-name="P8"><text:span text:style-name="Teletype"><text:span text:style-name="T2">{</text:span></text:span></text:p>
      <text:p text:style-name="P8"><text:span text:style-name="Teletype"><text:span text:style-name="T3"><text:s text:c="4"/></text:span></text:span><text:span text:style-name="Teletype"><text:span text:style-name="T1">/* We don't want to use isalpha here; setting the locale would change</text:span></text:span></text:p>
      <text:p text:style-name="P8"><text:span text:style-name="Teletype"><text:span text:style-name="T3"><text:s text:c="5"/></text:span></text:span><text:span text:style-name="Teletype"><text:span text:style-name="T1">* which characters are considered alphabetical. */</text:span></text:span></text:p>
      <text:p text:style-name="P8"><text:span text:style-name="Teletype"><text:span text:style-name="T3"><text:s text:c="4"/></text:span></text:span><text:span text:style-name="Teletype"><text:span text:style-name="Strong_20_Emphasis"><text:span text:style-name="T4">if</text:span></text:span></text:span><text:span text:style-name="Teletype"><text:span text:style-name="T2"> ((c &gt;= 'a' &amp;&amp; c &lt;= 'm') || (c &gt;= 'A' &amp;&amp; c &lt;= 'M'))</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 c + 13;</text:span></text:span></text:p>
      <text:p text:style-name="P8"><text:span text:style-name="Teletype"><text:span text:style-name="T3"><text:s text:c="4"/></text:span></text:span><text:span text:style-name="Teletype"><text:span text:style-name="Strong_20_Emphasis"><text:span text:style-name="T4">else</text:span></text:span></text:span><text:span text:style-name="Teletype"><text:span text:style-name="T2"> </text:span></text:span><text:span text:style-name="Teletype"><text:span text:style-name="Strong_20_Emphasis"><text:span text:style-name="T4">if</text:span></text:span></text:span><text:span text:style-name="Teletype"><text:span text:style-name="T2"> ((c &gt;= 'n' &amp;&amp; c &lt;= 'z') || (c &gt;= 'N' &amp;&amp; c &lt;= 'Z'))</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 c - 13;</text:span></text:span></text:p>
      <text:p text:style-name="P8"><text:span text:style-name="Teletype"><text:span text:style-name="T3"><text:s text:c="4"/></text:span></text:span><text:span text:style-name="Teletype"><text:span text:style-name="Strong_20_Emphasis"><text:span text:style-name="T4">else</text:span></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 c;</text:span></text:span></text:p>
      <text:p text:style-name="P8"><text:span text:style-name="Teletype"><text:span text:style-name="T2">}</text:span></text:span></text:p>
      <text:p text:style-name="P8"/>
      <text:p text:style-name="P8"><text:span text:style-name="Strong_20_Emphasis"><text:span text:style-name="T4">void</text:span></text:span></text:p>
      <text:p text:style-name="P8"><text:span text:style-name="Teletype"><text:span text:style-name="T2">readcb(</text:span></text:span><text:span text:style-name="Teletype"><text:span text:style-name="Strong_20_Emphasis"><text:span text:style-name="T4">struct</text:span></text:span></text:span><text:span text:style-name="Teletype"><text:span text:style-name="T2"> bufferevent *bev, </text:span></text:span><text:span text:style-name="Teletype"><text:span text:style-name="Strong_20_Emphasis"><text:span text:style-name="T4">void</text:span></text:span></text:span><text:span text:style-name="Teletype"><text:span text:style-name="T2"> *ctx)</text:span></text:span></text:p>
      <text:p text:style-name="P8"><text:span text:style-name="Teletype"><text:span text:style-name="T2">{</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evbuffer *input, *output;</text:span></text:span></text:p>
      <text:p text:style-name="P8"><text:span text:style-name="Teletype"><text:span text:style-name="T3"><text:s text:c="4"/></text:span></text:span><text:span text:style-name="Teletype"><text:span text:style-name="Strong_20_Emphasis"><text:span text:style-name="T4">char</text:span></text:span></text:span><text:span text:style-name="Teletype"><text:span text:style-name="T2"> *line;</text:span></text:span></text:p>
      <text:p text:style-name="P8"><text:span text:style-name="Teletype"><text:span text:style-name="T3"><text:s text:c="4"/></text:span></text:span><text:span text:style-name="Teletype"><text:span text:style-name="T2">size_t n;</text:span></text:span></text:p>
      <text:p text:style-name="P8"><text:span text:style-name="Teletype"><text:span text:style-name="T3"><text:s text:c="4"/></text:span></text:span><text:span text:style-name="Teletype"><text:span text:style-name="Strong_20_Emphasis"><text:span text:style-name="T4">int</text:span></text:span></text:span><text:span text:style-name="Teletype"><text:span text:style-name="T2"> i;</text:span></text:span></text:p>
      <text:p text:style-name="P8"><text:soft-page-break/><text:span text:style-name="Teletype"><text:span text:style-name="T3"><text:s text:c="4"/></text:span></text:span><text:span text:style-name="Teletype"><text:span text:style-name="T2">input = bufferevent_get_input(bev);</text:span></text:span></text:p>
      <text:p text:style-name="P8"><text:span text:style-name="Teletype"><text:span text:style-name="T3"><text:s text:c="4"/></text:span></text:span><text:span text:style-name="Teletype"><text:span text:style-name="T2">output = bufferevent_get_output(bev);</text:span></text:span></text:p>
      <text:p text:style-name="P8"/>
      <text:p text:style-name="P8"><text:span text:style-name="Teletype"><text:span text:style-name="T3"><text:s text:c="4"/></text:span></text:span><text:span text:style-name="Teletype"><text:span text:style-name="Strong_20_Emphasis"><text:span text:style-name="T4">while</text:span></text:span></text:span><text:span text:style-name="Teletype"><text:span text:style-name="T2"> ((line = evbuffer_readln(input, &amp;n, EVBUFFER_EOL_LF))) {</text:span></text:span></text:p>
      <text:p text:style-name="P8"><text:span text:style-name="Teletype"><text:span text:style-name="T3"><text:s text:c="8"/></text:span></text:span><text:span text:style-name="Teletype"><text:span text:style-name="Strong_20_Emphasis"><text:span text:style-name="T4">for</text:span></text:span></text:span><text:span text:style-name="Teletype"><text:span text:style-name="T2"> (i = 0; i &lt; n; ++i)</text:span></text:span></text:p>
      <text:p text:style-name="P8"><text:span text:style-name="Teletype"><text:span text:style-name="T3"><text:s text:c="12"/></text:span></text:span><text:span text:style-name="Teletype"><text:span text:style-name="T2">line[i] = rot13_char(line[i]);</text:span></text:span></text:p>
      <text:p text:style-name="P8"><text:span text:style-name="Teletype"><text:span text:style-name="T3"><text:s text:c="8"/></text:span></text:span><text:span text:style-name="Teletype"><text:span text:style-name="T2">evbuffer_add(output, line, n);</text:span></text:span></text:p>
      <text:p text:style-name="P8"><text:span text:style-name="Teletype"><text:span text:style-name="T3"><text:s text:c="8"/></text:span></text:span><text:span text:style-name="Teletype"><text:span text:style-name="T2">evbuffer_add(output, "\n", 1);</text:span></text:span></text:p>
      <text:p text:style-name="P8"><text:span text:style-name="Teletype"><text:span text:style-name="T3"><text:s text:c="8"/></text:span></text:span><text:span text:style-name="Teletype"><text:span text:style-name="T2">free(line);</text:span></text:span></text:p>
      <text:p text:style-name="P8"><text:span text:style-name="Teletype"><text:span text:style-name="T3"><text:s text:c="4"/></text:span></text:span><text:span text:style-name="Teletype"><text:span text:style-name="T2">}</text:span></text:span></text:p>
      <text:p text:style-name="P8"/>
      <text:p text:style-name="P8"><text:span text:style-name="Teletype"><text:span text:style-name="T3"><text:s text:c="4"/></text:span></text:span><text:span text:style-name="Teletype"><text:span text:style-name="Strong_20_Emphasis"><text:span text:style-name="T4">if</text:span></text:span></text:span><text:span text:style-name="Teletype"><text:span text:style-name="T2"> (evbuffer_get_length(input) &gt;= MAX_LINE) {</text:span></text:span></text:p>
      <text:p text:style-name="P8"><text:span text:style-name="Teletype"><text:span text:style-name="T3"><text:s text:c="8"/></text:span></text:span><text:span text:style-name="Teletype"><text:span text:style-name="T1">/* Too long; just process what there is and go on so that the buffer</text:span></text:span></text:p>
      <text:p text:style-name="P8"><text:span text:style-name="Teletype"><text:span text:style-name="T3"><text:s text:c="9"/></text:span></text:span><text:span text:style-name="Teletype"><text:span text:style-name="T1">* doesn't grow infinitely long. */</text:span></text:span></text:p>
      <text:p text:style-name="P8"><text:span text:style-name="Teletype"><text:span text:style-name="T3"><text:s text:c="8"/></text:span></text:span><text:span text:style-name="Teletype"><text:span text:style-name="Strong_20_Emphasis"><text:span text:style-name="T4">char</text:span></text:span></text:span><text:span text:style-name="Teletype"><text:span text:style-name="T2"> buf[1024];</text:span></text:span></text:p>
      <text:p text:style-name="P8"><text:span text:style-name="Teletype"><text:span text:style-name="T3"><text:s text:c="8"/></text:span></text:span><text:span text:style-name="Teletype"><text:span text:style-name="Strong_20_Emphasis"><text:span text:style-name="T4">while</text:span></text:span></text:span><text:span text:style-name="Teletype"><text:span text:style-name="T2"> (evbuffer_get_length(input)) {</text:span></text:span></text:p>
      <text:p text:style-name="P8"><text:span text:style-name="Teletype"><text:span text:style-name="T3"><text:s text:c="12"/></text:span></text:span><text:span text:style-name="Teletype"><text:span text:style-name="Strong_20_Emphasis"><text:span text:style-name="T4">int</text:span></text:span></text:span><text:span text:style-name="Teletype"><text:span text:style-name="T2"> n = evbuffer_remove(input, buf, </text:span></text:span><text:span text:style-name="Teletype"><text:span text:style-name="Strong_20_Emphasis"><text:span text:style-name="T4">sizeof</text:span></text:span></text:span><text:span text:style-name="Teletype"><text:span text:style-name="T2">(buf));</text:span></text:span></text:p>
      <text:p text:style-name="P8"><text:span text:style-name="Teletype"><text:span text:style-name="T3"><text:s text:c="12"/></text:span></text:span><text:span text:style-name="Teletype"><text:span text:style-name="Strong_20_Emphasis"><text:span text:style-name="T4">for</text:span></text:span></text:span><text:span text:style-name="Teletype"><text:span text:style-name="T2"> (i = 0; i &lt; n; ++i)</text:span></text:span></text:p>
      <text:p text:style-name="P8"><text:span text:style-name="Teletype"><text:span text:style-name="T3"><text:s text:c="16"/></text:span></text:span><text:span text:style-name="Teletype"><text:span text:style-name="T2">buf[i] = rot13_char(buf[i]);</text:span></text:span></text:p>
      <text:p text:style-name="P8"><text:span text:style-name="Teletype"><text:span text:style-name="T3"><text:s text:c="12"/></text:span></text:span><text:span text:style-name="Teletype"><text:span text:style-name="T2">evbuffer_add(output, buf, n);</text:span></text:span></text:p>
      <text:p text:style-name="P8"><text:span text:style-name="Teletype"><text:span text:style-name="T3"><text:s text:c="8"/></text:span></text:span><text:span text:style-name="Teletype"><text:span text:style-name="T2">}</text:span></text:span></text:p>
      <text:p text:style-name="P8"><text:span text:style-name="Teletype"><text:span text:style-name="T3"><text:s text:c="8"/></text:span></text:span><text:span text:style-name="Teletype"><text:span text:style-name="T2">evbuffer_add(output, "\n", 1);</text:span></text:span></text:p>
      <text:p text:style-name="P8"><text:span text:style-name="Teletype"><text:span text:style-name="T3"><text:s text:c="4"/></text:span></text:span><text:span text:style-name="Teletype"><text:span text:style-name="T2">}</text:span></text:span></text:p>
      <text:p text:style-name="P8"><text:span text:style-name="Teletype"><text:span text:style-name="T2">}</text:span></text:span></text:p>
      <text:p text:style-name="P8"/>
      <text:p text:style-name="P8"><text:span text:style-name="Strong_20_Emphasis"><text:span text:style-name="T4">void</text:span></text:span></text:p>
      <text:p text:style-name="P8"><text:span text:style-name="Teletype"><text:span text:style-name="T2">errorcb(</text:span></text:span><text:span text:style-name="Teletype"><text:span text:style-name="Strong_20_Emphasis"><text:span text:style-name="T4">struct</text:span></text:span></text:span><text:span text:style-name="Teletype"><text:span text:style-name="T2"> bufferevent *bev, </text:span></text:span><text:span text:style-name="Teletype"><text:span text:style-name="Strong_20_Emphasis"><text:span text:style-name="T4">short</text:span></text:span></text:span><text:span text:style-name="Teletype"><text:span text:style-name="T2"> error, </text:span></text:span><text:span text:style-name="Teletype"><text:span text:style-name="Strong_20_Emphasis"><text:span text:style-name="T4">void</text:span></text:span></text:span><text:span text:style-name="Teletype"><text:span text:style-name="T2"> *ctx)</text:span></text:span></text:p>
      <text:p text:style-name="P8"><text:span text:style-name="Teletype"><text:span text:style-name="T2">{</text:span></text:span></text:p>
      <text:p text:style-name="P8"><text:span text:style-name="Teletype"><text:span text:style-name="T3"><text:s text:c="4"/></text:span></text:span><text:span text:style-name="Teletype"><text:span text:style-name="Strong_20_Emphasis"><text:span text:style-name="T4">if</text:span></text:span></text:span><text:span text:style-name="Teletype"><text:span text:style-name="T2"> (error &amp; BEV_EVENT_EOF) {</text:span></text:span></text:p>
      <text:p text:style-name="P8"><text:span text:style-name="Teletype"><text:span text:style-name="T3"><text:s text:c="8"/></text:span></text:span><text:span text:style-name="Teletype"><text:span text:style-name="T1">/* connection has been closed, do any clean up here */</text:span></text:span></text:p>
      <text:p text:style-name="P8"><text:span text:style-name="Teletype"><text:span text:style-name="T3"><text:s text:c="8"/></text:span></text:span><text:span text:style-name="Teletype"><text:span text:style-name="T1">/* ... */</text:span></text:span></text:p>
      <text:p text:style-name="P8"><text:span text:style-name="Teletype"><text:span text:style-name="T3"><text:s text:c="4"/></text:span></text:span><text:span text:style-name="Teletype"><text:span text:style-name="T2">} </text:span></text:span><text:span text:style-name="Teletype"><text:span text:style-name="Strong_20_Emphasis"><text:span text:style-name="T4">else</text:span></text:span></text:span><text:span text:style-name="Teletype"><text:span text:style-name="T2"> </text:span></text:span><text:span text:style-name="Teletype"><text:span text:style-name="Strong_20_Emphasis"><text:span text:style-name="T4">if</text:span></text:span></text:span><text:span text:style-name="Teletype"><text:span text:style-name="T2"> (error &amp; BEV_EVENT_ERROR) {</text:span></text:span></text:p>
      <text:p text:style-name="P8"><text:span text:style-name="Teletype"><text:span text:style-name="T3"><text:s text:c="8"/></text:span></text:span><text:span text:style-name="Teletype"><text:span text:style-name="T1">/* check errno to see what error occurred */</text:span></text:span></text:p>
      <text:p text:style-name="P8"><text:span text:style-name="Teletype"><text:span text:style-name="T3"><text:s text:c="8"/></text:span></text:span><text:span text:style-name="Teletype"><text:span text:style-name="T1">/* ... */</text:span></text:span></text:p>
      <text:p text:style-name="P8"><text:span text:style-name="Teletype"><text:span text:style-name="T3"><text:s text:c="4"/></text:span></text:span><text:span text:style-name="Teletype"><text:span text:style-name="T2">} </text:span></text:span><text:span text:style-name="Teletype"><text:span text:style-name="Strong_20_Emphasis"><text:span text:style-name="T4">else</text:span></text:span></text:span><text:span text:style-name="Teletype"><text:span text:style-name="T2"> </text:span></text:span><text:span text:style-name="Teletype"><text:span text:style-name="Strong_20_Emphasis"><text:span text:style-name="T4">if</text:span></text:span></text:span><text:span text:style-name="Teletype"><text:span text:style-name="T2"> (error &amp; BEV_EVENT_TIMEOUT) {</text:span></text:span></text:p>
      <text:p text:style-name="P8"><text:span text:style-name="Teletype"><text:span text:style-name="T3"><text:s text:c="8"/></text:span></text:span><text:span text:style-name="Teletype"><text:span text:style-name="T1">/* must be a timeout event handle, handle it */</text:span></text:span></text:p>
      <text:p text:style-name="P8"><text:span text:style-name="Teletype"><text:span text:style-name="T3"><text:s text:c="8"/></text:span></text:span><text:span text:style-name="Teletype"><text:span text:style-name="T1">/* ... */</text:span></text:span></text:p>
      <text:p text:style-name="P8"><text:span text:style-name="Teletype"><text:span text:style-name="T3"><text:s text:c="4"/></text:span></text:span><text:span text:style-name="Teletype"><text:span text:style-name="T2">}</text:span></text:span></text:p>
      <text:p text:style-name="P8"><text:span text:style-name="Teletype"><text:span text:style-name="T3"><text:s text:c="4"/></text:span></text:span><text:span text:style-name="Teletype"><text:span text:style-name="T2">bufferevent_free(bev);</text:span></text:span></text:p>
      <text:p text:style-name="P8"><text:span text:style-name="Teletype"><text:span text:style-name="T2">}</text:span></text:span></text:p>
      <text:p text:style-name="P8"/>
      <text:p text:style-name="P8"><text:span text:style-name="Strong_20_Emphasis"><text:span text:style-name="T4">void</text:span></text:span></text:p>
      <text:p text:style-name="P8"><text:span text:style-name="Teletype"><text:span text:style-name="T2">do_accept(evutil_socket_t listener, </text:span></text:span><text:span text:style-name="Teletype"><text:span text:style-name="Strong_20_Emphasis"><text:span text:style-name="T4">short</text:span></text:span></text:span><text:span text:style-name="Teletype"><text:span text:style-name="T2"> event, </text:span></text:span><text:span text:style-name="Teletype"><text:span text:style-name="Strong_20_Emphasis"><text:span text:style-name="T4">void</text:span></text:span></text:span><text:span text:style-name="Teletype"><text:span text:style-name="T2"> *arg)</text:span></text:span></text:p>
      <text:p text:style-name="P8"><text:span text:style-name="Teletype"><text:span text:style-name="T2">{</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event_base *base = arg;</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sockaddr_storage ss;</text:span></text:span></text:p>
      <text:p text:style-name="P8"><text:span text:style-name="Teletype"><text:span text:style-name="T3"><text:s text:c="4"/></text:span></text:span><text:span text:style-name="Teletype"><text:span text:style-name="T2">socklen_t slen = </text:span></text:span><text:span text:style-name="Teletype"><text:span text:style-name="Strong_20_Emphasis"><text:span text:style-name="T4">sizeof</text:span></text:span></text:span><text:span text:style-name="Teletype"><text:span text:style-name="T2">(ss);</text:span></text:span></text:p>
      <text:p text:style-name="P8"><text:span text:style-name="Teletype"><text:span text:style-name="T3"><text:s text:c="4"/></text:span></text:span><text:span text:style-name="Teletype"><text:span text:style-name="Strong_20_Emphasis"><text:span text:style-name="T4">int</text:span></text:span></text:span><text:span text:style-name="Teletype"><text:span text:style-name="T2"> fd = accept(listener, (</text:span></text:span><text:span text:style-name="Teletype"><text:span text:style-name="Strong_20_Emphasis"><text:span text:style-name="T4">struct</text:span></text:span></text:span><text:span text:style-name="Teletype"><text:span text:style-name="T2"> sockaddr*)&amp;ss, &amp;slen);</text:span></text:span></text:p>
      <text:p text:style-name="P8"><text:span text:style-name="Teletype"><text:span text:style-name="T3"><text:s text:c="4"/></text:span></text:span><text:span text:style-name="Teletype"><text:span text:style-name="Strong_20_Emphasis"><text:span text:style-name="T4">if</text:span></text:span></text:span><text:span text:style-name="Teletype"><text:span text:style-name="T2"> (fd &lt; 0) {</text:span></text:span></text:p>
      <text:p text:style-name="P8"><text:span text:style-name="Teletype"><text:span text:style-name="T3"><text:s text:c="8"/></text:span></text:span><text:span text:style-name="Teletype"><text:span text:style-name="T2">perror("accept");</text:span></text:span></text:p>
      <text:p text:style-name="P8"><text:span text:style-name="Teletype"><text:span text:style-name="T3"><text:s text:c="4"/></text:span></text:span><text:span text:style-name="Teletype"><text:span text:style-name="T2">} </text:span></text:span><text:span text:style-name="Teletype"><text:span text:style-name="Strong_20_Emphasis"><text:span text:style-name="T4">else</text:span></text:span></text:span><text:span text:style-name="Teletype"><text:span text:style-name="T2"> </text:span></text:span><text:span text:style-name="Teletype"><text:span text:style-name="Strong_20_Emphasis"><text:span text:style-name="T4">if</text:span></text:span></text:span><text:span text:style-name="Teletype"><text:span text:style-name="T2"> (fd &gt; FD_SETSIZE) {</text:span></text:span></text:p>
      <text:p text:style-name="P8"><text:span text:style-name="Teletype"><text:span text:style-name="T3"><text:s text:c="8"/></text:span></text:span><text:span text:style-name="Teletype"><text:span text:style-name="T2">close(fd);</text:span></text:span></text:p>
      <text:p text:style-name="P8"><text:span text:style-name="Teletype"><text:span text:style-name="T3"><text:s text:c="4"/></text:span></text:span><text:span text:style-name="Teletype"><text:span text:style-name="T2">} </text:span></text:span><text:span text:style-name="Teletype"><text:span text:style-name="Strong_20_Emphasis"><text:span text:style-name="T4">else</text:span></text:span></text:span><text:span text:style-name="Teletype"><text:span text:style-name="T2"> {</text:span></text:span></text:p>
      <text:p text:style-name="P8"><text:span text:style-name="Teletype"><text:span text:style-name="T3"><text:s text:c="8"/></text:span></text:span><text:span text:style-name="Teletype"><text:span text:style-name="Strong_20_Emphasis"><text:span text:style-name="T4">struct</text:span></text:span></text:span><text:span text:style-name="Teletype"><text:span text:style-name="T2"> bufferevent *bev;</text:span></text:span></text:p>
      <text:p text:style-name="P8"><text:span text:style-name="Teletype"><text:span text:style-name="T3"><text:s text:c="8"/></text:span></text:span><text:span text:style-name="Teletype"><text:span text:style-name="T2">evutil_make_socket_nonblocking(fd);</text:span></text:span></text:p>
      <text:p text:style-name="P8"><text:span text:style-name="Teletype"><text:span text:style-name="T3"><text:s text:c="8"/></text:span></text:span><text:span text:style-name="Teletype"><text:span text:style-name="T2">bev = bufferevent_socket_new(base, fd, BEV_OPT_CLOSE_ON_FREE);</text:span></text:span></text:p>
      <text:p text:style-name="P8"><text:span text:style-name="Teletype"><text:span text:style-name="T3"><text:s text:c="8"/></text:span></text:span><text:span text:style-name="Teletype"><text:span text:style-name="T2">bufferevent_setcb(bev, readcb, NULL, errorcb, NULL);</text:span></text:span></text:p>
      <text:p text:style-name="P8"><text:span text:style-name="Teletype"><text:span text:style-name="T3"><text:s text:c="8"/></text:span></text:span><text:span text:style-name="Teletype"><text:span text:style-name="T2">bufferevent_setwatermark(bev, EV_READ, 0, MAX_LINE);</text:span></text:span></text:p>
      <text:p text:style-name="P8"><text:soft-page-break/><text:span text:style-name="Teletype"><text:span text:style-name="T3"><text:s text:c="8"/></text:span></text:span><text:span text:style-name="Teletype"><text:span text:style-name="T2">bufferevent_enable(bev, EV_READ|EV_WRITE);</text:span></text:span></text:p>
      <text:p text:style-name="P8"><text:span text:style-name="Teletype"><text:span text:style-name="T3"><text:s text:c="4"/></text:span></text:span><text:span text:style-name="Teletype"><text:span text:style-name="T2">}</text:span></text:span></text:p>
      <text:p text:style-name="P8"><text:span text:style-name="Teletype"><text:span text:style-name="T2">}</text:span></text:span></text:p>
      <text:p text:style-name="P8"/>
      <text:p text:style-name="P8"><text:span text:style-name="Strong_20_Emphasis"><text:span text:style-name="T4">void</text:span></text:span></text:p>
      <text:p text:style-name="P8"><text:span text:style-name="Teletype"><text:span text:style-name="T2">run(</text:span></text:span><text:span text:style-name="Teletype"><text:span text:style-name="Strong_20_Emphasis"><text:span text:style-name="T4">void</text:span></text:span></text:span><text:span text:style-name="Teletype"><text:span text:style-name="T2">)</text:span></text:span></text:p>
      <text:p text:style-name="P8"><text:span text:style-name="Teletype"><text:span text:style-name="T2">{</text:span></text:span></text:p>
      <text:p text:style-name="P8"><text:span text:style-name="Teletype"><text:span text:style-name="T3"><text:s text:c="4"/></text:span></text:span><text:span text:style-name="Teletype"><text:span text:style-name="T2">evutil_socket_t listener;</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sockaddr_in sin;</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event_base *base;</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event *listener_event;</text:span></text:span></text:p>
      <text:p text:style-name="P8"/>
      <text:p text:style-name="P8"><text:span text:style-name="Teletype"><text:span text:style-name="T3"><text:s text:c="4"/></text:span></text:span><text:span text:style-name="Teletype"><text:span text:style-name="T2">base = event_base_new();</text:span></text:span></text:p>
      <text:p text:style-name="P8"><text:span text:style-name="Teletype"><text:span text:style-name="T3"><text:s text:c="4"/></text:span></text:span><text:span text:style-name="Teletype"><text:span text:style-name="Strong_20_Emphasis"><text:span text:style-name="T4">if</text:span></text:span></text:span><text:span text:style-name="Teletype"><text:span text:style-name="T2"> (!base)</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 /*XXXerr*/</text:span></text:span></text:p>
      <text:p text:style-name="P8"/>
      <text:p text:style-name="P8"><text:span text:style-name="Teletype"><text:span text:style-name="T3"><text:s text:c="4"/></text:span></text:span><text:span text:style-name="Teletype"><text:span text:style-name="T2">sin.sin_family = AF_INET;</text:span></text:span></text:p>
      <text:p text:style-name="P8"><text:span text:style-name="Teletype"><text:span text:style-name="T3"><text:s text:c="4"/></text:span></text:span><text:span text:style-name="Teletype"><text:span text:style-name="T2">sin.sin_addr.s_addr = 0;</text:span></text:span></text:p>
      <text:p text:style-name="P8"><text:span text:style-name="Teletype"><text:span text:style-name="T3"><text:s text:c="4"/></text:span></text:span><text:span text:style-name="Teletype"><text:span text:style-name="T2">sin.sin_port = htons(40713);</text:span></text:span></text:p>
      <text:p text:style-name="P8"/>
      <text:p text:style-name="P8"><text:span text:style-name="Teletype"><text:span text:style-name="T3"><text:s text:c="4"/></text:span></text:span><text:span text:style-name="Teletype"><text:span text:style-name="T2">listener = socket(AF_INET, SOCK_STREAM, 0);</text:span></text:span></text:p>
      <text:p text:style-name="P8"><text:span text:style-name="Teletype"><text:span text:style-name="T3"><text:s text:c="4"/></text:span></text:span><text:span text:style-name="Teletype"><text:span text:style-name="T2">evutil_make_socket_nonblocking(listener);</text:span></text:span></text:p>
      <text:p text:style-name="P8"/>
      <text:p text:style-name="P8"><text:span text:style-name="Teletype"><text:span text:style-name="T2">#ifndef WIN32</text:span></text:span></text:p>
      <text:p text:style-name="P8"><text:span text:style-name="Teletype"><text:span text:style-name="T3"><text:s text:c="4"/></text:span></text:span><text:span text:style-name="Teletype"><text:span text:style-name="T2">{</text:span></text:span></text:p>
      <text:p text:style-name="P8"><text:span text:style-name="Teletype"><text:span text:style-name="T3"><text:s text:c="8"/></text:span></text:span><text:span text:style-name="Teletype"><text:span text:style-name="Strong_20_Emphasis"><text:span text:style-name="T4">int</text:span></text:span></text:span><text:span text:style-name="Teletype"><text:span text:style-name="T2"> one = 1;</text:span></text:span></text:p>
      <text:p text:style-name="P8"><text:span text:style-name="Teletype"><text:span text:style-name="T3"><text:s text:c="8"/></text:span></text:span><text:span text:style-name="Teletype"><text:span text:style-name="T2">setsockopt(listener, SOL_SOCKET, SO_REUSEADDR, &amp;one, </text:span></text:span><text:span text:style-name="Teletype"><text:span text:style-name="Strong_20_Emphasis"><text:span text:style-name="T4">sizeof</text:span></text:span></text:span><text:span text:style-name="Teletype"><text:span text:style-name="T2">(one));</text:span></text:span></text:p>
      <text:p text:style-name="P8"><text:span text:style-name="Teletype"><text:span text:style-name="T3"><text:s text:c="4"/></text:span></text:span><text:span text:style-name="Teletype"><text:span text:style-name="T2">}</text:span></text:span></text:p>
      <text:p text:style-name="P8"><text:span text:style-name="Teletype"><text:span text:style-name="T2">#endif</text:span></text:span></text:p>
      <text:p text:style-name="P8"/>
      <text:p text:style-name="P8"><text:span text:style-name="Teletype"><text:span text:style-name="T3"><text:s text:c="4"/></text:span></text:span><text:span text:style-name="Teletype"><text:span text:style-name="Strong_20_Emphasis"><text:span text:style-name="T4">if</text:span></text:span></text:span><text:span text:style-name="Teletype"><text:span text:style-name="T2"> (bind(listener, (</text:span></text:span><text:span text:style-name="Teletype"><text:span text:style-name="Strong_20_Emphasis"><text:span text:style-name="T4">struct</text:span></text:span></text:span><text:span text:style-name="Teletype"><text:span text:style-name="T2"> sockaddr*)&amp;sin, </text:span></text:span><text:span text:style-name="Teletype"><text:span text:style-name="Strong_20_Emphasis"><text:span text:style-name="T4">sizeof</text:span></text:span></text:span><text:span text:style-name="Teletype"><text:span text:style-name="T2">(sin)) &lt; 0) {</text:span></text:span></text:p>
      <text:p text:style-name="P8"><text:span text:style-name="Teletype"><text:span text:style-name="T3"><text:s text:c="8"/></text:span></text:span><text:span text:style-name="Teletype"><text:span text:style-name="T2">perror("bind");</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text:span></text:span></text:p>
      <text:p text:style-name="P8"><text:span text:style-name="Teletype"><text:span text:style-name="T3"><text:s text:c="4"/></text:span></text:span><text:span text:style-name="Teletype"><text:span text:style-name="T2">}</text:span></text:span></text:p>
      <text:p text:style-name="P8"/>
      <text:p text:style-name="P8"><text:span text:style-name="Teletype"><text:span text:style-name="T3"><text:s text:c="4"/></text:span></text:span><text:span text:style-name="Teletype"><text:span text:style-name="Strong_20_Emphasis"><text:span text:style-name="T4">if</text:span></text:span></text:span><text:span text:style-name="Teletype"><text:span text:style-name="T2"> (listen(listener, 16)&lt;0) {</text:span></text:span></text:p>
      <text:p text:style-name="P8"><text:span text:style-name="Teletype"><text:span text:style-name="T3"><text:s text:c="8"/></text:span></text:span><text:span text:style-name="Teletype"><text:span text:style-name="T2">perror("listen");</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text:span></text:span></text:p>
      <text:p text:style-name="P8"><text:span text:style-name="Teletype"><text:span text:style-name="T3"><text:s text:c="4"/></text:span></text:span><text:span text:style-name="Teletype"><text:span text:style-name="T2">}</text:span></text:span></text:p>
      <text:p text:style-name="P8"/>
      <text:p text:style-name="P8"><text:span text:style-name="Teletype"><text:span text:style-name="T3"><text:s text:c="4"/></text:span></text:span><text:span text:style-name="Teletype"><text:span text:style-name="T2">listener_event = event_new(base, listener, EV_READ|EV_PERSIST, do_accept, (</text:span></text:span><text:span text:style-name="Teletype"><text:span text:style-name="Strong_20_Emphasis"><text:span text:style-name="T4">void</text:span></text:span></text:span><text:span text:style-name="Teletype"><text:span text:style-name="T2">*)base);</text:span></text:span></text:p>
      <text:p text:style-name="P8"><text:span text:style-name="Teletype"><text:span text:style-name="T3"><text:s text:c="4"/></text:span></text:span><text:span text:style-name="Teletype"><text:span text:style-name="T1">/*XXX check it */</text:span></text:span></text:p>
      <text:p text:style-name="P8"><text:span text:style-name="Teletype"><text:span text:style-name="T3"><text:s text:c="4"/></text:span></text:span><text:span text:style-name="Teletype"><text:span text:style-name="T2">event_add(listener_event, NULL);</text:span></text:span></text:p>
      <text:p text:style-name="P8"/>
      <text:p text:style-name="P8"><text:span text:style-name="Teletype"><text:span text:style-name="T3"><text:s text:c="4"/></text:span></text:span><text:span text:style-name="Teletype"><text:span text:style-name="T2">event_base_dispatch(base);</text:span></text:span></text:p>
      <text:p text:style-name="P8"><text:span text:style-name="Teletype"><text:span text:style-name="T2">}</text:span></text:span></text:p>
      <text:p text:style-name="P8"/>
      <text:p text:style-name="P8"><text:span text:style-name="Strong_20_Emphasis"><text:span text:style-name="T4">int</text:span></text:span></text:p>
      <text:p text:style-name="P8"><text:span text:style-name="Teletype"><text:span text:style-name="T2">main(</text:span></text:span><text:span text:style-name="Teletype"><text:span text:style-name="Strong_20_Emphasis"><text:span text:style-name="T4">int</text:span></text:span></text:span><text:span text:style-name="Teletype"><text:span text:style-name="T2"> c, </text:span></text:span><text:span text:style-name="Teletype"><text:span text:style-name="Strong_20_Emphasis"><text:span text:style-name="T4">char</text:span></text:span></text:span><text:span text:style-name="Teletype"><text:span text:style-name="T2"> **v)</text:span></text:span></text:p>
      <text:p text:style-name="P8"><text:span text:style-name="Teletype"><text:span text:style-name="T2">{</text:span></text:span></text:p>
      <text:p text:style-name="P8"><text:span text:style-name="Teletype"><text:span text:style-name="T3"><text:s text:c="4"/></text:span></text:span><text:span text:style-name="Teletype"><text:span text:style-name="T2">setvbuf(stdout, NULL, _IONBF, 0);</text:span></text:span></text:p>
      <text:p text:style-name="P8"/>
      <text:p text:style-name="P8"><text:span text:style-name="Teletype"><text:span text:style-name="T3"><text:s text:c="4"/></text:span></text:span><text:span text:style-name="Teletype"><text:span text:style-name="T2">run();</text:span></text:span></text:p>
      <text:p text:style-name="P8"><text:span text:style-name="Teletype"><text:span text:style-name="T3"><text:s text:c="4"/></text:span></text:span><text:span text:style-name="Teletype"><text:span text:style-name="Strong_20_Emphasis"><text:span text:style-name="T4">return</text:span></text:span></text:span><text:span text:style-name="Teletype"><text:span text:style-name="T2"> 0;</text:span></text:span></text:p>
      <text:p text:style-name="P8"><text:span text:style-name="Teletype"><text:span text:style-name="T2">}</text:span></text:span></text:p>
      <text:p text:style-name="P7"/>
      <text:h text:style-name="Heading_20_2" text:outline-level="2"><text:soft-page-break/>libevent预览</text:h>
      <text:p text:style-name="Text_20_body">Libevent优势</text:p>
      <text:list xml:id="list776287673" text:style-name="L2">
        <text:list-item>
          <text:p text:style-name="P27">可移植性</text:p>
        </text:list-item>
        <text:list-item>
          <text:p text:style-name="P27">速度快--各平台的非阻塞IO的高性能实现</text:p>
        </text:list-item>
        <text:list-item>
          <text:p text:style-name="P27">可扩展性--支持上万的socket活动</text:p>
        </text:list-item>
        <text:list-item>
          <text:p text:style-name="P27">方便使用</text:p>
        </text:list-item>
      </text:list>
      <text:p text:style-name="Text_20_body">libevent被分为下面几个部分</text:p>
      <text:list xml:id="list1474709211" text:style-name="L3">
        <text:list-item>
          <text:p text:style-name="P28">evutil – 不同平台网络操作的通用功能的抽象</text:p>
        </text:list-item>
        <text:list-item>
          <text:p text:style-name="P28">event 和 event_base – libevent的核心，包括不同平台事件驱动的非阻塞IO操作的通用api接口，可以利用该接口获得socket何时可读，可写，基础超时功能以及不同系统的信号识别</text:p>
        </text:list-item>
        <text:list-item>
          <text:p text:style-name="P28">bufferevent – libevent事件驱动的高层次包装，使用更方便，可以使用该部分直接对buffer进行读写操作，而不是获取socket通知后再操作buffer，它包含多个后端，即它实现了不同系统中非阻塞IO的高性能实现，例如windows的IOCP</text:p>
        </text:list-item>
        <text:list-item>
          <text:p text:style-name="P28">evbuffer – 该模块实现了bufferevent的缓冲区，提供了高效方便的功能</text:p>
        </text:list-item>
        <text:list-item>
          <text:p text:style-name="P28">evhttp – 简单的http c/s 实现</text:p>
        </text:list-item>
        <text:list-item>
          <text:p text:style-name="P28">evdns – 简单的dns c/s 实现</text:p>
        </text:list-item>
        <text:list-item>
          <text:p text:style-name="P28">evrpc – 简单的rpc实现</text:p>
        </text:list-item>
      </text:list>
      <text:p text:style-name="Text_20_body">Libevent库编译后包含以下几个</text:p>
      <text:list xml:id="list1276792763" text:style-name="L4">
        <text:list-item>
          <text:p text:style-name="P9">libevent_core – 核心的event, buffer库，包含<text:span text:style-name="T6">event_base, evbuffer, bufferevent和一些通用函数</text:span></text:p>
        </text:list-item>
        <text:list-item>
          <text:p text:style-name="P11">libevent_extra – 特殊协议的实现比如http,dns,rpc</text:p>
        </text:list-item>
        <text:list-item>
          <text:p text:style-name="P11">libevent – 由于历史原因存在，它的内容已经包含在libevent_core中，最好不用，后续版本会删除这个库</text:p>
        </text:list-item>
      </text:list>
      <text:list xml:id="list1778032559" text:style-name="L5">
        <text:list-item>
          <text:p text:style-name="P12">libevent_pthread – 多线程操作库，如果在单线程中使用Libevent可以不用链接该库</text:p>
        </text:list-item>
      </text:list>
      <text:list xml:id="list1427133028" text:continue-list="list1276792763" text:style-name="L4">
        <text:list-item>
          <text:p text:style-name="P11">libevent_openssl – 该库通过bufferevents和OpenSSL提供了加密解密库，如果使用Libevent时不需要加密解密，不要链接该库</text:p>
        </text:list-item>
      </text:list>
      <text:p text:style-name="P10"/>
      <text:p text:style-name="Standard">Libevent头文件现在包含在event2文件夹中，分为三个部分</text:p>
      <text:list xml:id="list839583441" text:continue-list="list1778032559" text:style-name="L5">
        <text:list-item>
          <text:p text:style-name="P14">API – Libevent的公共接口</text:p>
        </text:list-item>
        <text:list-item>
          <text:p text:style-name="P14">Compatibility – 兼容性头包括废弃的函数的定义。你不应该包括它，除非你从旧版本的libevent的移植程序</text:p>
        </text:list-item>
        <text:list-item>
          <text:p text:style-name="P14">Structures – 不稳定的结构定义，或者因为需要快速访问结构成员；或者由于历史原因，使用该头文件会破坏你的程序二进制兼容性，这些头文件有”_struct.h”后缀</text:p>
        </text:list-item>
      </text:list>
      <text:h text:style-name="Heading_20_2" text:outline-level="2"><text:soft-page-break/>Libevent库设置</text:h>
      <text:p text:style-name="Text_20_body">使用Libevent库需要做一些全局设置。</text:p>
      <text:h text:style-name="Heading_20_3" text:outline-level="3">Libevent日志消息</text:h>
      <text:p text:style-name="Text_20_body">如果编译时加入支持日志的编译选项，Libevent会有内置的错误和警告日志，而且还会记录调试信息，这些信息默认输出到stderr中，可以用你自己的日志函数覆盖</text:p>
      <text:p text:style-name="Text_20_body">接口如下：</text:p>
      <text:p text:style-name="P1">Interface</text:p>
      <text:p text:style-name="P5"><text:span text:style-name="Teletype"><text:span text:style-name="T2">#define EVENT_LOG_DEBUG 0</text:span></text:span></text:p>
      <text:p text:style-name="P8"><text:span text:style-name="Teletype"><text:span text:style-name="T2">#define EVENT_LOG_MSG <text:s text:c="2"/>1</text:span></text:span></text:p>
      <text:p text:style-name="P8"><text:span text:style-name="Teletype"><text:span text:style-name="T2">#define EVENT_LOG_WARN <text:s/>2</text:span></text:span></text:p>
      <text:p text:style-name="P8"><text:span text:style-name="Teletype"><text:span text:style-name="T2">#define EVENT_LOG_ERR <text:s text:c="2"/>3</text:span></text:span></text:p>
      <text:p text:style-name="P8"/>
      <text:p text:style-name="P8"><text:span text:style-name="Teletype"><text:span text:style-name="T1">/* Deprecated; see note at the end of this section */</text:span></text:span></text:p>
      <text:p text:style-name="P8"><text:span text:style-name="Teletype"><text:span text:style-name="T2">#define _EVENT_LOG_DEBUG EVENT_LOG_DEBUG</text:span></text:span></text:p>
      <text:p text:style-name="P8"><text:span text:style-name="Teletype"><text:span text:style-name="T2">#define _EVENT_LOG_MSG <text:s text:c="2"/>EVENT_LOG_MSG</text:span></text:span></text:p>
      <text:p text:style-name="P8"><text:span text:style-name="Teletype"><text:span text:style-name="T2">#define _EVENT_LOG_WARN <text:s/>EVENT_LOG_WARN</text:span></text:span></text:p>
      <text:p text:style-name="P8"><text:span text:style-name="Teletype"><text:span text:style-name="T2">#define _EVENT_LOG_ERR <text:s text:c="2"/>EVENT_LOG_ERR</text:span></text:span></text:p>
      <text:p text:style-name="P8"/>
      <text:p text:style-name="P8"><text:span text:style-name="Teletype"><text:span text:style-name="Strong_20_Emphasis"><text:span text:style-name="T4">typedef</text:span></text:span></text:span><text:span text:style-name="Teletype"><text:span text:style-name="T2"> </text:span></text:span><text:span text:style-name="Teletype"><text:span text:style-name="Strong_20_Emphasis"><text:span text:style-name="T4">void</text:span></text:span></text:span><text:span text:style-name="Teletype"><text:span text:style-name="T2"> (*event_log_cb)(</text:span></text:span><text:span text:style-name="Teletype"><text:span text:style-name="Strong_20_Emphasis"><text:span text:style-name="T4">int</text:span></text:span></text:span><text:span text:style-name="Teletype"><text:span text:style-name="T2"> severity, </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char</text:span></text:span></text:span><text:span text:style-name="Teletype"><text:span text:style-name="T2"> *msg);</text:span></text:span></text:p>
      <text:p text:style-name="P8"/>
      <text:p text:style-name="P8"><text:span text:style-name="Teletype"><text:span text:style-name="Strong_20_Emphasis"><text:span text:style-name="T4">void</text:span></text:span></text:span><text:span text:style-name="Teletype"><text:span text:style-name="T2"> event_set_log_callback(event_log_cb cb);</text:span></text:span></text:p>
      <text:p text:style-name="Standard">重写event_log_cb，然后将其作为参数传入event_set_log_callback()就覆盖了日志函数。如果传入event_set_log_callback()是NULL，则任何日志函数的立刻返回。重写的例子如下</text:p>
      <text:p text:style-name="P2">Examples</text:p>
      <text:p text:style-name="P5"><text:span text:style-name="Teletype"><text:span text:style-name="T2">#include &lt;event2/event.h&gt;</text:span></text:span></text:p>
      <text:p text:style-name="P8"><text:span text:style-name="Teletype"><text:span text:style-name="T2">#include &lt;stdio.h&gt;</text:span></text:span></text:p>
      <text:p text:style-name="P8"/>
      <text:p text:style-name="P8"><text:span text:style-name="Teletype"><text:span text:style-name="Strong_20_Emphasis"><text:span text:style-name="T4">static</text:span></text:span></text:span><text:span text:style-name="Teletype"><text:span text:style-name="T2"> </text:span></text:span><text:span text:style-name="Teletype"><text:span text:style-name="Strong_20_Emphasis"><text:span text:style-name="T4">void</text:span></text:span></text:span><text:span text:style-name="Teletype"><text:span text:style-name="T2"> discard_cb(</text:span></text:span><text:span text:style-name="Teletype"><text:span text:style-name="Strong_20_Emphasis"><text:span text:style-name="T4">int</text:span></text:span></text:span><text:span text:style-name="Teletype"><text:span text:style-name="T2"> severity, </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char</text:span></text:span></text:span><text:span text:style-name="Teletype"><text:span text:style-name="T2"> *msg)</text:span></text:span></text:p>
      <text:p text:style-name="P8"><text:span text:style-name="Teletype"><text:span text:style-name="T2">{</text:span></text:span></text:p>
      <text:p text:style-name="P8"><text:span text:style-name="Teletype"><text:span text:style-name="T3"><text:s text:c="4"/></text:span></text:span><text:span text:style-name="Teletype"><text:span text:style-name="T1">/* This callback does nothing. */</text:span></text:span></text:p>
      <text:p text:style-name="P8"><text:span text:style-name="Teletype"><text:span text:style-name="T2">}</text:span></text:span></text:p>
      <text:p text:style-name="P8"/>
      <text:p text:style-name="P8"><text:span text:style-name="Teletype"><text:span text:style-name="Strong_20_Emphasis"><text:span text:style-name="T4">static</text:span></text:span></text:span><text:span text:style-name="Teletype"><text:span text:style-name="T2"> FILE *logfile = NULL;</text:span></text:span></text:p>
      <text:p text:style-name="P8"><text:span text:style-name="Teletype"><text:span text:style-name="Strong_20_Emphasis"><text:span text:style-name="T4">static</text:span></text:span></text:span><text:span text:style-name="Teletype"><text:span text:style-name="T2"> </text:span></text:span><text:span text:style-name="Teletype"><text:span text:style-name="Strong_20_Emphasis"><text:span text:style-name="T4">void</text:span></text:span></text:span><text:span text:style-name="Teletype"><text:span text:style-name="T2"> write_to_file_cb(</text:span></text:span><text:span text:style-name="Teletype"><text:span text:style-name="Strong_20_Emphasis"><text:span text:style-name="T4">int</text:span></text:span></text:span><text:span text:style-name="Teletype"><text:span text:style-name="T2"> severity, </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char</text:span></text:span></text:span><text:span text:style-name="Teletype"><text:span text:style-name="T2"> *msg)</text:span></text:span></text:p>
      <text:p text:style-name="P8"><text:span text:style-name="Teletype"><text:span text:style-name="T2">{</text:span></text:span></text:p>
      <text:p text:style-name="P8"><text:span text:style-name="Teletype"><text:span text:style-name="T3"><text:s text:c="4"/></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char</text:span></text:span></text:span><text:span text:style-name="Teletype"><text:span text:style-name="T2"> *s;</text:span></text:span></text:p>
      <text:p text:style-name="P8"><text:span text:style-name="Teletype"><text:span text:style-name="T3"><text:s text:c="4"/></text:span></text:span><text:span text:style-name="Teletype"><text:span text:style-name="Strong_20_Emphasis"><text:span text:style-name="T4">if</text:span></text:span></text:span><text:span text:style-name="Teletype"><text:span text:style-name="T2"> (!logfile)</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text:span></text:span></text:p>
      <text:p text:style-name="P8"><text:span text:style-name="Teletype"><text:span text:style-name="T3"><text:s text:c="4"/></text:span></text:span><text:span text:style-name="Teletype"><text:span text:style-name="Strong_20_Emphasis"><text:span text:style-name="T4">switch</text:span></text:span></text:span><text:span text:style-name="Teletype"><text:span text:style-name="T2"> (severity) {</text:span></text:span></text:p>
      <text:p text:style-name="P8"><text:span text:style-name="Teletype"><text:span text:style-name="T3"><text:s text:c="8"/></text:span></text:span><text:span text:style-name="Teletype"><text:span text:style-name="Strong_20_Emphasis"><text:span text:style-name="T4">case</text:span></text:span></text:span><text:span text:style-name="Teletype"><text:span text:style-name="T2"> _EVENT_LOG_DEBUG: s = "debug"; </text:span></text:span><text:span text:style-name="Teletype"><text:span text:style-name="Strong_20_Emphasis"><text:span text:style-name="T4">break</text:span></text:span></text:span><text:span text:style-name="Teletype"><text:span text:style-name="T2">;</text:span></text:span></text:p>
      <text:p text:style-name="P8"><text:span text:style-name="Teletype"><text:span text:style-name="T3"><text:s text:c="8"/></text:span></text:span><text:span text:style-name="Teletype"><text:span text:style-name="Strong_20_Emphasis"><text:span text:style-name="T4">case</text:span></text:span></text:span><text:span text:style-name="Teletype"><text:span text:style-name="T2"> _EVENT_LOG_MSG: <text:s text:c="2"/>s = "msg"; <text:s text:c="2"/></text:span></text:span><text:span text:style-name="Teletype"><text:span text:style-name="Strong_20_Emphasis"><text:span text:style-name="T4">break</text:span></text:span></text:span><text:span text:style-name="Teletype"><text:span text:style-name="T2">;</text:span></text:span></text:p>
      <text:p text:style-name="P8"><text:span text:style-name="Teletype"><text:span text:style-name="T3"><text:s text:c="8"/></text:span></text:span><text:span text:style-name="Teletype"><text:span text:style-name="Strong_20_Emphasis"><text:span text:style-name="T4">case</text:span></text:span></text:span><text:span text:style-name="Teletype"><text:span text:style-name="T2"> _EVENT_LOG_WARN: <text:s/>s = "warn"; <text:s/></text:span></text:span><text:span text:style-name="Teletype"><text:span text:style-name="Strong_20_Emphasis"><text:span text:style-name="T4">break</text:span></text:span></text:span><text:span text:style-name="Teletype"><text:span text:style-name="T2">;</text:span></text:span></text:p>
      <text:p text:style-name="P8"><text:span text:style-name="Teletype"><text:span text:style-name="T3"><text:s text:c="8"/></text:span></text:span><text:span text:style-name="Teletype"><text:span text:style-name="Strong_20_Emphasis"><text:span text:style-name="T4">case</text:span></text:span></text:span><text:span text:style-name="Teletype"><text:span text:style-name="T2"> _EVENT_LOG_ERR: <text:s text:c="2"/>s = "error"; </text:span></text:span><text:span text:style-name="Teletype"><text:span text:style-name="Strong_20_Emphasis"><text:span text:style-name="T4">break</text:span></text:span></text:span><text:span text:style-name="Teletype"><text:span text:style-name="T2">;</text:span></text:span></text:p>
      <text:p text:style-name="P8"><text:span text:style-name="Teletype"><text:span text:style-name="T3"><text:s text:c="8"/></text:span></text:span><text:span text:style-name="Teletype"><text:span text:style-name="Strong_20_Emphasis"><text:span text:style-name="T4">default</text:span></text:span></text:span><text:span text:style-name="Teletype"><text:span text:style-name="T2">: <text:s text:c="14"/>s = "?"; <text:s text:c="4"/></text:span></text:span><text:span text:style-name="Teletype"><text:span text:style-name="Strong_20_Emphasis"><text:span text:style-name="T4">break</text:span></text:span></text:span><text:span text:style-name="Teletype"><text:span text:style-name="T2">; /* never reached */</text:span></text:span></text:p>
      <text:p text:style-name="P8"><text:span text:style-name="Teletype"><text:span text:style-name="T3"><text:s text:c="4"/></text:span></text:span><text:span text:style-name="Teletype"><text:span text:style-name="T2">}</text:span></text:span></text:p>
      <text:p text:style-name="P8"><text:span text:style-name="Teletype"><text:span text:style-name="T3"><text:s text:c="4"/></text:span></text:span><text:span text:style-name="Teletype"><text:span text:style-name="T2">fprintf(logfile, "[%s] %s\n", s, msg);</text:span></text:span></text:p>
      <text:p text:style-name="P8"><text:span text:style-name="Teletype"><text:span text:style-name="T2">}</text:span></text:span></text:p>
      <text:p text:style-name="P8"/>
      <text:p text:style-name="P8"><text:soft-page-break/><text:span text:style-name="Teletype"><text:span text:style-name="T1">/* Turn off all logging from Libevent. */</text:span></text:span></text:p>
      <text:p text:style-name="P8"><text:span text:style-name="Teletype"><text:span text:style-name="Strong_20_Emphasis"><text:span text:style-name="T4">void</text:span></text:span></text:span><text:span text:style-name="Teletype"><text:span text:style-name="T2"> suppress_logging(</text:span></text:span><text:span text:style-name="Teletype"><text:span text:style-name="Strong_20_Emphasis"><text:span text:style-name="T4">void</text:span></text:span></text:span><text:span text:style-name="Teletype"><text:span text:style-name="T2">)</text:span></text:span></text:p>
      <text:p text:style-name="P8"><text:span text:style-name="Teletype"><text:span text:style-name="T2">{</text:span></text:span></text:p>
      <text:p text:style-name="P8"><text:span text:style-name="Teletype"><text:span text:style-name="T3"><text:s text:c="4"/></text:span></text:span><text:span text:style-name="Teletype"><text:span text:style-name="T2">event_set_log_callback(discard_cb);</text:span></text:span></text:p>
      <text:p text:style-name="P8"><text:span text:style-name="Teletype"><text:span text:style-name="T2">}</text:span></text:span></text:p>
      <text:p text:style-name="P8"/>
      <text:p text:style-name="P8"><text:span text:style-name="Teletype"><text:span text:style-name="T1">/* Redirect all Libevent log messages to the C stdio file 'f'. */</text:span></text:span></text:p>
      <text:p text:style-name="P8"><text:span text:style-name="Teletype"><text:span text:style-name="Strong_20_Emphasis"><text:span text:style-name="T4">void</text:span></text:span></text:span><text:span text:style-name="Teletype"><text:span text:style-name="T2"> set_logfile(FILE *f)</text:span></text:span></text:p>
      <text:p text:style-name="P8"><text:span text:style-name="Teletype"><text:span text:style-name="T2">{</text:span></text:span></text:p>
      <text:p text:style-name="P8"><text:span text:style-name="Teletype"><text:span text:style-name="T3"><text:s text:c="4"/></text:span></text:span><text:span text:style-name="Teletype"><text:span text:style-name="T2">logfile = f;</text:span></text:span></text:p>
      <text:p text:style-name="P8"><text:span text:style-name="Teletype"><text:span text:style-name="T3"><text:s text:c="4"/></text:span></text:span><text:span text:style-name="Teletype"><text:span text:style-name="T2">event_set_log_callback(write_to_file_cb);</text:span></text:span></text:p>
      <text:p text:style-name="P8"><text:span text:style-name="Teletype"><text:span text:style-name="T2">}</text:span></text:span></text:p>
      <text:p text:style-name="Standard">自己写的日志函数在调用时可能不够安全，比如你用bufferevent将日志信息通过网络发送，可能会遇到难确定的bug，将来的版本会去掉这个限制。</text:p>
      <text:h text:style-name="Heading_20_3" text:outline-level="3">异常处理</text:h>
      <text:p text:style-name="Text_20_body">如果Libevent遇到无法恢复的错误，它默认会直接调用exit()或者abort()，一旦这种情况出现说明要么你的程序有bug要么Libevent有bug(这个需要高水平！！），你可以自己定义异常处理函数，优雅的处理无法恢复的异常，具体操作是覆盖异常处理函数</text:p>
      <text:p text:style-name="P1">Interface</text:p>
      <text:p text:style-name="P5"><text:span text:style-name="Teletype"><text:span text:style-name="Strong_20_Emphasis"><text:span text:style-name="T4">typedef</text:span></text:span></text:span><text:span text:style-name="Teletype"><text:span text:style-name="T2"> </text:span></text:span><text:span text:style-name="Teletype"><text:span text:style-name="Strong_20_Emphasis"><text:span text:style-name="T4">void</text:span></text:span></text:span><text:span text:style-name="Teletype"><text:span text:style-name="T2"> (*event_fatal_cb)(</text:span></text:span><text:span text:style-name="Teletype"><text:span text:style-name="Strong_20_Emphasis"><text:span text:style-name="T4">int</text:span></text:span></text:span><text:span text:style-name="Teletype"><text:span text:style-name="T2"> err);</text:span></text:span></text:p>
      <text:p text:style-name="P8"><text:span text:style-name="Teletype"><text:span text:style-name="Strong_20_Emphasis"><text:span text:style-name="T4">void</text:span></text:span></text:span><text:span text:style-name="Teletype"><text:span text:style-name="T2"> event_set_fatal_callback(event_fatal_cb cb);</text:span></text:span></text:p>
      <text:p text:style-name="P4"/>
      <text:p text:style-name="Text_20_body">将覆盖的<text:span text:style-name="Teletype">event_set_fatal_callback </text:span>传入<text:span text:style-name="Teletype">event_set_fatal_callback().这个函数不能直接返回Libevent，一旦这个函数调用，其他Libevent的函数就不能再调用，否则出现不缺定的行为和崩溃。</text:span></text:p>
      <text:h text:style-name="Heading_20_3" text:outline-level="3"><text:span text:style-name="Teletype">内存管理</text:span></text:h>
      <text:p text:style-name="Text_20_body"><text:span text:style-name="Teletype">默认采用标准C库的内存管理，可以使用自己的库，便于高效管理内存或者检测内存泄漏。需要你提供新的malloc,free,realloc给下面的函数</text:span></text:p>
      <text:p text:style-name="Standard"><text:span text:style-name="Teletype"><text:span text:style-name="T7">Interface</text:span></text:span></text:p>
      <text:p text:style-name="P5"><text:span text:style-name="Teletype"><text:span text:style-name="Strong_20_Emphasis"><text:span text:style-name="T4">void</text:span></text:span></text:span><text:span text:style-name="Teletype"><text:span text:style-name="T2"> event_set_mem_functions(</text:span></text:span><text:span text:style-name="Teletype"><text:span text:style-name="Strong_20_Emphasis"><text:span text:style-name="T4">void</text:span></text:span></text:span><text:span text:style-name="Teletype"><text:span text:style-name="T2"> *(*malloc_fn)(size_t sz),</text:span></text:span></text:p>
      <text:p text:style-name="P8"><text:span text:style-name="Teletype"><text:span text:style-name="T3"><text:s text:c="29"/></text:span></text:span><text:span text:style-name="Teletype"><text:span text:style-name="Strong_20_Emphasis"><text:span text:style-name="T4">void</text:span></text:span></text:span><text:span text:style-name="Teletype"><text:span text:style-name="T2"> *(*realloc_fn)(</text:span></text:span><text:span text:style-name="Teletype"><text:span text:style-name="Strong_20_Emphasis"><text:span text:style-name="T4">void</text:span></text:span></text:span><text:span text:style-name="Teletype"><text:span text:style-name="T2"> *ptr, size_t sz),</text:span></text:span></text:p>
      <text:p text:style-name="P8"><text:span text:style-name="Teletype"><text:span text:style-name="T3"><text:s text:c="29"/></text:span></text:span><text:span text:style-name="Teletype"><text:span text:style-name="Strong_20_Emphasis"><text:span text:style-name="T4">void</text:span></text:span></text:span><text:span text:style-name="Teletype"><text:span text:style-name="T2"> (*free_fn)(</text:span></text:span><text:span text:style-name="Teletype"><text:span text:style-name="Strong_20_Emphasis"><text:span text:style-name="T4">void</text:span></text:span></text:span><text:span text:style-name="Teletype"><text:span text:style-name="T2"> *ptr));</text:span></text:span></text:p>
      <text:p text:style-name="Text_20_body"><text:span text:style-name="Teletype">下面是一个例子</text:span></text:p>
      <text:p text:style-name="Standard"><text:span text:style-name="Teletype"><text:span text:style-name="T7">Example</text:span></text:span></text:p>
      <text:p text:style-name="P5"><text:span text:style-name="Teletype"><text:span text:style-name="T2">#include &lt;event2/event.h&gt;</text:span></text:span></text:p>
      <text:p text:style-name="P8"><text:span text:style-name="Teletype"><text:span text:style-name="T2">#include &lt;sys/types.h&gt;</text:span></text:span></text:p>
      <text:p text:style-name="P8"><text:span text:style-name="Teletype"><text:span text:style-name="T2">#include &lt;stdlib.h&gt;</text:span></text:span></text:p>
      <text:p text:style-name="P8"/>
      <text:p text:style-name="P8"><text:span text:style-name="Teletype"><text:span text:style-name="T1">/* This union's purpose is to be as big as the largest of all the</text:span></text:span></text:p>
      <text:p text:style-name="P8"><text:span text:style-name="Teletype"><text:span text:style-name="T3"><text:s/></text:span></text:span><text:span text:style-name="Teletype"><text:span text:style-name="T1">* types it contains. */</text:span></text:span></text:p>
      <text:p text:style-name="P8"><text:span text:style-name="Teletype"><text:span text:style-name="Strong_20_Emphasis"><text:span text:style-name="T4">union</text:span></text:span></text:span><text:span text:style-name="Teletype"><text:span text:style-name="T2"> alignment {</text:span></text:span></text:p>
      <text:p text:style-name="P8"><text:span text:style-name="Teletype"><text:span text:style-name="T3"><text:s text:c="4"/></text:span></text:span><text:span text:style-name="Teletype"><text:span text:style-name="T2">size_t sz;</text:span></text:span></text:p>
      <text:p text:style-name="P8"><text:span text:style-name="Teletype"><text:span text:style-name="T3"><text:s text:c="4"/></text:span></text:span><text:span text:style-name="Teletype"><text:span text:style-name="Strong_20_Emphasis"><text:span text:style-name="T4">void</text:span></text:span></text:span><text:span text:style-name="Teletype"><text:span text:style-name="T2"> *ptr;</text:span></text:span></text:p>
      <text:p text:style-name="P8"><text:span text:style-name="Teletype"><text:span text:style-name="T3"><text:s text:c="4"/></text:span></text:span><text:span text:style-name="Teletype"><text:span text:style-name="Strong_20_Emphasis"><text:span text:style-name="T4">double</text:span></text:span></text:span><text:span text:style-name="Teletype"><text:span text:style-name="T2"> dbl;</text:span></text:span></text:p>
      <text:p text:style-name="P8"><text:span text:style-name="Teletype"><text:span text:style-name="T2">};</text:span></text:span></text:p>
      <text:p text:style-name="P8"><text:soft-page-break/><text:span text:style-name="Teletype"><text:span text:style-name="T1">/* We need to make sure that everything we return is on the right</text:span></text:span></text:p>
      <text:p text:style-name="P8"><text:span text:style-name="Teletype"><text:span text:style-name="T3"><text:s text:c="3"/></text:span></text:span><text:span text:style-name="Teletype"><text:span text:style-name="T1">alignment to hold anything, including a double. */</text:span></text:span></text:p>
      <text:p text:style-name="P8"><text:span text:style-name="Teletype"><text:span text:style-name="T2">#define ALIGNMENT </text:span></text:span><text:span text:style-name="Teletype"><text:span text:style-name="Strong_20_Emphasis"><text:span text:style-name="T4">sizeof</text:span></text:span></text:span><text:span text:style-name="Teletype"><text:span text:style-name="T2">(</text:span></text:span><text:span text:style-name="Teletype"><text:span text:style-name="Strong_20_Emphasis"><text:span text:style-name="T4">union</text:span></text:span></text:span><text:span text:style-name="Teletype"><text:span text:style-name="T2"> alignment)</text:span></text:span></text:p>
      <text:p text:style-name="P8"/>
      <text:p text:style-name="P8"><text:span text:style-name="Teletype"><text:span text:style-name="T1">/* We need to do this cast-to-char* trick on our pointers to adjust</text:span></text:span></text:p>
      <text:p text:style-name="P8"><text:span text:style-name="Teletype"><text:span text:style-name="T3"><text:s text:c="3"/></text:span></text:span><text:span text:style-name="Teletype"><text:span text:style-name="T1">them; doing arithmetic on a void* is not standard. */</text:span></text:span></text:p>
      <text:p text:style-name="P8"><text:span text:style-name="Teletype"><text:span text:style-name="T2">#define OUTPTR(ptr) (((</text:span></text:span><text:span text:style-name="Teletype"><text:span text:style-name="Strong_20_Emphasis"><text:span text:style-name="T4">char</text:span></text:span></text:span><text:span text:style-name="Teletype"><text:span text:style-name="T2">*)ptr)+ALIGNMENT)</text:span></text:span></text:p>
      <text:p text:style-name="P8"><text:span text:style-name="Teletype"><text:span text:style-name="T2">#define INPTR(ptr) (((</text:span></text:span><text:span text:style-name="Teletype"><text:span text:style-name="Strong_20_Emphasis"><text:span text:style-name="T4">char</text:span></text:span></text:span><text:span text:style-name="Teletype"><text:span text:style-name="T2">*)ptr)-ALIGNMENT)</text:span></text:span></text:p>
      <text:p text:style-name="P8"/>
      <text:p text:style-name="P8"><text:span text:style-name="Teletype"><text:span text:style-name="Strong_20_Emphasis"><text:span text:style-name="T4">static</text:span></text:span></text:span><text:span text:style-name="Teletype"><text:span text:style-name="T2"> size_t total_allocated = 0;</text:span></text:span></text:p>
      <text:p text:style-name="P8"><text:span text:style-name="Teletype"><text:span text:style-name="Strong_20_Emphasis"><text:span text:style-name="T4">static</text:span></text:span></text:span><text:span text:style-name="Teletype"><text:span text:style-name="T2"> </text:span></text:span><text:span text:style-name="Teletype"><text:span text:style-name="Strong_20_Emphasis"><text:span text:style-name="T4">void</text:span></text:span></text:span><text:span text:style-name="Teletype"><text:span text:style-name="T2"> *replacement_malloc(size_t sz)</text:span></text:span></text:p>
      <text:p text:style-name="P8"><text:span text:style-name="Teletype"><text:span text:style-name="T2">{</text:span></text:span></text:p>
      <text:p text:style-name="P8"><text:span text:style-name="Teletype"><text:span text:style-name="T3"><text:s text:c="4"/></text:span></text:span><text:span text:style-name="Teletype"><text:span text:style-name="Strong_20_Emphasis"><text:span text:style-name="T4">void</text:span></text:span></text:span><text:span text:style-name="Teletype"><text:span text:style-name="T2"> *chunk = malloc(sz + ALIGNMENT);</text:span></text:span></text:p>
      <text:p text:style-name="P8"><text:span text:style-name="Teletype"><text:span text:style-name="T3"><text:s text:c="4"/></text:span></text:span><text:span text:style-name="Teletype"><text:span text:style-name="Strong_20_Emphasis"><text:span text:style-name="T4">if</text:span></text:span></text:span><text:span text:style-name="Teletype"><text:span text:style-name="T2"> (!chunk) </text:span></text:span><text:span text:style-name="Teletype"><text:span text:style-name="Strong_20_Emphasis"><text:span text:style-name="T4">return</text:span></text:span></text:span><text:span text:style-name="Teletype"><text:span text:style-name="T2"> chunk;</text:span></text:span></text:p>
      <text:p text:style-name="P8"><text:span text:style-name="Teletype"><text:span text:style-name="T3"><text:s text:c="4"/></text:span></text:span><text:span text:style-name="Teletype"><text:span text:style-name="T2">total_allocated += sz;</text:span></text:span></text:p>
      <text:p text:style-name="P8"><text:span text:style-name="Teletype"><text:span text:style-name="T3"><text:s text:c="4"/></text:span></text:span><text:span text:style-name="Teletype"><text:span text:style-name="T2">*(size_t*)chunk = sz;</text:span></text:span></text:p>
      <text:p text:style-name="P8"><text:span text:style-name="Teletype"><text:span text:style-name="T3"><text:s text:c="4"/></text:span></text:span><text:span text:style-name="Teletype"><text:span text:style-name="Strong_20_Emphasis"><text:span text:style-name="T4">return</text:span></text:span></text:span><text:span text:style-name="Teletype"><text:span text:style-name="T2"> OUTPTR(chunk);</text:span></text:span></text:p>
      <text:p text:style-name="P8"><text:span text:style-name="Teletype"><text:span text:style-name="T2">}</text:span></text:span></text:p>
      <text:p text:style-name="P8"><text:span text:style-name="Teletype"><text:span text:style-name="Strong_20_Emphasis"><text:span text:style-name="T4">static</text:span></text:span></text:span><text:span text:style-name="Teletype"><text:span text:style-name="T2"> </text:span></text:span><text:span text:style-name="Teletype"><text:span text:style-name="Strong_20_Emphasis"><text:span text:style-name="T4">void</text:span></text:span></text:span><text:span text:style-name="Teletype"><text:span text:style-name="T2"> *replacement_realloc(</text:span></text:span><text:span text:style-name="Teletype"><text:span text:style-name="Strong_20_Emphasis"><text:span text:style-name="T4">void</text:span></text:span></text:span><text:span text:style-name="Teletype"><text:span text:style-name="T2"> *ptr, size_t sz)</text:span></text:span></text:p>
      <text:p text:style-name="P8"><text:span text:style-name="Teletype"><text:span text:style-name="T2">{</text:span></text:span></text:p>
      <text:p text:style-name="P8"><text:span text:style-name="Teletype"><text:span text:style-name="T3"><text:s text:c="4"/></text:span></text:span><text:span text:style-name="Teletype"><text:span text:style-name="T2">size_t old_size = 0;</text:span></text:span></text:p>
      <text:p text:style-name="P8"><text:span text:style-name="Teletype"><text:span text:style-name="T3"><text:s text:c="4"/></text:span></text:span><text:span text:style-name="Teletype"><text:span text:style-name="Strong_20_Emphasis"><text:span text:style-name="T4">if</text:span></text:span></text:span><text:span text:style-name="Teletype"><text:span text:style-name="T2"> (ptr) {</text:span></text:span></text:p>
      <text:p text:style-name="P8"><text:span text:style-name="Teletype"><text:span text:style-name="T3"><text:s text:c="8"/></text:span></text:span><text:span text:style-name="Teletype"><text:span text:style-name="T2">ptr = INPTR(ptr);</text:span></text:span></text:p>
      <text:p text:style-name="P8"><text:span text:style-name="Teletype"><text:span text:style-name="T3"><text:s text:c="8"/></text:span></text:span><text:span text:style-name="Teletype"><text:span text:style-name="T2">old_size = *(size_t*)ptr;</text:span></text:span></text:p>
      <text:p text:style-name="P8"><text:span text:style-name="Teletype"><text:span text:style-name="T3"><text:s text:c="4"/></text:span></text:span><text:span text:style-name="Teletype"><text:span text:style-name="T2">}</text:span></text:span></text:p>
      <text:p text:style-name="P8"><text:span text:style-name="Teletype"><text:span text:style-name="T3"><text:s text:c="4"/></text:span></text:span><text:span text:style-name="Teletype"><text:span text:style-name="T2">ptr = realloc(ptr, sz + ALIGNMENT);</text:span></text:span></text:p>
      <text:p text:style-name="P8"><text:span text:style-name="Teletype"><text:span text:style-name="T3"><text:s text:c="4"/></text:span></text:span><text:span text:style-name="Teletype"><text:span text:style-name="Strong_20_Emphasis"><text:span text:style-name="T4">if</text:span></text:span></text:span><text:span text:style-name="Teletype"><text:span text:style-name="T2"> (!ptr)</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 NULL;</text:span></text:span></text:p>
      <text:p text:style-name="P8"><text:span text:style-name="Teletype"><text:span text:style-name="T3"><text:s text:c="4"/></text:span></text:span><text:span text:style-name="Teletype"><text:span text:style-name="T2">*(size_t*)ptr = sz;</text:span></text:span></text:p>
      <text:p text:style-name="P8"><text:span text:style-name="Teletype"><text:span text:style-name="T3"><text:s text:c="4"/></text:span></text:span><text:span text:style-name="Teletype"><text:span text:style-name="T2">total_allocated = total_allocated - old_size + sz;</text:span></text:span></text:p>
      <text:p text:style-name="P8"><text:span text:style-name="Teletype"><text:span text:style-name="T3"><text:s text:c="4"/></text:span></text:span><text:span text:style-name="Teletype"><text:span text:style-name="Strong_20_Emphasis"><text:span text:style-name="T4">return</text:span></text:span></text:span><text:span text:style-name="Teletype"><text:span text:style-name="T2"> OUTPTR(ptr);</text:span></text:span></text:p>
      <text:p text:style-name="P8"><text:span text:style-name="Teletype"><text:span text:style-name="T2">}</text:span></text:span></text:p>
      <text:p text:style-name="P8"><text:span text:style-name="Teletype"><text:span text:style-name="Strong_20_Emphasis"><text:span text:style-name="T4">static</text:span></text:span></text:span><text:span text:style-name="Teletype"><text:span text:style-name="T2"> </text:span></text:span><text:span text:style-name="Teletype"><text:span text:style-name="Strong_20_Emphasis"><text:span text:style-name="T4">void</text:span></text:span></text:span><text:span text:style-name="Teletype"><text:span text:style-name="T2"> replacement_free(</text:span></text:span><text:span text:style-name="Teletype"><text:span text:style-name="Strong_20_Emphasis"><text:span text:style-name="T4">void</text:span></text:span></text:span><text:span text:style-name="Teletype"><text:span text:style-name="T2"> *ptr)</text:span></text:span></text:p>
      <text:p text:style-name="P8"><text:span text:style-name="Teletype"><text:span text:style-name="T2">{</text:span></text:span></text:p>
      <text:p text:style-name="P8"><text:span text:style-name="Teletype"><text:span text:style-name="T3"><text:s text:c="4"/></text:span></text:span><text:span text:style-name="Teletype"><text:span text:style-name="T2">ptr = INPTR(ptr);</text:span></text:span></text:p>
      <text:p text:style-name="P8"><text:span text:style-name="Teletype"><text:span text:style-name="T3"><text:s text:c="4"/></text:span></text:span><text:span text:style-name="Teletype"><text:span text:style-name="T2">total_allocated -= *(size_t*)ptr;</text:span></text:span></text:p>
      <text:p text:style-name="P8"><text:span text:style-name="Teletype"><text:span text:style-name="T3"><text:s text:c="4"/></text:span></text:span><text:span text:style-name="Teletype"><text:span text:style-name="T2">free(ptr);</text:span></text:span></text:p>
      <text:p text:style-name="P8"><text:span text:style-name="Teletype"><text:span text:style-name="T2">}</text:span></text:span></text:p>
      <text:p text:style-name="P8"><text:span text:style-name="Teletype"><text:span text:style-name="Strong_20_Emphasis"><text:span text:style-name="T4">void</text:span></text:span></text:span><text:span text:style-name="Teletype"><text:span text:style-name="T2"> start_counting_bytes(</text:span></text:span><text:span text:style-name="Teletype"><text:span text:style-name="Strong_20_Emphasis"><text:span text:style-name="T4">void</text:span></text:span></text:span><text:span text:style-name="Teletype"><text:span text:style-name="T2">)</text:span></text:span></text:p>
      <text:p text:style-name="P8"><text:span text:style-name="Teletype"><text:span text:style-name="T2">{</text:span></text:span></text:p>
      <text:p text:style-name="P8"><text:span text:style-name="Teletype"><text:span text:style-name="T3"><text:s text:c="4"/></text:span></text:span><text:span text:style-name="Teletype"><text:span text:style-name="T2">event_set_mem_functions(replacement_malloc,</text:span></text:span></text:p>
      <text:p text:style-name="P8"><text:span text:style-name="Teletype"><text:span text:style-name="T3"><text:s text:c="28"/></text:span></text:span><text:span text:style-name="Teletype"><text:span text:style-name="T2">replacement_realloc,</text:span></text:span></text:p>
      <text:p text:style-name="P8"><text:span text:style-name="Teletype"><text:span text:style-name="T3"><text:s text:c="28"/></text:span></text:span><text:span text:style-name="Teletype"><text:span text:style-name="T2">replacement_free);</text:span></text:span></text:p>
      <text:p text:style-name="P8"><text:span text:style-name="Teletype"><text:span text:style-name="T2">}</text:span></text:span></text:p>
      <text:p text:style-name="Text_20_body"><text:span text:style-name="Teletype"/></text:p>
      <text:h text:style-name="Heading_20_3" text:outline-level="3"><text:span text:style-name="Teletype">线程和锁</text:span></text:h>
      <text:p text:style-name="Text_20_body"><text:span text:style-name="Teletype">Libevent可以通过三种方式处理多线程问题</text:span></text:p>
      <text:list xml:id="list646790798" text:style-name="L6">
        <text:list-item>
          <text:p text:style-name="P29"><text:span text:style-name="Teletype">若结构应该是单线程使用的，在多线程使用中存在问题</text:span></text:p>
        </text:list-item>
        <text:list-item>
          <text:p text:style-name="P29"><text:span text:style-name="Teletype">若结构可能被锁定，需要告诉Libevent每个实例是否可以被多线程访问</text:span></text:p>
        </text:list-item>
        <text:list-item>
          <text:p text:style-name="P29"><text:span text:style-name="Teletype">若结构一直被锁定，Libevent可以线程安全的访问该结构</text:span></text:p>
        </text:list-item>
      </text:list>
      <text:p text:style-name="Text_20_body"><text:soft-page-break/><text:span text:style-name="Teletype">pthread类的平台以及windows平台已经存在合理的实现</text:span></text:p>
      <text:p text:style-name="Standard"><text:span text:style-name="Teletype"><text:span text:style-name="T7">Interface</text:span></text:span></text:p>
      <text:p text:style-name="P5"><text:span text:style-name="Teletype"><text:span text:style-name="T2">#ifdef WIN32</text:span></text:span></text:p>
      <text:p text:style-name="P8"><text:span text:style-name="Teletype"><text:span text:style-name="Strong_20_Emphasis"><text:span text:style-name="T4">int</text:span></text:span></text:span><text:span text:style-name="Teletype"><text:span text:style-name="T2"> evthread_use_windows_threads(</text:span></text:span><text:span text:style-name="Teletype"><text:span text:style-name="Strong_20_Emphasis"><text:span text:style-name="T4">void</text:span></text:span></text:span><text:span text:style-name="Teletype"><text:span text:style-name="T2">);</text:span></text:span></text:p>
      <text:p text:style-name="P8"><text:span text:style-name="Teletype"><text:span text:style-name="T2">#define EVTHREAD_USE_WINDOWS_THREADS_IMPLEMENTED</text:span></text:span></text:p>
      <text:p text:style-name="P8"><text:span text:style-name="Teletype"><text:span text:style-name="T2">#endif</text:span></text:span></text:p>
      <text:p text:style-name="P8"><text:span text:style-name="Teletype"><text:span text:style-name="T2">#ifdef _EVENT_HAVE_PTHREADS</text:span></text:span></text:p>
      <text:p text:style-name="P8"><text:span text:style-name="Teletype"><text:span text:style-name="Strong_20_Emphasis"><text:span text:style-name="T4">int</text:span></text:span></text:span><text:span text:style-name="Teletype"><text:span text:style-name="T2"> evthread_use_pthreads(</text:span></text:span><text:span text:style-name="Teletype"><text:span text:style-name="Strong_20_Emphasis"><text:span text:style-name="T4">void</text:span></text:span></text:span><text:span text:style-name="Teletype"><text:span text:style-name="T2">);</text:span></text:span></text:p>
      <text:p text:style-name="P8"><text:span text:style-name="Teletype"><text:span text:style-name="T2">#define EVTHREAD_USE_PTHREADS_IMPLEMENTED</text:span></text:span></text:p>
      <text:p text:style-name="P8"><text:span text:style-name="Teletype"><text:span text:style-name="T2">#endif</text:span></text:span></text:p>
      <text:p text:style-name="P4"/>
      <text:p text:style-name="Text_20_body"><text:span text:style-name="Teletype">这两个函数成功返回0，失败返回-1</text:span></text:p>
      <text:p text:style-name="Text_20_body"><text:span text:style-name="Teletype">如果需要自定义线程及锁，需要告诉Libevent下面的实现</text:span></text:p>
      <text:list xml:id="list1372928935" text:style-name="L7">
        <text:list-item>
          <text:p text:style-name="P17"><text:span text:style-name="Teletype">Locks</text:span></text:p>
        </text:list-item>
        <text:list-item>
          <text:p text:style-name="P15">locking</text:p>
        </text:list-item>
        <text:list-item>
          <text:p text:style-name="P15">unlocking</text:p>
        </text:list-item>
        <text:list-item>
          <text:p text:style-name="P15">lock allocation</text:p>
        </text:list-item>
        <text:list-item>
          <text:p text:style-name="P15">lock destruction</text:p>
        </text:list-item>
        <text:list-item>
          <text:p text:style-name="P15">Conditions</text:p>
        </text:list-item>
        <text:list-item>
          <text:p text:style-name="P15">condition variable creation</text:p>
        </text:list-item>
        <text:list-item>
          <text:p text:style-name="P15">condition variable destruction</text:p>
        </text:list-item>
        <text:list-item>
          <text:p text:style-name="P15">waiting on a condition variable</text:p>
        </text:list-item>
        <text:list-item>
          <text:p text:style-name="P15">signaling/broadcasting to a condition variable</text:p>
        </text:list-item>
        <text:list-item>
          <text:p text:style-name="P15">Threads</text:p>
        </text:list-item>
        <text:list-item>
          <text:p text:style-name="P15">thread ID detection</text:p>
        </text:list-item>
      </text:list>
      <text:p text:style-name="Text_20_body"><text:span text:style-name="Teletype">接口如下</text:span></text:p>
      <text:p text:style-name="Standard"><text:span text:style-name="Teletype"><text:span text:style-name="T7">Interface</text:span></text:span></text:p>
      <text:p text:style-name="P5"><text:span text:style-name="Teletype"><text:span text:style-name="T2">#define EVTHREAD_WRITE <text:s/>0x04</text:span></text:span></text:p>
      <text:p text:style-name="P8"><text:span text:style-name="Teletype"><text:span text:style-name="T2">#define EVTHREAD_READ <text:s text:c="2"/>0x08</text:span></text:span></text:p>
      <text:p text:style-name="P8"><text:span text:style-name="Teletype"><text:span text:style-name="T2">#define EVTHREAD_TRY <text:s text:c="3"/>0x10</text:span></text:span></text:p>
      <text:p text:style-name="P8"/>
      <text:p text:style-name="P8"><text:span text:style-name="Teletype"><text:span text:style-name="T2">#define EVTHREAD_LOCKTYPE_RECURSIVE 1</text:span></text:span></text:p>
      <text:p text:style-name="P8"><text:span text:style-name="Teletype"><text:span text:style-name="T2">#define EVTHREAD_LOCKTYPE_READWRITE 2</text:span></text:span></text:p>
      <text:p text:style-name="P8"/>
      <text:p text:style-name="P8"><text:span text:style-name="Teletype"><text:span text:style-name="T2">#define EVTHREAD_LOCK_API_VERSION 1</text:span></text:span></text:p>
      <text:p text:style-name="P8"/>
      <text:p text:style-name="P8"><text:span text:style-name="Teletype"><text:span text:style-name="Strong_20_Emphasis"><text:span text:style-name="T4">struct</text:span></text:span></text:span><text:span text:style-name="Teletype"><text:span text:style-name="T2"> evthread_lock_callbacks {</text:span></text:span></text:p>
      <text:p text:style-name="P8"><text:span text:style-name="Teletype"><text:span text:style-name="T3"><text:s text:c="7"/></text:span></text:span><text:span text:style-name="Teletype"><text:span text:style-name="Strong_20_Emphasis"><text:span text:style-name="T4">int</text:span></text:span></text:span><text:span text:style-name="Teletype"><text:span text:style-name="T2"> lock_api_version;</text:span></text:span></text:p>
      <text:p text:style-name="P8"><text:span text:style-name="Teletype"><text:span text:style-name="T3"><text:s text:c="7"/></text:span></text:span><text:span text:style-name="Teletype"><text:span text:style-name="Strong_20_Emphasis"><text:span text:style-name="T4">unsigned</text:span></text:span></text:span><text:span text:style-name="Teletype"><text:span text:style-name="T2"> supported_locktypes;</text:span></text:span></text:p>
      <text:p text:style-name="P8"><text:span text:style-name="Teletype"><text:span text:style-name="T3"><text:s text:c="7"/></text:span></text:span><text:span text:style-name="Teletype"><text:span text:style-name="Strong_20_Emphasis"><text:span text:style-name="T4">void</text:span></text:span></text:span><text:span text:style-name="Teletype"><text:span text:style-name="T2"> *(*alloc)(</text:span></text:span><text:span text:style-name="Teletype"><text:span text:style-name="Strong_20_Emphasis"><text:span text:style-name="T4">unsigned</text:span></text:span></text:span><text:span text:style-name="Teletype"><text:span text:style-name="T2"> locktype);</text:span></text:span></text:p>
      <text:p text:style-name="P8"><text:span text:style-name="Teletype"><text:span text:style-name="T3"><text:s text:c="7"/></text:span></text:span><text:span text:style-name="Teletype"><text:span text:style-name="Strong_20_Emphasis"><text:span text:style-name="T4">void</text:span></text:span></text:span><text:span text:style-name="Teletype"><text:span text:style-name="T2"> (*free)(</text:span></text:span><text:span text:style-name="Teletype"><text:span text:style-name="Strong_20_Emphasis"><text:span text:style-name="T4">void</text:span></text:span></text:span><text:span text:style-name="Teletype"><text:span text:style-name="T2"> *lock, </text:span></text:span><text:span text:style-name="Teletype"><text:span text:style-name="Strong_20_Emphasis"><text:span text:style-name="T4">unsigned</text:span></text:span></text:span><text:span text:style-name="Teletype"><text:span text:style-name="T2"> locktype);</text:span></text:span></text:p>
      <text:p text:style-name="P8"><text:span text:style-name="Teletype"><text:span text:style-name="T3"><text:s text:c="7"/></text:span></text:span><text:span text:style-name="Teletype"><text:span text:style-name="Strong_20_Emphasis"><text:span text:style-name="T4">int</text:span></text:span></text:span><text:span text:style-name="Teletype"><text:span text:style-name="T2"> (*lock)(</text:span></text:span><text:span text:style-name="Teletype"><text:span text:style-name="Strong_20_Emphasis"><text:span text:style-name="T4">unsigned</text:span></text:span></text:span><text:span text:style-name="Teletype"><text:span text:style-name="T2"> mode, </text:span></text:span><text:span text:style-name="Teletype"><text:span text:style-name="Strong_20_Emphasis"><text:span text:style-name="T4">void</text:span></text:span></text:span><text:span text:style-name="Teletype"><text:span text:style-name="T2"> *lock);</text:span></text:span></text:p>
      <text:p text:style-name="P8"><text:span text:style-name="Teletype"><text:span text:style-name="T3"><text:s text:c="7"/></text:span></text:span><text:span text:style-name="Teletype"><text:span text:style-name="Strong_20_Emphasis"><text:span text:style-name="T4">int</text:span></text:span></text:span><text:span text:style-name="Teletype"><text:span text:style-name="T2"> (*unlock)(</text:span></text:span><text:span text:style-name="Teletype"><text:span text:style-name="Strong_20_Emphasis"><text:span text:style-name="T4">unsigned</text:span></text:span></text:span><text:span text:style-name="Teletype"><text:span text:style-name="T2"> mode, </text:span></text:span><text:span text:style-name="Teletype"><text:span text:style-name="Strong_20_Emphasis"><text:span text:style-name="T4">void</text:span></text:span></text:span><text:span text:style-name="Teletype"><text:span text:style-name="T2"> *lock);</text:span></text:span></text:p>
      <text:p text:style-name="P8"><text:span text:style-name="Teletype"><text:span text:style-name="T2">};</text:span></text:span></text:p>
      <text:p text:style-name="P8"/>
      <text:p text:style-name="P8"><text:span text:style-name="Teletype"><text:span text:style-name="Strong_20_Emphasis"><text:span text:style-name="T4">int</text:span></text:span></text:span><text:span text:style-name="Teletype"><text:span text:style-name="T2"> evthread_set_lock_callbacks(</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struct</text:span></text:span></text:span><text:span text:style-name="Teletype"><text:span text:style-name="T2"> evthread_lock_callbacks *);</text:span></text:span></text:p>
      <text:p text:style-name="P8"/>
      <text:p text:style-name="P8"><text:span text:style-name="Teletype"><text:span text:style-name="Strong_20_Emphasis"><text:span text:style-name="T4">void</text:span></text:span></text:span><text:span text:style-name="Teletype"><text:span text:style-name="T2"> evthread_set_id_callback(</text:span></text:span><text:span text:style-name="Teletype"><text:span text:style-name="Strong_20_Emphasis"><text:span text:style-name="T4">unsigned</text:span></text:span></text:span><text:span text:style-name="Teletype"><text:span text:style-name="T2"> </text:span></text:span><text:span text:style-name="Teletype"><text:span text:style-name="Strong_20_Emphasis"><text:span text:style-name="T4">long</text:span></text:span></text:span><text:span text:style-name="Teletype"><text:span text:style-name="T2"> (*id_fn)(</text:span></text:span><text:span text:style-name="Teletype"><text:span text:style-name="Strong_20_Emphasis"><text:span text:style-name="T4">void</text:span></text:span></text:span><text:span text:style-name="Teletype"><text:span text:style-name="T2">));</text:span></text:span></text:p>
      <text:p text:style-name="P8"/>
      <text:p text:style-name="P8"><text:span text:style-name="Teletype"><text:span text:style-name="Strong_20_Emphasis"><text:span text:style-name="T4">struct</text:span></text:span></text:span><text:span text:style-name="Teletype"><text:span text:style-name="T2"> evthread_condition_callbacks {</text:span></text:span></text:p>
      <text:p text:style-name="P8"><text:span text:style-name="Teletype"><text:span text:style-name="T3"><text:s text:c="8"/></text:span></text:span><text:span text:style-name="Teletype"><text:span text:style-name="Strong_20_Emphasis"><text:span text:style-name="T4">int</text:span></text:span></text:span><text:span text:style-name="Teletype"><text:span text:style-name="T2"> condition_api_version;</text:span></text:span></text:p>
      <text:p text:style-name="P8"><text:span text:style-name="Teletype"><text:span text:style-name="T3"><text:s text:c="8"/></text:span></text:span><text:span text:style-name="Teletype"><text:span text:style-name="Strong_20_Emphasis"><text:span text:style-name="T4">void</text:span></text:span></text:span><text:span text:style-name="Teletype"><text:span text:style-name="T2"> *(*alloc_condition)(</text:span></text:span><text:span text:style-name="Teletype"><text:span text:style-name="Strong_20_Emphasis"><text:span text:style-name="T4">unsigned</text:span></text:span></text:span><text:span text:style-name="Teletype"><text:span text:style-name="T2"> condtype);</text:span></text:span></text:p>
      <text:p text:style-name="P8"><text:span text:style-name="Teletype"><text:span text:style-name="T3"><text:s text:c="8"/></text:span></text:span><text:span text:style-name="Teletype"><text:span text:style-name="Strong_20_Emphasis"><text:span text:style-name="T4">void</text:span></text:span></text:span><text:span text:style-name="Teletype"><text:span text:style-name="T2"> (*free_condition)(</text:span></text:span><text:span text:style-name="Teletype"><text:span text:style-name="Strong_20_Emphasis"><text:span text:style-name="T4">void</text:span></text:span></text:span><text:span text:style-name="Teletype"><text:span text:style-name="T2"> *cond);</text:span></text:span></text:p>
      <text:p text:style-name="P8"><text:span text:style-name="Teletype"><text:span text:style-name="T3"><text:s text:c="8"/></text:span></text:span><text:span text:style-name="Teletype"><text:span text:style-name="Strong_20_Emphasis"><text:span text:style-name="T4">int</text:span></text:span></text:span><text:span text:style-name="Teletype"><text:span text:style-name="T2"> (*signal_condition)(</text:span></text:span><text:span text:style-name="Teletype"><text:span text:style-name="Strong_20_Emphasis"><text:span text:style-name="T4">void</text:span></text:span></text:span><text:span text:style-name="Teletype"><text:span text:style-name="T2"> *cond, </text:span></text:span><text:span text:style-name="Teletype"><text:span text:style-name="Strong_20_Emphasis"><text:span text:style-name="T4">int</text:span></text:span></text:span><text:span text:style-name="Teletype"><text:span text:style-name="T2"> broadcast);</text:span></text:span></text:p>
      <text:p text:style-name="P8"><text:span text:style-name="Teletype"><text:span text:style-name="T3"><text:s text:c="8"/></text:span></text:span><text:span text:style-name="Teletype"><text:span text:style-name="Strong_20_Emphasis"><text:span text:style-name="T4">int</text:span></text:span></text:span><text:span text:style-name="Teletype"><text:span text:style-name="T2"> (*wait_condition)(</text:span></text:span><text:span text:style-name="Teletype"><text:span text:style-name="Strong_20_Emphasis"><text:span text:style-name="T4">void</text:span></text:span></text:span><text:span text:style-name="Teletype"><text:span text:style-name="T2"> *cond, </text:span></text:span><text:span text:style-name="Teletype"><text:span text:style-name="Strong_20_Emphasis"><text:span text:style-name="T4">void</text:span></text:span></text:span><text:span text:style-name="Teletype"><text:span text:style-name="T2"> *lock,</text:span></text:span></text:p>
      <text:p text:style-name="P8"><text:span text:style-name="Teletype"><text:span text:style-name="T3"><text:s text:c="12"/></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struct</text:span></text:span></text:span><text:span text:style-name="Teletype"><text:span text:style-name="T2"> timeval *timeout);</text:span></text:span></text:p>
      <text:p text:style-name="P8"><text:span text:style-name="Teletype"><text:span text:style-name="T2">};</text:span></text:span></text:p>
      <text:p text:style-name="P8"/>
      <text:p text:style-name="P8"><text:span text:style-name="Teletype"><text:span text:style-name="Strong_20_Emphasis"><text:span text:style-name="T4">int</text:span></text:span></text:span><text:span text:style-name="Teletype"><text:span text:style-name="T2"> evthread_set_condition_callbacks(</text:span></text:span></text:p>
      <text:p text:style-name="P8"><text:span text:style-name="Teletype"><text:span text:style-name="T3"><text:s text:c="8"/></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struct</text:span></text:span></text:span><text:span text:style-name="Teletype"><text:span text:style-name="T2"> evthread_condition_callbacks *);</text:span></text:span></text:p>
      <text:p text:style-name="Text_20_body"><text:span text:style-name="Teletype">例子在下面的文件中</text:span></text:p>
      <text:p text:style-name="Standard"><text:span text:style-name="Teletype"><text:span text:style-name="T7">Examples</text:span></text:span></text:p>
      <text:p text:style-name="P5"><text:span text:style-name="Teletype"><text:span text:style-name="T2">For an example of how to use these functions, see evthread_pthread.c and</text:span></text:span></text:p>
      <text:p text:style-name="P8"><text:span text:style-name="Teletype"><text:span text:style-name="T2">evthread_win32.c in the Libevent source distribution.</text:span></text:span></text:p>
      <text:h text:style-name="Heading_20_3" text:outline-level="3"><text:soft-page-break/><text:span text:style-name="Teletype">调试锁</text:span></text:h>
      <text:p text:style-name="Text_20_body"><text:span text:style-name="Teletype">利用选项选项”lock debugging”可以捕获一般的锁错误，包括</text:span></text:p>
      <text:list xml:id="list1219777627" text:style-name="L8">
        <text:list-item>
          <text:p text:style-name="P30"><text:span text:style-name="Teletype">解锁一个不被持有的锁</text:span></text:p>
        </text:list-item>
        <text:list-item>
          <text:p text:style-name="P30"><text:span text:style-name="Teletype">重新对非递归所加锁</text:span></text:p>
        </text:list-item>
      </text:list>
      <text:p text:style-name="Text_20_body"><text:span text:style-name="Teletype">这两种情况出现则Libevent退出并assert一个失败</text:span></text:p>
      <text:p text:style-name="Standard"><text:span text:style-name="Teletype"><text:span text:style-name="T7">Interface</text:span></text:span></text:p>
      <text:p text:style-name="P5"><text:span text:style-name="Teletype"><text:span text:style-name="Strong_20_Emphasis"><text:span text:style-name="T4">void</text:span></text:span></text:span><text:span text:style-name="Teletype"><text:span text:style-name="T2"> evthread_enable_lock_debuging(</text:span></text:span><text:span text:style-name="Teletype"><text:span text:style-name="Strong_20_Emphasis"><text:span text:style-name="T4">void</text:span></text:span></text:span><text:span text:style-name="Teletype"><text:span text:style-name="T2">);</text:span></text:span></text:p>
      <text:p text:style-name="Text_20_body"><text:span text:style-name="Teletype"/></text:p>
      <text:h text:style-name="Heading_20_3" text:outline-level="3"><text:span text:style-name="Teletype">调试event</text:span></text:h>
      <text:p text:style-name="Text_20_body"><text:span text:style-name="Teletype">Libevent可以检测一般的event错误并报告给你，错误包括：</text:span></text:p>
      <text:list xml:id="list59495077" text:style-name="L9">
        <text:list-item>
          <text:p text:style-name="P31"><text:span text:style-name="Teletype">将一个未初始化的event当作已经初始化</text:span></text:p>
        </text:list-item>
        <text:list-item>
          <text:p text:style-name="P31"><text:span text:style-name="Teletype">重新初始化一个正在处理的event</text:span></text:p>
        </text:list-item>
      </text:list>
      <text:p text:style-name="Standard"><text:span text:style-name="Teletype"><text:span text:style-name="T7">Interface</text:span></text:span></text:p>
      <text:p text:style-name="P5"><text:span text:style-name="Teletype"><text:span text:style-name="Strong_20_Emphasis"><text:span text:style-name="T4">void</text:span></text:span></text:span><text:span text:style-name="Teletype"><text:span text:style-name="T2"> event_enable_debug_mode(</text:span></text:span><text:span text:style-name="Teletype"><text:span text:style-name="Strong_20_Emphasis"><text:span text:style-name="T4">void</text:span></text:span></text:span><text:span text:style-name="Teletype"><text:span text:style-name="T2">);</text:span></text:span></text:p>
      <text:p text:style-name="Text_20_body"><text:span text:style-name="Teletype">这个函数要在</text:span><text:span text:style-name="Teletype"><text:span text:style-name="T6">event_base创建前调用。</text:span></text:span></text:p>
      <text:p text:style-name="Text_20_body"><text:span text:style-name="Teletype"><text:span text:style-name="T6">在调试模式下调用event_assign()（不是event_new()）初始化大量事件可能会造成内存溢出，因为Libevent不知道被该函数创建的event何时应该撤销。防止这种情况可以显式的标识event何时该撤销，接口如下</text:span></text:span></text:p>
      <text:p text:style-name="Standard"><text:span text:style-name="Teletype"><text:span text:style-name="T7">Interface</text:span></text:span></text:p>
      <text:p text:style-name="P5"><text:span text:style-name="Teletype"><text:span text:style-name="Strong_20_Emphasis"><text:span text:style-name="T4">void</text:span></text:span></text:span><text:span text:style-name="Teletype"><text:span text:style-name="T2"> event_debug_unassign(</text:span></text:span><text:span text:style-name="Teletype"><text:span text:style-name="Strong_20_Emphasis"><text:span text:style-name="T4">struct</text:span></text:span></text:span><text:span text:style-name="Teletype"><text:span text:style-name="T2"> event *ev);</text:span></text:span></text:p>
      <text:p text:style-name="Text_20_body"><text:span text:style-name="Teletype"><text:span text:style-name="T6">此函数在非调试模式无效</text:span></text:span></text:p>
      <text:p text:style-name="Text_20_body"><text:span text:style-name="Teletype"><text:span text:style-name="T6"/></text:span></text:p>
      <text:p text:style-name="Standard"><text:span text:style-name="Teletype"><text:span text:style-name="T7">Example</text:span></text:span></text:p>
      <text:p text:style-name="P5"><text:span text:style-name="Teletype"><text:span text:style-name="T2">#include &lt;event2/event.h&gt;</text:span></text:span></text:p>
      <text:p text:style-name="P8"><text:span text:style-name="Teletype"><text:span text:style-name="T2">#include &lt;event2/event_struct.h&gt;</text:span></text:span></text:p>
      <text:p text:style-name="P8"/>
      <text:p text:style-name="P8"><text:span text:style-name="Teletype"><text:span text:style-name="T2">#include &lt;stdlib.h&gt;</text:span></text:span></text:p>
      <text:p text:style-name="P8"/>
      <text:p text:style-name="P8"><text:span text:style-name="Teletype"><text:span text:style-name="Strong_20_Emphasis"><text:span text:style-name="T4">void</text:span></text:span></text:span><text:span text:style-name="Teletype"><text:span text:style-name="T2"> cb(evutil_socket_t fd, </text:span></text:span><text:span text:style-name="Teletype"><text:span text:style-name="Strong_20_Emphasis"><text:span text:style-name="T4">short</text:span></text:span></text:span><text:span text:style-name="Teletype"><text:span text:style-name="T2"> what, </text:span></text:span><text:span text:style-name="Teletype"><text:span text:style-name="Strong_20_Emphasis"><text:span text:style-name="T4">void</text:span></text:span></text:span><text:span text:style-name="Teletype"><text:span text:style-name="T2"> *ptr)</text:span></text:span></text:p>
      <text:p text:style-name="P8"><text:span text:style-name="Teletype"><text:span text:style-name="T2">{</text:span></text:span></text:p>
      <text:p text:style-name="P8"><text:span text:style-name="Teletype"><text:span text:style-name="T3"><text:s text:c="4"/></text:span></text:span><text:span text:style-name="Teletype"><text:span text:style-name="T1">/* We pass 'NULL' as the callback pointer for the heap allocated</text:span></text:span></text:p>
      <text:p text:style-name="P8"><text:span text:style-name="Teletype"><text:span text:style-name="T3"><text:s text:c="5"/></text:span></text:span><text:span text:style-name="Teletype"><text:span text:style-name="T1">* event, and we pass the event itself as the callback pointer</text:span></text:span></text:p>
      <text:p text:style-name="P8"><text:span text:style-name="Teletype"><text:span text:style-name="T3"><text:s text:c="5"/></text:span></text:span><text:span text:style-name="Teletype"><text:span text:style-name="T1">* for the stack-allocated event. */</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event *ev = ptr;</text:span></text:span></text:p>
      <text:p text:style-name="P8"/>
      <text:p text:style-name="P8"><text:span text:style-name="Teletype"><text:span text:style-name="T3"><text:s text:c="4"/></text:span></text:span><text:span text:style-name="Teletype"><text:span text:style-name="Strong_20_Emphasis"><text:span text:style-name="T4">if</text:span></text:span></text:span><text:span text:style-name="Teletype"><text:span text:style-name="T2"> (ev)</text:span></text:span></text:p>
      <text:p text:style-name="P8"><text:span text:style-name="Teletype"><text:span text:style-name="T3"><text:s text:c="8"/></text:span></text:span><text:span text:style-name="Teletype"><text:span text:style-name="T2">event_debug_unassign(ev);</text:span></text:span></text:p>
      <text:p text:style-name="P8"><text:span text:style-name="Teletype"><text:span text:style-name="T2">}</text:span></text:span></text:p>
      <text:p text:style-name="P8"/>
      <text:p text:style-name="P8"><text:span text:style-name="Teletype"><text:span text:style-name="T1">/* Here's a simple mainloop that waits until fd1 and fd2 are both</text:span></text:span></text:p>
      <text:p text:style-name="P8"><text:span text:style-name="Teletype"><text:span text:style-name="T3"><text:s/></text:span></text:span><text:span text:style-name="Teletype"><text:span text:style-name="T1">* ready to read. */</text:span></text:span></text:p>
      <text:p text:style-name="P8"><text:soft-page-break/><text:span text:style-name="Teletype"><text:span text:style-name="Strong_20_Emphasis"><text:span text:style-name="T4">void</text:span></text:span></text:span><text:span text:style-name="Teletype"><text:span text:style-name="T2"> mainloop(evutil_socket_t fd1, evutil_socket_t fd2, </text:span></text:span><text:span text:style-name="Teletype"><text:span text:style-name="Strong_20_Emphasis"><text:span text:style-name="T4">int</text:span></text:span></text:span><text:span text:style-name="Teletype"><text:span text:style-name="T2"> debug_mode)</text:span></text:span></text:p>
      <text:p text:style-name="P8"><text:span text:style-name="Teletype"><text:span text:style-name="T2">{</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event_base *base;</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event event_on_stack, *event_on_heap;</text:span></text:span></text:p>
      <text:p text:style-name="P8"/>
      <text:p text:style-name="P8"><text:span text:style-name="Teletype"><text:span text:style-name="T3"><text:s text:c="4"/></text:span></text:span><text:span text:style-name="Teletype"><text:span text:style-name="Strong_20_Emphasis"><text:span text:style-name="T4">if</text:span></text:span></text:span><text:span text:style-name="Teletype"><text:span text:style-name="T2"> (debug_mode)</text:span></text:span></text:p>
      <text:p text:style-name="P8"><text:span text:style-name="Teletype"><text:span text:style-name="T3"><text:s text:c="7"/></text:span></text:span><text:span text:style-name="Teletype"><text:span text:style-name="T2">event_enable_debug_mode();</text:span></text:span></text:p>
      <text:p text:style-name="P8"/>
      <text:p text:style-name="P8"><text:span text:style-name="Teletype"><text:span text:style-name="T3"><text:s text:c="4"/></text:span></text:span><text:span text:style-name="Teletype"><text:span text:style-name="T2">base = event_base_new();</text:span></text:span></text:p>
      <text:p text:style-name="P8"/>
      <text:p text:style-name="P8"><text:span text:style-name="Teletype"><text:span text:style-name="T3"><text:s text:c="4"/></text:span></text:span><text:span text:style-name="Teletype"><text:span text:style-name="T2">event_on_heap = event_new(base, fd1, EV_READ, cb, NULL);</text:span></text:span></text:p>
      <text:p text:style-name="P8"><text:span text:style-name="Teletype"><text:span text:style-name="T3"><text:s text:c="4"/></text:span></text:span><text:span text:style-name="Teletype"><text:span text:style-name="T2">event_assign(&amp;event_on_stack, base, fd2, EV_READ, cb, &amp;event_on_stack);</text:span></text:span></text:p>
      <text:p text:style-name="P8"/>
      <text:p text:style-name="P8"><text:span text:style-name="Teletype"><text:span text:style-name="T3"><text:s text:c="4"/></text:span></text:span><text:span text:style-name="Teletype"><text:span text:style-name="T2">event_add(event_on_heap, NULL);</text:span></text:span></text:p>
      <text:p text:style-name="P8"><text:span text:style-name="Teletype"><text:span text:style-name="T3"><text:s text:c="4"/></text:span></text:span><text:span text:style-name="Teletype"><text:span text:style-name="T2">event_add(&amp;event_on_stack, NULL);</text:span></text:span></text:p>
      <text:p text:style-name="P8"/>
      <text:p text:style-name="P8"><text:span text:style-name="Teletype"><text:span text:style-name="T3"><text:s text:c="4"/></text:span></text:span><text:span text:style-name="Teletype"><text:span text:style-name="T2">event_base_dispatch(base);</text:span></text:span></text:p>
      <text:p text:style-name="P8"/>
      <text:p text:style-name="P8"><text:span text:style-name="Teletype"><text:span text:style-name="T3"><text:s text:c="4"/></text:span></text:span><text:span text:style-name="Teletype"><text:span text:style-name="T2">event_free(event_on_heap);</text:span></text:span></text:p>
      <text:p text:style-name="P8"><text:span text:style-name="Teletype"><text:span text:style-name="T3"><text:s text:c="4"/></text:span></text:span><text:span text:style-name="Teletype"><text:span text:style-name="T2">event_base_free(base);</text:span></text:span></text:p>
      <text:p text:style-name="P8"><text:span text:style-name="Teletype"><text:span text:style-name="T2">}</text:span></text:span></text:p>
      <text:p text:style-name="Text_20_body"><text:span text:style-name="Teletype"><text:span text:style-name="T6"/></text:span></text:p>
      <text:p text:style-name="Text_20_body"><text:span text:style-name="Teletype"><text:span text:style-name="T6">调试模式的打开通过编译时设置CFLAGS变量”-DUSE_DEBUG”</text:span></text:span></text:p>
      <text:h text:style-name="Heading_20_3" text:outline-level="3"><text:span text:style-name="Teletype">检测Libevent版本</text:span></text:h>
      <text:p text:style-name="P3"><text:span text:style-name="Teletype"><text:span text:style-name="T7">Interface</text:span></text:span></text:p>
      <text:p text:style-name="P5"><text:span text:style-name="Teletype"><text:span text:style-name="T2">#define LIBEVENT_VERSION_NUMBER 0x02000300</text:span></text:span></text:p>
      <text:p text:style-name="P8"><text:span text:style-name="Teletype"><text:span text:style-name="T2">#define LIBEVENT_VERSION "2.0.3-alpha"</text:span></text:span></text:p>
      <text:p text:style-name="P8"><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char</text:span></text:span></text:span><text:span text:style-name="Teletype"><text:span text:style-name="T2"> *event_get_version(</text:span></text:span><text:span text:style-name="Teletype"><text:span text:style-name="Strong_20_Emphasis"><text:span text:style-name="T4">void</text:span></text:span></text:span><text:span text:style-name="Teletype"><text:span text:style-name="T2">);</text:span></text:span></text:p>
      <text:p text:style-name="P8"><text:span text:style-name="Teletype"><text:span text:style-name="T2">ev_uint32_t event_get_version_number(</text:span></text:span><text:span text:style-name="Teletype"><text:span text:style-name="Strong_20_Emphasis"><text:span text:style-name="T4">void</text:span></text:span></text:span><text:span text:style-name="Teletype"><text:span text:style-name="T2">);</text:span></text:span></text:p>
      <text:p text:style-name="Text_20_body"><text:span text:style-name="Teletype"/></text:p>
      <text:p text:style-name="Text_20_body"><text:span text:style-name="Teletype"/></text:p>
      <text:p text:style-name="Text_20_body"><text:span text:style-name="Teletype"/></text:p>
      <text:p text:style-name="P3"><text:span text:style-name="Teletype"><text:span text:style-name="T7">Example: Compile-time checks</text:span></text:span></text:p>
      <text:p text:style-name="P5"><text:span text:style-name="Teletype"><text:span text:style-name="T2">#include &lt;event2/event.h&gt;</text:span></text:span></text:p>
      <text:p text:style-name="P8"/>
      <text:p text:style-name="P8"><text:span text:style-name="Teletype"><text:span text:style-name="T2">#</text:span></text:span><text:span text:style-name="Teletype"><text:span text:style-name="Strong_20_Emphasis"><text:span text:style-name="T4">if</text:span></text:span></text:span><text:span text:style-name="Teletype"><text:span text:style-name="T2"> !defined(LIBEVENT_VERSION_NUMBER) || LIBEVENT_VERSION_NUMBER &lt; 0x02000100</text:span></text:span></text:p>
      <text:p text:style-name="P8"><text:span text:style-name="Teletype"><text:span text:style-name="T2">#error "This version of Libevent is not supported; Get 2.0.1-alpha or later."</text:span></text:span></text:p>
      <text:p text:style-name="P8"><text:span text:style-name="Teletype"><text:span text:style-name="T2">#endif</text:span></text:span></text:p>
      <text:p text:style-name="P8"/>
      <text:p text:style-name="P8"><text:span text:style-name="Strong_20_Emphasis"><text:span text:style-name="T4">int</text:span></text:span></text:p>
      <text:p text:style-name="P8"><text:span text:style-name="Teletype"><text:span text:style-name="T2">make_sandwich(</text:span></text:span><text:span text:style-name="Teletype"><text:span text:style-name="Strong_20_Emphasis"><text:span text:style-name="T4">void</text:span></text:span></text:span><text:span text:style-name="Teletype"><text:span text:style-name="T2">)</text:span></text:span></text:p>
      <text:p text:style-name="P8"><text:span text:style-name="Teletype"><text:span text:style-name="T2">{</text:span></text:span></text:p>
      <text:p text:style-name="P8"><text:span text:style-name="Teletype"><text:span text:style-name="T3"><text:s text:c="8"/></text:span></text:span><text:span text:style-name="Teletype"><text:span text:style-name="T1">/* Let's suppose that Libevent 6.0.5 introduces a make-me-a</text:span></text:span></text:p>
      <text:p text:style-name="P8"><text:span text:style-name="Teletype"><text:span text:style-name="T3"><text:s text:c="11"/></text:span></text:span><text:span text:style-name="Teletype"><text:span text:style-name="T1">sandwich function. */</text:span></text:span></text:p>
      <text:p text:style-name="P8"><text:span text:style-name="Teletype"><text:span text:style-name="T2">#</text:span></text:span><text:span text:style-name="Teletype"><text:span text:style-name="Strong_20_Emphasis"><text:span text:style-name="T4">if</text:span></text:span></text:span><text:span text:style-name="Teletype"><text:span text:style-name="T2"> LIBEVENT_VERSION_NUMBER &gt;= 0x06000500</text:span></text:span></text:p>
      <text:p text:style-name="P8"><text:span text:style-name="Teletype"><text:span text:style-name="T3"><text:s text:c="8"/></text:span></text:span><text:span text:style-name="Teletype"><text:span text:style-name="T2">evutil_make_me_a_sandwich();</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 0;</text:span></text:span></text:p>
      <text:p text:style-name="P8"><text:span text:style-name="Teletype"><text:span text:style-name="T2">#</text:span></text:span><text:span text:style-name="Teletype"><text:span text:style-name="Strong_20_Emphasis"><text:span text:style-name="T4">else</text:span></text:span></text:span></text:p>
      <text:p text:style-name="P8"><text:soft-page-break/><text:span text:style-name="Teletype"><text:span text:style-name="T3"><text:s text:c="8"/></text:span></text:span><text:span text:style-name="Teletype"><text:span text:style-name="Strong_20_Emphasis"><text:span text:style-name="T4">return</text:span></text:span></text:span><text:span text:style-name="Teletype"><text:span text:style-name="T2"> -1;</text:span></text:span></text:p>
      <text:p text:style-name="P8"><text:span text:style-name="Teletype"><text:span text:style-name="T2">#endif</text:span></text:span></text:p>
      <text:p text:style-name="P8"><text:span text:style-name="Teletype"><text:span text:style-name="T2">}</text:span></text:span></text:p>
      <text:p text:style-name="P6">Example: Run-time checks</text:p>
      <text:p text:style-name="P5"><text:span text:style-name="Teletype"><text:span text:style-name="T2">#include &lt;event2/event.h&gt;</text:span></text:span></text:p>
      <text:p text:style-name="P8"><text:span text:style-name="Teletype"><text:span text:style-name="T2">#include &lt;string.h&gt;</text:span></text:span></text:p>
      <text:p text:style-name="P8"/>
      <text:p text:style-name="P8"><text:span text:style-name="Strong_20_Emphasis"><text:span text:style-name="T4">int</text:span></text:span></text:p>
      <text:p text:style-name="P8"><text:span text:style-name="Teletype"><text:span text:style-name="T2">check_for_old_version(</text:span></text:span><text:span text:style-name="Teletype"><text:span text:style-name="Strong_20_Emphasis"><text:span text:style-name="T4">void</text:span></text:span></text:span><text:span text:style-name="Teletype"><text:span text:style-name="T2">)</text:span></text:span></text:p>
      <text:p text:style-name="P8"><text:span text:style-name="Teletype"><text:span text:style-name="T2">{</text:span></text:span></text:p>
      <text:p text:style-name="P8"><text:span text:style-name="Teletype"><text:span text:style-name="T3"><text:s text:c="4"/></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char</text:span></text:span></text:span><text:span text:style-name="Teletype"><text:span text:style-name="T2"> *v = event_get_version();</text:span></text:span></text:p>
      <text:p text:style-name="P8"><text:span text:style-name="Teletype"><text:span text:style-name="T3"><text:s text:c="4"/></text:span></text:span><text:span text:style-name="Teletype"><text:span text:style-name="T1">/* This is a dumb way to do it, but it is the only thing that works</text:span></text:span></text:p>
      <text:p text:style-name="P8"><text:span text:style-name="Teletype"><text:span text:style-name="T3"><text:s text:c="7"/></text:span></text:span><text:span text:style-name="Teletype"><text:span text:style-name="T1">before Libevent 2.0. */</text:span></text:span></text:p>
      <text:p text:style-name="P8"><text:span text:style-name="Teletype"><text:span text:style-name="T3"><text:s text:c="4"/></text:span></text:span><text:span text:style-name="Teletype"><text:span text:style-name="Strong_20_Emphasis"><text:span text:style-name="T4">if</text:span></text:span></text:span><text:span text:style-name="Teletype"><text:span text:style-name="T2"> (!strncmp(v, "0.", 2) ||</text:span></text:span></text:p>
      <text:p text:style-name="P8"><text:span text:style-name="Teletype"><text:span text:style-name="T3"><text:s text:c="8"/></text:span></text:span><text:span text:style-name="Teletype"><text:span text:style-name="T2">!strncmp(v, "1.1", 3) ||</text:span></text:span></text:p>
      <text:p text:style-name="P8"><text:span text:style-name="Teletype"><text:span text:style-name="T3"><text:s text:c="8"/></text:span></text:span><text:span text:style-name="Teletype"><text:span text:style-name="T2">!strncmp(v, "1.2", 3) ||</text:span></text:span></text:p>
      <text:p text:style-name="P8"><text:span text:style-name="Teletype"><text:span text:style-name="T3"><text:s text:c="8"/></text:span></text:span><text:span text:style-name="Teletype"><text:span text:style-name="T2">!strncmp(v, "1.3", 3)) {</text:span></text:span></text:p>
      <text:p text:style-name="P8"/>
      <text:p text:style-name="P8"><text:span text:style-name="Teletype"><text:span text:style-name="T3"><text:s text:c="8"/></text:span></text:span><text:span text:style-name="Teletype"><text:span text:style-name="T2">printf("Your version of Libevent is very old. <text:s/>If you run into bugs,"</text:span></text:span></text:p>
      <text:p text:style-name="P8"><text:span text:style-name="Teletype"><text:span text:style-name="T3"><text:s text:c="15"/></text:span></text:span><text:span text:style-name="Teletype"><text:span text:style-name="T2">" consider upgrading.\n");</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 -1;</text:span></text:span></text:p>
      <text:p text:style-name="P8"><text:span text:style-name="Teletype"><text:span text:style-name="T3"><text:s text:c="4"/></text:span></text:span><text:span text:style-name="Teletype"><text:span text:style-name="T2">} </text:span></text:span><text:span text:style-name="Teletype"><text:span text:style-name="Strong_20_Emphasis"><text:span text:style-name="T4">else</text:span></text:span></text:span><text:span text:style-name="Teletype"><text:span text:style-name="T2"> {</text:span></text:span></text:p>
      <text:p text:style-name="P8"><text:span text:style-name="Teletype"><text:span text:style-name="T3"><text:s text:c="8"/></text:span></text:span><text:span text:style-name="Teletype"><text:span text:style-name="T2">printf("Running with Libevent version %s\n", v);</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 0;</text:span></text:span></text:p>
      <text:p text:style-name="P8"><text:span text:style-name="Teletype"><text:span text:style-name="T3"><text:s text:c="4"/></text:span></text:span><text:span text:style-name="Teletype"><text:span text:style-name="T2">}</text:span></text:span></text:p>
      <text:p text:style-name="P8"><text:span text:style-name="Teletype"><text:span text:style-name="T2">}</text:span></text:span></text:p>
      <text:p text:style-name="P8"/>
      <text:p text:style-name="P8"><text:span text:style-name="Strong_20_Emphasis"><text:span text:style-name="T4">int</text:span></text:span></text:p>
      <text:p text:style-name="P8"><text:span text:style-name="Teletype"><text:span text:style-name="T2">check_version_match(</text:span></text:span><text:span text:style-name="Teletype"><text:span text:style-name="Strong_20_Emphasis"><text:span text:style-name="T4">void</text:span></text:span></text:span><text:span text:style-name="Teletype"><text:span text:style-name="T2">)</text:span></text:span></text:p>
      <text:p text:style-name="P8"><text:span text:style-name="Teletype"><text:span text:style-name="T2">{</text:span></text:span></text:p>
      <text:p text:style-name="P8"><text:span text:style-name="Teletype"><text:span text:style-name="T3"><text:s text:c="4"/></text:span></text:span><text:span text:style-name="Teletype"><text:span text:style-name="T2">ev_uint32_t v_compile, v_run;</text:span></text:span></text:p>
      <text:p text:style-name="P8"><text:span text:style-name="Teletype"><text:span text:style-name="T3"><text:s text:c="4"/></text:span></text:span><text:span text:style-name="Teletype"><text:span text:style-name="T2">v_compile = LIBEVENT_VERSION_NUMBER;</text:span></text:span></text:p>
      <text:p text:style-name="P8"><text:span text:style-name="Teletype"><text:span text:style-name="T3"><text:s text:c="4"/></text:span></text:span><text:span text:style-name="Teletype"><text:span text:style-name="T2">v_run = event_get_version_number();</text:span></text:span></text:p>
      <text:p text:style-name="P8"><text:span text:style-name="Teletype"><text:span text:style-name="T3"><text:s text:c="4"/></text:span></text:span><text:span text:style-name="Teletype"><text:span text:style-name="Strong_20_Emphasis"><text:span text:style-name="T4">if</text:span></text:span></text:span><text:span text:style-name="Teletype"><text:span text:style-name="T2"> ((v_compile &amp; 0xffff0000) != (v_run &amp; 0xffff0000)) {</text:span></text:span></text:p>
      <text:p text:style-name="P8"><text:span text:style-name="Teletype"><text:span text:style-name="T3"><text:s text:c="8"/></text:span></text:span><text:span text:style-name="Teletype"><text:span text:style-name="T2">printf("Running with a Libevent version (%s) very different from the "</text:span></text:span></text:p>
      <text:p text:style-name="P8"><text:span text:style-name="Teletype"><text:span text:style-name="T3"><text:s text:c="15"/></text:span></text:span><text:span text:style-name="Teletype"><text:span text:style-name="T2">"one we were built with (%s).\n", event_get_version(),</text:span></text:span></text:p>
      <text:p text:style-name="P8"><text:span text:style-name="Teletype"><text:span text:style-name="T3"><text:s text:c="15"/></text:span></text:span><text:span text:style-name="Teletype"><text:span text:style-name="T2">LIBEVENT_VERSION);</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 -1;</text:span></text:span></text:p>
      <text:p text:style-name="P8"><text:span text:style-name="Teletype"><text:span text:style-name="T3"><text:s text:c="4"/></text:span></text:span><text:span text:style-name="Teletype"><text:span text:style-name="T2">}</text:span></text:span></text:p>
      <text:p text:style-name="P8"><text:span text:style-name="Teletype"><text:span text:style-name="T3"><text:s text:c="4"/></text:span></text:span><text:span text:style-name="Teletype"><text:span text:style-name="Strong_20_Emphasis"><text:span text:style-name="T4">return</text:span></text:span></text:span><text:span text:style-name="Teletype"><text:span text:style-name="T2"> 0;</text:span></text:span></text:p>
      <text:p text:style-name="P8"><text:span text:style-name="Teletype"><text:span text:style-name="T2">}</text:span></text:span></text:p>
      <text:p text:style-name="Text_20_body"><text:span text:style-name="Teletype"/></text:p>
      <text:h text:style-name="Heading_20_2" text:outline-level="2"><text:span text:style-name="Teletype">创建</text:span><text:bookmark text:name="_creating_an_event_base"/><text:span text:style-name="Teletype">event_base</text:span></text:h>
      <text:p text:style-name="Standard"><text:span text:style-name="Teletype">使用Libevent的函数前需要创建一个</text:span><text:bookmark text:name="_creating_an_event_base1"/><text:span text:style-name="Teletype">event_base。这个结构拥有大量事件，它可以轮循，以确定哪些事件是激活的。如果event_base设置使用锁，那么它是多线程安全的。如果采用每个线程一个IO轮循的话，那么每个线程都要有一个event_base。</text:span></text:p>
      <text:p text:style-name="Standard"><text:span text:style-name="Teletype">event_base可以利用下面的方法确定那个事件是激活的</text:span></text:p>
      <text:list xml:id="list723867679" text:style-name="L10">
        <text:list-item>
          <text:p text:style-name="P16"><text:span text:style-name="Teletype">select</text:span></text:p>
        </text:list-item>
        <text:list-item>
          <text:p text:style-name="P16">poll</text:p>
        </text:list-item>
        <text:list-item>
          <text:p text:style-name="P16">epoll</text:p>
        </text:list-item>
        <text:list-item>
          <text:p text:style-name="P16">kqueue</text:p>
        </text:list-item>
        <text:list-item>
          <text:p text:style-name="P16"><text:soft-page-break/>devpoll</text:p>
        </text:list-item>
        <text:list-item>
          <text:p text:style-name="P16">evport</text:p>
        </text:list-item>
        <text:list-item>
          <text:p text:style-name="P16">win32</text:p>
        </text:list-item>
      </text:list>
      <text:p text:style-name="Standard"><text:span text:style-name="Teletype">程序可以关闭指定的后端方法，比如要关闭kqueue，可以设置</text:span><text:span text:style-name="Teletype"><text:span text:style-name="T6">EVENT_NOKQUEUE</text:span></text:span></text:p>
      <text:h text:style-name="Heading_20_3" text:outline-level="3"><text:span text:style-name="Teletype"><text:span text:style-name="T6">初始化默认的</text:span></text:span><text:span text:style-name="Teletype"><text:span text:style-name="T5">event_base</text:span></text:span></text:h>
      <text:p text:style-name="P1">Interface</text:p>
      <text:p text:style-name="P5"><text:span text:style-name="Teletype"><text:span text:style-name="Strong_20_Emphasis"><text:span text:style-name="T4">struct</text:span></text:span></text:span><text:span text:style-name="Teletype"><text:span text:style-name="T2"> event_base *event_base_new(</text:span></text:span><text:span text:style-name="Teletype"><text:span text:style-name="Strong_20_Emphasis"><text:span text:style-name="T4">void</text:span></text:span></text:span><text:span text:style-name="Teletype"><text:span text:style-name="T2">);</text:span></text:span></text:p>
      <text:p text:style-name="Text_20_body">返回一个<text:span text:style-name="Teletype"><text:span text:style-name="T5">event_base的指针，如果分配出错返回NULL</text:span></text:span></text:p>
      <text:p text:style-name="Text_20_body"><text:span text:style-name="Teletype"><text:span text:style-name="T5">该函数在</text:span></text:span><text:span text:style-name="Teletype"><text:span text:style-name="T6">&lt;event2/event.h&gt;中</text:span></text:span></text:p>
      <text:h text:style-name="Heading_20_3" text:outline-level="3"><text:span text:style-name="Teletype"><text:span text:style-name="T6">初始化一个复杂的</text:span></text:span><text:span text:style-name="Teletype"><text:span text:style-name="T5">event_base</text:span></text:span></text:h>
      <text:p text:style-name="Text_20_body"><text:span text:style-name="Teletype"><text:s text:c="2"/>可以利用</text:span><text:span text:style-name="Teletype"><text:span text:style-name="T6">event_config初始化一个复杂的event_base.event_config就是默认保存event_base各种设置的结构。如果需要一个event_base,则需要传入一个event_config到event_base_new_with_config()里面。</text:span></text:span></text:p>
      <text:p text:style-name="P3"><text:span text:style-name="Teletype"><text:span text:style-name="T7">Interface</text:span></text:span></text:p>
      <text:p text:style-name="P5"><text:span text:style-name="Teletype"><text:span text:style-name="Strong_20_Emphasis"><text:span text:style-name="T4">struct</text:span></text:span></text:span><text:span text:style-name="Teletype"><text:span text:style-name="T2"> event_config *event_config_new(</text:span></text:span><text:span text:style-name="Teletype"><text:span text:style-name="Strong_20_Emphasis"><text:span text:style-name="T4">void</text:span></text:span></text:span><text:span text:style-name="Teletype"><text:span text:style-name="T2">);</text:span></text:span></text:p>
      <text:p text:style-name="P8"><text:span text:style-name="Teletype"><text:span text:style-name="Strong_20_Emphasis"><text:span text:style-name="T4">struct</text:span></text:span></text:span><text:span text:style-name="Teletype"><text:span text:style-name="T2"> event_base *event_base_new_with_config(</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struct</text:span></text:span></text:span><text:span text:style-name="Teletype"><text:span text:style-name="T2"> event_config *cfg);</text:span></text:span></text:p>
      <text:p text:style-name="P8"><text:span text:style-name="Teletype"><text:span text:style-name="Strong_20_Emphasis"><text:span text:style-name="T4">void</text:span></text:span></text:span><text:span text:style-name="Teletype"><text:span text:style-name="T2"> event_config_free(</text:span></text:span><text:span text:style-name="Teletype"><text:span text:style-name="Strong_20_Emphasis"><text:span text:style-name="T4">struct</text:span></text:span></text:span><text:span text:style-name="Teletype"><text:span text:style-name="T2"> event_config *cfg);</text:span></text:span></text:p>
      <text:p text:style-name="P4"/>
      <text:p text:style-name="Text_20_body"><text:span text:style-name="Teletype"><text:span text:style-name="T6">在新建event_base过程前，可以调用event_config_new()分配一个新的event_config,然后调用其他函数设置event_config,最后调用event_base_new_with_config()获取一个新的event_base，一旦完成操作，可以调用event_config_free()释放event_config.</text:span></text:span></text:p>
      <text:p text:style-name="P3"><text:span text:style-name="Teletype"><text:span text:style-name="T7">Interface</text:span></text:span></text:p>
      <text:p text:style-name="P5"><text:span text:style-name="Teletype"><text:span text:style-name="Strong_20_Emphasis"><text:span text:style-name="T4">int</text:span></text:span></text:span><text:span text:style-name="Teletype"><text:span text:style-name="T2"> event_config_avoid_method(</text:span></text:span><text:span text:style-name="Teletype"><text:span text:style-name="Strong_20_Emphasis"><text:span text:style-name="T4">struct</text:span></text:span></text:span><text:span text:style-name="Teletype"><text:span text:style-name="T2"> event_config *cfg, </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char</text:span></text:span></text:span><text:span text:style-name="Teletype"><text:span text:style-name="T2"> *method);</text:span></text:span></text:p>
      <text:p text:style-name="P8"/>
      <text:p text:style-name="P8"><text:span text:style-name="Teletype"><text:span text:style-name="Strong_20_Emphasis"><text:span text:style-name="T4">enum</text:span></text:span></text:span><text:span text:style-name="Teletype"><text:span text:style-name="T2"> event_method_feature {</text:span></text:span></text:p>
      <text:p text:style-name="P8"><text:span text:style-name="Teletype"><text:span text:style-name="T3"><text:s text:c="4"/></text:span></text:span><text:span text:style-name="Teletype"><text:span text:style-name="T2">EV_FEATURE_ET = 0x01,</text:span></text:span></text:p>
      <text:p text:style-name="P8"><text:span text:style-name="Teletype"><text:span text:style-name="T3"><text:s text:c="4"/></text:span></text:span><text:span text:style-name="Teletype"><text:span text:style-name="T2">EV_FEATURE_O1 = 0x02,</text:span></text:span></text:p>
      <text:p text:style-name="P8"><text:span text:style-name="Teletype"><text:span text:style-name="T3"><text:s text:c="4"/></text:span></text:span><text:span text:style-name="Teletype"><text:span text:style-name="T2">EV_FEATURE_FDS = 0x04,</text:span></text:span></text:p>
      <text:p text:style-name="P8"><text:span text:style-name="Teletype"><text:span text:style-name="T2">};</text:span></text:span></text:p>
      <text:p text:style-name="P8"><text:span text:style-name="Teletype"><text:span text:style-name="Strong_20_Emphasis"><text:span text:style-name="T4">int</text:span></text:span></text:span><text:span text:style-name="Teletype"><text:span text:style-name="T2"> event_config_require_features(</text:span></text:span><text:span text:style-name="Teletype"><text:span text:style-name="Strong_20_Emphasis"><text:span text:style-name="T4">struct</text:span></text:span></text:span><text:span text:style-name="Teletype"><text:span text:style-name="T2"> event_config *cfg,</text:span></text:span></text:p>
      <text:p text:style-name="P8"><text:span text:style-name="Teletype"><text:span text:style-name="T3"><text:s text:c="34"/></text:span></text:span><text:span text:style-name="Teletype"><text:span text:style-name="Strong_20_Emphasis"><text:span text:style-name="T4">enum</text:span></text:span></text:span><text:span text:style-name="Teletype"><text:span text:style-name="T2"> event_method_feature feature);</text:span></text:span></text:p>
      <text:p text:style-name="P8"/>
      <text:p text:style-name="P8"><text:span text:style-name="Teletype"><text:span text:style-name="Strong_20_Emphasis"><text:span text:style-name="T4">enum</text:span></text:span></text:span><text:span text:style-name="Teletype"><text:span text:style-name="T2"> event_base_config_flag {</text:span></text:span></text:p>
      <text:p text:style-name="P8"><text:span text:style-name="Teletype"><text:span text:style-name="T3"><text:s text:c="4"/></text:span></text:span><text:span text:style-name="Teletype"><text:span text:style-name="T2">EVENT_BASE_FLAG_NOLOCK = 0x01,</text:span></text:span></text:p>
      <text:p text:style-name="P8"><text:span text:style-name="Teletype"><text:span text:style-name="T3"><text:s text:c="4"/></text:span></text:span><text:span text:style-name="Teletype"><text:span text:style-name="T2">EVENT_BASE_FLAG_IGNORE_ENV = 0x02,</text:span></text:span></text:p>
      <text:p text:style-name="P8"><text:span text:style-name="Teletype"><text:span text:style-name="T3"><text:s text:c="4"/></text:span></text:span><text:span text:style-name="Teletype"><text:span text:style-name="T2">EVENT_BASE_FLAG_STARTUP_IOCP = 0x04,</text:span></text:span></text:p>
      <text:p text:style-name="P8"><text:span text:style-name="Teletype"><text:span text:style-name="T3"><text:s text:c="4"/></text:span></text:span><text:span text:style-name="Teletype"><text:span text:style-name="T2">EVENT_BASE_FLAG_NO_CACHE_TIME = 0x08,</text:span></text:span></text:p>
      <text:p text:style-name="P8"><text:span text:style-name="Teletype"><text:span text:style-name="T2">};</text:span></text:span></text:p>
      <text:p text:style-name="P8"><text:span text:style-name="Teletype"><text:span text:style-name="Strong_20_Emphasis"><text:span text:style-name="T4">int</text:span></text:span></text:span><text:span text:style-name="Teletype"><text:span text:style-name="T2"> event_config_set_flag(</text:span></text:span><text:span text:style-name="Teletype"><text:span text:style-name="Strong_20_Emphasis"><text:span text:style-name="T4">struct</text:span></text:span></text:span><text:span text:style-name="Teletype"><text:span text:style-name="T2"> event_config *cfg,</text:span></text:span></text:p>
      <text:p text:style-name="P8"><text:span text:style-name="Teletype"><text:span text:style-name="T3"><text:s text:c="4"/></text:span></text:span><text:span text:style-name="Teletype"><text:span text:style-name="Strong_20_Emphasis"><text:span text:style-name="T4">enum</text:span></text:span></text:span><text:span text:style-name="Teletype"><text:span text:style-name="T2"> event_base_config_flag flag);</text:span></text:span></text:p>
      <text:p text:style-name="P8"><text:span text:style-name="Teletype"><text:span text:style-name="T2"/></text:span></text:p>
      <text:p text:style-name="P8"><text:span text:style-name="Teletype"><text:span text:style-name="T2"/></text:span></text:p>
      <text:list xml:id="list1193002962" text:style-name="L12">
        <text:list-item>
          <text:p text:style-name="P33"><text:soft-page-break/><text:span text:style-name="Teletype"><text:span text:style-name="T6">event_config_avoid_method设置event_base通过名称忽略指定的后端函数</text:span></text:span></text:p>
        </text:list-item>
        <text:list-item>
          <text:p text:style-name="P33"><text:span text:style-name="Teletype"><text:span text:style-name="T6">event_config_require_feature设置event_base忽略不支持指定特性集的后端函数</text:span></text:span></text:p>
        </text:list-item>
        <text:list-item>
          <text:p text:style-name="P33"><text:span text:style-name="Teletype"><text:span text:style-name="T6">event_config_set_flag设置event_base若干实时标识</text:span></text:span></text:p>
        </text:list-item>
      </text:list>
      <text:p text:style-name="Text_20_body"><text:span text:style-name="Teletype"><text:span text:style-name="T6"/></text:span></text:p>
      <text:p text:style-name="Standard"><text:span text:style-name="Teletype"><text:span text:style-name="T7">Interface</text:span></text:span></text:p>
      <text:p text:style-name="P5"><text:span text:style-name="Teletype"><text:span text:style-name="Strong_20_Emphasis"><text:span text:style-name="T4">int</text:span></text:span></text:span><text:span text:style-name="Teletype"><text:span text:style-name="T2"> event_config_set_num_cpus_hint(</text:span></text:span><text:span text:style-name="Teletype"><text:span text:style-name="Strong_20_Emphasis"><text:span text:style-name="T4">struct</text:span></text:span></text:span><text:span text:style-name="Teletype"><text:span text:style-name="T2"> event_config *cfg, </text:span></text:span><text:span text:style-name="Teletype"><text:span text:style-name="Strong_20_Emphasis"><text:span text:style-name="T4">int</text:span></text:span></text:span><text:span text:style-name="Teletype"><text:span text:style-name="T2"> cpus)</text:span></text:span></text:p>
      <text:p text:style-name="P5"><text:span text:style-name="Teletype"><text:span text:style-name="T2"/></text:span></text:p>
      <text:p text:style-name="Text_20_body"><text:span text:style-name="Teletype"><text:span text:style-name="T6">这个函数只在windows系统使用IOCP时起作用。通过利用该函数设置的event_config产生的event_base会在多线程中充分利用CPU个数。这个只是一个估计值，实际上event_base利用的CPU可能会高于或者低于指定的个数。</text:span></text:span></text:p>
      <text:p text:style-name="P3"><text:span text:style-name="Teletype"><text:span text:style-name="T7">Interface</text:span></text:span></text:p>
      <text:p text:style-name="P5"><text:span text:style-name="Teletype"><text:span text:style-name="Strong_20_Emphasis"><text:span text:style-name="T4">int</text:span></text:span></text:span><text:span text:style-name="Teletype"><text:span text:style-name="T2"> event_config_set_max_dispatch_interval(</text:span></text:span><text:span text:style-name="Teletype"><text:span text:style-name="Strong_20_Emphasis"><text:span text:style-name="T4">struct</text:span></text:span></text:span><text:span text:style-name="Teletype"><text:span text:style-name="T2"> event_config *cfg,</text:span></text:span></text:p>
      <text:p text:style-name="P8"><text:span text:style-name="Teletype"><text:span text:style-name="T3"><text:s text:c="4"/></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struct</text:span></text:span></text:span><text:span text:style-name="Teletype"><text:span text:style-name="T2"> timeval *max_interval, </text:span></text:span><text:span text:style-name="Teletype"><text:span text:style-name="Strong_20_Emphasis"><text:span text:style-name="T4">int</text:span></text:span></text:span><text:span text:style-name="Teletype"><text:span text:style-name="T2"> max_callbacks,</text:span></text:span></text:p>
      <text:p text:style-name="P8"><text:span text:style-name="Teletype"><text:span text:style-name="T3"><text:s text:c="4"/></text:span></text:span><text:span text:style-name="Teletype"><text:span text:style-name="Strong_20_Emphasis"><text:span text:style-name="T4">int</text:span></text:span></text:span><text:span text:style-name="Teletype"><text:span text:style-name="T2"> min_priority);</text:span></text:span></text:p>
      <text:p text:style-name="Text_20_body"><text:span text:style-name="Teletype"><text:span text:style-name="T6"/></text:span></text:p>
      <text:p text:style-name="Text_20_body"><text:span text:style-name="Teletype"><text:span text:style-name="T6">此函数通过限制在高优先级事件被检测前有多少低优先级事件被调用的方法来防止优先级反转，max_interval非零时，事件循环检查当前时间是否超过设置的超时时间（max_interval），如果超过则重新检查高优先级事件，如果max_callbacks非负时，事件循环检测当前响应的事件是否超过预设的最大事件个数（max_callbacks），如果超过则重新检查高优先级事件。这两个规则对于min_priority优先级及以上的事件起作用。</text:span></text:span></text:p>
      <text:p text:style-name="Text_20_body"><text:span text:style-name="Teletype"><text:span text:style-name="T6"/></text:span></text:p>
      <text:p text:style-name="P3"><text:span text:style-name="Teletype"><text:span text:style-name="T7">Example: Preferring edge-triggered backends</text:span></text:span></text:p>
      <text:p text:style-name="P5"><text:span text:style-name="Teletype"><text:span text:style-name="Strong_20_Emphasis"><text:span text:style-name="T4">struct</text:span></text:span></text:span><text:span text:style-name="Teletype"><text:span text:style-name="T2"> event_config *cfg;</text:span></text:span></text:p>
      <text:p text:style-name="P8"><text:span text:style-name="Teletype"><text:span text:style-name="Strong_20_Emphasis"><text:span text:style-name="T4">struct</text:span></text:span></text:span><text:span text:style-name="Teletype"><text:span text:style-name="T2"> event_base *base;</text:span></text:span></text:p>
      <text:p text:style-name="P8"><text:span text:style-name="Teletype"><text:span text:style-name="Strong_20_Emphasis"><text:span text:style-name="T4">int</text:span></text:span></text:span><text:span text:style-name="Teletype"><text:span text:style-name="T2"> i;</text:span></text:span></text:p>
      <text:p text:style-name="P8"/>
      <text:p text:style-name="P8"><text:span text:style-name="Teletype"><text:span text:style-name="T1">/* My program wants to use edge-triggered events if at all possible. <text:s/>So</text:span></text:span></text:p>
      <text:p text:style-name="P8"><text:span text:style-name="Teletype"><text:span text:style-name="T3"><text:s text:c="3"/></text:span></text:span><text:span text:style-name="Teletype"><text:span text:style-name="T1">I'll try to get a base twice: Once insisting on edge-triggered IO, and</text:span></text:span></text:p>
      <text:p text:style-name="P8"><text:span text:style-name="Teletype"><text:span text:style-name="T3"><text:s text:c="3"/></text:span></text:span><text:span text:style-name="Teletype"><text:span text:style-name="T1">once not. */</text:span></text:span></text:p>
      <text:p text:style-name="P8"><text:span text:style-name="Teletype"><text:span text:style-name="Strong_20_Emphasis"><text:span text:style-name="T4">for</text:span></text:span></text:span><text:span text:style-name="Teletype"><text:span text:style-name="T2"> (i=0; i&lt;2; ++i) {</text:span></text:span></text:p>
      <text:p text:style-name="P8"><text:span text:style-name="Teletype"><text:span text:style-name="T3"><text:s text:c="4"/></text:span></text:span><text:span text:style-name="Teletype"><text:span text:style-name="T2">cfg = event_config_new();</text:span></text:span></text:p>
      <text:p text:style-name="P8"/>
      <text:p text:style-name="P8"><text:span text:style-name="Teletype"><text:span text:style-name="T3"><text:s text:c="4"/></text:span></text:span><text:span text:style-name="Teletype"><text:span text:style-name="T1">/* I don't like select. */</text:span></text:span></text:p>
      <text:p text:style-name="P8"><text:span text:style-name="Teletype"><text:span text:style-name="T3"><text:s text:c="4"/></text:span></text:span><text:span text:style-name="Teletype"><text:span text:style-name="T2">event_config_avoid_method(cfg, "select");</text:span></text:span></text:p>
      <text:p text:style-name="P8"/>
      <text:p text:style-name="P8"><text:span text:style-name="Teletype"><text:span text:style-name="T3"><text:s text:c="4"/></text:span></text:span><text:span text:style-name="Teletype"><text:span text:style-name="Strong_20_Emphasis"><text:span text:style-name="T4">if</text:span></text:span></text:span><text:span text:style-name="Teletype"><text:span text:style-name="T2"> (i == 0)</text:span></text:span></text:p>
      <text:p text:style-name="P8"><text:span text:style-name="Teletype"><text:span text:style-name="T3"><text:s text:c="8"/></text:span></text:span><text:span text:style-name="Teletype"><text:span text:style-name="T2">event_config_require_features(cfg, EV_FEATURE_ET);</text:span></text:span></text:p>
      <text:p text:style-name="P8"/>
      <text:p text:style-name="P8"><text:span text:style-name="Teletype"><text:span text:style-name="T3"><text:s text:c="4"/></text:span></text:span><text:span text:style-name="Teletype"><text:span text:style-name="T2">base = event_base_new_with_config(cfg);</text:span></text:span></text:p>
      <text:p text:style-name="P8"><text:span text:style-name="Teletype"><text:span text:style-name="T3"><text:s text:c="4"/></text:span></text:span><text:span text:style-name="Teletype"><text:span text:style-name="T2">event_config_free(cfg);</text:span></text:span></text:p>
      <text:p text:style-name="P8"><text:span text:style-name="Teletype"><text:span text:style-name="T3"><text:s text:c="4"/></text:span></text:span><text:span text:style-name="Teletype"><text:span text:style-name="Strong_20_Emphasis"><text:span text:style-name="T4">if</text:span></text:span></text:span><text:span text:style-name="Teletype"><text:span text:style-name="T2"> (base)</text:span></text:span></text:p>
      <text:p text:style-name="P8"><text:span text:style-name="Teletype"><text:span text:style-name="T3"><text:s text:c="8"/></text:span></text:span><text:span text:style-name="Teletype"><text:span text:style-name="Strong_20_Emphasis"><text:span text:style-name="T4">break</text:span></text:span></text:span><text:span text:style-name="Teletype"><text:span text:style-name="T2">;</text:span></text:span></text:p>
      <text:p text:style-name="P8"/>
      <text:p text:style-name="P8"><text:span text:style-name="Teletype"><text:span text:style-name="T3"><text:s text:c="4"/></text:span></text:span><text:span text:style-name="Teletype"><text:span text:style-name="T1">/* If we get here, event_base_new_with_config() returned NULL. <text:s/>If</text:span></text:span></text:p>
      <text:p text:style-name="P8"><text:span text:style-name="Teletype"><text:span text:style-name="T3"><text:s text:c="7"/></text:span></text:span><text:span text:style-name="Teletype"><text:span text:style-name="T1">this is the first time around the loop, we'll try again without</text:span></text:span></text:p>
      <text:p text:style-name="P8"><text:soft-page-break/><text:span text:style-name="Teletype"><text:span text:style-name="T3"><text:s text:c="7"/></text:span></text:span><text:span text:style-name="Teletype"><text:span text:style-name="T1">setting EV_FEATURE_ET. <text:s/>If this is the second time around the</text:span></text:span></text:p>
      <text:p text:style-name="P8"><text:span text:style-name="Teletype"><text:span text:style-name="T3"><text:s text:c="7"/></text:span></text:span><text:span text:style-name="Teletype"><text:span text:style-name="T1">loop, we'll give up. */</text:span></text:span></text:p>
      <text:p text:style-name="P8"><text:span text:style-name="Teletype"><text:span text:style-name="T2">}</text:span></text:span></text:p>
      <text:p text:style-name="P6">Example: Avoiding priority-inversion</text:p>
      <text:p text:style-name="P5"><text:span text:style-name="Teletype"><text:span text:style-name="Strong_20_Emphasis"><text:span text:style-name="T4">struct</text:span></text:span></text:span><text:span text:style-name="Teletype"><text:span text:style-name="T2"> event_config *cfg;</text:span></text:span></text:p>
      <text:p text:style-name="P8"><text:span text:style-name="Teletype"><text:span text:style-name="Strong_20_Emphasis"><text:span text:style-name="T4">struct</text:span></text:span></text:span><text:span text:style-name="Teletype"><text:span text:style-name="T2"> event_base *base;</text:span></text:span></text:p>
      <text:p text:style-name="P8"/>
      <text:p text:style-name="P8"><text:span text:style-name="Teletype"><text:span text:style-name="T2">cfg = event_config_new();</text:span></text:span></text:p>
      <text:p text:style-name="P8"><text:span text:style-name="Teletype"><text:span text:style-name="Strong_20_Emphasis"><text:span text:style-name="T4">if</text:span></text:span></text:span><text:span text:style-name="Teletype"><text:span text:style-name="T2"> (!cfg)</text:span></text:span></text:p>
      <text:p text:style-name="P8"><text:span text:style-name="Teletype"><text:span text:style-name="T3"><text:s text:c="3"/></text:span></text:span><text:span text:style-name="Teletype"><text:span text:style-name="T1">/* Handle error */;</text:span></text:span></text:p>
      <text:p text:style-name="P8"/>
      <text:p text:style-name="P8"><text:span text:style-name="Teletype"><text:span text:style-name="T1">/* I'm going to have events running at two priorities. <text:s/>I expect that</text:span></text:span></text:p>
      <text:p text:style-name="P8"><text:span text:style-name="Teletype"><text:span text:style-name="T3"><text:s text:c="3"/></text:span></text:span><text:span text:style-name="Teletype"><text:span text:style-name="T1">some of my priority-1 events are going to have pretty slow callbacks,</text:span></text:span></text:p>
      <text:p text:style-name="P8"><text:span text:style-name="Teletype"><text:span text:style-name="T3"><text:s text:c="3"/></text:span></text:span><text:span text:style-name="Teletype"><text:span text:style-name="T1">so I don't want more than 100 msec to elapse (or 5 callbacks) before</text:span></text:span></text:p>
      <text:p text:style-name="P8"><text:span text:style-name="Teletype"><text:span text:style-name="T3"><text:s text:c="3"/></text:span></text:span><text:span text:style-name="Teletype"><text:span text:style-name="T1">checking for priority-0 events. */</text:span></text:span></text:p>
      <text:p text:style-name="P8"><text:span text:style-name="Teletype"><text:span text:style-name="Strong_20_Emphasis"><text:span text:style-name="T4">struct</text:span></text:span></text:span><text:span text:style-name="Teletype"><text:span text:style-name="T2"> timeval msec_100 = { 0, 100*1000 };</text:span></text:span></text:p>
      <text:p text:style-name="P8"><text:span text:style-name="Teletype"><text:span text:style-name="T2">event_config_set_max_dispatch_interval(cfg, &amp;msec_100, 5, 1);</text:span></text:span></text:p>
      <text:p text:style-name="P8"/>
      <text:p text:style-name="P8"><text:span text:style-name="Teletype"><text:span text:style-name="T2">base = event_base_new_with_config(cfg);</text:span></text:span></text:p>
      <text:p text:style-name="P8"><text:span text:style-name="Teletype"><text:span text:style-name="Strong_20_Emphasis"><text:span text:style-name="T4">if</text:span></text:span></text:span><text:span text:style-name="Teletype"><text:span text:style-name="T2"> (!base)</text:span></text:span></text:p>
      <text:p text:style-name="P8"><text:span text:style-name="Teletype"><text:span text:style-name="T3"><text:s text:c="3"/></text:span></text:span><text:span text:style-name="Teletype"><text:span text:style-name="T1">/* Handle error */;</text:span></text:span></text:p>
      <text:p text:style-name="P8"/>
      <text:p text:style-name="P8"><text:span text:style-name="Teletype"><text:span text:style-name="T2">event_base_priority_init(base, 2);</text:span></text:span></text:p>
      <text:p text:style-name="Text_20_body"><text:span text:style-name="Teletype"><text:span text:style-name="T6"/></text:span></text:p>
      <text:p text:style-name="Text_20_body"><text:span text:style-name="Teletype"><text:span text:style-name="T6">检查当前event_base支持的后端事件处理方式</text:span></text:span></text:p>
      <text:p text:style-name="P3"><text:span text:style-name="Teletype"><text:span text:style-name="T7">Interface</text:span></text:span></text:p>
      <text:p text:style-name="P5"><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char</text:span></text:span></text:span><text:span text:style-name="Teletype"><text:span text:style-name="T2"> **event_get_supported_methods(</text:span></text:span><text:span text:style-name="Teletype"><text:span text:style-name="Strong_20_Emphasis"><text:span text:style-name="T4">void</text:span></text:span></text:span><text:span text:style-name="Teletype"><text:span text:style-name="T2">);</text:span></text:span></text:p>
      <text:p text:style-name="Text_20_body"><text:span text:style-name="Teletype"><text:span text:style-name="T6"/></text:span></text:p>
      <text:p text:style-name="Text_20_body"><text:span text:style-name="Teletype"><text:span text:style-name="T6">此函数返回一个字符串指针，字符串指针每个变量标识当前版本Libevent所支持的后端事件处理方式</text:span></text:span></text:p>
      <text:p text:style-name="P3"><text:span text:style-name="Teletype"><text:span text:style-name="T7">Example</text:span></text:span></text:p>
      <text:p text:style-name="P5"><text:span text:style-name="Teletype"><text:span text:style-name="Strong_20_Emphasis"><text:span text:style-name="T4">int</text:span></text:span></text:span><text:span text:style-name="Teletype"><text:span text:style-name="T2"> i;</text:span></text:span></text:p>
      <text:p text:style-name="P8"><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char</text:span></text:span></text:span><text:span text:style-name="Teletype"><text:span text:style-name="T2"> **methods = event_get_supported_methods();</text:span></text:span></text:p>
      <text:p text:style-name="P8"><text:span text:style-name="Teletype"><text:span text:style-name="T2">printf("Starting Libevent %s. <text:s/>Available methods are:\n",</text:span></text:span></text:p>
      <text:p text:style-name="P8"><text:span text:style-name="Teletype"><text:span text:style-name="T3"><text:s text:c="4"/></text:span></text:span><text:span text:style-name="Teletype"><text:span text:style-name="T2">event_get_version());</text:span></text:span></text:p>
      <text:p text:style-name="P8"><text:span text:style-name="Teletype"><text:span text:style-name="Strong_20_Emphasis"><text:span text:style-name="T4">for</text:span></text:span></text:span><text:span text:style-name="Teletype"><text:span text:style-name="T2"> (i=0; methods[i] != NULL; ++i) {</text:span></text:span></text:p>
      <text:p text:style-name="P8"><text:span text:style-name="Teletype"><text:span text:style-name="T3"><text:s text:c="4"/></text:span></text:span><text:span text:style-name="Teletype"><text:span text:style-name="T2">printf(" <text:s text:c="3"/>%s\n", methods[i]);</text:span></text:span></text:p>
      <text:p text:style-name="P8"><text:span text:style-name="Teletype"><text:span text:style-name="T2">}</text:span></text:span></text:p>
      <text:p text:style-name="Text_20_body"><text:span text:style-name="Teletype"><text:span text:style-name="T6"/></text:span></text:p>
      <text:p text:style-name="Text_20_body"><text:span text:style-name="Teletype"><text:span text:style-name="T6"/></text:span></text:p>
      <text:p text:style-name="P3"><text:span text:style-name="Teletype"><text:span text:style-name="T7">Interface</text:span></text:span></text:p>
      <text:p text:style-name="P5"><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char</text:span></text:span></text:span><text:span text:style-name="Teletype"><text:span text:style-name="T2"> *event_base_get_method(</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struct</text:span></text:span></text:span><text:span text:style-name="Teletype"><text:span text:style-name="T2"> event_base *base);</text:span></text:span></text:p>
      <text:p text:style-name="P8"><text:span text:style-name="Teletype"><text:span text:style-name="Strong_20_Emphasis"><text:span text:style-name="T4">enum</text:span></text:span></text:span><text:span text:style-name="Teletype"><text:span text:style-name="T2"> event_method_feature event_base_get_features(</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struct</text:span></text:span></text:span><text:span text:style-name="Teletype"><text:span text:style-name="T2"> event_base *base);</text:span></text:span></text:p>
      <text:p text:style-name="Text_20_body"><text:span text:style-name="Teletype"><text:span text:style-name="T6"/></text:span></text:p>
      <text:p text:style-name="P45"><text:span text:style-name="Teletype"><text:span text:style-name="T6">event_base_get_method()返回当前event_base支持的真正的后端事件处理方式。event_base_get_features()返回当前event_base支持的后端事件处理方式掩码</text:span></text:span></text:p>
      <text:p text:style-name="P45"><text:soft-page-break/><text:span text:style-name="Teletype"><text:span text:style-name="T6"/></text:span></text:p>
      <text:p text:style-name="P19"><text:span text:style-name="Teletype"><text:span text:style-name="T7">Example</text:span></text:span></text:p>
      <text:p text:style-name="P5"><text:span text:style-name="Teletype"><text:span text:style-name="Strong_20_Emphasis"><text:span text:style-name="T4">struct</text:span></text:span></text:span><text:span text:style-name="Teletype"><text:span text:style-name="T2"> event_base *base;</text:span></text:span></text:p>
      <text:p text:style-name="P8"><text:span text:style-name="Teletype"><text:span text:style-name="Strong_20_Emphasis"><text:span text:style-name="T4">enum</text:span></text:span></text:span><text:span text:style-name="Teletype"><text:span text:style-name="T2"> event_method_feature f;</text:span></text:span></text:p>
      <text:p text:style-name="P8"/>
      <text:p text:style-name="P8"><text:span text:style-name="Teletype"><text:span text:style-name="T2">base = event_base_new();</text:span></text:span></text:p>
      <text:p text:style-name="P8"><text:span text:style-name="Teletype"><text:span text:style-name="Strong_20_Emphasis"><text:span text:style-name="T4">if</text:span></text:span></text:span><text:span text:style-name="Teletype"><text:span text:style-name="T2"> (!base) {</text:span></text:span></text:p>
      <text:p text:style-name="P8"><text:span text:style-name="Teletype"><text:span text:style-name="T3"><text:s text:c="4"/></text:span></text:span><text:span text:style-name="Teletype"><text:span text:style-name="T2">puts("Couldn't get an event_base!");</text:span></text:span></text:p>
      <text:p text:style-name="P8"><text:span text:style-name="Teletype"><text:span text:style-name="T2">} </text:span></text:span><text:span text:style-name="Teletype"><text:span text:style-name="Strong_20_Emphasis"><text:span text:style-name="T4">else</text:span></text:span></text:span><text:span text:style-name="Teletype"><text:span text:style-name="T2"> {</text:span></text:span></text:p>
      <text:p text:style-name="P8"><text:span text:style-name="Teletype"><text:span text:style-name="T3"><text:s text:c="4"/></text:span></text:span><text:span text:style-name="Teletype"><text:span text:style-name="T2">printf("Using Libevent with backend method %s.",</text:span></text:span></text:p>
      <text:p text:style-name="P8"><text:span text:style-name="Teletype"><text:span text:style-name="T3"><text:s text:c="8"/></text:span></text:span><text:span text:style-name="Teletype"><text:span text:style-name="T2">event_base_get_method(base));</text:span></text:span></text:p>
      <text:p text:style-name="P8"><text:span text:style-name="Teletype"><text:span text:style-name="T3"><text:s text:c="4"/></text:span></text:span><text:span text:style-name="Teletype"><text:span text:style-name="T2">f = event_base_get_features(base);</text:span></text:span></text:p>
      <text:p text:style-name="P8"><text:span text:style-name="Teletype"><text:span text:style-name="T3"><text:s text:c="4"/></text:span></text:span><text:span text:style-name="Teletype"><text:span text:style-name="Strong_20_Emphasis"><text:span text:style-name="T4">if</text:span></text:span></text:span><text:span text:style-name="Teletype"><text:span text:style-name="T2"> ((f &amp; EV_FEATURE_ET))</text:span></text:span></text:p>
      <text:p text:style-name="P8"><text:span text:style-name="Teletype"><text:span text:style-name="T3"><text:s text:c="8"/></text:span></text:span><text:span text:style-name="Teletype"><text:span text:style-name="T2">printf(" <text:s/>Edge-triggered events are supported.");</text:span></text:span></text:p>
      <text:p text:style-name="P8"><text:span text:style-name="Teletype"><text:span text:style-name="T3"><text:s text:c="4"/></text:span></text:span><text:span text:style-name="Teletype"><text:span text:style-name="Strong_20_Emphasis"><text:span text:style-name="T4">if</text:span></text:span></text:span><text:span text:style-name="Teletype"><text:span text:style-name="T2"> ((f &amp; EV_FEATURE_O1))</text:span></text:span></text:p>
      <text:p text:style-name="P8"><text:span text:style-name="Teletype"><text:span text:style-name="T3"><text:s text:c="8"/></text:span></text:span><text:span text:style-name="Teletype"><text:span text:style-name="T2">printf(" <text:s/>O(1) event notification is supported.");</text:span></text:span></text:p>
      <text:p text:style-name="P8"><text:span text:style-name="Teletype"><text:span text:style-name="T3"><text:s text:c="4"/></text:span></text:span><text:span text:style-name="Teletype"><text:span text:style-name="Strong_20_Emphasis"><text:span text:style-name="T4">if</text:span></text:span></text:span><text:span text:style-name="Teletype"><text:span text:style-name="T2"> ((f &amp; EV_FEATURE_FDS))</text:span></text:span></text:p>
      <text:p text:style-name="P8"><text:span text:style-name="Teletype"><text:span text:style-name="T3"><text:s text:c="8"/></text:span></text:span><text:span text:style-name="Teletype"><text:span text:style-name="T2">printf(" <text:s/>All FD types are supported.");</text:span></text:span></text:p>
      <text:p text:style-name="P8"><text:span text:style-name="Teletype"><text:span text:style-name="T3"><text:s text:c="4"/></text:span></text:span><text:span text:style-name="Teletype"><text:span text:style-name="T2">puts("");</text:span></text:span></text:p>
      <text:p text:style-name="P8"><text:span text:style-name="Teletype"><text:span text:style-name="T2">}</text:span></text:span></text:p>
      <text:p text:style-name="P45"><text:span text:style-name="Teletype"><text:span text:style-name="T6"/></text:span></text:p>
      <text:h text:style-name="Heading_20_3" text:outline-level="3"><text:span text:style-name="Teletype">释放event_base</text:span></text:h>
      <text:p text:style-name="Text_20_body"><text:span text:style-name="Teletype">一旦完成event操作，调用</text:span><text:span text:style-name="Teletype"><text:span text:style-name="T6">event_base_free()释放event_base.</text:span></text:span></text:p>
      <text:p text:style-name="Standard"><text:span text:style-name="Teletype"><text:span text:style-name="T7">Interface</text:span></text:span></text:p>
      <text:p text:style-name="P5"><text:span text:style-name="Teletype"><text:span text:style-name="Strong_20_Emphasis"><text:span text:style-name="T4">void</text:span></text:span></text:span><text:span text:style-name="Teletype"><text:span text:style-name="T2"> event_base_free(</text:span></text:span><text:span text:style-name="Teletype"><text:span text:style-name="Strong_20_Emphasis"><text:span text:style-name="T4">struct</text:span></text:span></text:span><text:span text:style-name="Teletype"><text:span text:style-name="T2"> event_base *base);</text:span></text:span></text:p>
      <text:p text:style-name="P4"/>
      <text:p text:style-name="Text_20_body"><text:span text:style-name="Teletype"><text:span text:style-name="T6">注意：</text:span></text:span></text:p>
      <text:list xml:id="list1010444509" text:style-name="L11">
        <text:list-item>
          <text:p text:style-name="P32"><text:span text:style-name="Teletype"><text:span text:style-name="T6">此接口不会释放链接到当前event_base上的事件，或者关闭端口，回收指针等操作</text:span></text:span></text:p>
        </text:list-item>
      </text:list>
      <text:p text:style-name="Text_20_body"><text:span text:style-name="Teletype"><text:span text:style-name="T6"/></text:span></text:p>
      <text:h text:style-name="Heading_20_3" text:outline-level="3"><text:span text:style-name="Teletype"><text:span text:style-name="T6">设置event_base优先级</text:span></text:span></text:h>
      <text:p text:style-name="Text_20_body"><text:span text:style-name="Teletype"><text:span text:style-name="T6">Libevent支持对事件设置多个优先级。默认只支持一个优先级，可以通过</text:span></text:span><text:span text:style-name="Teletype"><text:span text:style-name="T6">event_base_priority_init()设置event_base的优先级个数。</text:span></text:span></text:p>
      <text:p text:style-name="Standard"><text:span text:style-name="Teletype"><text:span text:style-name="T7">Interface</text:span></text:span></text:p>
      <text:p text:style-name="P5"><text:span text:style-name="Teletype"><text:span text:style-name="Strong_20_Emphasis"><text:span text:style-name="T4">int</text:span></text:span></text:span><text:span text:style-name="Teletype"><text:span text:style-name="T2"> event_base_priority_init(</text:span></text:span><text:span text:style-name="Teletype"><text:span text:style-name="Strong_20_Emphasis"><text:span text:style-name="T4">struct</text:span></text:span></text:span><text:span text:style-name="Teletype"><text:span text:style-name="T2"> event_base *base, </text:span></text:span><text:span text:style-name="Teletype"><text:span text:style-name="Strong_20_Emphasis"><text:span text:style-name="T4">int</text:span></text:span></text:span><text:span text:style-name="Teletype"><text:span text:style-name="T2"> n_priorities);</text:span></text:span></text:p>
      <text:p text:style-name="P4"/>
      <text:p text:style-name="Text_20_body"><text:span text:style-name="Teletype"><text:span text:style-name="T6">此函数成功返回0，失败返回-1.</text:span></text:span></text:p>
      <text:p text:style-name="Text_20_body"><text:span text:style-name="Teletype"><text:span text:style-name="T6">n_priorities表示支持的优先级个数。最少是1</text:span></text:span></text:p>
      <text:p text:style-name="Text_20_body"><text:span text:style-name="Teletype"><text:span text:style-name="T6">可用的优先级范围是0～n_priorities-1</text:span></text:span></text:p>
      <text:p text:style-name="Text_20_body"><text:span text:style-name="Teletype"><text:span text:style-name="T6"/></text:span></text:p>
      <text:p text:style-name="Text_20_body"><text:span text:style-name="Teletype"><text:span text:style-name="T6">注意：</text:span></text:span></text:p>
      <text:list xml:id="list1112481820" text:style-name="L13">
        <text:list-item>
          <text:p text:style-name="P34"><text:soft-page-break/><text:span text:style-name="Teletype"><text:span text:style-name="T6">必须在事件激活前调用该函数，否则不起作用，最好在创建event_base后立刻调用</text:span></text:span></text:p>
        </text:list-item>
      </text:list>
      <text:p text:style-name="Text_20_body"><text:span text:style-name="Teletype"><text:span text:style-name="T6"/></text:span></text:p>
      <text:p text:style-name="P2">Interface</text:p>
      <text:p text:style-name="P5"><text:span text:style-name="Teletype"><text:span text:style-name="Strong_20_Emphasis"><text:span text:style-name="T4">int</text:span></text:span></text:span><text:span text:style-name="Teletype"><text:span text:style-name="T2"> event_base_get_npriorities(</text:span></text:span><text:span text:style-name="Teletype"><text:span text:style-name="Strong_20_Emphasis"><text:span text:style-name="T4">struct</text:span></text:span></text:span><text:span text:style-name="Teletype"><text:span text:style-name="T2"> event_base *base);</text:span></text:span></text:p>
      <text:p text:style-name="Standard"/>
      <text:p text:style-name="Standard">查询当前base的优先级支持个数</text:p>
      <text:p text:style-name="Standard"/>
      <text:h text:style-name="Heading_20_3" text:outline-level="3">fork()后重新初始化event_base</text:h>
      <text:p text:style-name="Text_20_body">调用fork()后可能有些后端处理没有清除干净，所以一旦调用fork()，而且希望利用之前定义的event_base，需要重新初始化</text:p>
      <text:p text:style-name="P1">Interface</text:p>
      <text:p text:style-name="P5"><text:span text:style-name="Teletype"><text:span text:style-name="Strong_20_Emphasis"><text:span text:style-name="T4">int</text:span></text:span></text:span><text:span text:style-name="Teletype"><text:span text:style-name="T2"> event_reinit(</text:span></text:span><text:span text:style-name="Teletype"><text:span text:style-name="Strong_20_Emphasis"><text:span text:style-name="T4">struct</text:span></text:span></text:span><text:span text:style-name="Teletype"><text:span text:style-name="T2"> event_base *base);</text:span></text:span></text:p>
      <text:p text:style-name="Text_20_body"/>
      <text:p text:style-name="Text_20_body">成功返回0，失败返回-1</text:p>
      <text:p text:style-name="P1">Example</text:p>
      <text:p text:style-name="P5"><text:span text:style-name="Teletype"><text:span text:style-name="Strong_20_Emphasis"><text:span text:style-name="T4">struct</text:span></text:span></text:span><text:span text:style-name="Teletype"><text:span text:style-name="T2"> event_base *base = event_base_new();</text:span></text:span></text:p>
      <text:p text:style-name="P8"/>
      <text:p text:style-name="P8"><text:span text:style-name="Teletype"><text:span text:style-name="T1">/* ... add some events to the event_base ... */</text:span></text:span></text:p>
      <text:p text:style-name="P8"/>
      <text:p text:style-name="P8"><text:span text:style-name="Teletype"><text:span text:style-name="Strong_20_Emphasis"><text:span text:style-name="T4">if</text:span></text:span></text:span><text:span text:style-name="Teletype"><text:span text:style-name="T2"> (fork()) {</text:span></text:span></text:p>
      <text:p text:style-name="P8"><text:span text:style-name="Teletype"><text:span text:style-name="T3"><text:s text:c="4"/></text:span></text:span><text:span text:style-name="Teletype"><text:span text:style-name="T1">/* In parent */</text:span></text:span></text:p>
      <text:p text:style-name="P8"><text:span text:style-name="Teletype"><text:span text:style-name="T3"><text:s text:c="4"/></text:span></text:span><text:span text:style-name="Teletype"><text:span text:style-name="T2">continue_running_parent(base); /*...*/</text:span></text:span></text:p>
      <text:p text:style-name="P8"><text:span text:style-name="Teletype"><text:span text:style-name="T2">} </text:span></text:span><text:span text:style-name="Teletype"><text:span text:style-name="Strong_20_Emphasis"><text:span text:style-name="T4">else</text:span></text:span></text:span><text:span text:style-name="Teletype"><text:span text:style-name="T2"> {</text:span></text:span></text:p>
      <text:p text:style-name="P8"><text:span text:style-name="Teletype"><text:span text:style-name="T3"><text:s text:c="4"/></text:span></text:span><text:span text:style-name="Teletype"><text:span text:style-name="T1">/* In child */</text:span></text:span></text:p>
      <text:p text:style-name="P8"><text:span text:style-name="Teletype"><text:span text:style-name="T3"><text:s text:c="4"/></text:span></text:span><text:span text:style-name="Teletype"><text:span text:style-name="T2">event_reinit(base);</text:span></text:span></text:p>
      <text:p text:style-name="P8"><text:span text:style-name="Teletype"><text:span text:style-name="T3"><text:s text:c="4"/></text:span></text:span><text:span text:style-name="Teletype"><text:span text:style-name="T2">continue_running_child(base); /*...*/</text:span></text:span></text:p>
      <text:p text:style-name="P8"><text:span text:style-name="Teletype"><text:span text:style-name="T2">}</text:span></text:span></text:p>
      <text:p text:style-name="Text_20_body"/>
      <text:h text:style-name="Heading_20_2" text:outline-level="2">运行事件循环</text:h>
      <text:h text:style-name="Heading_20_3" text:outline-level="3">运行循环</text:h>
      <text:p text:style-name="Text_20_body">一旦有了一个若干事件注册的evetn_base，需要它在事件来临时通知我们。</text:p>
      <text:p text:style-name="P1">Interface</text:p>
      <text:p text:style-name="P5"><text:span text:style-name="Teletype"><text:span text:style-name="T2">#define EVLOOP_ONCE <text:s text:c="4"/>0x01</text:span></text:span></text:p>
      <text:p text:style-name="P8"><text:span text:style-name="Teletype"><text:span text:style-name="T2">#define EVLOOP_NONBLOCK 0x02</text:span></text:span></text:p>
      <text:p text:style-name="P8"/>
      <text:p text:style-name="P8"><text:span text:style-name="Teletype"><text:span text:style-name="Strong_20_Emphasis"><text:span text:style-name="T4">int</text:span></text:span></text:span><text:span text:style-name="Teletype"><text:span text:style-name="T2"> event_base_loop(</text:span></text:span><text:span text:style-name="Teletype"><text:span text:style-name="Strong_20_Emphasis"><text:span text:style-name="T4">struct</text:span></text:span></text:span><text:span text:style-name="Teletype"><text:span text:style-name="T2"> event_base *base, </text:span></text:span><text:span text:style-name="Teletype"><text:span text:style-name="Strong_20_Emphasis"><text:span text:style-name="T4">int</text:span></text:span></text:span><text:span text:style-name="Teletype"><text:span text:style-name="T2"> flags);</text:span></text:span></text:p>
      <text:p text:style-name="P42"/>
      <text:p text:style-name="P4">event_base_loop()默认将一直运行，直到没有事件注册在base上。它会反复检查注册在base上的事件是否被触发，一旦某事件触发，则标识该事件为活跃并运行相应的处理函数</text:p>
      <text:p text:style-name="P4"><text:soft-page-break/></text:p>
      <text:p text:style-name="P4">可以通过设置flag更改event_base_loop()的行为。</text:p>
      <text:p text:style-name="P4">EVLOOP_ONCE 阻塞等待事件被触发，一旦有事件被触发则运行相应处理函数，一直到没有需要检查的事件</text:p>
      <text:p text:style-name="P4"/>
      <text:p text:style-name="P4">EVLOOP_NONBLOCK event_base_loop()非阻塞运行，只检测当前是否有事件被触发并运行相应的函数</text:p>
      <text:p text:style-name="P4"/>
      <text:p text:style-name="P4">如果event_base_loop()返回0，表示正常退出</text:p>
      <text:p text:style-name="P4">如果event_base_loop()返回-1，表示有后端未处理错误出现</text:p>
      <text:p text:style-name="P4"/>
      <text:p text:style-name="P4">伪代码如下</text:p>
      <text:p text:style-name="P22">Pseudocode</text:p>
      <text:p text:style-name="P5"><text:span text:style-name="Teletype"><text:span text:style-name="Strong_20_Emphasis"><text:span text:style-name="T4">while</text:span></text:span></text:span><text:span text:style-name="Teletype"><text:span text:style-name="T2"> (any events are registered with the loop) {</text:span></text:span></text:p>
      <text:p text:style-name="P8"/>
      <text:p text:style-name="P8"><text:span text:style-name="Teletype"><text:span text:style-name="T3"><text:s text:c="4"/></text:span></text:span><text:span text:style-name="Teletype"><text:span text:style-name="Strong_20_Emphasis"><text:span text:style-name="T4">if</text:span></text:span></text:span><text:span text:style-name="Teletype"><text:span text:style-name="T2"> (EVLOOP_NONBLOCK was set, or any events are already active)</text:span></text:span></text:p>
      <text:p text:style-name="P8"><text:span text:style-name="Teletype"><text:span text:style-name="T3"><text:s text:c="8"/></text:span></text:span><text:span text:style-name="Teletype"><text:span text:style-name="T2">If any registered events have triggered, mark them active.</text:span></text:span></text:p>
      <text:p text:style-name="P8"><text:span text:style-name="Teletype"><text:span text:style-name="T3"><text:s text:c="4"/></text:span></text:span><text:span text:style-name="Teletype"><text:span text:style-name="Strong_20_Emphasis"><text:span text:style-name="T4">else</text:span></text:span></text:span></text:p>
      <text:p text:style-name="P8"><text:span text:style-name="Teletype"><text:span text:style-name="T3"><text:s text:c="8"/></text:span></text:span><text:span text:style-name="Teletype"><text:span text:style-name="T2">Wait until at least one event has triggered, and mark it active.</text:span></text:span></text:p>
      <text:p text:style-name="P8"/>
      <text:p text:style-name="P8"><text:span text:style-name="Teletype"><text:span text:style-name="T3"><text:s text:c="4"/></text:span></text:span><text:span text:style-name="Teletype"><text:span text:style-name="Strong_20_Emphasis"><text:span text:style-name="T4">for</text:span></text:span></text:span><text:span text:style-name="Teletype"><text:span text:style-name="T2"> (p = 0; p &lt; n_priorities; ++p {</text:span></text:span></text:p>
      <text:p text:style-name="P8"><text:span text:style-name="Teletype"><text:span text:style-name="T3"><text:s text:c="7"/></text:span></text:span><text:span text:style-name="Teletype"><text:span text:style-name="Strong_20_Emphasis"><text:span text:style-name="T4">if</text:span></text:span></text:span><text:span text:style-name="Teletype"><text:span text:style-name="T2"> (any event with priority of p is active) {</text:span></text:span></text:p>
      <text:p text:style-name="P8"><text:span text:style-name="Teletype"><text:span text:style-name="T3"><text:s text:c="10"/></text:span></text:span><text:span text:style-name="Teletype"><text:span text:style-name="T2">Run all active events with priority of p.</text:span></text:span></text:p>
      <text:p text:style-name="P8"><text:span text:style-name="Teletype"><text:span text:style-name="T3"><text:s text:c="10"/></text:span></text:span><text:span text:style-name="Teletype"><text:span text:style-name="Strong_20_Emphasis"><text:span text:style-name="T4">break</text:span></text:span></text:span><text:span text:style-name="Teletype"><text:span text:style-name="T2">; /* Do not run any events of a less important priority */</text:span></text:span></text:p>
      <text:p text:style-name="P8"><text:span text:style-name="Teletype"><text:span text:style-name="T3"><text:s text:c="7"/></text:span></text:span><text:span text:style-name="Teletype"><text:span text:style-name="T2">}</text:span></text:span></text:p>
      <text:p text:style-name="P8"><text:span text:style-name="Teletype"><text:span text:style-name="T3"><text:s text:c="4"/></text:span></text:span><text:span text:style-name="Teletype"><text:span text:style-name="T2">}</text:span></text:span></text:p>
      <text:p text:style-name="P8"/>
      <text:p text:style-name="P8"><text:span text:style-name="Teletype"><text:span text:style-name="T3"><text:s text:c="4"/></text:span></text:span><text:span text:style-name="Teletype"><text:span text:style-name="Strong_20_Emphasis"><text:span text:style-name="T4">if</text:span></text:span></text:span><text:span text:style-name="Teletype"><text:span text:style-name="T2"> (EVLOOP_ONCE was set or EVLOOP_NONBLOCK was set)</text:span></text:span></text:p>
      <text:p text:style-name="P8"><text:span text:style-name="Teletype"><text:span text:style-name="T3"><text:s text:c="7"/></text:span></text:span><text:span text:style-name="Teletype"><text:span text:style-name="Strong_20_Emphasis"><text:span text:style-name="T4">break</text:span></text:span></text:span><text:span text:style-name="Teletype"><text:span text:style-name="T2">;</text:span></text:span></text:p>
      <text:p text:style-name="P8"><text:span text:style-name="Teletype"><text:span text:style-name="T2">}</text:span></text:span></text:p>
      <text:p text:style-name="P4"/>
      <text:p text:style-name="P4"/>
      <text:p text:style-name="P22">Interface</text:p>
      <text:p text:style-name="P5"><text:span text:style-name="Teletype"><text:span text:style-name="Strong_20_Emphasis"><text:span text:style-name="T4">int</text:span></text:span></text:span><text:span text:style-name="Teletype"><text:span text:style-name="T2"> event_base_dispatch(</text:span></text:span><text:span text:style-name="Teletype"><text:span text:style-name="Strong_20_Emphasis"><text:span text:style-name="T4">struct</text:span></text:span></text:span><text:span text:style-name="Teletype"><text:span text:style-name="T2"> event_base *base);</text:span></text:span></text:p>
      <text:p text:style-name="P4"/>
      <text:p text:style-name="P42"><text:span text:style-name="T6">这是一个更加方便调用的接口，里面封装了没有设置flag的event_base_loop()。它会一直运行，直到没有注册的事件或者event_base_loopbreak()，event_base_loopexit()这两个函数被调用。</text:span></text:p>
      <text:p text:style-name="P42"><text:span text:style-name="T6"/></text:p>
      <text:h text:style-name="Heading_20_3" text:outline-level="3"><text:span text:style-name="T6">停止循环</text:span></text:h>
      <text:p text:style-name="Text_20_body"><text:span text:style-name="T6">如果在所有事件清除之前停止运行需要下面两个接口</text:span></text:p>
      <text:p text:style-name="P1"><text:span text:style-name="T9">Interface</text:span></text:p>
      <text:p text:style-name="P5"><text:span text:style-name="Teletype"><text:span text:style-name="Strong_20_Emphasis"><text:span text:style-name="T4">int</text:span></text:span></text:span><text:span text:style-name="Teletype"><text:span text:style-name="T2"> event_base_loopexit(</text:span></text:span><text:span text:style-name="Teletype"><text:span text:style-name="Strong_20_Emphasis"><text:span text:style-name="T4">struct</text:span></text:span></text:span><text:span text:style-name="Teletype"><text:span text:style-name="T2"> event_base *base,</text:span></text:span></text:p>
      <text:p text:style-name="P8"><text:span text:style-name="Teletype"><text:span text:style-name="T3"><text:s text:c="24"/></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struct</text:span></text:span></text:span><text:span text:style-name="Teletype"><text:span text:style-name="T2"> timeval *tv);</text:span></text:span></text:p>
      <text:p text:style-name="P8"><text:span text:style-name="Teletype"><text:span text:style-name="Strong_20_Emphasis"><text:span text:style-name="T4">int</text:span></text:span></text:span><text:span text:style-name="Teletype"><text:span text:style-name="T2"> event_base_loopbreak(</text:span></text:span><text:span text:style-name="Teletype"><text:span text:style-name="Strong_20_Emphasis"><text:span text:style-name="T4">struct</text:span></text:span></text:span><text:span text:style-name="Teletype"><text:span text:style-name="T2"> event_base *base);</text:span></text:span></text:p>
      <text:p text:style-name="Text_20_body"><text:span text:style-name="T6"/></text:p>
      <text:p text:style-name="Text_20_body"><text:span text:style-name="T6">event_base_loopexit()会在event_base运行一段时间后停止，如果tv设置为</text:span><text:soft-page-break/><text:span text:style-name="T6">NULL，event_base不会等待超时，如果当前有事件正在处理，则不会退出</text:span></text:p>
      <text:p text:style-name="Text_20_body"><text:span text:style-name="T6"/></text:p>
      <text:p text:style-name="P7">event_base_loopbreak()会让event_base立刻退出，如果当前有事件正在处理，则处理完成后立刻退出</text:p>
      <text:p text:style-name="P7"/>
      <text:p text:style-name="P7">event_base_loopbreak(base)和event_base_loopexit(base,NULL)不同在于：</text:p>
      <text:p text:style-name="P7">event_base_loopexit(base,NULL)运行完成当前事件处理后会在下一轮事件处理后退出，而event_base_loopbreak(base)在运行完成当前事件处理后立刻退出</text:p>
      <text:p text:style-name="P7">这两个函数均成功返回0，失败返回-1</text:p>
      <text:p text:style-name="P1">Example: Shut down immediately</text:p>
      <text:p text:style-name="P5"><text:span text:style-name="Teletype"><text:span text:style-name="T2">#include &lt;event2/event.h&gt;</text:span></text:span></text:p>
      <text:p text:style-name="P8"/>
      <text:p text:style-name="P8"><text:span text:style-name="Teletype"><text:span text:style-name="T1">/* Here's a callback function that calls loopbreak */</text:span></text:span></text:p>
      <text:p text:style-name="P8"><text:span text:style-name="Teletype"><text:span text:style-name="Strong_20_Emphasis"><text:span text:style-name="T4">void</text:span></text:span></text:span><text:span text:style-name="Teletype"><text:span text:style-name="T2"> cb(</text:span></text:span><text:span text:style-name="Teletype"><text:span text:style-name="Strong_20_Emphasis"><text:span text:style-name="T4">int</text:span></text:span></text:span><text:span text:style-name="Teletype"><text:span text:style-name="T2"> sock, </text:span></text:span><text:span text:style-name="Teletype"><text:span text:style-name="Strong_20_Emphasis"><text:span text:style-name="T4">short</text:span></text:span></text:span><text:span text:style-name="Teletype"><text:span text:style-name="T2"> what, </text:span></text:span><text:span text:style-name="Teletype"><text:span text:style-name="Strong_20_Emphasis"><text:span text:style-name="T4">void</text:span></text:span></text:span><text:span text:style-name="Teletype"><text:span text:style-name="T2"> *arg)</text:span></text:span></text:p>
      <text:p text:style-name="P8"><text:span text:style-name="Teletype"><text:span text:style-name="T2">{</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event_base *base = arg;</text:span></text:span></text:p>
      <text:p text:style-name="P8"><text:span text:style-name="Teletype"><text:span text:style-name="T3"><text:s text:c="4"/></text:span></text:span><text:span text:style-name="Teletype"><text:span text:style-name="T2">event_base_loopbreak(base);</text:span></text:span></text:p>
      <text:p text:style-name="P8"><text:span text:style-name="Teletype"><text:span text:style-name="T2">}</text:span></text:span></text:p>
      <text:p text:style-name="P8"/>
      <text:p text:style-name="P8"><text:span text:style-name="Teletype"><text:span text:style-name="Strong_20_Emphasis"><text:span text:style-name="T4">void</text:span></text:span></text:span><text:span text:style-name="Teletype"><text:span text:style-name="T2"> main_loop(</text:span></text:span><text:span text:style-name="Teletype"><text:span text:style-name="Strong_20_Emphasis"><text:span text:style-name="T4">struct</text:span></text:span></text:span><text:span text:style-name="Teletype"><text:span text:style-name="T2"> event_base *base, evutil_socket_t watchdog_fd)</text:span></text:span></text:p>
      <text:p text:style-name="P8"><text:span text:style-name="Teletype"><text:span text:style-name="T2">{</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event *watchdog_event;</text:span></text:span></text:p>
      <text:p text:style-name="P8"/>
      <text:p text:style-name="P8"><text:span text:style-name="Teletype"><text:span text:style-name="T3"><text:s text:c="4"/></text:span></text:span><text:span text:style-name="Teletype"><text:span text:style-name="T1">/* Construct a new event to trigger whenever there are any bytes to</text:span></text:span></text:p>
      <text:p text:style-name="P8"><text:span text:style-name="Teletype"><text:span text:style-name="T3"><text:s text:c="7"/></text:span></text:span><text:span text:style-name="Teletype"><text:span text:style-name="T1">read from a watchdog socket. <text:s/>When that happens, we'll call the</text:span></text:span></text:p>
      <text:p text:style-name="P8"><text:span text:style-name="Teletype"><text:span text:style-name="T3"><text:s text:c="7"/></text:span></text:span><text:span text:style-name="Teletype"><text:span text:style-name="T1">cb function, which will make the loop exit immediately without</text:span></text:span></text:p>
      <text:p text:style-name="P8"><text:span text:style-name="Teletype"><text:span text:style-name="T3"><text:s text:c="7"/></text:span></text:span><text:span text:style-name="Teletype"><text:span text:style-name="T1">running any other active events at all.</text:span></text:span></text:p>
      <text:p text:style-name="P8"><text:span text:style-name="Teletype"><text:span text:style-name="T3"><text:s text:c="5"/></text:span></text:span><text:span text:style-name="Teletype"><text:span text:style-name="T1">*/</text:span></text:span></text:p>
      <text:p text:style-name="P8"><text:span text:style-name="Teletype"><text:span text:style-name="T3"><text:s text:c="4"/></text:span></text:span><text:span text:style-name="Teletype"><text:span text:style-name="T2">watchdog_event = event_new(base, watchdog_fd, EV_READ, cb, base);</text:span></text:span></text:p>
      <text:p text:style-name="P8"/>
      <text:p text:style-name="P8"><text:span text:style-name="Teletype"><text:span text:style-name="T3"><text:s text:c="4"/></text:span></text:span><text:span text:style-name="Teletype"><text:span text:style-name="T2">event_add(watchdog_event, NULL);</text:span></text:span></text:p>
      <text:p text:style-name="P8"/>
      <text:p text:style-name="P8"><text:span text:style-name="Teletype"><text:span text:style-name="T3"><text:s text:c="4"/></text:span></text:span><text:span text:style-name="Teletype"><text:span text:style-name="T2">event_base_dispatch(base);</text:span></text:span></text:p>
      <text:p text:style-name="P8"><text:span text:style-name="Teletype"><text:span text:style-name="T2">}</text:span></text:span></text:p>
      <text:p text:style-name="P7"/>
      <text:p text:style-name="P7"/>
      <text:p text:style-name="P1">Example: Run an event loop for 10 seconds, then exit.</text:p>
      <text:p text:style-name="P5"><text:span text:style-name="Teletype"><text:span text:style-name="T2">#include &lt;event2/event.h&gt;</text:span></text:span></text:p>
      <text:p text:style-name="P8"/>
      <text:p text:style-name="P8"><text:span text:style-name="Teletype"><text:span text:style-name="Strong_20_Emphasis"><text:span text:style-name="T4">void</text:span></text:span></text:span><text:span text:style-name="Teletype"><text:span text:style-name="T2"> run_base_with_ticks(</text:span></text:span><text:span text:style-name="Teletype"><text:span text:style-name="Strong_20_Emphasis"><text:span text:style-name="T4">struct</text:span></text:span></text:span><text:span text:style-name="Teletype"><text:span text:style-name="T2"> event_base *base)</text:span></text:span></text:p>
      <text:p text:style-name="P8"><text:span text:style-name="Teletype"><text:span text:style-name="T2">{</text:span></text:span></text:p>
      <text:p text:style-name="P8"><text:span text:style-name="Teletype"><text:span text:style-name="T3"><text:s text:c="2"/></text:span></text:span><text:span text:style-name="Teletype"><text:span text:style-name="Strong_20_Emphasis"><text:span text:style-name="T4">struct</text:span></text:span></text:span><text:span text:style-name="Teletype"><text:span text:style-name="T2"> timeval ten_sec;</text:span></text:span></text:p>
      <text:p text:style-name="P8"/>
      <text:p text:style-name="P8"><text:span text:style-name="Teletype"><text:span text:style-name="T3"><text:s text:c="2"/></text:span></text:span><text:span text:style-name="Teletype"><text:span text:style-name="T2">ten_sec.tv_sec = 10;</text:span></text:span></text:p>
      <text:p text:style-name="P8"><text:span text:style-name="Teletype"><text:span text:style-name="T3"><text:s text:c="2"/></text:span></text:span><text:span text:style-name="Teletype"><text:span text:style-name="T2">ten_sec.tv_usec = 0;</text:span></text:span></text:p>
      <text:p text:style-name="P8"/>
      <text:p text:style-name="P8"><text:span text:style-name="Teletype"><text:span text:style-name="T3"><text:s text:c="2"/></text:span></text:span><text:span text:style-name="Teletype"><text:span text:style-name="T1">/* Now we run the event_base for a series of 10-second intervals, printing</text:span></text:span></text:p>
      <text:p text:style-name="P8"><text:span text:style-name="Teletype"><text:span text:style-name="T3"><text:s text:c="5"/></text:span></text:span><text:span text:style-name="Teletype"><text:span text:style-name="T1">"Tick" after each. <text:s/>For a much better way to implement a 10-second</text:span></text:span></text:p>
      <text:p text:style-name="P8"><text:span text:style-name="Teletype"><text:span text:style-name="T3"><text:s text:c="5"/></text:span></text:span><text:span text:style-name="Teletype"><text:span text:style-name="T1">timer, see the section below about persistent timer events. */</text:span></text:span></text:p>
      <text:p text:style-name="P8"><text:soft-page-break/><text:span text:style-name="Teletype"><text:span text:style-name="T3"><text:s text:c="2"/></text:span></text:span><text:span text:style-name="Teletype"><text:span text:style-name="Strong_20_Emphasis"><text:span text:style-name="T4">while</text:span></text:span></text:span><text:span text:style-name="Teletype"><text:span text:style-name="T2"> (1) {</text:span></text:span></text:p>
      <text:p text:style-name="P8"><text:span text:style-name="Teletype"><text:span text:style-name="T3"><text:s text:c="5"/></text:span></text:span><text:span text:style-name="Teletype"><text:span text:style-name="T1">/* This schedules an exit ten seconds from now. */</text:span></text:span></text:p>
      <text:p text:style-name="P8"><text:span text:style-name="Teletype"><text:span text:style-name="T3"><text:s text:c="5"/></text:span></text:span><text:span text:style-name="Teletype"><text:span text:style-name="T2">event_base_loopexit(base, &amp;ten_sec);</text:span></text:span></text:p>
      <text:p text:style-name="P8"/>
      <text:p text:style-name="P8"><text:span text:style-name="Teletype"><text:span text:style-name="T3"><text:s text:c="5"/></text:span></text:span><text:span text:style-name="Teletype"><text:span text:style-name="T2">event_base_dispatch(base);</text:span></text:span></text:p>
      <text:p text:style-name="P8"><text:span text:style-name="Teletype"><text:span text:style-name="T3"><text:s text:c="5"/></text:span></text:span><text:span text:style-name="Teletype"><text:span text:style-name="T2">puts("Tick");</text:span></text:span></text:p>
      <text:p text:style-name="P8"><text:span text:style-name="Teletype"><text:span text:style-name="T3"><text:s text:c="2"/></text:span></text:span><text:span text:style-name="Teletype"><text:span text:style-name="T2">}</text:span></text:span></text:p>
      <text:p text:style-name="P8"><text:span text:style-name="Teletype"><text:span text:style-name="T2">}</text:span></text:span></text:p>
      <text:p text:style-name="P7"/>
      <text:p text:style-name="P7"/>
      <text:p text:style-name="P1">Interface</text:p>
      <text:p text:style-name="P5"><text:span text:style-name="Teletype"><text:span text:style-name="Strong_20_Emphasis"><text:span text:style-name="T4">int</text:span></text:span></text:span><text:span text:style-name="Teletype"><text:span text:style-name="T2"> event_base_got_exit(</text:span></text:span><text:span text:style-name="Teletype"><text:span text:style-name="Strong_20_Emphasis"><text:span text:style-name="T4">struct</text:span></text:span></text:span><text:span text:style-name="Teletype"><text:span text:style-name="T2"> event_base *base);</text:span></text:span></text:p>
      <text:p text:style-name="P8"><text:span text:style-name="Teletype"><text:span text:style-name="Strong_20_Emphasis"><text:span text:style-name="T4">int</text:span></text:span></text:span><text:span text:style-name="Teletype"><text:span text:style-name="T2"> event_base_got_break(</text:span></text:span><text:span text:style-name="Teletype"><text:span text:style-name="Strong_20_Emphasis"><text:span text:style-name="T4">struct</text:span></text:span></text:span><text:span text:style-name="Teletype"><text:span text:style-name="T2"> event_base *base);</text:span></text:span></text:p>
      <text:p text:style-name="P7"/>
      <text:p text:style-name="P7">上述接口可以判断base是否正常退出，若通过event_base_loopexit() or event_base_break()退出返回true，否则返回false。</text:p>
      <text:p text:style-name="P7"/>
      <text:h text:style-name="Heading_20_3" text:outline-level="3">获取内部时间</text:h>
      <text:p text:style-name="Text_20_body">如果需要不通过<text:span text:style-name="T6">gettimeofday()获取回调事件内的时间</text:span></text:p>
      <text:p text:style-name="P1"><text:span text:style-name="T9">Interface</text:span></text:p>
      <text:p text:style-name="P5"><text:span text:style-name="Teletype"><text:span text:style-name="Strong_20_Emphasis"><text:span text:style-name="T4">int</text:span></text:span></text:span><text:span text:style-name="Teletype"><text:span text:style-name="T2"> event_base_gettimeofday_cached(</text:span></text:span><text:span text:style-name="Teletype"><text:span text:style-name="Strong_20_Emphasis"><text:span text:style-name="T4">struct</text:span></text:span></text:span><text:span text:style-name="Teletype"><text:span text:style-name="T2"> event_base *base,</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timeval *tv_out);</text:span></text:span></text:p>
      <text:p text:style-name="Text_20_body"><text:span text:style-name="T6"/></text:p>
      <text:p text:style-name="Text_20_body"><text:span text:style-name="T6">上述接口可以获取base开始回调的时间</text:span></text:p>
      <text:p text:style-name="Text_20_body"><text:span text:style-name="T6">获取的时间不够精确，如果运行一段较长的时间，通过此接口获取的时间非常不精确</text:span></text:p>
      <text:p text:style-name="Text_20_body"><text:span text:style-name="T6">？？？</text:span></text:p>
      <text:p text:style-name="Text_20_body"><text:span text:style-name="T6"/></text:p>
      <text:h text:style-name="Heading_20_3" text:outline-level="3"><text:span text:style-name="T6">获取内部事件状态</text:span></text:h>
      <text:p text:style-name="P1"><text:span text:style-name="T9">Interface</text:span></text:p>
      <text:p text:style-name="P5"><text:span text:style-name="Teletype"><text:span text:style-name="Strong_20_Emphasis"><text:span text:style-name="T4">void</text:span></text:span></text:span><text:span text:style-name="Teletype"><text:span text:style-name="T2"> event_base_dump_events(</text:span></text:span><text:span text:style-name="Teletype"><text:span text:style-name="Strong_20_Emphasis"><text:span text:style-name="T4">struct</text:span></text:span></text:span><text:span text:style-name="Teletype"><text:span text:style-name="T2"> event_base *base, FILE *f);</text:span></text:span></text:p>
      <text:p text:style-name="Text_20_body"><text:span text:style-name="T6"/></text:p>
      <text:p text:style-name="Text_20_body"><text:span text:style-name="T6">将base中的事件以及事件状态导出，便于调试。</text:span></text:p>
      <text:p text:style-name="Text_20_body"><text:span text:style-name="T6"/></text:p>
      <text:h text:style-name="Heading_20_2" text:outline-level="2"><text:span text:style-name="T6">事件的使用</text:span></text:h>
      <text:p text:style-name="Text_20_body"><text:span text:style-name="T6">Libevent的基础单元是事件，事件包括</text:span></text:p>
      <text:list xml:id="list1308535771" text:style-name="L14">
        <text:list-item>
          <text:p text:style-name="P35"><text:span text:style-name="T6">可读写的文件指针</text:span></text:p>
        </text:list-item>
        <text:list-item>
          <text:p text:style-name="P35"><text:soft-page-break/><text:span text:style-name="T6">定时器</text:span></text:p>
        </text:list-item>
        <text:list-item>
          <text:p text:style-name="P35"><text:span text:style-name="T6">信号</text:span></text:p>
        </text:list-item>
        <text:list-item>
          <text:p text:style-name="P35"><text:span text:style-name="T6">用户自定义事件</text:span></text:p>
        </text:list-item>
      </text:list>
      <text:p text:style-name="Text_20_body"><text:span text:style-name="T6">事件都有相似的生命周期。一旦创建一个事件并链接到event_base上，则事件被初始化，通过add接口使得event在base中处于就绪状态，一旦响应条件达到，那么相应的回调函数被调用，event被激活，如果event被设置为持久有续，则回调函数完成后继续处于就绪状态，如果没有设置持久有续，则回调函数完成后事件处于停止状态，你可以通过delete接口使得一个就绪的事件变为停止</text:span></text:p>
      <text:h text:style-name="Heading_20_3" text:outline-level="3"><text:span text:style-name="T6">创建事件</text:span></text:h>
      <text:p text:style-name="P7">To create a new event, use the event_new() interface.</text:p>
      <text:p text:style-name="P6">Interface</text:p>
      <text:p text:style-name="P5"><text:span text:style-name="Teletype"><text:span text:style-name="T2">#define EV_TIMEOUT <text:s text:c="5"/>0x01</text:span></text:span></text:p>
      <text:p text:style-name="P8"><text:span text:style-name="Teletype"><text:span text:style-name="T2">#define EV_READ <text:s text:c="8"/>0x02</text:span></text:span></text:p>
      <text:p text:style-name="P8"><text:span text:style-name="Teletype"><text:span text:style-name="T2">#define EV_WRITE <text:s text:c="7"/>0x04</text:span></text:span></text:p>
      <text:p text:style-name="P8"><text:span text:style-name="Teletype"><text:span text:style-name="T2">#define EV_SIGNAL <text:s text:c="6"/>0x08</text:span></text:span></text:p>
      <text:p text:style-name="P8"><text:span text:style-name="Teletype"><text:span text:style-name="T2">#define EV_PERSIST <text:s text:c="5"/>0x10</text:span></text:span></text:p>
      <text:p text:style-name="P8"><text:span text:style-name="Teletype"><text:span text:style-name="T2">#define EV_ET <text:s text:c="10"/>0x20</text:span></text:span></text:p>
      <text:p text:style-name="P8"/>
      <text:p text:style-name="P8"><text:span text:style-name="Teletype"><text:span text:style-name="Strong_20_Emphasis"><text:span text:style-name="T4">typedef</text:span></text:span></text:span><text:span text:style-name="Teletype"><text:span text:style-name="T2"> </text:span></text:span><text:span text:style-name="Teletype"><text:span text:style-name="Strong_20_Emphasis"><text:span text:style-name="T4">void</text:span></text:span></text:span><text:span text:style-name="Teletype"><text:span text:style-name="T2"> (*event_callback_fn)(evutil_socket_t, </text:span></text:span><text:span text:style-name="Teletype"><text:span text:style-name="Strong_20_Emphasis"><text:span text:style-name="T4">short</text:span></text:span></text:span><text:span text:style-name="Teletype"><text:span text:style-name="T2">, </text:span></text:span><text:span text:style-name="Teletype"><text:span text:style-name="Strong_20_Emphasis"><text:span text:style-name="T4">void</text:span></text:span></text:span><text:span text:style-name="Teletype"><text:span text:style-name="T2"> *);</text:span></text:span></text:p>
      <text:p text:style-name="P8"/>
      <text:p text:style-name="P8"><text:span text:style-name="Teletype"><text:span text:style-name="Strong_20_Emphasis"><text:span text:style-name="T4">struct</text:span></text:span></text:span><text:span text:style-name="Teletype"><text:span text:style-name="T2"> event *event_new(</text:span></text:span><text:span text:style-name="Teletype"><text:span text:style-name="Strong_20_Emphasis"><text:span text:style-name="T4">struct</text:span></text:span></text:span><text:span text:style-name="Teletype"><text:span text:style-name="T2"> event_base *base, evutil_socket_t fd,</text:span></text:span></text:p>
      <text:p text:style-name="P8"><text:span text:style-name="Teletype"><text:span text:style-name="T3"><text:s text:c="4"/></text:span></text:span><text:span text:style-name="Teletype"><text:span text:style-name="Strong_20_Emphasis"><text:span text:style-name="T4">short</text:span></text:span></text:span><text:span text:style-name="Teletype"><text:span text:style-name="T2"> what, event_callback_fn cb,</text:span></text:span></text:p>
      <text:p text:style-name="P8"><text:span text:style-name="Teletype"><text:span text:style-name="T3"><text:s text:c="4"/></text:span></text:span><text:span text:style-name="Teletype"><text:span text:style-name="Strong_20_Emphasis"><text:span text:style-name="T4">void</text:span></text:span></text:span><text:span text:style-name="Teletype"><text:span text:style-name="T2"> *arg);</text:span></text:span></text:p>
      <text:p text:style-name="P8"/>
      <text:p text:style-name="P8"><text:span text:style-name="Teletype"><text:span text:style-name="Strong_20_Emphasis"><text:span text:style-name="T4">void</text:span></text:span></text:span><text:span text:style-name="Teletype"><text:span text:style-name="T2"> event_free(</text:span></text:span><text:span text:style-name="Teletype"><text:span text:style-name="Strong_20_Emphasis"><text:span text:style-name="T4">struct</text:span></text:span></text:span><text:span text:style-name="Teletype"><text:span text:style-name="T2"> event *event);</text:span></text:span></text:p>
      <text:p text:style-name="Text_20_body"><text:span text:style-name="T6"/></text:p>
      <text:p text:style-name="Text_20_body"><text:span text:style-name="T6">event_new()使用base创建一个新的事件，what就是上面的flag，fd是非负整数，它是我们监视读写的文件指针，一旦事件激活，需要提供一个回调函数cb()，以及其参数：一个文件指针，事件触发域以及需要的参数arg</text:span></text:p>
      <text:p text:style-name="Text_20_body"><text:span text:style-name="T6">event_new()若发生内部错误，无效的参数会返回NULL</text:span></text:p>
      <text:p text:style-name="Text_20_body"><text:span text:style-name="T6">所有事件初始化为停止状态，如果需要使其处于就绪状态，需要调用add接口。</text:span></text:p>
      <text:p text:style-name="Text_20_body"><text:span text:style-name="T6">释放一个事件需要调用event_free()，在事件处于就绪或者运行状态时调用该接口是安全的，它会先使事件处于停止状态然后释放相应资源。</text:span></text:p>
      <text:p text:style-name="Text_20_body"><text:span text:style-name="T6"/></text:p>
      <text:p text:style-name="P1"><text:span text:style-name="T9">Example</text:span></text:p>
      <text:p text:style-name="P5"><text:span text:style-name="Teletype"><text:span text:style-name="T2">#include &lt;event2/event.h&gt;</text:span></text:span></text:p>
      <text:p text:style-name="P8"/>
      <text:p text:style-name="P8"><text:span text:style-name="Teletype"><text:span text:style-name="Strong_20_Emphasis"><text:span text:style-name="T4">void</text:span></text:span></text:span><text:span text:style-name="Teletype"><text:span text:style-name="T2"> cb_func(evutil_socket_t fd, </text:span></text:span><text:span text:style-name="Teletype"><text:span text:style-name="Strong_20_Emphasis"><text:span text:style-name="T4">short</text:span></text:span></text:span><text:span text:style-name="Teletype"><text:span text:style-name="T2"> what, </text:span></text:span><text:span text:style-name="Teletype"><text:span text:style-name="Strong_20_Emphasis"><text:span text:style-name="T4">void</text:span></text:span></text:span><text:span text:style-name="Teletype"><text:span text:style-name="T2"> *arg)</text:span></text:span></text:p>
      <text:p text:style-name="P8"><text:span text:style-name="Teletype"><text:span text:style-name="T2">{</text:span></text:span></text:p>
      <text:p text:style-name="P8"><text:span text:style-name="Teletype"><text:span text:style-name="T3"><text:s text:c="8"/></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char</text:span></text:span></text:span><text:span text:style-name="Teletype"><text:span text:style-name="T2"> *data = arg;</text:span></text:span></text:p>
      <text:p text:style-name="P8"><text:span text:style-name="Teletype"><text:span text:style-name="T3"><text:s text:c="8"/></text:span></text:span><text:span text:style-name="Teletype"><text:span text:style-name="T2">printf("Got an event on socket %d:%s%s%s%s [%s]",</text:span></text:span></text:p>
      <text:p text:style-name="P8"><text:span text:style-name="Teletype"><text:span text:style-name="T3"><text:s text:c="12"/></text:span></text:span><text:span text:style-name="Teletype"><text:span text:style-name="T2">(</text:span></text:span><text:span text:style-name="Teletype"><text:span text:style-name="Strong_20_Emphasis"><text:span text:style-name="T4">int</text:span></text:span></text:span><text:span text:style-name="Teletype"><text:span text:style-name="T2">) fd,</text:span></text:span></text:p>
      <text:p text:style-name="P8"><text:soft-page-break/><text:span text:style-name="Teletype"><text:span text:style-name="T3"><text:s text:c="12"/></text:span></text:span><text:span text:style-name="Teletype"><text:span text:style-name="T2">(what&amp;EV_TIMEOUT) ? " timeout" : "",</text:span></text:span></text:p>
      <text:p text:style-name="P8"><text:span text:style-name="Teletype"><text:span text:style-name="T3"><text:s text:c="12"/></text:span></text:span><text:span text:style-name="Teletype"><text:span text:style-name="T2">(what&amp;EV_READ) <text:s text:c="3"/>? " read" : "",</text:span></text:span></text:p>
      <text:p text:style-name="P8"><text:span text:style-name="Teletype"><text:span text:style-name="T3"><text:s text:c="12"/></text:span></text:span><text:span text:style-name="Teletype"><text:span text:style-name="T2">(what&amp;EV_WRITE) <text:s text:c="2"/>? " write" : "",</text:span></text:span></text:p>
      <text:p text:style-name="P8"><text:span text:style-name="Teletype"><text:span text:style-name="T3"><text:s text:c="12"/></text:span></text:span><text:span text:style-name="Teletype"><text:span text:style-name="T2">(what&amp;EV_SIGNAL) <text:s/>? " signal" : "",</text:span></text:span></text:p>
      <text:p text:style-name="P8"><text:span text:style-name="Teletype"><text:span text:style-name="T3"><text:s text:c="12"/></text:span></text:span><text:span text:style-name="Teletype"><text:span text:style-name="T2">data);</text:span></text:span></text:p>
      <text:p text:style-name="P8"><text:span text:style-name="Teletype"><text:span text:style-name="T2">}</text:span></text:span></text:p>
      <text:p text:style-name="P8"/>
      <text:p text:style-name="P8"><text:span text:style-name="Teletype"><text:span text:style-name="Strong_20_Emphasis"><text:span text:style-name="T4">void</text:span></text:span></text:span><text:span text:style-name="Teletype"><text:span text:style-name="T2"> main_loop(evutil_socket_t fd1, evutil_socket_t fd2)</text:span></text:span></text:p>
      <text:p text:style-name="P8"><text:span text:style-name="Teletype"><text:span text:style-name="T2">{</text:span></text:span></text:p>
      <text:p text:style-name="P8"><text:span text:style-name="Teletype"><text:span text:style-name="T3"><text:s text:c="8"/></text:span></text:span><text:span text:style-name="Teletype"><text:span text:style-name="Strong_20_Emphasis"><text:span text:style-name="T4">struct</text:span></text:span></text:span><text:span text:style-name="Teletype"><text:span text:style-name="T2"> event *ev1, *ev2;</text:span></text:span></text:p>
      <text:p text:style-name="P8"><text:span text:style-name="Teletype"><text:span text:style-name="T3"><text:s text:c="8"/></text:span></text:span><text:span text:style-name="Teletype"><text:span text:style-name="Strong_20_Emphasis"><text:span text:style-name="T4">struct</text:span></text:span></text:span><text:span text:style-name="Teletype"><text:span text:style-name="T2"> timeval five_seconds = {5,0};</text:span></text:span></text:p>
      <text:p text:style-name="P8"><text:span text:style-name="Teletype"><text:span text:style-name="T3"><text:s text:c="8"/></text:span></text:span><text:span text:style-name="Teletype"><text:span text:style-name="Strong_20_Emphasis"><text:span text:style-name="T4">struct</text:span></text:span></text:span><text:span text:style-name="Teletype"><text:span text:style-name="T2"> event_base *base = event_base_new();</text:span></text:span></text:p>
      <text:p text:style-name="P8"/>
      <text:p text:style-name="P8"><text:span text:style-name="Teletype"><text:span text:style-name="T3"><text:s text:c="8"/></text:span></text:span><text:span text:style-name="Teletype"><text:span text:style-name="T1">/* The caller has already set up fd1, fd2 somehow, and make them</text:span></text:span></text:p>
      <text:p text:style-name="P8"><text:span text:style-name="Teletype"><text:span text:style-name="T3"><text:s text:c="11"/></text:span></text:span><text:span text:style-name="Teletype"><text:span text:style-name="T1">nonblocking. */</text:span></text:span></text:p>
      <text:p text:style-name="P8"/>
      <text:p text:style-name="P8"><text:span text:style-name="Teletype"><text:span text:style-name="T3"><text:s text:c="8"/></text:span></text:span><text:span text:style-name="Teletype"><text:span text:style-name="T2">ev1 = event_new(base, fd1, EV_TIMEOUT|EV_READ|EV_PERSIST, cb_func,</text:span></text:span></text:p>
      <text:p text:style-name="P8"><text:span text:style-name="Teletype"><text:span text:style-name="T3"><text:s text:c="11"/></text:span></text:span><text:span text:style-name="Teletype"><text:span text:style-name="T2">(</text:span></text:span><text:span text:style-name="Teletype"><text:span text:style-name="Strong_20_Emphasis"><text:span text:style-name="T4">char</text:span></text:span></text:span><text:span text:style-name="Teletype"><text:span text:style-name="T2">*)"Reading event");</text:span></text:span></text:p>
      <text:p text:style-name="P8"><text:span text:style-name="Teletype"><text:span text:style-name="T3"><text:s text:c="8"/></text:span></text:span><text:span text:style-name="Teletype"><text:span text:style-name="T2">ev2 = event_new(base, fd2, EV_WRITE|EV_PERSIST, cb_func,</text:span></text:span></text:p>
      <text:p text:style-name="P8"><text:span text:style-name="Teletype"><text:span text:style-name="T3"><text:s text:c="11"/></text:span></text:span><text:span text:style-name="Teletype"><text:span text:style-name="T2">(</text:span></text:span><text:span text:style-name="Teletype"><text:span text:style-name="Strong_20_Emphasis"><text:span text:style-name="T4">char</text:span></text:span></text:span><text:span text:style-name="Teletype"><text:span text:style-name="T2">*)"Writing event");</text:span></text:span></text:p>
      <text:p text:style-name="P8"/>
      <text:p text:style-name="P8"><text:span text:style-name="Teletype"><text:span text:style-name="T3"><text:s text:c="8"/></text:span></text:span><text:span text:style-name="Teletype"><text:span text:style-name="T2">event_add(ev1, &amp;five_seconds);</text:span></text:span></text:p>
      <text:p text:style-name="P8"><text:span text:style-name="Teletype"><text:span text:style-name="T3"><text:s text:c="8"/></text:span></text:span><text:span text:style-name="Teletype"><text:span text:style-name="T2">event_add(ev2, NULL);</text:span></text:span></text:p>
      <text:p text:style-name="P8"><text:span text:style-name="Teletype"><text:span text:style-name="T3"><text:s text:c="8"/></text:span></text:span><text:span text:style-name="Teletype"><text:span text:style-name="T2">event_base_dispatch(base);</text:span></text:span></text:p>
      <text:p text:style-name="P8"><text:span text:style-name="Teletype"><text:span text:style-name="T2">}</text:span></text:span></text:p>
      <text:p text:style-name="Text_20_body"><text:span text:style-name="T6"/></text:p>
      <text:h text:style-name="Heading_20_3" text:outline-level="3"><text:span text:style-name="T6">事件标识位值</text:span></text:h>
      <text:list xml:id="list1413298381" text:style-name="L15">
        <text:list-item>
          <text:p text:style-name="P36">EV_TIMEOUT: 该事件在指定时间后处于激活状态</text:p>
        </text:list-item>
        <text:list-item>
          <text:p text:style-name="P36">EV_READ: 当提供的文件指针处于可读状态时事件处于激活状态</text:p>
        </text:list-item>
        <text:list-item>
          <text:p text:style-name="P36">EV_WRITE: 当提供的文件指针处于可写状态时事件处于激活状态</text:p>
        </text:list-item>
        <text:list-item>
          <text:p text:style-name="P36">EV_SIGNAL: 用来进行信号检测</text:p>
        </text:list-item>
        <text:list-item>
          <text:p text:style-name="P36">EV_PERSIST: 该事件是持久就绪的</text:p>
        </text:list-item>
        <text:list-item>
          <text:p text:style-name="P36">EV_ET: 该事件是边界触发的</text:p>
        </text:list-item>
      </text:list>
      <text:p text:style-name="Text_20_body">2.0.1以后可以对于同一个条件绑定多个事件，比如对于同一个文件指针可读的绑定两个事件，两个事件均可响应，但是顺序不定。</text:p>
      <text:h text:style-name="Heading_20_3" text:outline-level="3">事件持久就绪</text:h>
      <text:p text:style-name="Text_20_body">默认的事件是非持久就绪的，一旦完成回调后事件处于停止状态，需要重新使其有效，需要调用event_add接口。但是一旦EV_PERSIST被设置后，事件成为持久就绪的，完成回调后不会使得事件停止，而是重新使其就绪。如果需要使其停止需要调用event_del()接口。</text:p>
      <text:p text:style-name="Text_20_body">一旦即设置持久就绪又设置超时，事件回调后会被重置，比如设置可读和超时5秒的事件满足以下两个条件事件会激活：</text:p>
      <text:list xml:id="list1595483349" text:style-name="L16">
        <text:list-item>
          <text:p text:style-name="P37"><text:soft-page-break/>文件指针可读</text:p>
        </text:list-item>
        <text:list-item>
          <text:p text:style-name="P37">当前时间和上次事件激活超过5秒</text:p>
        </text:list-item>
      </text:list>
      <text:h text:style-name="Heading_20_3" text:outline-level="3">单一超时事件</text:h>
      <text:p text:style-name="Text_20_body">对于超时这种事件，有一系列evtimer_前缀的宏方便调用。</text:p>
      <text:p text:style-name="P1">Interface</text:p>
      <text:p text:style-name="P5"><text:span text:style-name="Teletype"><text:span text:style-name="T2">#define evtimer_new(base, callback, arg) \</text:span></text:span></text:p>
      <text:p text:style-name="P8"><text:span text:style-name="Teletype"><text:span text:style-name="T3"><text:s text:c="4"/></text:span></text:span><text:span text:style-name="Teletype"><text:span text:style-name="T2">event_new((base), -1, 0, (callback), (arg))</text:span></text:span></text:p>
      <text:p text:style-name="P8"><text:span text:style-name="Teletype"><text:span text:style-name="T2">#define evtimer_add(ev, tv) \</text:span></text:span></text:p>
      <text:p text:style-name="P8"><text:span text:style-name="Teletype"><text:span text:style-name="T3"><text:s text:c="4"/></text:span></text:span><text:span text:style-name="Teletype"><text:span text:style-name="T2">event_add((ev),(tv))</text:span></text:span></text:p>
      <text:p text:style-name="P8"><text:span text:style-name="Teletype"><text:span text:style-name="T2">#define evtimer_del(ev) \</text:span></text:span></text:p>
      <text:p text:style-name="P8"><text:span text:style-name="Teletype"><text:span text:style-name="T3"><text:s text:c="4"/></text:span></text:span><text:span text:style-name="Teletype"><text:span text:style-name="T2">event_del(ev)</text:span></text:span></text:p>
      <text:p text:style-name="P8"><text:span text:style-name="Teletype"><text:span text:style-name="T2">#define evtimer_pending(ev, what, tv_out) \</text:span></text:span></text:p>
      <text:p text:style-name="P8"><text:span text:style-name="Teletype"><text:span text:style-name="T3"><text:s text:c="4"/></text:span></text:span><text:span text:style-name="Teletype"><text:span text:style-name="T2">event_pending((ev), (what), (tv_out))</text:span></text:span></text:p>
      <text:p text:style-name="Text_20_body"/>
      <text:h text:style-name="Heading_20_3" text:outline-level="3">创建信号事件</text:h>
      <text:p text:style-name="Text_20_body">Libevent可以监视<text:span text:style-name="T6">POSIX-style的信号。</text:span></text:p>
      <text:p text:style-name="P1"><text:span text:style-name="T9">Interface</text:span></text:p>
      <text:p text:style-name="P5"><text:span text:style-name="Teletype"><text:span text:style-name="T2">#define evsignal_new(base, signum, callback, arg) \</text:span></text:span></text:p>
      <text:p text:style-name="P8"><text:span text:style-name="Teletype"><text:span text:style-name="T3"><text:s text:c="4"/></text:span></text:span><text:span text:style-name="Teletype"><text:span text:style-name="T2">event_new(base, signum, EV_SIGNAL|EV_PERSIST, cb, arg)</text:span></text:span></text:p>
      <text:p text:style-name="Text_20_body"><text:span text:style-name="T6"/></text:p>
      <text:p text:style-name="P1"><text:span text:style-name="T9">Example</text:span></text:p>
      <text:p text:style-name="P5"><text:span text:style-name="Teletype"><text:span text:style-name="Strong_20_Emphasis"><text:span text:style-name="T4">struct</text:span></text:span></text:span><text:span text:style-name="Teletype"><text:span text:style-name="T2"> event *hup_event;</text:span></text:span></text:p>
      <text:p text:style-name="P8"><text:span text:style-name="Teletype"><text:span text:style-name="Strong_20_Emphasis"><text:span text:style-name="T4">struct</text:span></text:span></text:span><text:span text:style-name="Teletype"><text:span text:style-name="T2"> event_base *base = event_base_new();</text:span></text:span></text:p>
      <text:p text:style-name="P8"/>
      <text:p text:style-name="P8"><text:span text:style-name="Teletype"><text:span text:style-name="T1">/* call sighup_function on a HUP signal */</text:span></text:span></text:p>
      <text:p text:style-name="P8"><text:span text:style-name="Teletype"><text:span text:style-name="T2">hup_event = evsignal_new(base, SIGHUP, sighup_function, NULL);</text:span></text:span></text:p>
      <text:p text:style-name="Text_20_body"><text:span text:style-name="T6"/></text:p>
      <text:p text:style-name="Text_20_body"><text:span text:style-name="T6">若干方便的宏定义</text:span></text:p>
      <text:p text:style-name="P1"><text:span text:style-name="T9">Interface</text:span></text:p>
      <text:p text:style-name="P5"><text:span text:style-name="Teletype"><text:span text:style-name="T2">#define evsignal_add(ev, tv) \</text:span></text:span></text:p>
      <text:p text:style-name="P8"><text:span text:style-name="Teletype"><text:span text:style-name="T3"><text:s text:c="4"/></text:span></text:span><text:span text:style-name="Teletype"><text:span text:style-name="T2">event_add((ev),(tv))</text:span></text:span></text:p>
      <text:p text:style-name="P8"><text:span text:style-name="Teletype"><text:span text:style-name="T2">#define evsignal_del(ev) \</text:span></text:span></text:p>
      <text:p text:style-name="P8"><text:span text:style-name="Teletype"><text:span text:style-name="T3"><text:s text:c="4"/></text:span></text:span><text:span text:style-name="Teletype"><text:span text:style-name="T2">event_del(ev)</text:span></text:span></text:p>
      <text:p text:style-name="P8"><text:span text:style-name="Teletype"><text:span text:style-name="T2">#define evsignal_pending(ev, what, tv_out) \</text:span></text:span></text:p>
      <text:p text:style-name="P8"><text:span text:style-name="Teletype"><text:span text:style-name="T3"><text:s text:c="4"/></text:span></text:span><text:span text:style-name="Teletype"><text:span text:style-name="T2">event_pending((ev), (what), (tv_out))</text:span></text:span></text:p>
      <text:p text:style-name="Text_20_body"><text:span text:style-name="T6"/></text:p>
      <text:p text:style-name="Text_20_body"><text:span text:style-name="T6">注：</text:span></text:p>
      <text:list xml:id="list1540630033" text:style-name="L17">
        <text:list-item>
          <text:p text:style-name="P38"><text:span text:style-name="T6">当前版本的Libevent只支持每个进程一个event_base的模型监听不同的事件，如果同时给两个event_base添加事件，即使信号不同，也只有一个事件可以被响应。</text:span></text:p>
        </text:list-item>
        <text:list-item>
          <text:p text:style-name="P26">Kqueue后端没有上面的限制</text:p>
        </text:list-item>
      </text:list>
      <text:h text:style-name="Heading_20_3" text:outline-level="3"><text:soft-page-break/>不使用堆分配的事件初始化</text:h>
      <text:p text:style-name="Text_20_body">使用内存池而不是堆分配提高性能。节省了下面的时间：</text:p>
      <text:list xml:id="list443544760" text:style-name="L18">
        <text:list-item>
          <text:p text:style-name="P39">内存堆分配的碎片</text:p>
        </text:list-item>
        <text:list-item>
          <text:p text:style-name="P39">重设事件指针的时间</text:p>
        </text:list-item>
        <text:list-item>
          <text:p text:style-name="P39">添加事件的时间</text:p>
        </text:list-item>
      </text:list>
      <text:p text:style-name="Text_20_body">不同版本的Libevent事件结构不同，使用这种方式可能造成二进制兼容性。</text:p>
      <text:p text:style-name="Text_20_body">对于大多数应用来说，上面的消耗都很小，只需要使用event_new()来初始化，如果确定堆分配会消耗大量的时间，可以用event_assign()进行初始化，但是这个方式可能造成难以确定的错误。</text:p>
      <text:p text:style-name="Text_20_body"/>
      <text:p text:style-name="P1">Interface</text:p>
      <text:p text:style-name="P5"><text:span text:style-name="Teletype"><text:span text:style-name="Strong_20_Emphasis"><text:span text:style-name="T4">int</text:span></text:span></text:span><text:span text:style-name="Teletype"><text:span text:style-name="T2"> event_assign(</text:span></text:span><text:span text:style-name="Teletype"><text:span text:style-name="Strong_20_Emphasis"><text:span text:style-name="T4">struct</text:span></text:span></text:span><text:span text:style-name="Teletype"><text:span text:style-name="T2"> event *event, </text:span></text:span><text:span text:style-name="Teletype"><text:span text:style-name="Strong_20_Emphasis"><text:span text:style-name="T4">struct</text:span></text:span></text:span><text:span text:style-name="Teletype"><text:span text:style-name="T2"> event_base *base,</text:span></text:span></text:p>
      <text:p text:style-name="P8"><text:span text:style-name="Teletype"><text:span text:style-name="T3"><text:s text:c="4"/></text:span></text:span><text:span text:style-name="Teletype"><text:span text:style-name="T2">evutil_socket_t fd, </text:span></text:span><text:span text:style-name="Teletype"><text:span text:style-name="Strong_20_Emphasis"><text:span text:style-name="T4">short</text:span></text:span></text:span><text:span text:style-name="Teletype"><text:span text:style-name="T2"> what,</text:span></text:span></text:p>
      <text:p text:style-name="P8"><text:span text:style-name="Teletype"><text:span text:style-name="T3"><text:s text:c="4"/></text:span></text:span><text:span text:style-name="Teletype"><text:span text:style-name="Strong_20_Emphasis"><text:span text:style-name="T4">void</text:span></text:span></text:span><text:span text:style-name="Teletype"><text:span text:style-name="T2"> (*callback)(evutil_socket_t, </text:span></text:span><text:span text:style-name="Teletype"><text:span text:style-name="Strong_20_Emphasis"><text:span text:style-name="T4">short</text:span></text:span></text:span><text:span text:style-name="Teletype"><text:span text:style-name="T2">, </text:span></text:span><text:span text:style-name="Teletype"><text:span text:style-name="Strong_20_Emphasis"><text:span text:style-name="T4">void</text:span></text:span></text:span><text:span text:style-name="Teletype"><text:span text:style-name="T2"> *), </text:span></text:span><text:span text:style-name="Teletype"><text:span text:style-name="Strong_20_Emphasis"><text:span text:style-name="T4">void</text:span></text:span></text:span><text:span text:style-name="Teletype"><text:span text:style-name="T2"> *arg);</text:span></text:span></text:p>
      <text:p text:style-name="Text_20_body"/>
      <text:p text:style-name="Text_20_body"/>
      <text:p text:style-name="P1">Example</text:p>
      <text:p text:style-name="P5"><text:span text:style-name="Teletype"><text:span text:style-name="T2">#include &lt;event2/event.h&gt;</text:span></text:span></text:p>
      <text:p text:style-name="P8"><text:span text:style-name="Teletype"><text:span text:style-name="T1">/* Watch out! <text:s/>Including event_struct.h means that your code will not</text:span></text:span></text:p>
      <text:p text:style-name="P8"><text:span text:style-name="Teletype"><text:span text:style-name="T3"><text:s/></text:span></text:span><text:span text:style-name="Teletype"><text:span text:style-name="T1">* be binary-compatible with future versions of Libevent. */</text:span></text:span></text:p>
      <text:p text:style-name="P8"><text:span text:style-name="Teletype"><text:span text:style-name="T2">#include &lt;event2/event_struct.h&gt;</text:span></text:span></text:p>
      <text:p text:style-name="P8"><text:span text:style-name="Teletype"><text:span text:style-name="T2">#include &lt;stdlib.h&gt;</text:span></text:span></text:p>
      <text:p text:style-name="P8"/>
      <text:p text:style-name="P8"><text:span text:style-name="Teletype"><text:span text:style-name="Strong_20_Emphasis"><text:span text:style-name="T4">struct</text:span></text:span></text:span><text:span text:style-name="Teletype"><text:span text:style-name="T2"> event_pair {</text:span></text:span></text:p>
      <text:p text:style-name="P8"><text:span text:style-name="Teletype"><text:span text:style-name="T3"><text:s text:c="9"/></text:span></text:span><text:span text:style-name="Teletype"><text:span text:style-name="T2">evutil_socket_t fd;</text:span></text:span></text:p>
      <text:p text:style-name="P8"><text:span text:style-name="Teletype"><text:span text:style-name="T3"><text:s text:c="9"/></text:span></text:span><text:span text:style-name="Teletype"><text:span text:style-name="Strong_20_Emphasis"><text:span text:style-name="T4">struct</text:span></text:span></text:span><text:span text:style-name="Teletype"><text:span text:style-name="T2"> event read_event;</text:span></text:span></text:p>
      <text:p text:style-name="P8"><text:span text:style-name="Teletype"><text:span text:style-name="T3"><text:s text:c="9"/></text:span></text:span><text:span text:style-name="Teletype"><text:span text:style-name="Strong_20_Emphasis"><text:span text:style-name="T4">struct</text:span></text:span></text:span><text:span text:style-name="Teletype"><text:span text:style-name="T2"> event write_event;</text:span></text:span></text:p>
      <text:p text:style-name="P8"><text:span text:style-name="Teletype"><text:span text:style-name="T2">};</text:span></text:span></text:p>
      <text:p text:style-name="P8"><text:span text:style-name="Teletype"><text:span text:style-name="Strong_20_Emphasis"><text:span text:style-name="T4">void</text:span></text:span></text:span><text:span text:style-name="Teletype"><text:span text:style-name="T2"> readcb(evutil_socket_t, </text:span></text:span><text:span text:style-name="Teletype"><text:span text:style-name="Strong_20_Emphasis"><text:span text:style-name="T4">short</text:span></text:span></text:span><text:span text:style-name="Teletype"><text:span text:style-name="T2">, </text:span></text:span><text:span text:style-name="Teletype"><text:span text:style-name="Strong_20_Emphasis"><text:span text:style-name="T4">void</text:span></text:span></text:span><text:span text:style-name="Teletype"><text:span text:style-name="T2"> *);</text:span></text:span></text:p>
      <text:p text:style-name="P8"><text:span text:style-name="Teletype"><text:span text:style-name="Strong_20_Emphasis"><text:span text:style-name="T4">void</text:span></text:span></text:span><text:span text:style-name="Teletype"><text:span text:style-name="T2"> writecb(evutil_socket_t, </text:span></text:span><text:span text:style-name="Teletype"><text:span text:style-name="Strong_20_Emphasis"><text:span text:style-name="T4">short</text:span></text:span></text:span><text:span text:style-name="Teletype"><text:span text:style-name="T2">, </text:span></text:span><text:span text:style-name="Teletype"><text:span text:style-name="Strong_20_Emphasis"><text:span text:style-name="T4">void</text:span></text:span></text:span><text:span text:style-name="Teletype"><text:span text:style-name="T2"> *);</text:span></text:span></text:p>
      <text:p text:style-name="P8"><text:span text:style-name="Teletype"><text:span text:style-name="Strong_20_Emphasis"><text:span text:style-name="T4">struct</text:span></text:span></text:span><text:span text:style-name="Teletype"><text:span text:style-name="T2"> event_pair *event_pair_new(</text:span></text:span><text:span text:style-name="Teletype"><text:span text:style-name="Strong_20_Emphasis"><text:span text:style-name="T4">struct</text:span></text:span></text:span><text:span text:style-name="Teletype"><text:span text:style-name="T2"> event_base *base, evutil_socket_t fd)</text:span></text:span></text:p>
      <text:p text:style-name="P8"><text:span text:style-name="Teletype"><text:span text:style-name="T2">{</text:span></text:span></text:p>
      <text:p text:style-name="P8"><text:span text:style-name="Teletype"><text:span text:style-name="T3"><text:s text:c="8"/></text:span></text:span><text:span text:style-name="Teletype"><text:span text:style-name="Strong_20_Emphasis"><text:span text:style-name="T4">struct</text:span></text:span></text:span><text:span text:style-name="Teletype"><text:span text:style-name="T2"> event_pair *p = malloc(</text:span></text:span><text:span text:style-name="Teletype"><text:span text:style-name="Strong_20_Emphasis"><text:span text:style-name="T4">sizeof</text:span></text:span></text:span><text:span text:style-name="Teletype"><text:span text:style-name="T2">(</text:span></text:span><text:span text:style-name="Teletype"><text:span text:style-name="Strong_20_Emphasis"><text:span text:style-name="T4">struct</text:span></text:span></text:span><text:span text:style-name="Teletype"><text:span text:style-name="T2"> event_pair));</text:span></text:span></text:p>
      <text:p text:style-name="P8"><text:span text:style-name="Teletype"><text:span text:style-name="T3"><text:s text:c="8"/></text:span></text:span><text:span text:style-name="Teletype"><text:span text:style-name="Strong_20_Emphasis"><text:span text:style-name="T4">if</text:span></text:span></text:span><text:span text:style-name="Teletype"><text:span text:style-name="T2"> (!p) </text:span></text:span><text:span text:style-name="Teletype"><text:span text:style-name="Strong_20_Emphasis"><text:span text:style-name="T4">return</text:span></text:span></text:span><text:span text:style-name="Teletype"><text:span text:style-name="T2"> NULL;</text:span></text:span></text:p>
      <text:p text:style-name="P8"><text:span text:style-name="Teletype"><text:span text:style-name="T3"><text:s text:c="8"/></text:span></text:span><text:span text:style-name="Teletype"><text:span text:style-name="T2">p-&gt;fd = fd;</text:span></text:span></text:p>
      <text:p text:style-name="P8"><text:span text:style-name="Teletype"><text:span text:style-name="T3"><text:s text:c="8"/></text:span></text:span><text:span text:style-name="Teletype"><text:span text:style-name="T2">event_assign(&amp;p-&gt;read_event, base, fd, EV_READ|EV_PERSIST, readcb, p);</text:span></text:span></text:p>
      <text:p text:style-name="P8"><text:span text:style-name="Teletype"><text:span text:style-name="T3"><text:s text:c="8"/></text:span></text:span><text:span text:style-name="Teletype"><text:span text:style-name="T2">event_assign(&amp;p-&gt;read_event, base, fd, EV_WRITE|EV_PERSIST, writecb, p);</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 p;</text:span></text:span></text:p>
      <text:p text:style-name="P8"><text:span text:style-name="Teletype"><text:span text:style-name="T2">}</text:span></text:span></text:p>
      <text:p text:style-name="Text_20_body"/>
      <text:p text:style-name="Text_20_body">注：</text:p>
      <text:list xml:id="list1559741093" text:style-name="L19">
        <text:list-item>
          <text:p text:style-name="P40">一旦事件处于就绪状态，不要调用event_assign()，会造成不定的错误，应该先用event_del()删除，然后调用event_assign()</text:p>
        </text:list-item>
      </text:list>
      <text:p text:style-name="Text_20_body">若干宏定义如下：</text:p>
      <text:p text:style-name="P1"><text:soft-page-break/>Interface</text:p>
      <text:p text:style-name="P5"><text:span text:style-name="Teletype"><text:span text:style-name="T2">#define evtimer_assign(event, base, callback, arg) \</text:span></text:span></text:p>
      <text:p text:style-name="P8"><text:span text:style-name="Teletype"><text:span text:style-name="T3"><text:s text:c="4"/></text:span></text:span><text:span text:style-name="Teletype"><text:span text:style-name="T2">event_assign(event, base, -1, 0, callback, arg)</text:span></text:span></text:p>
      <text:p text:style-name="P8"><text:span text:style-name="Teletype"><text:span text:style-name="T2">#define evsignal_assign(event, base, signum, callback, arg) \</text:span></text:span></text:p>
      <text:p text:style-name="P8"><text:span text:style-name="Teletype"><text:span text:style-name="T3"><text:s text:c="4"/></text:span></text:span><text:span text:style-name="Teletype"><text:span text:style-name="T2">event_assign(event, base, signum, EV_SIGNAL|EV_PERSIST, callback, arg)</text:span></text:span></text:p>
      <text:p text:style-name="Text_20_body"/>
      <text:p text:style-name="Text_20_body">需要考虑二进制兼容性时调用如下接口获取事件大小</text:p>
      <text:p text:style-name="P1">Interface</text:p>
      <text:p text:style-name="P5"><text:span text:style-name="Teletype"><text:span text:style-name="T2">size_t event_get_struct_event_size(</text:span></text:span><text:span text:style-name="Teletype"><text:span text:style-name="Strong_20_Emphasis"><text:span text:style-name="T4">void</text:span></text:span></text:span><text:span text:style-name="Teletype"><text:span text:style-name="T2">);</text:span></text:span></text:p>
      <text:p text:style-name="Text_20_body"/>
      <text:p text:style-name="Text_20_body"/>
      <text:p text:style-name="P18">Example</text:p>
      <text:p text:style-name="P5"><text:span text:style-name="Teletype"><text:span text:style-name="T2">#include &lt;event2/event.h&gt;</text:span></text:span></text:p>
      <text:p text:style-name="P8"><text:span text:style-name="Teletype"><text:span text:style-name="T2">#include &lt;stdlib.h&gt;</text:span></text:span></text:p>
      <text:p text:style-name="P8"/>
      <text:p text:style-name="P8"><text:span text:style-name="Teletype"><text:span text:style-name="T1">/* When we allocate an event_pair in memory, we'll actually allocate</text:span></text:span></text:p>
      <text:p text:style-name="P8"><text:span text:style-name="Teletype"><text:span text:style-name="T3"><text:s/></text:span></text:span><text:span text:style-name="Teletype"><text:span text:style-name="T1">* more space at the end of the structure. <text:s/>We define some macros</text:span></text:span></text:p>
      <text:p text:style-name="P8"><text:span text:style-name="Teletype"><text:span text:style-name="T3"><text:s/></text:span></text:span><text:span text:style-name="Teletype"><text:span text:style-name="T1">* to make accessing those events less error-prone. */</text:span></text:span></text:p>
      <text:p text:style-name="P8"><text:span text:style-name="Teletype"><text:span text:style-name="Strong_20_Emphasis"><text:span text:style-name="T4">struct</text:span></text:span></text:span><text:span text:style-name="Teletype"><text:span text:style-name="T2"> event_pair {</text:span></text:span></text:p>
      <text:p text:style-name="P8"><text:span text:style-name="Teletype"><text:span text:style-name="T3"><text:s text:c="9"/></text:span></text:span><text:span text:style-name="Teletype"><text:span text:style-name="T2">evutil_socket_t fd;</text:span></text:span></text:p>
      <text:p text:style-name="P8"><text:span text:style-name="Teletype"><text:span text:style-name="T2">};</text:span></text:span></text:p>
      <text:p text:style-name="P8"/>
      <text:p text:style-name="P8"><text:span text:style-name="Teletype"><text:span text:style-name="T1">/* Macro: yield the struct event 'offset' bytes from the start of 'p' */</text:span></text:span></text:p>
      <text:p text:style-name="P8"><text:span text:style-name="Teletype"><text:span text:style-name="T2">#define EVENT_AT_OFFSET(p, offset) \</text:span></text:span></text:p>
      <text:p text:style-name="P8"><text:span text:style-name="Teletype"><text:span text:style-name="T3"><text:s text:c="12"/></text:span></text:span><text:span text:style-name="Teletype"><text:span text:style-name="T2">((</text:span></text:span><text:span text:style-name="Teletype"><text:span text:style-name="Strong_20_Emphasis"><text:span text:style-name="T4">struct</text:span></text:span></text:span><text:span text:style-name="Teletype"><text:span text:style-name="T2"> event*) ( ((</text:span></text:span><text:span text:style-name="Teletype"><text:span text:style-name="Strong_20_Emphasis"><text:span text:style-name="T4">char</text:span></text:span></text:span><text:span text:style-name="Teletype"><text:span text:style-name="T2">*)(p)) + (offset) ))</text:span></text:span></text:p>
      <text:p text:style-name="P8"><text:span text:style-name="Teletype"><text:span text:style-name="T1">/* Macro: yield the read event of an event_pair */</text:span></text:span></text:p>
      <text:p text:style-name="P8"><text:span text:style-name="Teletype"><text:span text:style-name="T2">#define READEV_PTR(pair) \</text:span></text:span></text:p>
      <text:p text:style-name="P8"><text:span text:style-name="Teletype"><text:span text:style-name="T3"><text:s text:c="12"/></text:span></text:span><text:span text:style-name="Teletype"><text:span text:style-name="T2">EVENT_AT_OFFSET((pair), </text:span></text:span><text:span text:style-name="Teletype"><text:span text:style-name="Strong_20_Emphasis"><text:span text:style-name="T4">sizeof</text:span></text:span></text:span><text:span text:style-name="Teletype"><text:span text:style-name="T2">(</text:span></text:span><text:span text:style-name="Teletype"><text:span text:style-name="Strong_20_Emphasis"><text:span text:style-name="T4">struct</text:span></text:span></text:span><text:span text:style-name="Teletype"><text:span text:style-name="T2"> event_pair))</text:span></text:span></text:p>
      <text:p text:style-name="P8"><text:span text:style-name="Teletype"><text:span text:style-name="T1">/* Macro: yield the write event of an event_pair */</text:span></text:span></text:p>
      <text:p text:style-name="P8"><text:span text:style-name="Teletype"><text:span text:style-name="T2">#define WRITEEV_PTR(pair) \</text:span></text:span></text:p>
      <text:p text:style-name="P8"><text:span text:style-name="Teletype"><text:span text:style-name="T3"><text:s text:c="12"/></text:span></text:span><text:span text:style-name="Teletype"><text:span text:style-name="T2">EVENT_AT_OFFSET((pair), \</text:span></text:span></text:p>
      <text:p text:style-name="P8"><text:span text:style-name="Teletype"><text:span text:style-name="T3"><text:s text:c="16"/></text:span></text:span><text:span text:style-name="Teletype"><text:span text:style-name="Strong_20_Emphasis"><text:span text:style-name="T4">sizeof</text:span></text:span></text:span><text:span text:style-name="Teletype"><text:span text:style-name="T2">(</text:span></text:span><text:span text:style-name="Teletype"><text:span text:style-name="Strong_20_Emphasis"><text:span text:style-name="T4">struct</text:span></text:span></text:span><text:span text:style-name="Teletype"><text:span text:style-name="T2"> event_pair)+event_get_struct_event_size())</text:span></text:span></text:p>
      <text:p text:style-name="P8"/>
      <text:p text:style-name="P8"><text:span text:style-name="Teletype"><text:span text:style-name="T1">/* Macro: yield the actual size to allocate for an event_pair */</text:span></text:span></text:p>
      <text:p text:style-name="P8"><text:span text:style-name="Teletype"><text:span text:style-name="T2">#define EVENT_PAIR_SIZE() \</text:span></text:span></text:p>
      <text:p text:style-name="P8"><text:span text:style-name="Teletype"><text:span text:style-name="T3"><text:s text:c="12"/></text:span></text:span><text:span text:style-name="Teletype"><text:span text:style-name="T2">(</text:span></text:span><text:span text:style-name="Teletype"><text:span text:style-name="Strong_20_Emphasis"><text:span text:style-name="T4">sizeof</text:span></text:span></text:span><text:span text:style-name="Teletype"><text:span text:style-name="T2">(</text:span></text:span><text:span text:style-name="Teletype"><text:span text:style-name="Strong_20_Emphasis"><text:span text:style-name="T4">struct</text:span></text:span></text:span><text:span text:style-name="Teletype"><text:span text:style-name="T2"> event_pair)+2*event_get_struct_event_size())</text:span></text:span></text:p>
      <text:p text:style-name="P8"/>
      <text:p text:style-name="P8"><text:span text:style-name="Teletype"><text:span text:style-name="Strong_20_Emphasis"><text:span text:style-name="T4">void</text:span></text:span></text:span><text:span text:style-name="Teletype"><text:span text:style-name="T2"> readcb(evutil_socket_t, </text:span></text:span><text:span text:style-name="Teletype"><text:span text:style-name="Strong_20_Emphasis"><text:span text:style-name="T4">short</text:span></text:span></text:span><text:span text:style-name="Teletype"><text:span text:style-name="T2">, </text:span></text:span><text:span text:style-name="Teletype"><text:span text:style-name="Strong_20_Emphasis"><text:span text:style-name="T4">void</text:span></text:span></text:span><text:span text:style-name="Teletype"><text:span text:style-name="T2"> *);</text:span></text:span></text:p>
      <text:p text:style-name="P8"><text:span text:style-name="Teletype"><text:span text:style-name="Strong_20_Emphasis"><text:span text:style-name="T4">void</text:span></text:span></text:span><text:span text:style-name="Teletype"><text:span text:style-name="T2"> writecb(evutil_socket_t, </text:span></text:span><text:span text:style-name="Teletype"><text:span text:style-name="Strong_20_Emphasis"><text:span text:style-name="T4">short</text:span></text:span></text:span><text:span text:style-name="Teletype"><text:span text:style-name="T2">, </text:span></text:span><text:span text:style-name="Teletype"><text:span text:style-name="Strong_20_Emphasis"><text:span text:style-name="T4">void</text:span></text:span></text:span><text:span text:style-name="Teletype"><text:span text:style-name="T2"> *);</text:span></text:span></text:p>
      <text:p text:style-name="P8"><text:span text:style-name="Teletype"><text:span text:style-name="Strong_20_Emphasis"><text:span text:style-name="T4">struct</text:span></text:span></text:span><text:span text:style-name="Teletype"><text:span text:style-name="T2"> event_pair *event_pair_new(</text:span></text:span><text:span text:style-name="Teletype"><text:span text:style-name="Strong_20_Emphasis"><text:span text:style-name="T4">struct</text:span></text:span></text:span><text:span text:style-name="Teletype"><text:span text:style-name="T2"> event_base *base, evutil_socket_t fd)</text:span></text:span></text:p>
      <text:p text:style-name="P8"><text:span text:style-name="Teletype"><text:span text:style-name="T2">{</text:span></text:span></text:p>
      <text:p text:style-name="P8"><text:span text:style-name="Teletype"><text:span text:style-name="T3"><text:s text:c="8"/></text:span></text:span><text:span text:style-name="Teletype"><text:span text:style-name="Strong_20_Emphasis"><text:span text:style-name="T4">struct</text:span></text:span></text:span><text:span text:style-name="Teletype"><text:span text:style-name="T2"> event_pair *p = malloc(EVENT_PAIR_SIZE());</text:span></text:span></text:p>
      <text:p text:style-name="P8"><text:span text:style-name="Teletype"><text:span text:style-name="T3"><text:s text:c="8"/></text:span></text:span><text:span text:style-name="Teletype"><text:span text:style-name="Strong_20_Emphasis"><text:span text:style-name="T4">if</text:span></text:span></text:span><text:span text:style-name="Teletype"><text:span text:style-name="T2"> (!p) </text:span></text:span><text:span text:style-name="Teletype"><text:span text:style-name="Strong_20_Emphasis"><text:span text:style-name="T4">return</text:span></text:span></text:span><text:span text:style-name="Teletype"><text:span text:style-name="T2"> NULL;</text:span></text:span></text:p>
      <text:p text:style-name="P8"><text:span text:style-name="Teletype"><text:span text:style-name="T3"><text:s text:c="8"/></text:span></text:span><text:span text:style-name="Teletype"><text:span text:style-name="T2">p-&gt;fd = fd;</text:span></text:span></text:p>
      <text:p text:style-name="P8"><text:span text:style-name="Teletype"><text:span text:style-name="T3"><text:s text:c="8"/></text:span></text:span><text:span text:style-name="Teletype"><text:span text:style-name="T2">event_assign(READEV_PTR(p), base, fd, EV_READ|EV_PERSIST, readcb, p);</text:span></text:span></text:p>
      <text:p text:style-name="P8"><text:span text:style-name="Teletype"><text:span text:style-name="T3"><text:s text:c="8"/></text:span></text:span><text:span text:style-name="Teletype"><text:span text:style-name="T2">event_assign(WRITEEV_PTR(p), base, fd, EV_WRITE|EV_PERSIST, writecb, p);</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 p;</text:span></text:span></text:p>
      <text:p text:style-name="P8"><text:span text:style-name="Teletype"><text:span text:style-name="T2">}</text:span></text:span></text:p>
      <text:p text:style-name="Text_20_body"/>
      <text:p text:style-name="Text_20_body"/>
      <text:h text:style-name="Heading_20_3" text:outline-level="3">使得事件处于就绪或者停止</text:h>
      <text:p text:style-name="Text_20_body">创建事件后，事件处于停止状态，需要调用如下接口使其就绪</text:p>
      <text:p text:style-name="P1">Interface</text:p>
      <text:p text:style-name="P5"><text:span text:style-name="Teletype"><text:span text:style-name="Strong_20_Emphasis"><text:span text:style-name="T4">int</text:span></text:span></text:span><text:span text:style-name="Teletype"><text:span text:style-name="T2"> event_add(</text:span></text:span><text:span text:style-name="Teletype"><text:span text:style-name="Strong_20_Emphasis"><text:span text:style-name="T4">struct</text:span></text:span></text:span><text:span text:style-name="Teletype"><text:span text:style-name="T2"> event *ev, </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struct</text:span></text:span></text:span><text:span text:style-name="Teletype"><text:span text:style-name="T2"> timeval *tv);</text:span></text:span></text:p>
      <text:p text:style-name="Text_20_body"/>
      <text:p text:style-name="Text_20_body">成功返回0，失败返回-1；如果tv是0，则事件立刻处于就绪状态，否则等待tv超时后使其处于就绪状态</text:p>
      <text:p text:style-name="Text_20_body">对于已经处于就绪状态的event，调用该接口不会变动其就绪状态</text:p>
      <text:p text:style-name="Text_20_body"/>
      <text:p text:style-name="P1">Interface</text:p>
      <text:p text:style-name="P5"><text:span text:style-name="Teletype"><text:span text:style-name="Strong_20_Emphasis"><text:span text:style-name="T4">int</text:span></text:span></text:span><text:span text:style-name="Teletype"><text:span text:style-name="T2"> event_del(</text:span></text:span><text:span text:style-name="Teletype"><text:span text:style-name="Strong_20_Emphasis"><text:span text:style-name="T4">struct</text:span></text:span></text:span><text:span text:style-name="Teletype"><text:span text:style-name="T2"> event *ev);</text:span></text:span></text:p>
      <text:p text:style-name="Text_20_body"><text:soft-page-break/>调用上面的接口使得事件处于停止状态。</text:p>
      <text:p text:style-name="Text_20_body"/>
      <text:h text:style-name="Heading_20_3" text:outline-level="3">事件的优先级</text:h>
      <text:p text:style-name="Text_20_body">event_base监视多个事件时，如果多个事件同时被触发，则不区分其先后顺序，可以通过定义事件优先级确定其执行的先后顺序。</text:p>
      <text:p text:style-name="P1">Interface</text:p>
      <text:p text:style-name="P5"><text:span text:style-name="Teletype"><text:span text:style-name="Strong_20_Emphasis"><text:span text:style-name="T4">int</text:span></text:span></text:span><text:span text:style-name="Teletype"><text:span text:style-name="T2"> event_priority_set(</text:span></text:span><text:span text:style-name="Teletype"><text:span text:style-name="Strong_20_Emphasis"><text:span text:style-name="T4">struct</text:span></text:span></text:span><text:span text:style-name="Teletype"><text:span text:style-name="T2"> event *event, </text:span></text:span><text:span text:style-name="Teletype"><text:span text:style-name="Strong_20_Emphasis"><text:span text:style-name="T4">int</text:span></text:span></text:span><text:span text:style-name="Teletype"><text:span text:style-name="T2"> priority);</text:span></text:span></text:p>
      <text:p text:style-name="Text_20_body"/>
      <text:p text:style-name="Text_20_body">事件的优先级在base中范围是0～n-1，n最小是1.</text:p>
      <text:p text:style-name="Text_20_body">函数成功返回0，失败返回-1</text:p>
      <text:p text:style-name="Text_20_body">如果多个优先级的多个事件被同时触发，只有高优先级的事件执行完毕后，低优先级的事件才激活。</text:p>
      <text:p text:style-name="P1">Example</text:p>
      <text:p text:style-name="P5"><text:span text:style-name="Teletype"><text:span text:style-name="T2">#include &lt;event2/event.h&gt;</text:span></text:span></text:p>
      <text:p text:style-name="P8"/>
      <text:p text:style-name="P8"><text:span text:style-name="Teletype"><text:span text:style-name="Strong_20_Emphasis"><text:span text:style-name="T4">void</text:span></text:span></text:span><text:span text:style-name="Teletype"><text:span text:style-name="T2"> read_cb(evutil_socket_t, </text:span></text:span><text:span text:style-name="Teletype"><text:span text:style-name="Strong_20_Emphasis"><text:span text:style-name="T4">short</text:span></text:span></text:span><text:span text:style-name="Teletype"><text:span text:style-name="T2">, </text:span></text:span><text:span text:style-name="Teletype"><text:span text:style-name="Strong_20_Emphasis"><text:span text:style-name="T4">void</text:span></text:span></text:span><text:span text:style-name="Teletype"><text:span text:style-name="T2"> *);</text:span></text:span></text:p>
      <text:p text:style-name="P8"><text:span text:style-name="Teletype"><text:span text:style-name="Strong_20_Emphasis"><text:span text:style-name="T4">void</text:span></text:span></text:span><text:span text:style-name="Teletype"><text:span text:style-name="T2"> write_cb(evutil_socket_t, </text:span></text:span><text:span text:style-name="Teletype"><text:span text:style-name="Strong_20_Emphasis"><text:span text:style-name="T4">short</text:span></text:span></text:span><text:span text:style-name="Teletype"><text:span text:style-name="T2">, </text:span></text:span><text:span text:style-name="Teletype"><text:span text:style-name="Strong_20_Emphasis"><text:span text:style-name="T4">void</text:span></text:span></text:span><text:span text:style-name="Teletype"><text:span text:style-name="T2"> *);</text:span></text:span></text:p>
      <text:p text:style-name="P8"/>
      <text:p text:style-name="P8"><text:span text:style-name="Teletype"><text:span text:style-name="Strong_20_Emphasis"><text:span text:style-name="T4">void</text:span></text:span></text:span><text:span text:style-name="Teletype"><text:span text:style-name="T2"> main_loop(evutil_socket_t fd)</text:span></text:span></text:p>
      <text:p text:style-name="P8"><text:span text:style-name="Teletype"><text:span text:style-name="T2">{</text:span></text:span></text:p>
      <text:p text:style-name="P8"><text:span text:style-name="Teletype"><text:span text:style-name="T3"><text:s text:c="2"/></text:span></text:span><text:span text:style-name="Teletype"><text:span text:style-name="Strong_20_Emphasis"><text:span text:style-name="T4">struct</text:span></text:span></text:span><text:span text:style-name="Teletype"><text:span text:style-name="T2"> event *important, *unimportant;</text:span></text:span></text:p>
      <text:p text:style-name="P8"><text:span text:style-name="Teletype"><text:span text:style-name="T3"><text:s text:c="2"/></text:span></text:span><text:span text:style-name="Teletype"><text:span text:style-name="Strong_20_Emphasis"><text:span text:style-name="T4">struct</text:span></text:span></text:span><text:span text:style-name="Teletype"><text:span text:style-name="T2"> event_base *base;</text:span></text:span></text:p>
      <text:p text:style-name="P8"/>
      <text:p text:style-name="P8"><text:span text:style-name="Teletype"><text:span text:style-name="T3"><text:s text:c="2"/></text:span></text:span><text:span text:style-name="Teletype"><text:span text:style-name="T2">base = event_base_new();</text:span></text:span></text:p>
      <text:p text:style-name="P8"><text:span text:style-name="Teletype"><text:span text:style-name="T3"><text:s text:c="2"/></text:span></text:span><text:span text:style-name="Teletype"><text:span text:style-name="T2">event_base_priority_init(base, 2);</text:span></text:span></text:p>
      <text:p text:style-name="P8"><text:span text:style-name="Teletype"><text:span text:style-name="T3"><text:s text:c="2"/></text:span></text:span><text:span text:style-name="Teletype"><text:span text:style-name="T1">/* Now base has priority 0, and priority 1 */</text:span></text:span></text:p>
      <text:p text:style-name="P8"><text:span text:style-name="Teletype"><text:span text:style-name="T3"><text:s text:c="2"/></text:span></text:span><text:span text:style-name="Teletype"><text:span text:style-name="T2">important = event_new(base, fd, EV_WRITE|EV_PERSIST, write_cb, NULL);</text:span></text:span></text:p>
      <text:p text:style-name="P8"><text:span text:style-name="Teletype"><text:span text:style-name="T3"><text:s text:c="2"/></text:span></text:span><text:span text:style-name="Teletype"><text:span text:style-name="T2">unimportant = event_new(base, fd, EV_READ|EV_PERSIST, read_cb, NULL);</text:span></text:span></text:p>
      <text:p text:style-name="P8"><text:span text:style-name="Teletype"><text:span text:style-name="T3"><text:s text:c="2"/></text:span></text:span><text:span text:style-name="Teletype"><text:span text:style-name="T2">event_priority_set(important, 0);</text:span></text:span></text:p>
      <text:p text:style-name="P8"><text:span text:style-name="Teletype"><text:span text:style-name="T3"><text:s text:c="2"/></text:span></text:span><text:span text:style-name="Teletype"><text:span text:style-name="T2">event_priority_set(unimportant, 1);</text:span></text:span></text:p>
      <text:p text:style-name="P8"/>
      <text:p text:style-name="P8"><text:span text:style-name="Teletype"><text:span text:style-name="T3"><text:s text:c="2"/></text:span></text:span><text:span text:style-name="Teletype"><text:span text:style-name="T1">/* Now, whenever the fd is ready for writing, the write callback will</text:span></text:span></text:p>
      <text:p text:style-name="P8"><text:span text:style-name="Teletype"><text:span text:style-name="T3"><text:s text:c="5"/></text:span></text:span><text:span text:style-name="Teletype"><text:span text:style-name="T1">happen before the read callback. <text:s/>The read callback won't happen at</text:span></text:span></text:p>
      <text:p text:style-name="P8"><text:span text:style-name="Teletype"><text:span text:style-name="T3"><text:s text:c="5"/></text:span></text:span><text:span text:style-name="Teletype"><text:span text:style-name="T1">all until the write callback is no longer active. */</text:span></text:span></text:p>
      <text:p text:style-name="P8"><text:span text:style-name="Teletype"><text:span text:style-name="T2">}</text:span></text:span></text:p>
      <text:p text:style-name="Text_20_body"/>
      <text:h text:style-name="Heading_20_3" text:outline-level="3">检查事件状态</text:h>
      <text:p text:style-name="P1">Interface</text:p>
      <text:p text:style-name="P5"><text:span text:style-name="Teletype"><text:span text:style-name="Strong_20_Emphasis"><text:span text:style-name="T4">int</text:span></text:span></text:span><text:span text:style-name="Teletype"><text:span text:style-name="T2"> event_pending(</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struct</text:span></text:span></text:span><text:span text:style-name="Teletype"><text:span text:style-name="T2"> event *ev, </text:span></text:span><text:span text:style-name="Teletype"><text:span text:style-name="Strong_20_Emphasis"><text:span text:style-name="T4">short</text:span></text:span></text:span><text:span text:style-name="Teletype"><text:span text:style-name="T2"> what, </text:span></text:span><text:span text:style-name="Teletype"><text:span text:style-name="Strong_20_Emphasis"><text:span text:style-name="T4">struct</text:span></text:span></text:span><text:span text:style-name="Teletype"><text:span text:style-name="T2"> timeval *tv_out);</text:span></text:span></text:p>
      <text:p text:style-name="P8"/>
      <text:p text:style-name="P8"><text:span text:style-name="Teletype"><text:span text:style-name="T2">#define event_get_signal(ev) /* ... */</text:span></text:span></text:p>
      <text:p text:style-name="P8"><text:span text:style-name="Teletype"><text:span text:style-name="T2">evutil_socket_t event_get_fd(</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struct</text:span></text:span></text:span><text:span text:style-name="Teletype"><text:span text:style-name="T2"> event *ev);</text:span></text:span></text:p>
      <text:p text:style-name="P8"><text:span text:style-name="Teletype"><text:span text:style-name="Strong_20_Emphasis"><text:span text:style-name="T4">struct</text:span></text:span></text:span><text:span text:style-name="Teletype"><text:span text:style-name="T2"> event_base *event_get_base(</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struct</text:span></text:span></text:span><text:span text:style-name="Teletype"><text:span text:style-name="T2"> event *ev);</text:span></text:span></text:p>
      <text:p text:style-name="P8"><text:span text:style-name="Teletype"><text:span text:style-name="Strong_20_Emphasis"><text:span text:style-name="T4">short</text:span></text:span></text:span><text:span text:style-name="Teletype"><text:span text:style-name="T2"> event_get_events(</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struct</text:span></text:span></text:span><text:span text:style-name="Teletype"><text:span text:style-name="T2"> event *ev);</text:span></text:span></text:p>
      <text:p text:style-name="P8"><text:span text:style-name="Teletype"><text:span text:style-name="T2">event_callback_fn event_get_callback(</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struct</text:span></text:span></text:span><text:span text:style-name="Teletype"><text:span text:style-name="T2"> event *ev);</text:span></text:span></text:p>
      <text:p text:style-name="P8"><text:soft-page-break/><text:span text:style-name="Teletype"><text:span text:style-name="Strong_20_Emphasis"><text:span text:style-name="T4">void</text:span></text:span></text:span><text:span text:style-name="Teletype"><text:span text:style-name="T2"> *event_get_callback_arg(</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struct</text:span></text:span></text:span><text:span text:style-name="Teletype"><text:span text:style-name="T2"> event *ev);</text:span></text:span></text:p>
      <text:p text:style-name="P8"/>
      <text:p text:style-name="P8"><text:span text:style-name="Teletype"><text:span text:style-name="Strong_20_Emphasis"><text:span text:style-name="T4">void</text:span></text:span></text:span><text:span text:style-name="Teletype"><text:span text:style-name="T2"> event_get_assignment(</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struct</text:span></text:span></text:span><text:span text:style-name="Teletype"><text:span text:style-name="T2"> event *event,</text:span></text:span></text:p>
      <text:p text:style-name="P8"><text:span text:style-name="Teletype"><text:span text:style-name="T3"><text:s text:c="8"/></text:span></text:span><text:span text:style-name="Teletype"><text:span text:style-name="Strong_20_Emphasis"><text:span text:style-name="T4">struct</text:span></text:span></text:span><text:span text:style-name="Teletype"><text:span text:style-name="T2"> event_base **base_out,</text:span></text:span></text:p>
      <text:p text:style-name="P8"><text:span text:style-name="Teletype"><text:span text:style-name="T3"><text:s text:c="8"/></text:span></text:span><text:span text:style-name="Teletype"><text:span text:style-name="T2">evutil_socket_t *fd_out,</text:span></text:span></text:p>
      <text:p text:style-name="P8"><text:span text:style-name="Teletype"><text:span text:style-name="T3"><text:s text:c="8"/></text:span></text:span><text:span text:style-name="Teletype"><text:span text:style-name="Strong_20_Emphasis"><text:span text:style-name="T4">short</text:span></text:span></text:span><text:span text:style-name="Teletype"><text:span text:style-name="T2"> *events_out,</text:span></text:span></text:p>
      <text:p text:style-name="P8"><text:span text:style-name="Teletype"><text:span text:style-name="T3"><text:s text:c="8"/></text:span></text:span><text:span text:style-name="Teletype"><text:span text:style-name="T2">event_callback_fn *callback_out,</text:span></text:span></text:p>
      <text:p text:style-name="P8"><text:span text:style-name="Teletype"><text:span text:style-name="T3"><text:s text:c="8"/></text:span></text:span><text:span text:style-name="Teletype"><text:span text:style-name="Strong_20_Emphasis"><text:span text:style-name="T4">void</text:span></text:span></text:span><text:span text:style-name="Teletype"><text:span text:style-name="T2"> **arg_out);</text:span></text:span></text:p>
      <text:p text:style-name="Text_20_body"/>
      <text:p text:style-name="Text_20_body"/>
      <text:p text:style-name="P1">Example</text:p>
      <text:p text:style-name="P5"><text:span text:style-name="Teletype"><text:span text:style-name="T2">#include &lt;event2/event.h&gt;</text:span></text:span></text:p>
      <text:p text:style-name="P8"><text:span text:style-name="Teletype"><text:span text:style-name="T2">#include &lt;stdio.h&gt;</text:span></text:span></text:p>
      <text:p text:style-name="P8"/>
      <text:p text:style-name="P8"><text:span text:style-name="Teletype"><text:span text:style-name="T1">/* Change the callback and callback_arg of 'ev', which must not be</text:span></text:span></text:p>
      <text:p text:style-name="P8"><text:span text:style-name="Teletype"><text:span text:style-name="T3"><text:s/></text:span></text:span><text:span text:style-name="Teletype"><text:span text:style-name="T1">* pending. */</text:span></text:span></text:p>
      <text:p text:style-name="P8"><text:span text:style-name="Teletype"><text:span text:style-name="Strong_20_Emphasis"><text:span text:style-name="T4">int</text:span></text:span></text:span><text:span text:style-name="Teletype"><text:span text:style-name="T2"> replace_callback(</text:span></text:span><text:span text:style-name="Teletype"><text:span text:style-name="Strong_20_Emphasis"><text:span text:style-name="T4">struct</text:span></text:span></text:span><text:span text:style-name="Teletype"><text:span text:style-name="T2"> event *ev, event_callback_fn new_callback,</text:span></text:span></text:p>
      <text:p text:style-name="P8"><text:span text:style-name="Teletype"><text:span text:style-name="T3"><text:s text:c="4"/></text:span></text:span><text:span text:style-name="Teletype"><text:span text:style-name="Strong_20_Emphasis"><text:span text:style-name="T4">void</text:span></text:span></text:span><text:span text:style-name="Teletype"><text:span text:style-name="T2"> *new_callback_arg)</text:span></text:span></text:p>
      <text:p text:style-name="P8"><text:span text:style-name="Teletype"><text:span text:style-name="T2">{</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event_base *base;</text:span></text:span></text:p>
      <text:p text:style-name="P8"><text:span text:style-name="Teletype"><text:span text:style-name="T3"><text:s text:c="4"/></text:span></text:span><text:span text:style-name="Teletype"><text:span text:style-name="T2">evutil_socket_t fd;</text:span></text:span></text:p>
      <text:p text:style-name="P8"><text:span text:style-name="Teletype"><text:span text:style-name="T3"><text:s text:c="4"/></text:span></text:span><text:span text:style-name="Teletype"><text:span text:style-name="Strong_20_Emphasis"><text:span text:style-name="T4">short</text:span></text:span></text:span><text:span text:style-name="Teletype"><text:span text:style-name="T2"> events;</text:span></text:span></text:p>
      <text:p text:style-name="P8"/>
      <text:p text:style-name="P8"><text:span text:style-name="Teletype"><text:span text:style-name="T3"><text:s text:c="4"/></text:span></text:span><text:span text:style-name="Teletype"><text:span text:style-name="Strong_20_Emphasis"><text:span text:style-name="T4">int</text:span></text:span></text:span><text:span text:style-name="Teletype"><text:span text:style-name="T2"> pending;</text:span></text:span></text:p>
      <text:p text:style-name="P8"/>
      <text:p text:style-name="P8"><text:span text:style-name="Teletype"><text:span text:style-name="T3"><text:s text:c="4"/></text:span></text:span><text:span text:style-name="Teletype"><text:span text:style-name="T2">pending = event_pending(ev, EV_READ|EV_WRITE|EV_SIGNAL|EV_TIMEOUT,</text:span></text:span></text:p>
      <text:p text:style-name="P8"><text:span text:style-name="Teletype"><text:span text:style-name="T3"><text:s text:c="28"/></text:span></text:span><text:span text:style-name="Teletype"><text:span text:style-name="T2">NULL);</text:span></text:span></text:p>
      <text:p text:style-name="P8"><text:span text:style-name="Teletype"><text:span text:style-name="T3"><text:s text:c="4"/></text:span></text:span><text:span text:style-name="Teletype"><text:span text:style-name="Strong_20_Emphasis"><text:span text:style-name="T4">if</text:span></text:span></text:span><text:span text:style-name="Teletype"><text:span text:style-name="T2"> (pending) {</text:span></text:span></text:p>
      <text:p text:style-name="P8"><text:span text:style-name="Teletype"><text:span text:style-name="T3"><text:s text:c="8"/></text:span></text:span><text:span text:style-name="Teletype"><text:span text:style-name="T1">/* We want to catch this here so that we do not re-assign a</text:span></text:span></text:p>
      <text:p text:style-name="P8"><text:span text:style-name="Teletype"><text:span text:style-name="T3"><text:s text:c="9"/></text:span></text:span><text:span text:style-name="Teletype"><text:span text:style-name="T1">* pending event. <text:s/>That would be very very bad. */</text:span></text:span></text:p>
      <text:p text:style-name="P8"><text:span text:style-name="Teletype"><text:span text:style-name="T3"><text:s text:c="8"/></text:span></text:span><text:span text:style-name="Teletype"><text:span text:style-name="T2">fprintf(stderr,</text:span></text:span></text:p>
      <text:p text:style-name="P8"><text:span text:style-name="Teletype"><text:span text:style-name="T3"><text:s text:c="16"/></text:span></text:span><text:span text:style-name="Teletype"><text:span text:style-name="T2">"Error! replace_callback called on a pending event!\n");</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 -1;</text:span></text:span></text:p>
      <text:p text:style-name="P8"><text:span text:style-name="Teletype"><text:span text:style-name="T3"><text:s text:c="4"/></text:span></text:span><text:span text:style-name="Teletype"><text:span text:style-name="T2">}</text:span></text:span></text:p>
      <text:p text:style-name="P8"/>
      <text:p text:style-name="P8"><text:span text:style-name="Teletype"><text:span text:style-name="T3"><text:s text:c="4"/></text:span></text:span><text:span text:style-name="Teletype"><text:span text:style-name="T2">event_get_assignment(ev, &amp;base, &amp;fd, &amp;events,</text:span></text:span></text:p>
      <text:p text:style-name="P8"><text:span text:style-name="Teletype"><text:span text:style-name="T3"><text:s text:c="25"/></text:span></text:span><text:span text:style-name="Teletype"><text:span text:style-name="T2">NULL /* ignore old callback */ ,</text:span></text:span></text:p>
      <text:p text:style-name="P8"><text:span text:style-name="Teletype"><text:span text:style-name="T3"><text:s text:c="25"/></text:span></text:span><text:span text:style-name="Teletype"><text:span text:style-name="T2">NULL /* ignore old callback argument */);</text:span></text:span></text:p>
      <text:p text:style-name="P8"/>
      <text:p text:style-name="P8"><text:span text:style-name="Teletype"><text:span text:style-name="T3"><text:s text:c="4"/></text:span></text:span><text:span text:style-name="Teletype"><text:span text:style-name="T2">event_assign(ev, base, fd, events, new_callback, new_callback_arg);</text:span></text:span></text:p>
      <text:p text:style-name="P8"><text:span text:style-name="Teletype"><text:span text:style-name="T3"><text:s text:c="4"/></text:span></text:span><text:span text:style-name="Teletype"><text:span text:style-name="Strong_20_Emphasis"><text:span text:style-name="T4">return</text:span></text:span></text:span><text:span text:style-name="Teletype"><text:span text:style-name="T2"> 0;</text:span></text:span></text:p>
      <text:p text:style-name="P8"><text:span text:style-name="Teletype"><text:span text:style-name="T2">}</text:span></text:span></text:p>
      <text:p text:style-name="Text_20_body"/>
      <text:h text:style-name="Heading_20_3" text:outline-level="3">设置一次响应事件</text:h>
      <text:p text:style-name="Text_20_body">只需要响应一次的事件用下面的接口设置</text:p>
      <text:p text:style-name="P1">Interface</text:p>
      <text:p text:style-name="P5"><text:span text:style-name="Teletype"><text:span text:style-name="Strong_20_Emphasis"><text:span text:style-name="T4">int</text:span></text:span></text:span><text:span text:style-name="Teletype"><text:span text:style-name="T2"> event_base_once(</text:span></text:span><text:span text:style-name="Teletype"><text:span text:style-name="Strong_20_Emphasis"><text:span text:style-name="T4">struct</text:span></text:span></text:span><text:span text:style-name="Teletype"><text:span text:style-name="T2"> event_base *, evutil_socket_t, </text:span></text:span><text:span text:style-name="Teletype"><text:span text:style-name="Strong_20_Emphasis"><text:span text:style-name="T4">short</text:span></text:span></text:span><text:span text:style-name="Teletype"><text:span text:style-name="T2">,</text:span></text:span></text:p>
      <text:p text:style-name="P8"><text:span text:style-name="Teletype"><text:span text:style-name="T3"><text:s text:c="2"/></text:span></text:span><text:span text:style-name="Teletype"><text:span text:style-name="Strong_20_Emphasis"><text:span text:style-name="T4">void</text:span></text:span></text:span><text:span text:style-name="Teletype"><text:span text:style-name="T2"> (*)(evutil_socket_t, </text:span></text:span><text:span text:style-name="Teletype"><text:span text:style-name="Strong_20_Emphasis"><text:span text:style-name="T4">short</text:span></text:span></text:span><text:span text:style-name="Teletype"><text:span text:style-name="T2">, </text:span></text:span><text:span text:style-name="Teletype"><text:span text:style-name="Strong_20_Emphasis"><text:span text:style-name="T4">void</text:span></text:span></text:span><text:span text:style-name="Teletype"><text:span text:style-name="T2"> *), </text:span></text:span><text:span text:style-name="Teletype"><text:span text:style-name="Strong_20_Emphasis"><text:span text:style-name="T4">void</text:span></text:span></text:span><text:span text:style-name="Teletype"><text:span text:style-name="T2"> *, </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struct</text:span></text:span></text:span><text:span text:style-name="Teletype"><text:span text:style-name="T2"> timeval *);</text:span></text:span></text:p>
      <text:h text:style-name="Heading_20_3" text:outline-level="3"><text:soft-page-break/>人为激活一个事件</text:h>
      <text:p text:style-name="P1">Interface</text:p>
      <text:p text:style-name="P5"><text:span text:style-name="Teletype"><text:span text:style-name="Strong_20_Emphasis"><text:span text:style-name="T4">void</text:span></text:span></text:span><text:span text:style-name="Teletype"><text:span text:style-name="T2"> event_active(</text:span></text:span><text:span text:style-name="Teletype"><text:span text:style-name="Strong_20_Emphasis"><text:span text:style-name="T4">struct</text:span></text:span></text:span><text:span text:style-name="Teletype"><text:span text:style-name="T2"> event *ev, </text:span></text:span><text:span text:style-name="Teletype"><text:span text:style-name="Strong_20_Emphasis"><text:span text:style-name="T4">int</text:span></text:span></text:span><text:span text:style-name="Teletype"><text:span text:style-name="T2"> what, </text:span></text:span><text:span text:style-name="Teletype"><text:span text:style-name="Strong_20_Emphasis"><text:span text:style-name="T4">short</text:span></text:span></text:span><text:span text:style-name="Teletype"><text:span text:style-name="T2"> ncalls);</text:span></text:span></text:p>
      <text:p text:style-name="Text_20_body"/>
      <text:h text:style-name="Heading_20_3" text:outline-level="3">优化定时器性能</text:h>
      <text:p text:style-name="Text_20_body">现在的版本利用二叉树管理定时器，添加和删除定时器的性能是O(lgn)。可以用队列进行优化</text:p>
      <text:p text:style-name="P1">Interface</text:p>
      <text:p text:style-name="P5"><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struct</text:span></text:span></text:span><text:span text:style-name="Teletype"><text:span text:style-name="T2"> timeval *event_base_init_common_timeout(</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event_base *base, </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struct</text:span></text:span></text:span><text:span text:style-name="Teletype"><text:span text:style-name="T2"> timeval *duration);</text:span></text:span></text:p>
      <text:p text:style-name="Text_20_body"/>
      <text:p text:style-name="Text_20_body"/>
      <text:p text:style-name="P18">Example</text:p>
      <text:p text:style-name="P5"><text:span text:style-name="Teletype"><text:span text:style-name="T2">#include &lt;event2/event.h&gt;</text:span></text:span></text:p>
      <text:p text:style-name="P8"><text:span text:style-name="Teletype"><text:span text:style-name="T2">#include &lt;string.h&gt;</text:span></text:span></text:p>
      <text:p text:style-name="P8"/>
      <text:p text:style-name="P8"><text:span text:style-name="Teletype"><text:span text:style-name="T1">/* We're going to create a very large number of events on a given base,</text:span></text:span></text:p>
      <text:p text:style-name="P8"><text:span text:style-name="Teletype"><text:span text:style-name="T3"><text:s/></text:span></text:span><text:span text:style-name="Teletype"><text:span text:style-name="T1">* nearly all of which have a ten-second timeout. <text:s/>If initialize_timeout</text:span></text:span></text:p>
      <text:p text:style-name="P8"><text:span text:style-name="Teletype"><text:span text:style-name="T3"><text:s/></text:span></text:span><text:span text:style-name="Teletype"><text:span text:style-name="T1">* is called, we'll tell Libevent to add the ten-second ones to an O(1)</text:span></text:span></text:p>
      <text:p text:style-name="P8"><text:span text:style-name="Teletype"><text:span text:style-name="T3"><text:s/></text:span></text:span><text:span text:style-name="Teletype"><text:span text:style-name="T1">* queue. */</text:span></text:span></text:p>
      <text:p text:style-name="P8"><text:span text:style-name="Teletype"><text:span text:style-name="Strong_20_Emphasis"><text:span text:style-name="T4">struct</text:span></text:span></text:span><text:span text:style-name="Teletype"><text:span text:style-name="T2"> timeval ten_seconds = { 10, 0 };</text:span></text:span></text:p>
      <text:p text:style-name="P8"/>
      <text:p text:style-name="P8"><text:span text:style-name="Teletype"><text:span text:style-name="Strong_20_Emphasis"><text:span text:style-name="T4">void</text:span></text:span></text:span><text:span text:style-name="Teletype"><text:span text:style-name="T2"> initialize_timeout(</text:span></text:span><text:span text:style-name="Teletype"><text:span text:style-name="Strong_20_Emphasis"><text:span text:style-name="T4">struct</text:span></text:span></text:span><text:span text:style-name="Teletype"><text:span text:style-name="T2"> event_base *base)</text:span></text:span></text:p>
      <text:p text:style-name="P8"><text:span text:style-name="Teletype"><text:span text:style-name="T2">{</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timeval tv_in = { 10, 0 };</text:span></text:span></text:p>
      <text:p text:style-name="P8"><text:span text:style-name="Teletype"><text:span text:style-name="T3"><text:s text:c="4"/></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struct</text:span></text:span></text:span><text:span text:style-name="Teletype"><text:span text:style-name="T2"> timeval *tv_out;</text:span></text:span></text:p>
      <text:p text:style-name="P8"><text:span text:style-name="Teletype"><text:span text:style-name="T3"><text:s text:c="4"/></text:span></text:span><text:span text:style-name="Teletype"><text:span text:style-name="T2">tv_out = event_base_init_common_timeout(base, &amp;tv_in);</text:span></text:span></text:p>
      <text:p text:style-name="P8"><text:span text:style-name="Teletype"><text:span text:style-name="T3"><text:s text:c="4"/></text:span></text:span><text:span text:style-name="Teletype"><text:span text:style-name="T2">memcpy(&amp;ten_seconds, tv_out, </text:span></text:span><text:span text:style-name="Teletype"><text:span text:style-name="Strong_20_Emphasis"><text:span text:style-name="T4">sizeof</text:span></text:span></text:span><text:span text:style-name="Teletype"><text:span text:style-name="T2">(</text:span></text:span><text:span text:style-name="Teletype"><text:span text:style-name="Strong_20_Emphasis"><text:span text:style-name="T4">struct</text:span></text:span></text:span><text:span text:style-name="Teletype"><text:span text:style-name="T2"> timeval));</text:span></text:span></text:p>
      <text:p text:style-name="P8"><text:span text:style-name="Teletype"><text:span text:style-name="T2">}</text:span></text:span></text:p>
      <text:p text:style-name="P8"/>
      <text:p text:style-name="P8"><text:span text:style-name="Teletype"><text:span text:style-name="Strong_20_Emphasis"><text:span text:style-name="T4">int</text:span></text:span></text:span><text:span text:style-name="Teletype"><text:span text:style-name="T2"> my_event_add(</text:span></text:span><text:span text:style-name="Teletype"><text:span text:style-name="Strong_20_Emphasis"><text:span text:style-name="T4">struct</text:span></text:span></text:span><text:span text:style-name="Teletype"><text:span text:style-name="T2"> event *ev, </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struct</text:span></text:span></text:span><text:span text:style-name="Teletype"><text:span text:style-name="T2"> timeval *tv)</text:span></text:span></text:p>
      <text:p text:style-name="P8"><text:span text:style-name="Teletype"><text:span text:style-name="T2">{</text:span></text:span></text:p>
      <text:p text:style-name="P8"><text:span text:style-name="Teletype"><text:span text:style-name="T3"><text:s text:c="4"/></text:span></text:span><text:span text:style-name="Teletype"><text:span text:style-name="T1">/* Note that ev must have the same event_base that we passed to</text:span></text:span></text:p>
      <text:p text:style-name="P8"><text:span text:style-name="Teletype"><text:span text:style-name="T3"><text:s text:c="7"/></text:span></text:span><text:span text:style-name="Teletype"><text:span text:style-name="T1">initialize_timeout */</text:span></text:span></text:p>
      <text:p text:style-name="P8"><text:span text:style-name="Teletype"><text:span text:style-name="T3"><text:s text:c="4"/></text:span></text:span><text:span text:style-name="Teletype"><text:span text:style-name="Strong_20_Emphasis"><text:span text:style-name="T4">if</text:span></text:span></text:span><text:span text:style-name="Teletype"><text:span text:style-name="T2"> (tv &amp;&amp; tv-&gt;tv_sec == 10 &amp;&amp; tv-&gt;tv_usec == 0)</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 event_add(ev, &amp;ten_seconds);</text:span></text:span></text:p>
      <text:p text:style-name="P8"><text:span text:style-name="Teletype"><text:span text:style-name="T3"><text:s text:c="4"/></text:span></text:span><text:span text:style-name="Teletype"><text:span text:style-name="Strong_20_Emphasis"><text:span text:style-name="T4">else</text:span></text:span></text:span></text:p>
      <text:p text:style-name="P8"><text:span text:style-name="Teletype"><text:span text:style-name="T3"><text:s text:c="8"/></text:span></text:span><text:span text:style-name="Teletype"><text:span text:style-name="Strong_20_Emphasis"><text:span text:style-name="T4">return</text:span></text:span></text:span><text:span text:style-name="Teletype"><text:span text:style-name="T2"> event_add(ev, tv);</text:span></text:span></text:p>
      <text:p text:style-name="P8"><text:span text:style-name="Teletype"><text:span text:style-name="T2">}</text:span></text:span></text:p>
      <text:p text:style-name="Text_20_body"/>
      <text:h text:style-name="Heading_20_3" text:outline-level="3">区分内存初始化和事件初始化</text:h>
      <text:p text:style-name="Text_20_body"/>
      <text:p text:style-name="P1">Interface</text:p>
      <text:p text:style-name="P5"><text:span text:style-name="Teletype"><text:span text:style-name="Strong_20_Emphasis"><text:span text:style-name="T4">int</text:span></text:span></text:span><text:span text:style-name="Teletype"><text:span text:style-name="T2"> event_initialized(</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struct</text:span></text:span></text:span><text:span text:style-name="Teletype"><text:span text:style-name="T2"> event *ev);</text:span></text:span></text:p>
      <text:p text:style-name="P8"/>
      <text:p text:style-name="P8"><text:span text:style-name="Teletype"><text:span text:style-name="T2">#define evsignal_initialized(ev) event_initialized(ev)</text:span></text:span></text:p>
      <text:p text:style-name="P8"><text:span text:style-name="Teletype"><text:span text:style-name="T2">#define evtimer_initialized(ev) event_initialized(ev)</text:span></text:span></text:p>
      <text:p text:style-name="Text_20_body"/>
      <text:p text:style-name="Text_20_body"/>
      <text:p text:style-name="Text_20_body"/>
      <text:p text:style-name="P18">Example</text:p>
      <text:p text:style-name="P5"><text:span text:style-name="Teletype"><text:span text:style-name="T2">#include &lt;event2/event.h&gt;</text:span></text:span></text:p>
      <text:p text:style-name="P8"><text:span text:style-name="Teletype"><text:span text:style-name="T2">#include &lt;stdlib.h&gt;</text:span></text:span></text:p>
      <text:p text:style-name="P8"/>
      <text:p text:style-name="P8"><text:span text:style-name="Teletype"><text:span text:style-name="Strong_20_Emphasis"><text:span text:style-name="T4">struct</text:span></text:span></text:span><text:span text:style-name="Teletype"><text:span text:style-name="T2"> reader {</text:span></text:span></text:p>
      <text:p text:style-name="P8"><text:span text:style-name="Teletype"><text:span text:style-name="T3"><text:s text:c="4"/></text:span></text:span><text:span text:style-name="Teletype"><text:span text:style-name="T2">evutil_socket_t fd;</text:span></text:span></text:p>
      <text:p text:style-name="P8"><text:span text:style-name="Teletype"><text:span text:style-name="T2">};</text:span></text:span></text:p>
      <text:p text:style-name="P8"/>
      <text:p text:style-name="P8"><text:span text:style-name="Teletype"><text:span text:style-name="T2">#define READER_ACTUAL_SIZE() \</text:span></text:span></text:p>
      <text:p text:style-name="P8"><text:span text:style-name="Teletype"><text:span text:style-name="T3"><text:s text:c="4"/></text:span></text:span><text:span text:style-name="Teletype"><text:span text:style-name="T2">(</text:span></text:span><text:span text:style-name="Teletype"><text:span text:style-name="Strong_20_Emphasis"><text:span text:style-name="T4">sizeof</text:span></text:span></text:span><text:span text:style-name="Teletype"><text:span text:style-name="T2">(</text:span></text:span><text:span text:style-name="Teletype"><text:span text:style-name="Strong_20_Emphasis"><text:span text:style-name="T4">struct</text:span></text:span></text:span><text:span text:style-name="Teletype"><text:span text:style-name="T2"> reader) + \</text:span></text:span></text:p>
      <text:p text:style-name="P8"><text:span text:style-name="Teletype"><text:span text:style-name="T3"><text:s text:c="5"/></text:span></text:span><text:span text:style-name="Teletype"><text:span text:style-name="T2">event_get_struct_event_size())</text:span></text:span></text:p>
      <text:p text:style-name="P8"/>
      <text:p text:style-name="P8"><text:span text:style-name="Teletype"><text:span text:style-name="T2">#define READER_EVENT_PTR(r) \</text:span></text:span></text:p>
      <text:p text:style-name="P8"><text:span text:style-name="Teletype"><text:span text:style-name="T3"><text:s text:c="4"/></text:span></text:span><text:span text:style-name="Teletype"><text:span text:style-name="T2">((</text:span></text:span><text:span text:style-name="Teletype"><text:span text:style-name="Strong_20_Emphasis"><text:span text:style-name="T4">struct</text:span></text:span></text:span><text:span text:style-name="Teletype"><text:span text:style-name="T2"> event *) (((</text:span></text:span><text:span text:style-name="Teletype"><text:span text:style-name="Strong_20_Emphasis"><text:span text:style-name="T4">char</text:span></text:span></text:span><text:span text:style-name="Teletype"><text:span text:style-name="T2">*)(r))+</text:span></text:span><text:span text:style-name="Teletype"><text:span text:style-name="Strong_20_Emphasis"><text:span text:style-name="T4">sizeof</text:span></text:span></text:span><text:span text:style-name="Teletype"><text:span text:style-name="T2">(</text:span></text:span><text:span text:style-name="Teletype"><text:span text:style-name="Strong_20_Emphasis"><text:span text:style-name="T4">struct</text:span></text:span></text:span><text:span text:style-name="Teletype"><text:span text:style-name="T2"> reader)))</text:span></text:span></text:p>
      <text:p text:style-name="P8"/>
      <text:p text:style-name="P8"><text:span text:style-name="Teletype"><text:span text:style-name="Strong_20_Emphasis"><text:span text:style-name="T4">struct</text:span></text:span></text:span><text:span text:style-name="Teletype"><text:span text:style-name="T2"> reader *allocate_reader(evutil_socket_t fd)</text:span></text:span></text:p>
      <text:p text:style-name="P8"><text:span text:style-name="Teletype"><text:span text:style-name="T2">{</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reader *r = calloc(1, READER_ACTUAL_SIZE());</text:span></text:span></text:p>
      <text:p text:style-name="P8"><text:span text:style-name="Teletype"><text:span text:style-name="T3"><text:s text:c="4"/></text:span></text:span><text:span text:style-name="Teletype"><text:span text:style-name="Strong_20_Emphasis"><text:span text:style-name="T4">if</text:span></text:span></text:span><text:span text:style-name="Teletype"><text:span text:style-name="T2"> (r)</text:span></text:span></text:p>
      <text:p text:style-name="P8"><text:span text:style-name="Teletype"><text:span text:style-name="T3"><text:s text:c="8"/></text:span></text:span><text:span text:style-name="Teletype"><text:span text:style-name="T2">r-&gt;fd = fd;</text:span></text:span></text:p>
      <text:p text:style-name="P8"><text:span text:style-name="Teletype"><text:span text:style-name="T3"><text:s text:c="4"/></text:span></text:span><text:span text:style-name="Teletype"><text:span text:style-name="Strong_20_Emphasis"><text:span text:style-name="T4">return</text:span></text:span></text:span><text:span text:style-name="Teletype"><text:span text:style-name="T2"> r;</text:span></text:span></text:p>
      <text:p text:style-name="P8"><text:span text:style-name="Teletype"><text:span text:style-name="T2">}</text:span></text:span></text:p>
      <text:p text:style-name="P8"/>
      <text:p text:style-name="P8"><text:span text:style-name="Teletype"><text:span text:style-name="Strong_20_Emphasis"><text:span text:style-name="T4">void</text:span></text:span></text:span><text:span text:style-name="Teletype"><text:span text:style-name="T2"> readcb(evutil_socket_t, </text:span></text:span><text:span text:style-name="Teletype"><text:span text:style-name="Strong_20_Emphasis"><text:span text:style-name="T4">short</text:span></text:span></text:span><text:span text:style-name="Teletype"><text:span text:style-name="T2">, </text:span></text:span><text:span text:style-name="Teletype"><text:span text:style-name="Strong_20_Emphasis"><text:span text:style-name="T4">void</text:span></text:span></text:span><text:span text:style-name="Teletype"><text:span text:style-name="T2"> *);</text:span></text:span></text:p>
      <text:p text:style-name="P8"><text:span text:style-name="Teletype"><text:span text:style-name="Strong_20_Emphasis"><text:span text:style-name="T4">int</text:span></text:span></text:span><text:span text:style-name="Teletype"><text:span text:style-name="T2"> add_reader(</text:span></text:span><text:span text:style-name="Teletype"><text:span text:style-name="Strong_20_Emphasis"><text:span text:style-name="T4">struct</text:span></text:span></text:span><text:span text:style-name="Teletype"><text:span text:style-name="T2"> reader *r, </text:span></text:span><text:span text:style-name="Teletype"><text:span text:style-name="Strong_20_Emphasis"><text:span text:style-name="T4">struct</text:span></text:span></text:span><text:span text:style-name="Teletype"><text:span text:style-name="T2"> event_base *b)</text:span></text:span></text:p>
      <text:p text:style-name="P8"><text:span text:style-name="Teletype"><text:span text:style-name="T2">{</text:span></text:span></text:p>
      <text:p text:style-name="P8"><text:span text:style-name="Teletype"><text:span text:style-name="T3"><text:s text:c="4"/></text:span></text:span><text:span text:style-name="Teletype"><text:span text:style-name="Strong_20_Emphasis"><text:span text:style-name="T4">struct</text:span></text:span></text:span><text:span text:style-name="Teletype"><text:span text:style-name="T2"> event *ev = READER_EVENT_PTR(r);</text:span></text:span></text:p>
      <text:p text:style-name="P8"><text:span text:style-name="Teletype"><text:span text:style-name="T3"><text:s text:c="4"/></text:span></text:span><text:span text:style-name="Teletype"><text:span text:style-name="Strong_20_Emphasis"><text:span text:style-name="T4">if</text:span></text:span></text:span><text:span text:style-name="Teletype"><text:span text:style-name="T2"> (!event_initialized(ev))</text:span></text:span></text:p>
      <text:p text:style-name="P8"><text:span text:style-name="Teletype"><text:span text:style-name="T3"><text:s text:c="8"/></text:span></text:span><text:span text:style-name="Teletype"><text:span text:style-name="T2">event_assign(ev, b, r-&gt;fd, EV_READ, readcb, r);</text:span></text:span></text:p>
      <text:p text:style-name="P8"><text:span text:style-name="Teletype"><text:span text:style-name="T3"><text:s text:c="4"/></text:span></text:span><text:span text:style-name="Teletype"><text:span text:style-name="Strong_20_Emphasis"><text:span text:style-name="T4">return</text:span></text:span></text:span><text:span text:style-name="Teletype"><text:span text:style-name="T2"> event_add(ev, NULL);</text:span></text:span></text:p>
      <text:p text:style-name="P8"><text:span text:style-name="Teletype"><text:span text:style-name="T2">}</text:span></text:span></text:p>
      <text:p text:style-name="Text_20_body"/>
      <text:h text:style-name="Heading_20_2" text:outline-level="2">通用函数和类型</text:h>
      <text:h text:style-name="Heading_20_3" text:outline-level="3">通用类型</text:h>
      <text:h text:style-name="Heading_20_4" text:outline-level="4"><text:bookmark text:name="_evutil_socket_t"/>evutil_socket_t 除了windows 其他系统的socket类型是Int，windows是SOCKET</text:h>
      <text:p text:style-name="P1">Definition</text:p>
      <text:p text:style-name="P5"><text:span text:style-name="Teletype"><text:span text:style-name="T2">#ifdef WIN32</text:span></text:span></text:p>
      <text:p text:style-name="P8"><text:span text:style-name="Teletype"><text:span text:style-name="T2">#define evutil_socket_t intptr_t</text:span></text:span></text:p>
      <text:p text:style-name="P8"><text:span text:style-name="Teletype"><text:span text:style-name="T2">#</text:span></text:span><text:span text:style-name="Teletype"><text:span text:style-name="Strong_20_Emphasis"><text:span text:style-name="T4">else</text:span></text:span></text:span></text:p>
      <text:p text:style-name="P8"><text:span text:style-name="Teletype"><text:span text:style-name="T2">#define evutil_socket_t </text:span></text:span><text:span text:style-name="Teletype"><text:span text:style-name="Strong_20_Emphasis"><text:span text:style-name="T4">int</text:span></text:span></text:span></text:p>
      <text:p text:style-name="P8"><text:span text:style-name="Teletype"><text:span text:style-name="T2">#endif</text:span></text:span></text:p>
      <text:p text:style-name="Text_20_body"/>
      <text:p text:style-name="Text_20_body">标准类型定义如下</text:p>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header-rows>
          <text:soft-page-break/>
          <table:table-row>
            <table:table-cell table:style-name="Table1.A1" office:value-type="string">
              <text:p text:style-name="P48">Type</text:p>
            </table:table-cell>
            <table:table-cell table:style-name="Table1.A1" office:value-type="string">
              <text:p text:style-name="P48">Width</text:p>
            </table:table-cell>
            <table:table-cell table:style-name="Table1.A1" office:value-type="string">
              <text:p text:style-name="P48">Signed</text:p>
            </table:table-cell>
            <table:table-cell table:style-name="Table1.A1" office:value-type="string">
              <text:p text:style-name="P48">Maximum</text:p>
            </table:table-cell>
            <table:table-cell table:style-name="Table1.A1" office:value-type="string">
              <text:p text:style-name="P48">Minimum</text:p>
            </table:table-cell>
          </table:table-row>
        </table:table-header-rows>
        <table:table-row>
          <table:table-cell table:style-name="Table1.A1" office:value-type="string">
            <text:p text:style-name="P49">ev_uint64_t</text:p>
          </table:table-cell>
          <table:table-cell table:style-name="Table1.A1" office:value-type="string">
            <text:p text:style-name="P49">64</text:p>
          </table:table-cell>
          <table:table-cell table:style-name="Table1.A1" office:value-type="string">
            <text:p text:style-name="P49">No</text:p>
          </table:table-cell>
          <table:table-cell table:style-name="Table1.A1" office:value-type="string">
            <text:p text:style-name="P49">EV_UINT64_MAX</text:p>
          </table:table-cell>
          <table:table-cell table:style-name="Table1.A1" office:value-type="string">
            <text:p text:style-name="P49">0</text:p>
          </table:table-cell>
        </table:table-row>
        <table:table-row>
          <table:table-cell table:style-name="Table1.A1" office:value-type="string">
            <text:p text:style-name="P49">ev_int64_t</text:p>
          </table:table-cell>
          <table:table-cell table:style-name="Table1.A1" office:value-type="string">
            <text:p text:style-name="P49">64</text:p>
          </table:table-cell>
          <table:table-cell table:style-name="Table1.A1" office:value-type="string">
            <text:p text:style-name="P49">Yes</text:p>
          </table:table-cell>
          <table:table-cell table:style-name="Table1.A1" office:value-type="string">
            <text:p text:style-name="P49">EV_INT64_MAX</text:p>
          </table:table-cell>
          <table:table-cell table:style-name="Table1.A1" office:value-type="string">
            <text:p text:style-name="P49">EV_INT64_MIN</text:p>
          </table:table-cell>
        </table:table-row>
        <table:table-row>
          <table:table-cell table:style-name="Table1.A1" office:value-type="string">
            <text:p text:style-name="P49">ev_uint32_t</text:p>
          </table:table-cell>
          <table:table-cell table:style-name="Table1.A1" office:value-type="string">
            <text:p text:style-name="P49">32</text:p>
          </table:table-cell>
          <table:table-cell table:style-name="Table1.A1" office:value-type="string">
            <text:p text:style-name="P49">No</text:p>
          </table:table-cell>
          <table:table-cell table:style-name="Table1.A1" office:value-type="string">
            <text:p text:style-name="P49">EV_UINT32_MAX</text:p>
          </table:table-cell>
          <table:table-cell table:style-name="Table1.A1" office:value-type="string">
            <text:p text:style-name="P49">0</text:p>
          </table:table-cell>
        </table:table-row>
        <table:table-row>
          <table:table-cell table:style-name="Table1.A1" office:value-type="string">
            <text:p text:style-name="P49">ev_int32_t</text:p>
          </table:table-cell>
          <table:table-cell table:style-name="Table1.A1" office:value-type="string">
            <text:p text:style-name="P49">32</text:p>
          </table:table-cell>
          <table:table-cell table:style-name="Table1.A1" office:value-type="string">
            <text:p text:style-name="P49">Yes</text:p>
          </table:table-cell>
          <table:table-cell table:style-name="Table1.A1" office:value-type="string">
            <text:p text:style-name="P49">EV_INT32_MAX</text:p>
          </table:table-cell>
          <table:table-cell table:style-name="Table1.A1" office:value-type="string">
            <text:p text:style-name="P49">EV_INT32_MIN</text:p>
          </table:table-cell>
        </table:table-row>
        <table:table-row>
          <table:table-cell table:style-name="Table1.A1" office:value-type="string">
            <text:p text:style-name="P49">ev_uint16_t</text:p>
          </table:table-cell>
          <table:table-cell table:style-name="Table1.A1" office:value-type="string">
            <text:p text:style-name="P49">16</text:p>
          </table:table-cell>
          <table:table-cell table:style-name="Table1.A1" office:value-type="string">
            <text:p text:style-name="P49">No</text:p>
          </table:table-cell>
          <table:table-cell table:style-name="Table1.A1" office:value-type="string">
            <text:p text:style-name="P49">EV_UINT16_MAX</text:p>
          </table:table-cell>
          <table:table-cell table:style-name="Table1.A1" office:value-type="string">
            <text:p text:style-name="P49">0</text:p>
          </table:table-cell>
        </table:table-row>
        <table:table-row>
          <table:table-cell table:style-name="Table1.A1" office:value-type="string">
            <text:p text:style-name="P49">ev_int16_t</text:p>
          </table:table-cell>
          <table:table-cell table:style-name="Table1.A1" office:value-type="string">
            <text:p text:style-name="P49">16</text:p>
          </table:table-cell>
          <table:table-cell table:style-name="Table1.A1" office:value-type="string">
            <text:p text:style-name="P49">Yes</text:p>
          </table:table-cell>
          <table:table-cell table:style-name="Table1.A1" office:value-type="string">
            <text:p text:style-name="P49">EV_INT16_MAX</text:p>
          </table:table-cell>
          <table:table-cell table:style-name="Table1.A1" office:value-type="string">
            <text:p text:style-name="P49">EV_INT16_MIN</text:p>
          </table:table-cell>
        </table:table-row>
        <table:table-row>
          <table:table-cell table:style-name="Table1.A1" office:value-type="string">
            <text:p text:style-name="P49">ev_uint8_t</text:p>
          </table:table-cell>
          <table:table-cell table:style-name="Table1.A1" office:value-type="string">
            <text:p text:style-name="P49">8</text:p>
          </table:table-cell>
          <table:table-cell table:style-name="Table1.A1" office:value-type="string">
            <text:p text:style-name="P49">No</text:p>
          </table:table-cell>
          <table:table-cell table:style-name="Table1.A1" office:value-type="string">
            <text:p text:style-name="P49">EV_UINT8_MAX</text:p>
          </table:table-cell>
          <table:table-cell table:style-name="Table1.A1" office:value-type="string">
            <text:p text:style-name="P49">0</text:p>
          </table:table-cell>
        </table:table-row>
        <table:table-row>
          <table:table-cell table:style-name="Table1.A1" office:value-type="string">
            <text:p text:style-name="P49">ev_int8_t</text:p>
          </table:table-cell>
          <table:table-cell table:style-name="Table1.A1" office:value-type="string">
            <text:p text:style-name="P49">8</text:p>
          </table:table-cell>
          <table:table-cell table:style-name="Table1.A1" office:value-type="string">
            <text:p text:style-name="P49">Yes</text:p>
          </table:table-cell>
          <table:table-cell table:style-name="Table1.A1" office:value-type="string">
            <text:p text:style-name="P49">EV_INT8_MAX</text:p>
          </table:table-cell>
          <table:table-cell table:style-name="Table1.A1" office:value-type="string">
            <text:p text:style-name="P49">EV_INT8_MIN</text:p>
          </table:table-cell>
        </table:table-row>
      </table:table>
      <text:p text:style-name="P44">As in the C99 standard, each type has exactly the specified width, in bits.</text:p>
      <text:p text:style-name="P44"/>
      <text:p text:style-name="P44">其他兼容类型</text:p>
      <text:p text:style-name="P44"/>
      <text:h text:style-name="Heading_20_3" text:outline-level="3">可移植定时器功能</text:h>
      <text:p text:style-name="Text_20_body">不是所有的平台都提供timeval，所以定义如下</text:p>
      <text:p text:style-name="P1">Interface</text:p>
      <text:p text:style-name="P5"><text:span text:style-name="Teletype"><text:span text:style-name="T2">#define evutil_timeradd(tvp, uvp, vvp) /* ... */</text:span></text:span></text:p>
      <text:p text:style-name="P8"><text:span text:style-name="Teletype"><text:span text:style-name="T2">#define evutil_timersub(tvp, uvp, vvp) /* ... */</text:span></text:span></text:p>
      <text:p text:style-name="Text_20_body"/>
      <text:p text:style-name="Text_20_body"/>
      <text:p text:style-name="P1">Interface</text:p>
      <text:p text:style-name="P5"><text:span text:style-name="Teletype"><text:span text:style-name="T2">#define evutil_timerclear(tvp) /* ... */</text:span></text:span></text:p>
      <text:p text:style-name="P8"><text:span text:style-name="Teletype"><text:span text:style-name="T2">#define evutil_timerisset(tvp) /* ... */</text:span></text:span></text:p>
      <text:p text:style-name="Text_20_body"/>
      <text:p text:style-name="Text_20_body"/>
      <text:p text:style-name="P1">Interface</text:p>
      <text:p text:style-name="P5"><text:span text:style-name="Teletype"><text:span text:style-name="T2">#define evutil_timercmp(tvp, uvp, cmp)</text:span></text:span></text:p>
      <text:p text:style-name="Text_20_body"/>
      <text:p text:style-name="P1">Interface</text:p>
      <text:p text:style-name="P5"><text:span text:style-name="Teletype"><text:span text:style-name="Strong_20_Emphasis"><text:span text:style-name="T4">int</text:span></text:span></text:span><text:span text:style-name="Teletype"><text:span text:style-name="T2"> evutil_gettimeofday(</text:span></text:span><text:span text:style-name="Teletype"><text:span text:style-name="Strong_20_Emphasis"><text:span text:style-name="T4">struct</text:span></text:span></text:span><text:span text:style-name="Teletype"><text:span text:style-name="T2"> timeval *tv, </text:span></text:span><text:span text:style-name="Teletype"><text:span text:style-name="Strong_20_Emphasis"><text:span text:style-name="T4">struct</text:span></text:span></text:span><text:span text:style-name="Teletype"><text:span text:style-name="T2"> timezone *tz);</text:span></text:span></text:p>
      <text:p text:style-name="Text_20_body"/>
      <text:p text:style-name="Text_20_body"><text:soft-page-break/></text:p>
      <text:p text:style-name="P1">Example</text:p>
      <text:p text:style-name="P5"><text:span text:style-name="Teletype"><text:span text:style-name="Strong_20_Emphasis"><text:span text:style-name="T4">struct</text:span></text:span></text:span><text:span text:style-name="Teletype"><text:span text:style-name="T2"> timeval tv1, tv2, tv3;</text:span></text:span></text:p>
      <text:p text:style-name="P8"/>
      <text:p text:style-name="P8"><text:span text:style-name="Teletype"><text:span text:style-name="T1">/* Set tv1 = 5.5 seconds */</text:span></text:span></text:p>
      <text:p text:style-name="P8"><text:span text:style-name="Teletype"><text:span text:style-name="T2">tv1.tv_sec = 5; tv1.tv_usec = 500*1000;</text:span></text:span></text:p>
      <text:p text:style-name="P8"/>
      <text:p text:style-name="P8"><text:span text:style-name="Teletype"><text:span text:style-name="T1">/* Set tv2 = now */</text:span></text:span></text:p>
      <text:p text:style-name="P8"><text:span text:style-name="Teletype"><text:span text:style-name="T2">evutil_gettimeofday(&amp;tv2, NULL);</text:span></text:span></text:p>
      <text:p text:style-name="P8"/>
      <text:p text:style-name="P8"><text:span text:style-name="Teletype"><text:span text:style-name="T1">/* Set tv3 = 5.5 seconds in the future */</text:span></text:span></text:p>
      <text:p text:style-name="P8"><text:span text:style-name="Teletype"><text:span text:style-name="T2">evutil_timeradd(&amp;tv1, &amp;tv2, &amp;tv3);</text:span></text:span></text:p>
      <text:p text:style-name="P8"/>
      <text:p text:style-name="P8"><text:span text:style-name="Teletype"><text:span text:style-name="T1">/* all 3 should print true */</text:span></text:span></text:p>
      <text:p text:style-name="P8"><text:span text:style-name="Teletype"><text:span text:style-name="Strong_20_Emphasis"><text:span text:style-name="T4">if</text:span></text:span></text:span><text:span text:style-name="Teletype"><text:span text:style-name="T2"> (evutil_timercmp(&amp;tv1, &amp;tv1, ==)) <text:s/>/* == "If tv1 == tv1" */</text:span></text:span></text:p>
      <text:p text:style-name="P8"><text:span text:style-name="Teletype"><text:span text:style-name="T3"><text:s text:c="3"/></text:span></text:span><text:span text:style-name="Teletype"><text:span text:style-name="T2">puts("5.5 sec == 5.5 sec");</text:span></text:span></text:p>
      <text:p text:style-name="P8"><text:span text:style-name="Teletype"><text:span text:style-name="Strong_20_Emphasis"><text:span text:style-name="T4">if</text:span></text:span></text:span><text:span text:style-name="Teletype"><text:span text:style-name="T2"> (evutil_timercmp(&amp;tv3, &amp;tv2, &gt;=)) <text:s/>/* == "If tv3 &gt;= tv2" */</text:span></text:span></text:p>
      <text:p text:style-name="P8"><text:span text:style-name="Teletype"><text:span text:style-name="T3"><text:s text:c="3"/></text:span></text:span><text:span text:style-name="Teletype"><text:span text:style-name="T2">puts("The future is after the present.");</text:span></text:span></text:p>
      <text:p text:style-name="P8"><text:span text:style-name="Teletype"><text:span text:style-name="Strong_20_Emphasis"><text:span text:style-name="T4">if</text:span></text:span></text:span><text:span text:style-name="Teletype"><text:span text:style-name="T2"> (evutil_timercmp(&amp;tv1, &amp;tv2, &lt;)) <text:s text:c="2"/>/* == "If tv1 &lt; tv2" */</text:span></text:span></text:p>
      <text:p text:style-name="P8"><text:span text:style-name="Teletype"><text:span text:style-name="T3"><text:s text:c="3"/></text:span></text:span><text:span text:style-name="Teletype"><text:span text:style-name="T2">puts("It is no longer the past.");</text:span></text:span></text:p>
      <text:p text:style-name="Text_20_body"/>
      <text:p text:style-name="Text_20_body"/>
      <text:h text:style-name="Heading_20_3" text:outline-level="3">可移植socket接口</text:h>
      <text:p text:style-name="Text_20_body">windows的未实现Berkeley sockets原因</text:p>
      <text:p text:style-name="P18">Interface</text:p>
      <text:p text:style-name="P5"><text:span text:style-name="Teletype"><text:span text:style-name="Strong_20_Emphasis"><text:span text:style-name="T4">int</text:span></text:span></text:span><text:span text:style-name="Teletype"><text:span text:style-name="T2"> evutil_closesocket(evutil_socket_t s);</text:span></text:span></text:p>
      <text:p text:style-name="P8"/>
      <text:p text:style-name="P8"><text:span text:style-name="Teletype"><text:span text:style-name="T2">#define EVUTIL_CLOSESOCKET(s) evutil_closesocket(s)</text:span></text:span></text:p>
      <text:p text:style-name="P8"><text:span text:style-name="Teletype"><text:span text:style-name="T2"/></text:span></text:p>
      <text:p text:style-name="P8"><text:span text:style-name="Teletype"><text:span text:style-name="T2"/></text:span></text:p>
      <text:p text:style-name="P23"><text:span text:style-name="Teletype"><text:span text:style-name="T8">Interface</text:span></text:span></text:p>
      <text:p text:style-name="P5"><text:span text:style-name="Teletype"><text:span text:style-name="T2">#define EVUTIL_SOCKET_ERROR()</text:span></text:span></text:p>
      <text:p text:style-name="P8"><text:span text:style-name="Teletype"><text:span text:style-name="T2">#define EVUTIL_SET_SOCKET_ERROR(errcode)</text:span></text:span></text:p>
      <text:p text:style-name="P8"><text:span text:style-name="Teletype"><text:span text:style-name="T2">#define evutil_socket_geterror(sock)</text:span></text:span></text:p>
      <text:p text:style-name="P8"><text:span text:style-name="Teletype"><text:span text:style-name="T2">#define evutil_socket_error_to_string(errcode)</text:span></text:span></text:p>
      <text:p text:style-name="P8"><text:span text:style-name="Teletype"><text:span text:style-name="T2"/></text:span></text:p>
      <text:p text:style-name="P23"><text:span text:style-name="Teletype"><text:span text:style-name="T8">Interface</text:span></text:span></text:p>
      <text:p text:style-name="P5"><text:span text:style-name="Teletype"><text:span text:style-name="Strong_20_Emphasis"><text:span text:style-name="T4">int</text:span></text:span></text:span><text:span text:style-name="Teletype"><text:span text:style-name="T2"> evutil_make_socket_nonblocking(evutil_socket_t sock);</text:span></text:span></text:p>
      <text:p text:style-name="P8"><text:span text:style-name="Teletype"><text:span text:style-name="T2"/></text:span></text:p>
      <text:p text:style-name="P8"><text:span text:style-name="Teletype"><text:span text:style-name="T2"/></text:span></text:p>
      <text:p text:style-name="P23"><text:span text:style-name="Teletype"><text:span text:style-name="T8">Interface</text:span></text:span></text:p>
      <text:p text:style-name="P5"><text:span text:style-name="Teletype"><text:span text:style-name="Strong_20_Emphasis"><text:span text:style-name="T4">int</text:span></text:span></text:span><text:span text:style-name="Teletype"><text:span text:style-name="T2"> evutil_make_listen_socket_reuseable(evutil_socket_t sock);</text:span></text:span></text:p>
      <text:p text:style-name="P8"><text:span text:style-name="Teletype"><text:span text:style-name="T2"/></text:span></text:p>
      <text:p text:style-name="P8"><text:span text:style-name="Teletype"><text:span text:style-name="T2"/></text:span></text:p>
      <text:p text:style-name="P23"><text:span text:style-name="Teletype"><text:span text:style-name="T8">Interface</text:span></text:span></text:p>
      <text:p text:style-name="P5"><text:span text:style-name="Teletype"><text:span text:style-name="Strong_20_Emphasis"><text:span text:style-name="T4">int</text:span></text:span></text:span><text:span text:style-name="Teletype"><text:span text:style-name="T2"> evutil_make_socket_closeonexec(evutil_socket_t sock);</text:span></text:span></text:p>
      <text:p text:style-name="P4"/>
      <text:p text:style-name="P8"><text:span text:style-name="Teletype"><text:span text:style-name="T2"/></text:span></text:p>
      <text:p text:style-name="P23"><text:span text:style-name="Teletype"><text:span text:style-name="T8">Interface</text:span></text:span></text:p>
      <text:p text:style-name="P5"><text:span text:style-name="Teletype"><text:span text:style-name="Strong_20_Emphasis"><text:span text:style-name="T4">int</text:span></text:span></text:span><text:span text:style-name="Teletype"><text:span text:style-name="T2"> evutil_socketpair(</text:span></text:span><text:span text:style-name="Teletype"><text:span text:style-name="Strong_20_Emphasis"><text:span text:style-name="T4">int</text:span></text:span></text:span><text:span text:style-name="Teletype"><text:span text:style-name="T2"> family, </text:span></text:span><text:span text:style-name="Teletype"><text:span text:style-name="Strong_20_Emphasis"><text:span text:style-name="T4">int</text:span></text:span></text:span><text:span text:style-name="Teletype"><text:span text:style-name="T2"> type, </text:span></text:span><text:span text:style-name="Teletype"><text:span text:style-name="Strong_20_Emphasis"><text:span text:style-name="T4">int</text:span></text:span></text:span><text:span text:style-name="Teletype"><text:span text:style-name="T2"> protocol,</text:span></text:span></text:p>
      <text:p text:style-name="P8"><text:span text:style-name="Teletype"><text:span text:style-name="T3"><text:s text:c="8"/></text:span></text:span><text:span text:style-name="Teletype"><text:span text:style-name="T2">evutil_socket_t sv[2]);</text:span></text:span></text:p>
      <text:p text:style-name="P8"><text:span text:style-name="Teletype"><text:span text:style-name="T2"/></text:span></text:p>
      <text:p text:style-name="P8"><text:span text:style-name="Teletype"><text:span text:style-name="T2"/></text:span></text:p>
      <text:h text:style-name="Heading_20_3" text:outline-level="3"><text:span text:style-name="Teletype">可移植的字符串处理函数</text:span></text:h>
      <text:p text:style-name="Standard"><text:span text:style-name="Teletype"><text:span text:style-name="T7">Interface</text:span></text:span></text:p>
      <text:p text:style-name="P5"><text:span text:style-name="Teletype"><text:span text:style-name="T2">ev_int64_t evutil_strtoll(</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char</text:span></text:span></text:span><text:span text:style-name="Teletype"><text:span text:style-name="T2"> *s, </text:span></text:span><text:span text:style-name="Teletype"><text:span text:style-name="Strong_20_Emphasis"><text:span text:style-name="T4">char</text:span></text:span></text:span><text:span text:style-name="Teletype"><text:span text:style-name="T2"> **endptr, </text:span></text:span><text:span text:style-name="Teletype"><text:span text:style-name="Strong_20_Emphasis"><text:span text:style-name="T4">int</text:span></text:span></text:span><text:span text:style-name="Teletype"><text:span text:style-name="T2"> base);</text:span></text:span></text:p>
      <text:p text:style-name="Text_20_body"><text:span text:style-name="Teletype"/></text:p>
      <text:p text:style-name="Standard"><text:span text:style-name="Teletype"><text:span text:style-name="T7">Interface</text:span></text:span></text:p>
      <text:p text:style-name="P5"><text:span text:style-name="Teletype"><text:span text:style-name="Strong_20_Emphasis"><text:span text:style-name="T4">int</text:span></text:span></text:span><text:span text:style-name="Teletype"><text:span text:style-name="T2"> evutil_snprintf(</text:span></text:span><text:span text:style-name="Teletype"><text:span text:style-name="Strong_20_Emphasis"><text:span text:style-name="T4">char</text:span></text:span></text:span><text:span text:style-name="Teletype"><text:span text:style-name="T2"> *buf, size_t buflen, </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char</text:span></text:span></text:span><text:span text:style-name="Teletype"><text:span text:style-name="T2"> *format, ...);</text:span></text:span></text:p>
      <text:p text:style-name="P8"><text:span text:style-name="Teletype"><text:span text:style-name="Strong_20_Emphasis"><text:span text:style-name="T4">int</text:span></text:span></text:span><text:span text:style-name="Teletype"><text:span text:style-name="T2"> evutil_vsnprintf(</text:span></text:span><text:span text:style-name="Teletype"><text:span text:style-name="Strong_20_Emphasis"><text:span text:style-name="T4">char</text:span></text:span></text:span><text:span text:style-name="Teletype"><text:span text:style-name="T2"> *buf, size_t buflen, </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char</text:span></text:span></text:span><text:span text:style-name="Teletype"><text:span text:style-name="T2"> *format, va_list ap);</text:span></text:span></text:p>
      <text:p text:style-name="Text_20_body"><text:span text:style-name="Teletype"/></text:p>
      <text:h text:style-name="Heading_20_3" text:outline-level="3"><text:span text:style-name="Teletype">可移植本地化字符串处理函数</text:span></text:h>
      <text:p text:style-name="Standard"><text:span text:style-name="Teletype"><text:span text:style-name="T7">Interface</text:span></text:span></text:p>
      <text:p text:style-name="P5"><text:span text:style-name="Teletype"><text:span text:style-name="Strong_20_Emphasis"><text:span text:style-name="T4">int</text:span></text:span></text:span><text:span text:style-name="Teletype"><text:span text:style-name="T2"> evutil_ascii_strcasecmp(</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char</text:span></text:span></text:span><text:span text:style-name="Teletype"><text:span text:style-name="T2"> *str1, </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char</text:span></text:span></text:span><text:span text:style-name="Teletype"><text:span text:style-name="T2"> *str2);</text:span></text:span></text:p>
      <text:p text:style-name="P8"><text:span text:style-name="Teletype"><text:span text:style-name="Strong_20_Emphasis"><text:span text:style-name="T4">int</text:span></text:span></text:span><text:span text:style-name="Teletype"><text:span text:style-name="T2"> evutil_ascii_strncasecmp(</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char</text:span></text:span></text:span><text:span text:style-name="Teletype"><text:span text:style-name="T2"> *str1, </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char</text:span></text:span></text:span><text:span text:style-name="Teletype"><text:span text:style-name="T2"> *str2, size_t n);</text:span></text:span></text:p>
      <text:p text:style-name="P4"/>
      <text:p text:style-name="Text_20_body"><text:span text:style-name="Teletype"/></text:p>
      <text:h text:style-name="Heading_20_3" text:outline-level="3"><text:span text:style-name="Teletype">可移植的IPV6支持函数</text:span></text:h>
      <text:p text:style-name="Standard"><text:span text:style-name="Teletype"><text:span text:style-name="T7">Interface</text:span></text:span></text:p>
      <text:p text:style-name="P5"><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char</text:span></text:span></text:span><text:span text:style-name="Teletype"><text:span text:style-name="T2"> *evutil_inet_ntop(</text:span></text:span><text:span text:style-name="Teletype"><text:span text:style-name="Strong_20_Emphasis"><text:span text:style-name="T4">int</text:span></text:span></text:span><text:span text:style-name="Teletype"><text:span text:style-name="T2"> af, </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void</text:span></text:span></text:span><text:span text:style-name="Teletype"><text:span text:style-name="T2"> *src, </text:span></text:span><text:span text:style-name="Teletype"><text:span text:style-name="Strong_20_Emphasis"><text:span text:style-name="T4">char</text:span></text:span></text:span><text:span text:style-name="Teletype"><text:span text:style-name="T2"> *dst, size_t len);</text:span></text:span></text:p>
      <text:p text:style-name="P8"><text:soft-page-break/><text:span text:style-name="Teletype"><text:span text:style-name="Strong_20_Emphasis"><text:span text:style-name="T4">int</text:span></text:span></text:span><text:span text:style-name="Teletype"><text:span text:style-name="T2"> evutil_inet_pton(</text:span></text:span><text:span text:style-name="Teletype"><text:span text:style-name="Strong_20_Emphasis"><text:span text:style-name="T4">int</text:span></text:span></text:span><text:span text:style-name="Teletype"><text:span text:style-name="T2"> af, </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char</text:span></text:span></text:span><text:span text:style-name="Teletype"><text:span text:style-name="T2"> *src, </text:span></text:span><text:span text:style-name="Teletype"><text:span text:style-name="Strong_20_Emphasis"><text:span text:style-name="T4">void</text:span></text:span></text:span><text:span text:style-name="Teletype"><text:span text:style-name="T2"> *dst);</text:span></text:span></text:p>
      <text:p text:style-name="P4"/>
      <text:p text:style-name="Text_20_body"><text:span text:style-name="Teletype"/></text:p>
      <text:p text:style-name="Standard"><text:span text:style-name="Teletype"><text:span text:style-name="T7">Interface</text:span></text:span></text:p>
      <text:p text:style-name="P5"><text:span text:style-name="Teletype"><text:span text:style-name="Strong_20_Emphasis"><text:span text:style-name="T4">int</text:span></text:span></text:span><text:span text:style-name="Teletype"><text:span text:style-name="T2"> evutil_parse_sockaddr_port(</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char</text:span></text:span></text:span><text:span text:style-name="Teletype"><text:span text:style-name="T2"> *str, </text:span></text:span><text:span text:style-name="Teletype"><text:span text:style-name="Strong_20_Emphasis"><text:span text:style-name="T4">struct</text:span></text:span></text:span><text:span text:style-name="Teletype"><text:span text:style-name="T2"> sockaddr *out,</text:span></text:span></text:p>
      <text:p text:style-name="P8"><text:span text:style-name="Teletype"><text:span text:style-name="T3"><text:s text:c="4"/></text:span></text:span><text:span text:style-name="Teletype"><text:span text:style-name="Strong_20_Emphasis"><text:span text:style-name="T4">int</text:span></text:span></text:span><text:span text:style-name="Teletype"><text:span text:style-name="T2"> *outlen);</text:span></text:span></text:p>
      <text:p text:style-name="P4"/>
      <text:p text:style-name="Text_20_body"><text:span text:style-name="Teletype"/></text:p>
      <text:p text:style-name="Standard"><text:span text:style-name="Teletype"><text:span text:style-name="T7">Interface</text:span></text:span></text:p>
      <text:p text:style-name="P5"><text:span text:style-name="Teletype"><text:span text:style-name="Strong_20_Emphasis"><text:span text:style-name="T4">int</text:span></text:span></text:span><text:span text:style-name="Teletype"><text:span text:style-name="T2"> evutil_sockaddr_cmp(</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struct</text:span></text:span></text:span><text:span text:style-name="Teletype"><text:span text:style-name="T2"> sockaddr *sa1,</text:span></text:span></text:p>
      <text:p text:style-name="P8"><text:span text:style-name="Teletype"><text:span text:style-name="T3"><text:s text:c="4"/></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struct</text:span></text:span></text:span><text:span text:style-name="Teletype"><text:span text:style-name="T2"> sockaddr *sa2, </text:span></text:span><text:span text:style-name="Teletype"><text:span text:style-name="Strong_20_Emphasis"><text:span text:style-name="T4">int</text:span></text:span></text:span><text:span text:style-name="Teletype"><text:span text:style-name="T2"> include_port);</text:span></text:span></text:p>
      <text:p text:style-name="Text_20_body"><text:span text:style-name="Teletype"/></text:p>
      <text:h text:style-name="Heading_20_3" text:outline-level="3"><text:span text:style-name="Teletype">可移植的结构体处理函数</text:span></text:h>
      <text:p text:style-name="Standard"><text:span text:style-name="Teletype"><text:span text:style-name="T7">Interface</text:span></text:span></text:p>
      <text:p text:style-name="P5"><text:span text:style-name="Teletype"><text:span text:style-name="T2">#define evutil_offsetof(type, field) /* ... */</text:span></text:span></text:p>
      <text:p text:style-name="P4"/>
      <text:p text:style-name="Text_20_body"><text:span text:style-name="Teletype"/></text:p>
      <text:h text:style-name="Heading_20_3" text:outline-level="3"><text:span text:style-name="Teletype">安全的随机数产生函数</text:span></text:h>
      <text:p text:style-name="Standard"><text:span text:style-name="Teletype"><text:span text:style-name="T7">Interface</text:span></text:span></text:p>
      <text:p text:style-name="P5"><text:span text:style-name="Teletype"><text:span text:style-name="Strong_20_Emphasis"><text:span text:style-name="T4">void</text:span></text:span></text:span><text:span text:style-name="Teletype"><text:span text:style-name="T2"> evutil_secure_rng_get_bytes(</text:span></text:span><text:span text:style-name="Teletype"><text:span text:style-name="Strong_20_Emphasis"><text:span text:style-name="T4">void</text:span></text:span></text:span><text:span text:style-name="Teletype"><text:span text:style-name="T2"> *buf, size_t n);</text:span></text:span></text:p>
      <text:p text:style-name="P4"/>
      <text:p text:style-name="Text_20_body"><text:span text:style-name="Teletype"/></text:p>
      <text:p text:style-name="Standard"><text:span text:style-name="Teletype"><text:span text:style-name="T7">Interface</text:span></text:span></text:p>
      <text:p text:style-name="P5"><text:span text:style-name="Teletype"><text:span text:style-name="Strong_20_Emphasis"><text:span text:style-name="T4">int</text:span></text:span></text:span><text:span text:style-name="Teletype"><text:span text:style-name="T2"> evutil_secure_rng_init(</text:span></text:span><text:span text:style-name="Teletype"><text:span text:style-name="Strong_20_Emphasis"><text:span text:style-name="T4">void</text:span></text:span></text:span><text:span text:style-name="Teletype"><text:span text:style-name="T2">);</text:span></text:span></text:p>
      <text:p text:style-name="P8"><text:span text:style-name="Teletype"><text:span text:style-name="Strong_20_Emphasis"><text:span text:style-name="T4">void</text:span></text:span></text:span><text:span text:style-name="Teletype"><text:span text:style-name="T2"> evutil_secure_rng_add_bytes(</text:span></text:span><text:span text:style-name="Teletype"><text:span text:style-name="Strong_20_Emphasis"><text:span text:style-name="T4">const</text:span></text:span></text:span><text:span text:style-name="Teletype"><text:span text:style-name="T2"> </text:span></text:span><text:span text:style-name="Teletype"><text:span text:style-name="Strong_20_Emphasis"><text:span text:style-name="T4">char</text:span></text:span></text:span><text:span text:style-name="Teletype"><text:span text:style-name="T2"> *dat, size_t datlen);</text:span></text:span></text:p>
      <text:p text:style-name="P4"/>
      <text:p text:style-name="Text_20_body"><text:span text:style-name="Teletype"/></text:p>
      <text:p text:style-name="Text_20_body"><text:span text:style-name="Teletype"/></text:p>
      <text:p text:style-name="Text_20_body"/>
      <text:p text:style-name="Text_20_body"/>
      <text:p text:style-name="Text_20_body"/>
      <text:p text:style-name="Text_20_body"/>
      <text:p text:style-name="Text_20_body"/>
      <text:h text:style-name="Heading_20_2" text:outline-level="2"><text:span text:style-name="T6">EXAMPLE</text:span></text:h>
      <text:h text:style-name="Heading_20_3" text:outline-level="3"><text:span text:style-name="T6">Simple</text:span></text:h>
      <text:p text:style-name="Text_20_body"><text:span text:style-name="T6">/*</text:span></text:p>
      <text:p text:style-name="Text_20_body"><text:span text:style-name="T6"><text:s/>* libevent echo server example.</text:span></text:p>
      <text:p text:style-name="Text_20_body"><text:soft-page-break/><text:span text:style-name="T6"><text:s/>*/</text:span></text:p>
      <text:p text:style-name="Text_20_body"><text:span text:style-name="T6"></text:span></text:p>
      <text:p text:style-name="Text_20_body"><text:span text:style-name="T6">#include </text:span></text:p>
      <text:p text:style-name="Text_20_body"><text:span text:style-name="T6">#include </text:span></text:p>
      <text:p text:style-name="Text_20_body"><text:span text:style-name="T6">#include </text:span></text:p>
      <text:p text:style-name="Text_20_body"><text:span text:style-name="T6"></text:span></text:p>
      <text:p text:style-name="Text_20_body"><text:span text:style-name="T6">/* For inet_ntoa. */</text:span></text:p>
      <text:p text:style-name="Text_20_body"><text:span text:style-name="T6">#include </text:span></text:p>
      <text:p text:style-name="Text_20_body"><text:span text:style-name="T6"></text:span></text:p>
      <text:p text:style-name="Text_20_body"><text:span text:style-name="T6">/* Required by event.h. */</text:span></text:p>
      <text:p text:style-name="Text_20_body"><text:span text:style-name="T6">#include </text:span></text:p>
      <text:p text:style-name="Text_20_body"><text:span text:style-name="T6"></text:span></text:p>
      <text:p text:style-name="Text_20_body"><text:span text:style-name="T6">#include </text:span></text:p>
      <text:p text:style-name="Text_20_body"><text:span text:style-name="T6">#include </text:span></text:p>
      <text:p text:style-name="Text_20_body"><text:span text:style-name="T6">#include </text:span></text:p>
      <text:p text:style-name="Text_20_body"><text:span text:style-name="T6">#include </text:span></text:p>
      <text:p text:style-name="Text_20_body"><text:span text:style-name="T6">#include </text:span></text:p>
      <text:p text:style-name="Text_20_body"><text:span text:style-name="T6">#include </text:span></text:p>
      <text:p text:style-name="Text_20_body"><text:span text:style-name="T6">#include </text:span></text:p>
      <text:p text:style-name="Text_20_body"><text:span text:style-name="T6"></text:span></text:p>
      <text:p text:style-name="Text_20_body"><text:span text:style-name="T6">/* Libevent. */</text:span></text:p>
      <text:p text:style-name="Text_20_body"><text:span text:style-name="T6">#include </text:span></text:p>
      <text:p text:style-name="Text_20_body"><text:span text:style-name="T6"></text:span></text:p>
      <text:p text:style-name="Text_20_body"><text:span text:style-name="T6">/* Port to listen on. */</text:span></text:p>
      <text:p text:style-name="Text_20_body"><text:span text:style-name="T6">#define SERVER_PORT 5555</text:span></text:p>
      <text:p text:style-name="Text_20_body"><text:span text:style-name="T6"></text:span></text:p>
      <text:p text:style-name="Text_20_body"><text:span text:style-name="T6">/**</text:span></text:p>
      <text:p text:style-name="Text_20_body"><text:span text:style-name="T6"><text:s/>* 这个结构是指定的客户端数据，这个例子中只指定了读事件对象。</text:span></text:p>
      <text:p text:style-name="Text_20_body"><text:span text:style-name="T6"><text:s/>*/</text:span></text:p>
      <text:p text:style-name="Text_20_body"><text:span text:style-name="T6">struct client {</text:span></text:p>
      <text:p text:style-name="Text_20_body"><text:span text:style-name="T6"><text:s text:c="8"/>struct event ev_read;</text:span></text:p>
      <text:p text:style-name="Text_20_body"><text:span text:style-name="T6">};</text:span></text:p>
      <text:p text:style-name="Text_20_body"><text:span text:style-name="T6"></text:span></text:p>
      <text:p text:style-name="Text_20_body"><text:span text:style-name="T6">/**</text:span></text:p>
      <text:p text:style-name="Text_20_body"><text:soft-page-break/><text:span text:style-name="T6"><text:s/>* 将一个socket设置成非阻塞模式</text:span></text:p>
      <text:p text:style-name="Text_20_body"><text:span text:style-name="T6"><text:s/>*/</text:span></text:p>
      <text:p text:style-name="Text_20_body"><text:span text:style-name="T6">int</text:span></text:p>
      <text:p text:style-name="Text_20_body"><text:span text:style-name="T6">setnonblock(int fd)</text:span></text:p>
      <text:p text:style-name="Text_20_body"><text:span text:style-name="T6">{</text:span></text:p>
      <text:p text:style-name="Text_20_body"><text:span text:style-name="T6"><text:s text:c="8"/>int flags;</text:span></text:p>
      <text:p text:style-name="Text_20_body"><text:span text:style-name="T6"></text:span></text:p>
      <text:p text:style-name="Text_20_body"><text:span text:style-name="T6"><text:s text:c="8"/>flags = fcntl(fd, F_GETFL);</text:span></text:p>
      <text:p text:style-name="Text_20_body"><text:span text:style-name="T6"><text:s text:c="8"/>if (flags &lt; 0)</text:span></text:p>
      <text:p text:style-name="Text_20_body"><text:span text:style-name="T6"><text:s text:c="16"/>return flags;</text:span></text:p>
      <text:p text:style-name="Text_20_body"><text:span text:style-name="T6"><text:s text:c="8"/>flags |= O_NONBLOCK;</text:span></text:p>
      <text:p text:style-name="Text_20_body"><text:span text:style-name="T6"><text:s text:c="8"/>if (fcntl(fd, F_SETFL, flags) &lt; 0)</text:span></text:p>
      <text:p text:style-name="Text_20_body"><text:span text:style-name="T6"><text:s text:c="16"/>return -1;</text:span></text:p>
      <text:p text:style-name="Text_20_body"><text:span text:style-name="T6"></text:span></text:p>
      <text:p text:style-name="Text_20_body"><text:span text:style-name="T6"><text:s text:c="8"/>return 0;</text:span></text:p>
      <text:p text:style-name="Text_20_body"><text:span text:style-name="T6">}</text:span></text:p>
      <text:p text:style-name="Text_20_body"><text:span text:style-name="T6"></text:span></text:p>
      <text:p text:style-name="Text_20_body"><text:span text:style-name="T6">/**</text:span></text:p>
      <text:p text:style-name="Text_20_body"><text:span text:style-name="T6"><text:s/>* 这个函数当客户端的socket可读时由libevent调用</text:span></text:p>
      <text:p text:style-name="Text_20_body"><text:span text:style-name="T6"><text:s/>*/</text:span></text:p>
      <text:p text:style-name="Text_20_body"><text:span text:style-name="T6">void</text:span></text:p>
      <text:p text:style-name="Text_20_body"><text:span text:style-name="T6">on_read(int fd, short ev, void *arg)</text:span></text:p>
      <text:p text:style-name="Text_20_body"><text:span text:style-name="T6">{</text:span></text:p>
      <text:p text:style-name="Text_20_body"><text:span text:style-name="T6"><text:s text:c="8"/>struct client *client = (struct client *)arg;</text:span></text:p>
      <text:p text:style-name="Text_20_body"><text:span text:style-name="T6"><text:s text:c="8"/>u_char buf[8196];</text:span></text:p>
      <text:p text:style-name="Text_20_body"><text:span text:style-name="T6"><text:s text:c="8"/>int len, wlen;</text:span></text:p>
      <text:p text:style-name="Text_20_body"><text:span text:style-name="T6"></text:span></text:p>
      <text:p text:style-name="Text_20_body"><text:span text:style-name="T6"><text:s text:c="8"/>len = read(fd, buf, sizeof(buf));</text:span></text:p>
      <text:p text:style-name="Text_20_body"><text:span text:style-name="T6"><text:s text:c="8"/>if (len == 0) {</text:span></text:p>
      <text:p text:style-name="Text_20_body"><text:span text:style-name="T6"><text:s text:c="16"/>/* 客户端断开连接，在这里移除读事件并且释放客户数据结构 */</text:span></text:p>
      <text:p text:style-name="Text_20_body"><text:span text:style-name="T6"><text:s text:c="16"/>printf("Client disconnected./n");</text:span></text:p>
      <text:p text:style-name="Text_20_body"><text:span text:style-name="T6"><text:s text:c="16"/>close(fd);</text:span></text:p>
      <text:p text:style-name="Text_20_body"><text:span text:style-name="T6"><text:s text:c="16"/>event_del(&amp;client-&gt;ev_read);</text:span></text:p>
      <text:p text:style-name="Text_20_body"><text:soft-page-break/><text:span text:style-name="T6"><text:s text:c="16"/>free(client);</text:span></text:p>
      <text:p text:style-name="Text_20_body"><text:span text:style-name="T6"><text:s text:c="16"/>return;</text:span></text:p>
      <text:p text:style-name="Text_20_body"><text:span text:style-name="T6"><text:s text:c="8"/>}</text:span></text:p>
      <text:p text:style-name="Text_20_body"><text:span text:style-name="T6"><text:s text:c="8"/>else if (len &lt; 0) {</text:span></text:p>
      <text:p text:style-name="Text_20_body"><text:span text:style-name="T6"><text:s text:c="16"/>/* 出现了其它的错误，在这里关闭socket，移除事件并且释放客户数据结构 */</text:span></text:p>
      <text:p text:style-name="Text_20_body"><text:span text:style-name="T6"><text:s text:c="16"/>printf("Socket failure, disconnecting client: %s",</text:span></text:p>
      <text:p text:style-name="Text_20_body"><text:span text:style-name="T6"><text:s text:c="20"/>strerror(errno));</text:span></text:p>
      <text:p text:style-name="Text_20_body"><text:span text:style-name="T6"><text:s text:c="16"/>close(fd);</text:span></text:p>
      <text:p text:style-name="Text_20_body"><text:span text:style-name="T6"><text:s text:c="16"/>event_del(&amp;client-&gt;ev_read);</text:span></text:p>
      <text:p text:style-name="Text_20_body"><text:span text:style-name="T6"><text:s text:c="16"/>free(client);</text:span></text:p>
      <text:p text:style-name="Text_20_body"><text:span text:style-name="T6"><text:s text:c="16"/>return;</text:span></text:p>
      <text:p text:style-name="Text_20_body"><text:span text:style-name="T6"><text:s text:c="8"/>}</text:span></text:p>
      <text:p text:style-name="Text_20_body"><text:span text:style-name="T6"></text:span></text:p>
      <text:p text:style-name="Text_20_body"><text:span text:style-name="T6"></text:span></text:p>
      <text:p text:style-name="Text_20_body"><text:span text:style-name="T6"></text:span></text:p>
      <text:p text:style-name="Text_20_body"><text:span text:style-name="T6"><text:s text:c="8"/>/* 为了简便，我们直接将数据写回到客户端。通常我们不能在非阻塞的应用程序中这么做，</text:span></text:p>
      <text:p text:style-name="Text_20_body"><text:span text:style-name="T6"><text:s text:c="9"/>* 我们应该将数据放到队列中，等待可写事件的时候再写回客户端。 */</text:span></text:p>
      <text:p text:style-name="Text_20_body"><text:span text:style-name="T6"><text:s text:c="8"/>wlen = write(fd, buf, len);</text:span></text:p>
      <text:p text:style-name="Text_20_body"><text:span text:style-name="T6"><text:s text:c="8"/>if (wlen &lt; len) {</text:span></text:p>
      <text:p text:style-name="Text_20_body"><text:span text:style-name="T6"><text:s text:c="16"/>/* 我们没有把所有数据都写回。如果我们有适当的队列/缓存机制，</text:span></text:p>
      <text:p text:style-name="Text_20_body"><text:span text:style-name="T6"><text:s text:c="17"/>* 我们能够在再次的可写事件中再次写入剩余的数据。因为这是一个简单的例子，</text:span></text:p>
      <text:p text:style-name="Text_20_body"><text:span text:style-name="T6"><text:s text:c="17"/>* 我们仅仅舍去了没有写入的数据。 */</text:span></text:p>
      <text:p text:style-name="Text_20_body"><text:span text:style-name="T6"><text:s text:c="16"/>printf("Short write, not all data echoed back to client./n");</text:span></text:p>
      <text:p text:style-name="Text_20_body"><text:span text:style-name="T6"><text:s text:c="8"/>}</text:span></text:p>
      <text:p text:style-name="Text_20_body"><text:span text:style-name="T6">}</text:span></text:p>
      <text:p text:style-name="Text_20_body"><text:span text:style-name="T6"></text:span></text:p>
      <text:p text:style-name="Text_20_body"><text:span text:style-name="T6">/**</text:span></text:p>
      <text:p text:style-name="Text_20_body"><text:span text:style-name="T6"><text:s/>* 当有一个连接请求准备被接受时，这个函数将被libevent调用。 */</text:span></text:p>
      <text:p text:style-name="Text_20_body"><text:span text:style-name="T6">void</text:span></text:p>
      <text:p text:style-name="Text_20_body"><text:span text:style-name="T6">on_accept(int fd, short ev, void *arg)</text:span></text:p>
      <text:p text:style-name="Text_20_body"><text:span text:style-name="T6">{</text:span></text:p>
      <text:p text:style-name="Text_20_body"><text:span text:style-name="T6"><text:s text:c="8"/>int client_fd;</text:span></text:p>
      <text:p text:style-name="Text_20_body"><text:span text:style-name="T6"><text:s text:c="8"/>struct sockaddr_in client_addr;</text:span></text:p>
      <text:p text:style-name="Text_20_body"><text:soft-page-break/><text:span text:style-name="T6"><text:s text:c="8"/>socklen_t client_len = sizeof(client_addr);</text:span></text:p>
      <text:p text:style-name="Text_20_body"><text:span text:style-name="T6"><text:s text:c="8"/>struct client *client;</text:span></text:p>
      <text:p text:style-name="Text_20_body"><text:span text:style-name="T6"></text:span></text:p>
      <text:p text:style-name="Text_20_body"><text:span text:style-name="T6"><text:s text:c="8"/>/* 接受新的连接 */</text:span></text:p>
      <text:p text:style-name="Text_20_body"><text:span text:style-name="T6"><text:s text:c="8"/>client_fd = accept(fd, (struct sockaddr *)&amp;client_addr, &amp;client_len);</text:span></text:p>
      <text:p text:style-name="Text_20_body"><text:span text:style-name="T6"><text:s text:c="8"/>if (client_fd == -1) {</text:span></text:p>
      <text:p text:style-name="Text_20_body"><text:span text:style-name="T6"><text:s text:c="16"/>warn("accept failed");</text:span></text:p>
      <text:p text:style-name="Text_20_body"><text:span text:style-name="T6"><text:s text:c="16"/>return;</text:span></text:p>
      <text:p text:style-name="Text_20_body"><text:span text:style-name="T6"><text:s text:c="8"/>}</text:span></text:p>
      <text:p text:style-name="Text_20_body"><text:span text:style-name="T6"></text:span></text:p>
      <text:p text:style-name="Text_20_body"><text:span text:style-name="T6"><text:s text:c="8"/>/* 设置客户端socket为非阻塞模式。 */</text:span></text:p>
      <text:p text:style-name="Text_20_body"><text:span text:style-name="T6"><text:s text:c="8"/>if (setnonblock(client_fd) &lt; 0)</text:span></text:p>
      <text:p text:style-name="Text_20_body"><text:span text:style-name="T6"><text:s text:c="16"/>warn("failed to set client socket non-blocking");</text:span></text:p>
      <text:p text:style-name="Text_20_body"><text:span text:style-name="T6"></text:span></text:p>
      <text:p text:style-name="Text_20_body"><text:span text:style-name="T6"><text:s text:c="8"/>/* 我们接受了一个新的客户，分配一个新的客户数据结构对象来保存这个客户的状态。 */</text:span></text:p>
      <text:p text:style-name="Text_20_body"><text:span text:style-name="T6"><text:s text:c="8"/>client = calloc(1, sizeof(*client));</text:span></text:p>
      <text:p text:style-name="Text_20_body"><text:span text:style-name="T6"><text:s text:c="8"/>if (client == NULL)</text:span></text:p>
      <text:p text:style-name="Text_20_body"><text:span text:style-name="T6"><text:s text:c="16"/>err(1, "malloc failed");</text:span></text:p>
      <text:p text:style-name="Text_20_body"><text:span text:style-name="T6"></text:span></text:p>
      <text:p text:style-name="Text_20_body"><text:span text:style-name="T6"><text:s text:c="8"/>/* 设置读事件，libevent将在客户端socket可读时调用on_read函数。</text:span></text:p>
      <text:p text:style-name="Text_20_body"><text:span text:style-name="T6"><text:s text:c="9"/>* 我们也会我们也会不断的响应读事件，所以我们不用在每次读取时再次添加读事件。 */</text:span></text:p>
      <text:p text:style-name="Text_20_body"><text:span text:style-name="T6"><text:s text:c="8"/>event_set(&amp;client-&gt;ev_read, client_fd, EV_READ|EV_PERSIST, on_read,</text:span></text:p>
      <text:p text:style-name="Text_20_body"><text:span text:style-name="T6"><text:s text:c="12"/>client);</text:span></text:p>
      <text:p text:style-name="Text_20_body"><text:span text:style-name="T6"></text:span></text:p>
      <text:p text:style-name="Text_20_body"><text:span text:style-name="T6"><text:s text:c="8"/>/* 设置的事件并没有激活，使用添加事件让其激活。 */</text:span></text:p>
      <text:p text:style-name="Text_20_body"><text:span text:style-name="T6"><text:s text:c="8"/>event_add(&amp;client-&gt;ev_read, NULL);</text:span></text:p>
      <text:p text:style-name="Text_20_body"><text:span text:style-name="T6"></text:span></text:p>
      <text:p text:style-name="Text_20_body"><text:span text:style-name="T6"><text:s text:c="8"/>printf("Accepted connection from %s/n",</text:span></text:p>
      <text:p text:style-name="Text_20_body"><text:span text:style-name="T6"><text:s text:c="15"/>inet_ntoa(client_addr.sin_addr));</text:span></text:p>
      <text:p text:style-name="Text_20_body"><text:span text:style-name="T6">}</text:span></text:p>
      <text:p text:style-name="Text_20_body"><text:span text:style-name="T6"></text:span></text:p>
      <text:p text:style-name="Text_20_body"><text:span text:style-name="T6">int</text:span></text:p>
      <text:p text:style-name="Text_20_body"><text:span text:style-name="T6">main(int argc, char **argv)</text:span></text:p>
      <text:p text:style-name="Text_20_body"><text:soft-page-break/><text:span text:style-name="T6">{</text:span></text:p>
      <text:p text:style-name="Text_20_body"><text:span text:style-name="T6"><text:s text:c="8"/>int listen_fd;</text:span></text:p>
      <text:p text:style-name="Text_20_body"><text:span text:style-name="T6"><text:s text:c="8"/>struct sockaddr_in listen_addr;</text:span></text:p>
      <text:p text:style-name="Text_20_body"><text:span text:style-name="T6"><text:s text:c="8"/>int reuseaddr_on = 1;</text:span></text:p>
      <text:p text:style-name="Text_20_body"><text:span text:style-name="T6"></text:span></text:p>
      <text:p text:style-name="Text_20_body"><text:span text:style-name="T6"><text:s text:c="8"/>/* 接受连接请求的事件对象。 */</text:span></text:p>
      <text:p text:style-name="Text_20_body"><text:span text:style-name="T6"><text:s text:c="8"/>struct event ev_accept;</text:span></text:p>
      <text:p text:style-name="Text_20_body"><text:span text:style-name="T6"></text:span></text:p>
      <text:p text:style-name="Text_20_body"><text:span text:style-name="T6"><text:s text:c="8"/>/* 初始化 libevent. */</text:span></text:p>
      <text:p text:style-name="Text_20_body"><text:span text:style-name="T6"><text:s text:c="8"/>event_init();</text:span></text:p>
      <text:p text:style-name="Text_20_body"><text:span text:style-name="T6"></text:span></text:p>
      <text:p text:style-name="Text_20_body"><text:span text:style-name="T6"><text:s text:c="8"/>/* 创建我们监听的socket。 */</text:span></text:p>
      <text:p text:style-name="Text_20_body"><text:span text:style-name="T6"><text:s text:c="8"/>listen_fd = socket(AF_INET, SOCK_STREAM, 0);</text:span></text:p>
      <text:p text:style-name="Text_20_body"><text:span text:style-name="T6"><text:s text:c="8"/>if (listen_fd &lt; 0)</text:span></text:p>
      <text:p text:style-name="Text_20_body"><text:span text:style-name="T6"><text:s text:c="16"/>err(1, "listen failed");</text:span></text:p>
      <text:p text:style-name="Text_20_body"><text:span text:style-name="T6"><text:s text:c="8"/>if (setsockopt(listen_fd, SOL_SOCKET, SO_REUSEADDR, &amp;reuseaddr_on,</text:span></text:p>
      <text:p text:style-name="Text_20_body"><text:span text:style-name="T6"><text:s text:c="16"/>sizeof(reuseaddr_on)) == -1)</text:span></text:p>
      <text:p text:style-name="Text_20_body"><text:span text:style-name="T6"><text:s text:c="16"/>err(1, "setsockopt failed");</text:span></text:p>
      <text:p text:style-name="Text_20_body"><text:span text:style-name="T6"><text:s text:c="8"/>memset(&amp;listen_addr, 0, sizeof(listen_addr));</text:span></text:p>
      <text:p text:style-name="Text_20_body"><text:span text:style-name="T6"><text:s text:c="8"/>listen_addr.sin_family = AF_INET;</text:span></text:p>
      <text:p text:style-name="Text_20_body"><text:span text:style-name="T6"><text:s text:c="8"/>listen_addr.sin_addr.s_addr = INADDR_ANY;</text:span></text:p>
      <text:p text:style-name="Text_20_body"><text:span text:style-name="T6"><text:s text:c="8"/>listen_addr.sin_port = htons(SERVER_PORT);</text:span></text:p>
      <text:p text:style-name="Text_20_body"><text:span text:style-name="T6"><text:s text:c="8"/>if (bind(listen_fd, (struct sockaddr *)&amp;listen_addr,</text:span></text:p>
      <text:p text:style-name="Text_20_body"><text:span text:style-name="T6"><text:s text:c="16"/>sizeof(listen_addr)) &lt; 0)</text:span></text:p>
      <text:p text:style-name="Text_20_body"><text:span text:style-name="T6"><text:s text:c="16"/>err(1, "bind failed");</text:span></text:p>
      <text:p text:style-name="Text_20_body"><text:span text:style-name="T6"><text:s text:c="8"/>if (listen(listen_fd, 5) &lt; 0)</text:span></text:p>
      <text:p text:style-name="Text_20_body"><text:span text:style-name="T6"><text:s text:c="16"/>err(1, "listen failed");</text:span></text:p>
      <text:p text:style-name="Text_20_body"><text:span text:style-name="T6"></text:span></text:p>
      <text:p text:style-name="Text_20_body"><text:span text:style-name="T6"><text:s text:c="8"/>/* 设置socket为非阻塞模式，使用libevent编程这是必不可少的。 */</text:span></text:p>
      <text:p text:style-name="Text_20_body"><text:span text:style-name="T6"><text:s text:c="8"/>if (setnonblock(listen_fd) &lt; 0)</text:span></text:p>
      <text:p text:style-name="Text_20_body"><text:span text:style-name="T6"><text:s text:c="16"/>err(1, "failed to set server socket to non-blocking");</text:span></text:p>
      <text:p text:style-name="Text_20_body"><text:span text:style-name="T6"></text:span></text:p>
      <text:p text:style-name="Text_20_body"><text:span text:style-name="T6"><text:s text:c="8"/>/* 我们现在有了一个监听的socket，我们创建一个读事件，当有客户连接时，接收通知。 */</text:span></text:p>
      <text:p text:style-name="Text_20_body"><text:soft-page-break/><text:span text:style-name="T6"><text:s text:c="8"/>event_set(&amp;ev_accept, listen_fd, EV_READ|EV_PERSIST, on_accept, NULL);</text:span></text:p>
      <text:p text:style-name="Text_20_body"><text:span text:style-name="T6"><text:s text:c="8"/>event_add(&amp;ev_accept, NULL);</text:span></text:p>
      <text:p text:style-name="Text_20_body"><text:span text:style-name="T6"></text:span></text:p>
      <text:p text:style-name="Text_20_body"><text:span text:style-name="T6"><text:s text:c="8"/>/* 开始 libevent 的事件循环。 */</text:span></text:p>
      <text:p text:style-name="Text_20_body"><text:span text:style-name="T6"><text:s text:c="8"/>event_dispatch();</text:span></text:p>
      <text:p text:style-name="Text_20_body"><text:span text:style-name="T6"></text:span></text:p>
      <text:p text:style-name="Text_20_body"><text:span text:style-name="T6"><text:s text:c="8"/>return 0;</text:span></text:p>
      <text:p text:style-name="Text_20_body"><text:span text:style-name="T6">}</text:span></text:p>
      <text:h text:style-name="Heading_20_2" text:outline-level="2">Reference</text:h>
      <text:p text:style-name="Standard">Fast portable non-blocking network programming with Libevent</text:p>
      <text:p text:style-name="Standard"/>
      <text:p text:style-name="Standard"/>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serif" svg:font-family="serif"/>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WenQuanYi Zen Hei" style:font-size-asian="12pt" style:font-weight-asian="bold" style:font-name-complex="Lohit Hindi"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DejaVu Sans Mono" style:font-name-asian="WenQuanYi Zen Hei1" style:font-name-complex="DejaVu Sans Mono"/>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d </meta:initial-creator>
    <meta:creation-date>2012-04-13T16:45:06</meta:creation-date>
    <dc:date>2012-04-20T18:35:51</dc:date>
    <dc:creator>cd </dc:creator>
    <meta:editing-duration>P1DT4H53M45S</meta:editing-duration>
    <meta:editing-cycles>10</meta:editing-cycles>
    <meta:generator>LibreOffice/3.4$Unix LibreOffice_project/340m1$Build-502</meta:generator>
    <meta:document-statistic meta:table-count="1" meta:image-count="0" meta:object-count="0" meta:page-count="45" meta:paragraph-count="1517" meta:word-count="5889" meta:character-count="47095" meta:non-whitespace-character-count="40289"/>
  </office:meta>
</office:document-meta>
</file>